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ans" svg:font-family="San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44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4.2839in"/>
    </style:style>
    <style:style style:name="co4" style:family="table-column">
      <style:table-column-properties fo:break-before="auto" style:column-width="1.3453in"/>
    </style:style>
    <style:style style:name="co5" style:family="table-column">
      <style:table-column-properties fo:break-before="auto" style:column-width="1.0283in"/>
    </style:style>
    <style:style style:name="co6" style:family="table-column">
      <style:table-column-properties fo:break-before="auto" style:column-width="1.411in"/>
    </style:style>
    <style:style style:name="co7" style:family="table-column">
      <style:table-column-properties fo:break-before="auto" style:column-width="0.9846in"/>
    </style:style>
    <style:style style:name="co8" style:family="table-column">
      <style:table-column-properties fo:break-before="auto" style:column-width="1.6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font-name="Sans" fo:font-size="10pt" fo:font-style="normal" style:text-underline-style="none" fo:font-weight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ROSA rules (subject coalesce)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>
            <text:p>Rule</text:p>
          </table:table-cell>
          <table:table-cell table:style-name="ce1" office:value-type="string">
            <text:p>Support</text:p>
          </table:table-cell>
          <table:table-cell table:style-name="ce1" office:value-type="string">
            <text:p>Head coverage</text:p>
          </table:table-cell>
          <table:table-cell table:style-name="ce1" office:value-type="string">
            <text:p>Confidence</text:p>
          </table:table-cell>
          <table:table-cell table:style-name="ce1" office:value-type="string">
            <text:p>PCA Confidence</text:p>
          </table:table-cell>
          <table:table-cell table:style-name="ce1" office:value-type="string">
            <text:p>Cardinality</text:p>
          </table:table-cell>
          <table:table-cell table:style-name="ce1" office:value-type="string">
            <text:p>Body size</text:p>
          </table:table-cell>
        </table:table-row>
        <table:table-row table:style-name="ro1">
          <table:table-cell office:value-type="string">
            <text:p>?b <text:s/>&lt;edited&gt; <text:s/>?a <text:s text:c="2"/>=&gt; ?a <text:s/>&lt;dbo:editing&gt; <text:s/>?b</text:p>
          </table:table-cell>
          <table:table-cell office:value-type="float" office:value="0.000067672">
            <text:p>0.000067672</text:p>
          </table:table-cell>
          <table:table-cell office:value-type="float" office:value="0.148272553">
            <text:p>0.148272553</text:p>
          </table:table-cell>
          <table:table-cell office:value-type="percentage" office:value="0.232330827">
            <text:p>23.23%</text:p>
          </table:table-cell>
          <table:table-cell office:value-type="percentage" office:value="0.998384491">
            <text:p>99.84%</text:p>
          </table:table-cell>
          <table:table-cell office:value-type="float" office:value="618">
            <text:p>618</text:p>
          </table:table-cell>
          <table:table-cell office:value-type="float" office:value="2660">
            <text:p>2660</text:p>
          </table:table-cell>
        </table:table-row>
        <table:table-row table:style-name="ro1">
          <table:table-cell office:value-type="string">
            <text:p>?b <text:s/>&lt;directed&gt; <text:s/>?a <text:s text:c="2"/>=&gt; ?a <text:s/>&lt;dbo:director&gt; <text:s/>?b</text:p>
          </table:table-cell>
          <table:table-cell office:value-type="float" office:value="0.000719421">
            <text:p>0.000719421</text:p>
          </table:table-cell>
          <table:table-cell office:value-type="float" office:value="0.44996918">
            <text:p>0.44996918</text:p>
          </table:table-cell>
          <table:table-cell office:value-type="percentage" office:value="0.216089988">
            <text:p>21.61%</text:p>
          </table:table-cell>
          <table:table-cell office:value-type="percentage" office:value="0.996813837">
            <text:p>99.68%</text:p>
          </table:table-cell>
          <table:table-cell office:value-type="float" office:value="6570">
            <text:p>6570</text:p>
          </table:table-cell>
          <table:table-cell office:value-type="float" office:value="30404">
            <text:p>30404</text:p>
          </table:table-cell>
        </table:table-row>
        <table:table-row table:style-name="ro1">
          <table:table-cell office:value-type="string">
            <text:p>?a <text:s/>&lt;dbo:spouse&gt; <text:s/>?b <text:s text:c="2"/>=&gt; ?a <text:s/>&lt;isMarriedTo&gt; <text:s/>?b</text:p>
          </table:table-cell>
          <table:table-cell office:value-type="float" office:value="0.001564111">
            <text:p>0.001564111</text:p>
          </table:table-cell>
          <table:table-cell office:value-type="float" office:value="0.720795277">
            <text:p>0.720795277</text:p>
          </table:table-cell>
          <table:table-cell office:value-type="percentage" office:value="0.765036688">
            <text:p>76.50%</text:p>
          </table:table-cell>
          <table:table-cell office:value-type="percentage" office:value="0.99609484">
            <text:p>99.61%</text:p>
          </table:table-cell>
          <table:table-cell office:value-type="float" office:value="14284">
            <text:p>14284</text:p>
          </table:table-cell>
          <table:table-cell office:value-type="float" office:value="18671">
            <text:p>18671</text:p>
          </table:table-cell>
        </table:table-row>
        <table:table-row table:style-name="ro1">
          <table:table-cell office:value-type="string">
            <text:p>?a <text:s/>&lt;graduatedFrom&gt; <text:s/>?b <text:s text:c="2"/>=&gt; ?a <text:s/>&lt;dbo:almaMater&gt; <text:s/>?b</text:p>
          </table:table-cell>
          <table:table-cell office:value-type="float" office:value="0.002670947">
            <text:p>0.002670947</text:p>
          </table:table-cell>
          <table:table-cell office:value-type="float" office:value="0.471534342">
            <text:p>0.471534342</text:p>
          </table:table-cell>
          <table:table-cell office:value-type="percentage" office:value="0.94524317">
            <text:p>94.52%</text:p>
          </table:table-cell>
          <table:table-cell office:value-type="percentage" office:value="0.99453641">
            <text:p>99.45%</text:p>
          </table:table-cell>
          <table:table-cell office:value-type="float" office:value="24392">
            <text:p>24392</text:p>
          </table:table-cell>
          <table:table-cell office:value-type="float" office:value="25805">
            <text:p>25805</text:p>
          </table:table-cell>
        </table:table-row>
        <table:table-row table:style-name="ro1">
          <table:table-cell office:value-type="string">
            <text:p>?b <text:s/>&lt;wroteMusicFor&gt; <text:s/>?a <text:s text:c="2"/>=&gt; ?a <text:s/>&lt;dbo:musicComposer&gt; <text:s/>?b</text:p>
          </table:table-cell>
          <table:table-cell office:value-type="float" office:value="0.000413914">
            <text:p>0.000413914</text:p>
          </table:table-cell>
          <table:table-cell office:value-type="float" office:value="0.475950642">
            <text:p>0.475950642</text:p>
          </table:table-cell>
          <table:table-cell office:value-type="percentage" office:value="0.244739398">
            <text:p>24.47%</text:p>
          </table:table-cell>
          <table:table-cell office:value-type="percentage" office:value="0.993952143">
            <text:p>99.40%</text:p>
          </table:table-cell>
          <table:table-cell office:value-type="float" office:value="3780">
            <text:p>3780</text:p>
          </table:table-cell>
          <table:table-cell office:value-type="float" office:value="15445">
            <text:p>15445</text:p>
          </table:table-cell>
        </table:table-row>
        <table:table-row table:style-name="ro1">
          <table:table-cell office:value-type="string">
            <text:p>?a <text:s/>&lt;hasCapital&gt; <text:s/>?b <text:s text:c="2"/>=&gt; ?a <text:s/>&lt;dbo:capital&gt; <text:s/>?b</text:p>
          </table:table-cell>
          <table:table-cell office:value-type="float" office:value="0.00011618">
            <text:p>0.00011618</text:p>
          </table:table-cell>
          <table:table-cell office:value-type="float" office:value="0.472816399">
            <text:p>0.472816399</text:p>
          </table:table-cell>
          <table:table-cell office:value-type="percentage" office:value="0.820572312">
            <text:p>82.06%</text:p>
          </table:table-cell>
          <table:table-cell office:value-type="percentage" office:value="0.99251637">
            <text:p>99.25%</text:p>
          </table:table-cell>
          <table:table-cell office:value-type="float" office:value="1061">
            <text:p>1061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string">
            <text:p>?a <text:s/>&lt;hasCurrency&gt; <text:s/>?b <text:s text:c="2"/>=&gt; ?a <text:s/>&lt;dbo:currency&gt; <text:s/>?b</text:p>
          </table:table-cell>
          <table:table-cell office:value-type="float" office:value="0.000048509">
            <text:p>0.000048509</text:p>
          </table:table-cell>
          <table:table-cell office:value-type="float" office:value="0.474812433">
            <text:p>0.474812433</text:p>
          </table:table-cell>
          <table:table-cell office:value-type="percentage" office:value="0.904081633">
            <text:p>90.41%</text:p>
          </table:table-cell>
          <table:table-cell office:value-type="percentage" office:value="0.991051454">
            <text:p>99.11%</text:p>
          </table:table-cell>
          <table:table-cell office:value-type="float" office:value="443">
            <text:p>443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office:value-type="string">
            <text:p>?a <text:s/>&lt;hasAcademicAdvisor&gt; <text:s/>?b <text:s text:c="2"/>=&gt; ?a <text:s/>&lt;dbo:doctoralAdvisor&gt; <text:s/>?b</text:p>
          </table:table-cell>
          <table:table-cell office:value-type="float" office:value="0.000269591">
            <text:p>0.000269591</text:p>
          </table:table-cell>
          <table:table-cell office:value-type="float" office:value="0.687709497">
            <text:p>0.687709497</text:p>
          </table:table-cell>
          <table:table-cell office:value-type="percentage" office:value="0.920029895">
            <text:p>92.00%</text:p>
          </table:table-cell>
          <table:table-cell office:value-type="percentage" office:value="0.990744467">
            <text:p>99.07%</text:p>
          </table:table-cell>
          <table:table-cell office:value-type="float" office:value="2462">
            <text:p>2462</text:p>
          </table:table-cell>
          <table:table-cell office:value-type="float" office:value="2676">
            <text:p>2676</text:p>
          </table:table-cell>
        </table:table-row>
        <table:table-row table:style-name="ro1">
          <table:table-cell office:value-type="string">
            <text:p>?a <text:s/>&lt;dbo:notableWork&gt; <text:s/>?b <text:s text:c="2"/>=&gt; ?a <text:s/>&lt;created&gt; <text:s/>?b</text:p>
          </table:table-cell>
          <table:table-cell office:value-type="float" office:value="0.000297076">
            <text:p>0.000297076</text:p>
          </table:table-cell>
          <table:table-cell office:value-type="float" office:value="0.012387166">
            <text:p>0.012387166</text:p>
          </table:table-cell>
          <table:table-cell office:value-type="percentage" office:value="0.66921559">
            <text:p>66.92%</text:p>
          </table:table-cell>
          <table:table-cell office:value-type="percentage" office:value="0.98978475">
            <text:p>98.98%</text:p>
          </table:table-cell>
          <table:table-cell office:value-type="float" office:value="2713">
            <text:p>2713</text:p>
          </table:table-cell>
          <table:table-cell office:value-type="float" office:value="4054">
            <text:p>4054</text:p>
          </table:table-cell>
        </table:table-row>
        <table:table-row table:style-name="ro1">
          <table:table-cell office:value-type="string">
            <text:p>?b <text:s/>&lt;owns&gt; <text:s/>?a <text:s text:c="2"/>=&gt; ?a <text:s/>&lt;dbo:owner&gt; <text:s/>?b</text:p>
          </table:table-cell>
          <table:table-cell office:value-type="float" office:value="0.000898455">
            <text:p>0.000898455</text:p>
          </table:table-cell>
          <table:table-cell office:value-type="float" office:value="0.531308684">
            <text:p>0.531308684</text:p>
          </table:table-cell>
          <table:table-cell office:value-type="percentage" office:value="0.452240534">
            <text:p>45.22%</text:p>
          </table:table-cell>
          <table:table-cell office:value-type="percentage" office:value="0.989269351">
            <text:p>98.93%</text:p>
          </table:table-cell>
          <table:table-cell office:value-type="float" office:value="8205">
            <text:p>8205</text:p>
          </table:table-cell>
          <table:table-cell office:value-type="float" office:value="18143">
            <text:p>18143</text:p>
          </table:table-cell>
        </table:table-row>
        <table:table-row table:style-name="ro1">
          <table:table-cell office:value-type="string">
            <text:p>?a <text:s/>&lt;livesIn&gt; <text:s/>?b <text:s text:c="2"/>=&gt; ?a <text:s/>&lt;dbo:residence&gt; <text:s/>?b</text:p>
          </table:table-cell>
          <table:table-cell office:value-type="float" office:value="0.002781324">
            <text:p>0.002781324</text:p>
          </table:table-cell>
          <table:table-cell office:value-type="float" office:value="0.721488425">
            <text:p>0.721488425</text:p>
          </table:table-cell>
          <table:table-cell office:value-type="percentage" office:value="0.868940508">
            <text:p>86.89%</text:p>
          </table:table-cell>
          <table:table-cell office:value-type="percentage" office:value="0.988211493">
            <text:p>98.82%</text:p>
          </table:table-cell>
          <table:table-cell office:value-type="float" office:value="25400">
            <text:p>25400</text:p>
          </table:table-cell>
          <table:table-cell office:value-type="float" office:value="29231">
            <text:p>29231</text:p>
          </table:table-cell>
        </table:table-row>
        <table:table-row table:style-name="ro1">
          <table:table-cell office:value-type="string">
            <text:p>?a <text:s/>&lt;diedIn&gt; <text:s/>?b <text:s text:c="2"/>=&gt; ?a <text:s/>&lt;dbo:deathPlace&gt; <text:s/>?b</text:p>
          </table:table-cell>
          <table:table-cell office:value-type="float" office:value="0.004522279">
            <text:p>0.004522279</text:p>
          </table:table-cell>
          <table:table-cell office:value-type="float" office:value="0.218880344">
            <text:p>0.218880344</text:p>
          </table:table-cell>
          <table:table-cell office:value-type="percentage" office:value="0.928839709">
            <text:p>92.88%</text:p>
          </table:table-cell>
          <table:table-cell office:value-type="percentage" office:value="0.988203484">
            <text:p>98.82%</text:p>
          </table:table-cell>
          <table:table-cell office:value-type="float" office:value="41299">
            <text:p>41299</text:p>
          </table:table-cell>
          <table:table-cell office:value-type="float" office:value="44463">
            <text:p>44463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birthPlace&gt; <text:s/>?b</text:p>
          </table:table-cell>
          <table:table-cell office:value-type="float" office:value="0.016731305">
            <text:p>0.016731305</text:p>
          </table:table-cell>
          <table:table-cell office:value-type="float" office:value="0.20890837">
            <text:p>0.20890837</text:p>
          </table:table-cell>
          <table:table-cell office:value-type="percentage" office:value="0.957710461">
            <text:p>95.77%</text:p>
          </table:table-cell>
          <table:table-cell office:value-type="percentage" office:value="0.988190555">
            <text:p>98.82%</text:p>
          </table:table-cell>
          <table:table-cell office:value-type="float" office:value="152796">
            <text:p>152796</text:p>
          </table:table-cell>
          <table:table-cell office:value-type="float" office:value="159543">
            <text:p>159543</text:p>
          </table:table-cell>
        </table:table-row>
        <table:table-row table:style-name="ro1">
          <table:table-cell office:value-type="string">
            <text:p>?a <text:s/>&lt;isCitizenOf&gt; <text:s/>?b <text:s text:c="2"/>=&gt; ?a <text:s/>&lt;dbo:nationality&gt; <text:s/>?b</text:p>
          </table:table-cell>
          <table:table-cell office:value-type="float" office:value="0.003661602">
            <text:p>0.003661602</text:p>
          </table:table-cell>
          <table:table-cell office:value-type="float" office:value="0.599619847">
            <text:p>0.599619847</text:p>
          </table:table-cell>
          <table:table-cell office:value-type="percentage" office:value="0.798791267">
            <text:p>79.88%</text:p>
          </table:table-cell>
          <table:table-cell office:value-type="percentage" office:value="0.982864029">
            <text:p>98.29%</text:p>
          </table:table-cell>
          <table:table-cell office:value-type="float" office:value="33439">
            <text:p>33439</text:p>
          </table:table-cell>
          <table:table-cell office:value-type="float" office:value="41862">
            <text:p>41862</text:p>
          </table:table-cell>
        </table:table-row>
        <table:table-row table:style-name="ro1">
          <table:table-cell office:value-type="string">
            <text:p>?a <text:s/>&lt;dbo:child&gt; <text:s/>?b <text:s text:c="2"/>=&gt; ?a <text:s/>&lt;hasChild&gt; <text:s/>?b</text:p>
          </table:table-cell>
          <table:table-cell office:value-type="float" office:value="0.000517501">
            <text:p>0.000517501</text:p>
          </table:table-cell>
          <table:table-cell office:value-type="float" office:value="0.373951575">
            <text:p>0.373951575</text:p>
          </table:table-cell>
          <table:table-cell office:value-type="percentage" office:value="0.675528874">
            <text:p>67.55%</text:p>
          </table:table-cell>
          <table:table-cell office:value-type="percentage" office:value="0.982740695">
            <text:p>98.27%</text:p>
          </table:table-cell>
          <table:table-cell office:value-type="float" office:value="4726">
            <text:p>4726</text:p>
          </table:table-cell>
          <table:table-cell office:value-type="float" office:value="6996">
            <text:p>6996</text:p>
          </table:table-cell>
        </table:table-row>
        <table:table-row table:style-name="ro1">
          <table:table-cell office:value-type="string">
            <text:p>?a <text:s/>&lt;isCitizenOf&gt; <text:s/>?b <text:s text:c="2"/>=&gt; ?a <text:s/>&lt;dbo:stateOfOrigin&gt; <text:s/>?b</text:p>
          </table:table-cell>
          <table:table-cell office:value-type="float" office:value="0.000975325">
            <text:p>0.000975325</text:p>
          </table:table-cell>
          <table:table-cell office:value-type="float" office:value="0.54903532">
            <text:p>0.54903532</text:p>
          </table:table-cell>
          <table:table-cell office:value-type="percentage" office:value="0.212770532">
            <text:p>21.28%</text:p>
          </table:table-cell>
          <table:table-cell office:value-type="percentage" office:value="0.981920406">
            <text:p>98.19%</text:p>
          </table:table-cell>
          <table:table-cell office:value-type="float" office:value="8907">
            <text:p>8907</text:p>
          </table:table-cell>
          <table:table-cell office:value-type="float" office:value="41862">
            <text:p>41862</text:p>
          </table:table-cell>
        </table:table-row>
        <table:table-row table:style-name="ro1">
          <table:table-cell office:value-type="string">
            <text:p>?b <text:s/>&lt;hasChild&gt; <text:s/>?a <text:s text:c="2"/>=&gt; ?a <text:s/>&lt;dbo:parent&gt; <text:s/>?b</text:p>
          </table:table-cell>
          <table:table-cell office:value-type="float" office:value="0.00084688">
            <text:p>0.00084688</text:p>
          </table:table-cell>
          <table:table-cell office:value-type="float" office:value="0.59689743">
            <text:p>0.59689743</text:p>
          </table:table-cell>
          <table:table-cell office:value-type="percentage" office:value="0.611963918">
            <text:p>61.20%</text:p>
          </table:table-cell>
          <table:table-cell office:value-type="percentage" office:value="0.970754362">
            <text:p>97.08%</text:p>
          </table:table-cell>
          <table:table-cell office:value-type="float" office:value="7734">
            <text:p>7734</text:p>
          </table:table-cell>
          <table:table-cell office:value-type="float" office:value="12638">
            <text:p>12638</text:p>
          </table:table-cell>
        </table:table-row>
        <table:table-row table:style-name="ro1">
          <table:table-cell office:value-type="string">
            <text:p>?b <text:s/>&lt;hasAcademicAdvisor&gt; <text:s/>?a <text:s text:c="2"/>=&gt; ?a <text:s/>&lt;dbo:doctoralStudent&gt; <text:s/>?b</text:p>
          </table:table-cell>
          <table:table-cell office:value-type="float" office:value="0.000177173">
            <text:p>0.000177173</text:p>
          </table:table-cell>
          <table:table-cell office:value-type="float" office:value="0.329464468">
            <text:p>0.329464468</text:p>
          </table:table-cell>
          <table:table-cell office:value-type="percentage" office:value="0.604633782">
            <text:p>60.46%</text:p>
          </table:table-cell>
          <table:table-cell office:value-type="percentage" office:value="0.970605879">
            <text:p>97.06%</text:p>
          </table:table-cell>
          <table:table-cell office:value-type="float" office:value="1618">
            <text:p>1618</text:p>
          </table:table-cell>
          <table:table-cell office:value-type="float" office:value="2676">
            <text:p>2676</text:p>
          </table:table-cell>
        </table:table-row>
        <table:table-row table:style-name="ro1">
          <table:table-cell office:value-type="string">
            <text:p>?a <text:s/>&lt;dbo:influenced&gt; <text:s/>?b <text:s text:c="2"/>=&gt; ?a <text:s/>&lt;influences&gt; <text:s/>?b</text:p>
          </table:table-cell>
          <table:table-cell office:value-type="float" office:value="0.000720078">
            <text:p>0.000720078</text:p>
          </table:table-cell>
          <table:table-cell office:value-type="float" office:value="0.314175147">
            <text:p>0.314175147</text:p>
          </table:table-cell>
          <table:table-cell office:value-type="percentage" office:value="0.80726737">
            <text:p>80.73%</text:p>
          </table:table-cell>
          <table:table-cell office:value-type="percentage" office:value="0.965071911">
            <text:p>96.51%</text:p>
          </table:table-cell>
          <table:table-cell office:value-type="float" office:value="6576">
            <text:p>6576</text:p>
          </table:table-cell>
          <table:table-cell office:value-type="float" office:value="8146">
            <text:p>8146</text:p>
          </table:table-cell>
        </table:table-row>
        <table:table-row table:style-name="ro1">
          <table:table-cell office:value-type="string">
            <text:p>?a <text:s/>&lt;isMarriedTo&gt; <text:s/>?b <text:s text:c="2"/>=&gt; ?a <text:s/>&lt;dbo:spouse&gt; <text:s/>?b</text:p>
          </table:table-cell>
          <table:table-cell office:value-type="float" office:value="0.001564111">
            <text:p>0.001564111</text:p>
          </table:table-cell>
          <table:table-cell office:value-type="float" office:value="0.765036688">
            <text:p>0.765036688</text:p>
          </table:table-cell>
          <table:table-cell office:value-type="percentage" office:value="0.720795277">
            <text:p>72.08%</text:p>
          </table:table-cell>
          <table:table-cell office:value-type="percentage" office:value="0.965004729">
            <text:p>96.50%</text:p>
          </table:table-cell>
          <table:table-cell office:value-type="float" office:value="14284">
            <text:p>14284</text:p>
          </table:table-cell>
          <table:table-cell office:value-type="float" office:value="19817">
            <text:p>19817</text:p>
          </table:table-cell>
        </table:table-row>
        <table:table-row table:style-name="ro1">
          <table:table-cell office:value-type="string">
            <text:p>?a <text:s/>&lt;happenedIn&gt; <text:s/>?b <text:s text:c="2"/>=&gt; ?a <text:s/>&lt;dbo:place&gt; <text:s/>?b</text:p>
          </table:table-cell>
          <table:table-cell office:value-type="float" office:value="0.001155344">
            <text:p>0.001155344</text:p>
          </table:table-cell>
          <table:table-cell office:value-type="float" office:value="0.827010503">
            <text:p>0.827010503</text:p>
          </table:table-cell>
          <table:table-cell office:value-type="percentage" office:value="0.959530738">
            <text:p>95.95%</text:p>
          </table:table-cell>
          <table:table-cell office:value-type="percentage" office:value="0.963913758">
            <text:p>96.39%</text:p>
          </table:table-cell>
          <table:table-cell office:value-type="float" office:value="10551">
            <text:p>10551</text:p>
          </table:table-cell>
          <table:table-cell office:value-type="float" office:value="10996">
            <text:p>10996</text:p>
          </table:table-cell>
        </table:table-row>
        <table:table-row table:style-name="ro1">
          <table:table-cell office:value-type="string">
            <text:p>?a <text:s/>&lt;dbo:nationality&gt; <text:s/>?b <text:s text:c="2"/>=&gt; ?a <text:s/>&lt;isCitizenOf&gt; <text:s/>?b</text:p>
          </table:table-cell>
          <table:table-cell office:value-type="float" office:value="0.003661602">
            <text:p>0.003661602</text:p>
          </table:table-cell>
          <table:table-cell office:value-type="float" office:value="0.798791267">
            <text:p>0.798791267</text:p>
          </table:table-cell>
          <table:table-cell office:value-type="percentage" office:value="0.599619847">
            <text:p>59.96%</text:p>
          </table:table-cell>
          <table:table-cell office:value-type="percentage" office:value="0.963299052">
            <text:p>96.33%</text:p>
          </table:table-cell>
          <table:table-cell office:value-type="float" office:value="33439">
            <text:p>33439</text:p>
          </table:table-cell>
          <table:table-cell office:value-type="float" office:value="55767">
            <text:p>55767</text:p>
          </table:table-cell>
        </table:table-row>
        <table:table-row table:style-name="ro1">
          <table:table-cell office:value-type="string">
            <text:p>?a <text:s/>&lt;dbo:stateOfOrigin&gt; <text:s/>?b <text:s text:c="2"/>=&gt; ?a <text:s/>&lt;isCitizenOf&gt; <text:s/>?b</text:p>
          </table:table-cell>
          <table:table-cell office:value-type="float" office:value="0.000975325">
            <text:p>0.000975325</text:p>
          </table:table-cell>
          <table:table-cell office:value-type="float" office:value="0.212770532">
            <text:p>0.212770532</text:p>
          </table:table-cell>
          <table:table-cell office:value-type="percentage" office:value="0.54903532">
            <text:p>54.90%</text:p>
          </table:table-cell>
          <table:table-cell office:value-type="percentage" office:value="0.962918919">
            <text:p>96.29%</text:p>
          </table:table-cell>
          <table:table-cell office:value-type="float" office:value="8907">
            <text:p>8907</text:p>
          </table:table-cell>
          <table:table-cell office:value-type="float" office:value="16223">
            <text:p>16223</text:p>
          </table:table-cell>
        </table:table-row>
        <table:table-row table:style-name="ro1">
          <table:table-cell office:value-type="string">
            <text:p>?b <text:s/>&lt;owns&gt; <text:s/>?a <text:s text:c="2"/>=&gt; ?a <text:s/>&lt;dbo:owningCompany&gt; <text:s/>?b</text:p>
          </table:table-cell>
          <table:table-cell office:value-type="float" office:value="0.000374712">
            <text:p>0.000374712</text:p>
          </table:table-cell>
          <table:table-cell office:value-type="float" office:value="0.54752">
            <text:p>0.54752</text:p>
          </table:table-cell>
          <table:table-cell office:value-type="percentage" office:value="0.188612688">
            <text:p>18.86%</text:p>
          </table:table-cell>
          <table:table-cell office:value-type="percentage" office:value="0.962587904">
            <text:p>96.26%</text:p>
          </table:table-cell>
          <table:table-cell office:value-type="float" office:value="3422">
            <text:p>3422</text:p>
          </table:table-cell>
          <table:table-cell office:value-type="float" office:value="18143">
            <text:p>18143</text:p>
          </table:table-cell>
        </table:table-row>
        <table:table-row table:style-name="ro1">
          <table:table-cell office:value-type="string">
            <text:p>?a <text:s/>&lt;dbo:party&gt; <text:s/>?b <text:s text:c="2"/>=&gt; ?a <text:s/>&lt;isAffiliatedTo&gt; <text:s/>?b</text:p>
          </table:table-cell>
          <table:table-cell office:value-type="float" office:value="0.003939187">
            <text:p>0.003939187</text:p>
          </table:table-cell>
          <table:table-cell office:value-type="float" office:value="0.086831637">
            <text:p>0.086831637</text:p>
          </table:table-cell>
          <table:table-cell office:value-type="percentage" office:value="0.789613468">
            <text:p>78.96%</text:p>
          </table:table-cell>
          <table:table-cell office:value-type="percentage" office:value="0.962386303">
            <text:p>96.24%</text:p>
          </table:table-cell>
          <table:table-cell office:value-type="float" office:value="35974">
            <text:p>35974</text:p>
          </table:table-cell>
          <table:table-cell office:value-type="float" office:value="45559">
            <text:p>45559</text:p>
          </table:table-cell>
        </table:table-row>
        <table:table-row table:style-name="ro1">
          <table:table-cell office:value-type="string">
            <text:p>?b <text:s/>&lt;dbo:leaderName&gt; <text:s/>?a <text:s text:c="2"/>=&gt; ?a <text:s/>&lt;isLeaderOf&gt; <text:s/>?b</text:p>
          </table:table-cell>
          <table:table-cell office:value-type="float" office:value="0.000472059">
            <text:p>0.000472059</text:p>
          </table:table-cell>
          <table:table-cell office:value-type="float" office:value="0.538336663">
            <text:p>0.538336663</text:p>
          </table:table-cell>
          <table:table-cell office:value-type="percentage" office:value="0.298318455">
            <text:p>29.83%</text:p>
          </table:table-cell>
          <table:table-cell office:value-type="percentage" office:value="0.955663933">
            <text:p>95.57%</text:p>
          </table:table-cell>
          <table:table-cell office:value-type="float" office:value="4311">
            <text:p>4311</text:p>
          </table:table-cell>
          <table:table-cell office:value-type="float" office:value="14451">
            <text:p>14451</text:p>
          </table:table-cell>
        </table:table-row>
        <table:table-row table:style-name="ro1">
          <table:table-cell office:value-type="string">
            <text:p>?a <text:s/>&lt;isAffiliatedTo&gt; <text:s/>?b <text:s text:c="2"/>=&gt; ?a <text:s/>&lt;dbo:party&gt; <text:s/>?b</text:p>
          </table:table-cell>
          <table:table-cell office:value-type="float" office:value="0.003939187">
            <text:p>0.003939187</text:p>
          </table:table-cell>
          <table:table-cell office:value-type="float" office:value="0.789613468">
            <text:p>0.789613468</text:p>
          </table:table-cell>
          <table:table-cell office:value-type="percentage" office:value="0.086831637">
            <text:p>8.68%</text:p>
          </table:table-cell>
          <table:table-cell office:value-type="percentage" office:value="0.954876042">
            <text:p>95.49%</text:p>
          </table:table-cell>
          <table:table-cell office:value-type="float" office:value="35974">
            <text:p>35974</text:p>
          </table:table-cell>
          <table:table-cell office:value-type="float" office:value="414296">
            <text:p>414296</text:p>
          </table:table-cell>
        </table:table-row>
        <table:table-row table:style-name="ro1">
          <table:table-cell office:value-type="string">
            <text:p>?b <text:s/>&lt;created&gt; <text:s/>?a <text:s text:c="2"/>=&gt; ?a <text:s/>&lt;dbo:foundingPerson&gt; <text:s/>?b</text:p>
          </table:table-cell>
          <table:table-cell office:value-type="float" office:value="0.00000449">
            <text:p>0.00000449</text:p>
          </table:table-cell>
          <table:table-cell office:value-type="float" office:value="0.288732394">
            <text:p>0.288732394</text:p>
          </table:table-cell>
          <table:table-cell office:value-type="percentage" office:value="0.0001872">
            <text:p>0.02%</text:p>
          </table:table-cell>
          <table:table-cell office:value-type="percentage" office:value="0.953488372">
            <text:p>95.35%</text:p>
          </table:table-cell>
          <table:table-cell office:value-type="float" office:value="41">
            <text:p>41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b <text:s/>&lt;dbo:director&gt; <text:s/>?a <text:s text:c="2"/>=&gt; ?a <text:s/>&lt;directed&gt; <text:s/>?b</text:p>
          </table:table-cell>
          <table:table-cell office:value-type="float" office:value="0.000719421">
            <text:p>0.000719421</text:p>
          </table:table-cell>
          <table:table-cell office:value-type="float" office:value="0.216089988">
            <text:p>0.216089988</text:p>
          </table:table-cell>
          <table:table-cell office:value-type="percentage" office:value="0.44996918">
            <text:p>45.00%</text:p>
          </table:table-cell>
          <table:table-cell office:value-type="percentage" office:value="0.953417501">
            <text:p>95.34%</text:p>
          </table:table-cell>
          <table:table-cell office:value-type="float" office:value="6570">
            <text:p>6570</text:p>
          </table:table-cell>
          <table:table-cell office:value-type="float" office:value="14601">
            <text:p>14601</text:p>
          </table:table-cell>
        </table:table-row>
        <table:table-row table:style-name="ro1">
          <table:table-cell office:value-type="string">
            <text:p>?a <text:s/>&lt;hasOfficialLanguage&gt; <text:s/>?b <text:s text:c="2"/>=&gt; ?a <text:s/>&lt;dbo:language&gt; <text:s/>?b</text:p>
          </table:table-cell>
          <table:table-cell office:value-type="float" office:value="0.000066029">
            <text:p>0.000066029</text:p>
          </table:table-cell>
          <table:table-cell office:value-type="float" office:value="0.030187735">
            <text:p>0.030187735</text:p>
          </table:table-cell>
          <table:table-cell office:value-type="percentage" office:value="0.893333333">
            <text:p>89.33%</text:p>
          </table:table-cell>
          <table:table-cell office:value-type="percentage" office:value="0.951104101">
            <text:p>95.11%</text:p>
          </table:table-cell>
          <table:table-cell office:value-type="float" office:value="603">
            <text:p>603</text:p>
          </table:table-cell>
          <table:table-cell office:value-type="float" office:value="675">
            <text:p>675</text:p>
          </table:table-cell>
        </table:table-row>
        <table:table-row table:style-name="ro1">
          <table:table-cell office:value-type="string">
            <text:p>?a <text:s/>&lt;playsFor&gt; <text:s/>?b <text:s text:c="2"/>=&gt; ?a <text:s/>&lt;dbo:team&gt; <text:s/>?b</text:p>
          </table:table-cell>
          <table:table-cell office:value-type="float" office:value="0.035221743">
            <text:p>0.035221743</text:p>
          </table:table-cell>
          <table:table-cell office:value-type="float" office:value="0.61376256">
            <text:p>0.61376256</text:p>
          </table:table-cell>
          <table:table-cell office:value-type="percentage" office:value="0.940248116">
            <text:p>94.02%</text:p>
          </table:table-cell>
          <table:table-cell office:value-type="percentage" office:value="0.948879895">
            <text:p>94.89%</text:p>
          </table:table-cell>
          <table:table-cell office:value-type="float" office:value="321657">
            <text:p>321657</text:p>
          </table:table-cell>
          <table:table-cell office:value-type="float" office:value="342098">
            <text:p>342098</text:p>
          </table:table-cell>
        </table:table-row>
        <table:table-row table:style-name="ro1">
          <table:table-cell office:value-type="string">
            <text:p>?a <text:s/>&lt;hasChild&gt; <text:s/>?b <text:s text:c="2"/>=&gt; ?a <text:s/>&lt;dbo:child&gt; <text:s/>?b</text:p>
          </table:table-cell>
          <table:table-cell office:value-type="float" office:value="0.000517501">
            <text:p>0.000517501</text:p>
          </table:table-cell>
          <table:table-cell office:value-type="float" office:value="0.675528874">
            <text:p>0.675528874</text:p>
          </table:table-cell>
          <table:table-cell office:value-type="percentage" office:value="0.373951575">
            <text:p>37.40%</text:p>
          </table:table-cell>
          <table:table-cell office:value-type="percentage" office:value="0.94823435">
            <text:p>94.82%</text:p>
          </table:table-cell>
          <table:table-cell office:value-type="float" office:value="4726">
            <text:p>4726</text:p>
          </table:table-cell>
          <table:table-cell office:value-type="float" office:value="12638">
            <text:p>12638</text:p>
          </table:table-cell>
        </table:table-row>
        <table:table-row table:style-name="ro1">
          <table:table-cell office:value-type="string">
            <text:p>?b <text:s/>&lt;dbo:owner&gt; <text:s/>?a <text:s text:c="2"/>=&gt; ?a <text:s/>&lt;owns&gt; <text:s/>?b</text:p>
          </table:table-cell>
          <table:table-cell office:value-type="float" office:value="0.000898455">
            <text:p>0.000898455</text:p>
          </table:table-cell>
          <table:table-cell office:value-type="float" office:value="0.452240534">
            <text:p>0.452240534</text:p>
          </table:table-cell>
          <table:table-cell office:value-type="percentage" office:value="0.531308684">
            <text:p>53.13%</text:p>
          </table:table-cell>
          <table:table-cell office:value-type="percentage" office:value="0.943537259">
            <text:p>94.35%</text:p>
          </table:table-cell>
          <table:table-cell office:value-type="float" office:value="8205">
            <text:p>8205</text:p>
          </table:table-cell>
          <table:table-cell office:value-type="float" office:value="15443">
            <text:p>15443</text:p>
          </table:table-cell>
        </table:table-row>
        <table:table-row table:style-name="ro1">
          <table:table-cell office:value-type="string">
            <text:p>?a <text:s/>&lt;hasOfficialLanguage&gt; <text:s/>?b <text:s text:c="2"/>=&gt; ?a <text:s/>&lt;dbo:officialLanguage&gt; <text:s/>?b</text:p>
          </table:table-cell>
          <table:table-cell office:value-type="float" office:value="0.000036354">
            <text:p>0.000036354</text:p>
          </table:table-cell>
          <table:table-cell office:value-type="float" office:value="0.756264237">
            <text:p>0.756264237</text:p>
          </table:table-cell>
          <table:table-cell office:value-type="percentage" office:value="0.491851852">
            <text:p>49.19%</text:p>
          </table:table-cell>
          <table:table-cell office:value-type="percentage" office:value="0.943181818">
            <text:p>94.32%</text:p>
          </table:table-cell>
          <table:table-cell office:value-type="float" office:value="332">
            <text:p>332</text:p>
          </table:table-cell>
          <table:table-cell office:value-type="float" office:value="675">
            <text:p>675</text:p>
          </table:table-cell>
        </table:table-row>
        <table:table-row table:style-name="ro1">
          <table:table-cell office:value-type="string">
            <text:p>?a <text:s/>&lt;isAffiliatedTo&gt; <text:s/>?b <text:s text:c="2"/>=&gt; ?a <text:s/>&lt;dbo:team&gt; <text:s/>?b</text:p>
          </table:table-cell>
          <table:table-cell office:value-type="float" office:value="0.037219916">
            <text:p>0.037219916</text:p>
          </table:table-cell>
          <table:table-cell office:value-type="float" office:value="0.64858207">
            <text:p>0.64858207</text:p>
          </table:table-cell>
          <table:table-cell office:value-type="percentage" office:value="0.820439975">
            <text:p>82.04%</text:p>
          </table:table-cell>
          <table:table-cell office:value-type="percentage" office:value="0.942797785">
            <text:p>94.28%</text:p>
          </table:table-cell>
          <table:table-cell office:value-type="float" office:value="339905">
            <text:p>339905</text:p>
          </table:table-cell>
          <table:table-cell office:value-type="float" office:value="414296">
            <text:p>414296</text:p>
          </table:table-cell>
        </table:table-row>
        <table:table-row table:style-name="ro1">
          <table:table-cell office:value-type="string">
            <text:p>?a <text:s/>&lt;dbo:notableIdea&gt; <text:s/>?b <text:s text:c="2"/>=&gt; ?a <text:s/>&lt;isKnownFor&gt; <text:s/>?b</text:p>
          </table:table-cell>
          <table:table-cell office:value-type="float" office:value="0.0000242">
            <text:p>0.0000242</text:p>
          </table:table-cell>
          <table:table-cell office:value-type="float" office:value="0.648093842">
            <text:p>0.648093842</text:p>
          </table:table-cell>
          <table:table-cell office:value-type="percentage" office:value="0.25">
            <text:p>25.00%</text:p>
          </table:table-cell>
          <table:table-cell office:value-type="percentage" office:value="0.940425532">
            <text:p>94.04%</text:p>
          </table:table-cell>
          <table:table-cell office:value-type="float" office:value="221">
            <text:p>221</text:p>
          </table:table-cell>
          <table:table-cell office:value-type="float" office:value="884">
            <text:p>884</text:p>
          </table:table-cell>
        </table:table-row>
        <table:table-row table:style-name="ro1">
          <table:table-cell office:value-type="string">
            <text:p>?b <text:s/>&lt;dbo:doctoralStudent&gt; <text:s/>?a <text:s text:c="2"/>=&gt; ?a <text:s/>&lt;hasAcademicAdvisor&gt; <text:s/>?b</text:p>
          </table:table-cell>
          <table:table-cell office:value-type="float" office:value="0.000177173">
            <text:p>0.000177173</text:p>
          </table:table-cell>
          <table:table-cell office:value-type="float" office:value="0.604633782">
            <text:p>0.604633782</text:p>
          </table:table-cell>
          <table:table-cell office:value-type="percentage" office:value="0.329464468">
            <text:p>32.95%</text:p>
          </table:table-cell>
          <table:table-cell office:value-type="percentage" office:value="0.934719815">
            <text:p>93.47%</text:p>
          </table:table-cell>
          <table:table-cell office:value-type="float" office:value="1618">
            <text:p>1618</text:p>
          </table:table-cell>
          <table:table-cell office:value-type="float" office:value="4911">
            <text:p>4911</text:p>
          </table:table-cell>
        </table:table-row>
        <table:table-row table:style-name="ro1">
          <table:table-cell office:value-type="string">
            <text:p>?b <text:s/>&lt;created&gt; <text:s/>?a <text:s text:c="2"/>=&gt; ?a <text:s/>&lt;dbo:architect&gt; <text:s/>?b</text:p>
          </table:table-cell>
          <table:table-cell office:value-type="float" office:value="0.000246158">
            <text:p>0.000246158</text:p>
          </table:table-cell>
          <table:table-cell office:value-type="float" office:value="0.315243304">
            <text:p>0.315243304</text:p>
          </table:table-cell>
          <table:table-cell office:value-type="percentage" office:value="0.010264043">
            <text:p>1.03%</text:p>
          </table:table-cell>
          <table:table-cell office:value-type="percentage" office:value="0.933942667">
            <text:p>93.39%</text:p>
          </table:table-cell>
          <table:table-cell office:value-type="float" office:value="2248">
            <text:p>2248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b <text:s/>&lt;isMarriedTo&gt; <text:s/>?a <text:s text:c="2"/>=&gt; ?a <text:s/>&lt;dbo:spouse&gt; <text:s/>?b</text:p>
          </table:table-cell>
          <table:table-cell office:value-type="float" office:value="0.001290797">
            <text:p>0.001290797</text:p>
          </table:table-cell>
          <table:table-cell office:value-type="float" office:value="0.631353436">
            <text:p>0.631353436</text:p>
          </table:table-cell>
          <table:table-cell office:value-type="percentage" office:value="0.594842812">
            <text:p>59.48%</text:p>
          </table:table-cell>
          <table:table-cell office:value-type="percentage" office:value="0.933629019">
            <text:p>93.36%</text:p>
          </table:table-cell>
          <table:table-cell office:value-type="float" office:value="11788">
            <text:p>11788</text:p>
          </table:table-cell>
          <table:table-cell office:value-type="float" office:value="19817">
            <text:p>19817</text:p>
          </table:table-cell>
        </table:table-row>
        <table:table-row table:style-name="ro1">
          <table:table-cell office:value-type="string">
            <text:p>?a <text:s/>&lt;isKnownFor&gt; <text:s/>?b <text:s text:c="2"/>=&gt; ?a <text:s/>&lt;dbo:notableIdea&gt; <text:s/>?b</text:p>
          </table:table-cell>
          <table:table-cell office:value-type="float" office:value="0.0000242">
            <text:p>0.0000242</text:p>
          </table:table-cell>
          <table:table-cell office:value-type="float" office:value="0.25">
            <text:p>0.25</text:p>
          </table:table-cell>
          <table:table-cell office:value-type="percentage" office:value="0.648093842">
            <text:p>64.81%</text:p>
          </table:table-cell>
          <table:table-cell office:value-type="percentage" office:value="0.932489451">
            <text:p>93.25%</text:p>
          </table:table-cell>
          <table:table-cell office:value-type="float" office:value="221">
            <text:p>221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?a <text:s/>&lt;isCitizenOf&gt; <text:s/>?b <text:s text:c="2"/>=&gt; ?a <text:s/>&lt;dbo:citizenship&gt; <text:s/>?b</text:p>
          </table:table-cell>
          <table:table-cell office:value-type="float" office:value="0.00028514">
            <text:p>0.00028514</text:p>
          </table:table-cell>
          <table:table-cell office:value-type="float" office:value="0.676012461">
            <text:p>0.676012461</text:p>
          </table:table-cell>
          <table:table-cell office:value-type="percentage" office:value="0.062204386">
            <text:p>6.22%</text:p>
          </table:table-cell>
          <table:table-cell office:value-type="percentage" office:value="0.931997137">
            <text:p>93.20%</text:p>
          </table:table-cell>
          <table:table-cell office:value-type="float" office:value="2604">
            <text:p>2604</text:p>
          </table:table-cell>
          <table:table-cell office:value-type="float" office:value="41862">
            <text:p>41862</text:p>
          </table:table-cell>
        </table:table-row>
        <table:table-row table:style-name="ro1">
          <table:table-cell office:value-type="string">
            <text:p>?b <text:s/>&lt;dbo:spouse&gt; <text:s/>?a <text:s text:c="2"/>=&gt; ?a <text:s/>&lt;isMarriedTo&gt; <text:s/>?b</text:p>
          </table:table-cell>
          <table:table-cell office:value-type="float" office:value="0.001290797">
            <text:p>0.001290797</text:p>
          </table:table-cell>
          <table:table-cell office:value-type="float" office:value="0.594842812">
            <text:p>0.594842812</text:p>
          </table:table-cell>
          <table:table-cell office:value-type="percentage" office:value="0.631353436">
            <text:p>63.14%</text:p>
          </table:table-cell>
          <table:table-cell office:value-type="percentage" office:value="0.921801689">
            <text:p>92.18%</text:p>
          </table:table-cell>
          <table:table-cell office:value-type="float" office:value="11788">
            <text:p>11788</text:p>
          </table:table-cell>
          <table:table-cell office:value-type="float" office:value="18671">
            <text:p>18671</text:p>
          </table:table-cell>
        </table:table-row>
        <table:table-row table:style-name="ro1">
          <table:table-cell office:value-type="string">
            <text:p>?b <text:s/>&lt;dbo:editing&gt; <text:s/>?a <text:s text:c="2"/>=&gt; ?a <text:s/>&lt;edited&gt; <text:s/>?b</text:p>
          </table:table-cell>
          <table:table-cell office:value-type="float" office:value="0.000067672">
            <text:p>0.000067672</text:p>
          </table:table-cell>
          <table:table-cell office:value-type="float" office:value="0.232330827">
            <text:p>0.232330827</text:p>
          </table:table-cell>
          <table:table-cell office:value-type="percentage" office:value="0.148272553">
            <text:p>14.83%</text:p>
          </table:table-cell>
          <table:table-cell office:value-type="percentage" office:value="0.910162003">
            <text:p>91.02%</text:p>
          </table:table-cell>
          <table:table-cell office:value-type="float" office:value="618">
            <text:p>618</text:p>
          </table:table-cell>
          <table:table-cell office:value-type="float" office:value="4168">
            <text:p>4168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locationCity&gt; <text:s/>?b</text:p>
          </table:table-cell>
          <table:table-cell office:value-type="float" office:value="0.001021863">
            <text:p>0.001021863</text:p>
          </table:table-cell>
          <table:table-cell office:value-type="float" office:value="0.619613571">
            <text:p>0.619613571</text:p>
          </table:table-cell>
          <table:table-cell office:value-type="percentage" office:value="0.008998958">
            <text:p>0.90%</text:p>
          </table:table-cell>
          <table:table-cell office:value-type="percentage" office:value="0.909463015">
            <text:p>90.95%</text:p>
          </table:table-cell>
          <table:table-cell office:value-type="float" office:value="9332">
            <text:p>9332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dbo:doctoralAdvisor&gt; <text:s/>?b <text:s text:c="2"/>=&gt; ?a <text:s/>&lt;hasAcademicAdvisor&gt; <text:s/>?b</text:p>
          </table:table-cell>
          <table:table-cell office:value-type="float" office:value="0.000269591">
            <text:p>0.000269591</text:p>
          </table:table-cell>
          <table:table-cell office:value-type="float" office:value="0.920029895">
            <text:p>0.920029895</text:p>
          </table:table-cell>
          <table:table-cell office:value-type="percentage" office:value="0.687709497">
            <text:p>68.77%</text:p>
          </table:table-cell>
          <table:table-cell office:value-type="percentage" office:value="0.8988682">
            <text:p>89.89%</text:p>
          </table:table-cell>
          <table:table-cell office:value-type="float" office:value="2462">
            <text:p>2462</text:p>
          </table:table-cell>
          <table:table-cell office:value-type="float" office:value="3580">
            <text:p>3580</text:p>
          </table:table-cell>
        </table:table-row>
        <table:table-row table:style-name="ro1">
          <table:table-cell office:value-type="string">
            <text:p>?a <text:s/>&lt;dbo:citizenship&gt; <text:s/>?b <text:s text:c="2"/>=&gt; ?a <text:s/>&lt;isCitizenOf&gt; <text:s/>?b</text:p>
          </table:table-cell>
          <table:table-cell office:value-type="float" office:value="0.00028514">
            <text:p>0.00028514</text:p>
          </table:table-cell>
          <table:table-cell office:value-type="float" office:value="0.062204386">
            <text:p>0.062204386</text:p>
          </table:table-cell>
          <table:table-cell office:value-type="percentage" office:value="0.676012461">
            <text:p>67.60%</text:p>
          </table:table-cell>
          <table:table-cell office:value-type="percentage" office:value="0.897931034">
            <text:p>89.79%</text:p>
          </table:table-cell>
          <table:table-cell office:value-type="float" office:value="2604">
            <text:p>2604</text:p>
          </table:table-cell>
          <table:table-cell office:value-type="float" office:value="3852">
            <text:p>3852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principalArea&gt; <text:s/>?b</text:p>
          </table:table-cell>
          <table:table-cell office:value-type="float" office:value="0.000086506">
            <text:p>0.000086506</text:p>
          </table:table-cell>
          <table:table-cell office:value-type="float" office:value="0.902857143">
            <text:p>0.902857143</text:p>
          </table:table-cell>
          <table:table-cell office:value-type="percentage" office:value="0.000761806">
            <text:p>0.08%</text:p>
          </table:table-cell>
          <table:table-cell office:value-type="percentage" office:value="0.89569161">
            <text:p>89.57%</text:p>
          </table:table-cell>
          <table:table-cell office:value-type="float" office:value="790">
            <text:p>790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dbo:residence&gt; <text:s/>?b <text:s text:c="2"/>=&gt; ?a <text:s/>&lt;livesIn&gt; <text:s/>?b</text:p>
          </table:table-cell>
          <table:table-cell office:value-type="float" office:value="0.002781324">
            <text:p>0.002781324</text:p>
          </table:table-cell>
          <table:table-cell office:value-type="float" office:value="0.868940508">
            <text:p>0.868940508</text:p>
          </table:table-cell>
          <table:table-cell office:value-type="percentage" office:value="0.721488425">
            <text:p>72.15%</text:p>
          </table:table-cell>
          <table:table-cell office:value-type="percentage" office:value="0.892762996">
            <text:p>89.28%</text:p>
          </table:table-cell>
          <table:table-cell office:value-type="float" office:value="25400">
            <text:p>25400</text:p>
          </table:table-cell>
          <table:table-cell office:value-type="float" office:value="35205">
            <text:p>35205</text:p>
          </table:table-cell>
        </table:table-row>
        <table:table-row table:style-name="ro1">
          <table:table-cell office:value-type="string">
            <text:p>?a <text:s/>&lt;dbo:isPartOf&gt; <text:s/>?b <text:s text:c="2"/>=&gt; ?a <text:s/>&lt;isLocatedIn&gt; <text:s/>?b</text:p>
          </table:table-cell>
          <table:table-cell office:value-type="float" office:value="0.050090546">
            <text:p>0.050090546</text:p>
          </table:table-cell>
          <table:table-cell office:value-type="float" office:value="0.44111864">
            <text:p>0.44111864</text:p>
          </table:table-cell>
          <table:table-cell office:value-type="percentage" office:value="0.889788837">
            <text:p>88.98%</text:p>
          </table:table-cell>
          <table:table-cell office:value-type="percentage" office:value="0.892221993">
            <text:p>89.22%</text:p>
          </table:table-cell>
          <table:table-cell office:value-type="float" office:value="457444">
            <text:p>457444</text:p>
          </table:table-cell>
          <table:table-cell office:value-type="float" office:value="514104">
            <text:p>514104</text:p>
          </table:table-cell>
        </table:table-row>
        <table:table-row table:style-name="ro1">
          <table:table-cell office:value-type="string">
            <text:p>?a <text:s/>&lt;isInterestedIn&gt; <text:s/>?b <text:s text:c="2"/>=&gt; ?a <text:s/>&lt;dbo:mainInterest&gt; <text:s/>?b</text:p>
          </table:table-cell>
          <table:table-cell office:value-type="float" office:value="0.000026609">
            <text:p>0.000026609</text:p>
          </table:table-cell>
          <table:table-cell office:value-type="float" office:value="0.095033242">
            <text:p>0.095033242</text:p>
          </table:table-cell>
          <table:table-cell office:value-type="percentage" office:value="0.794117647">
            <text:p>79.41%</text:p>
          </table:table-cell>
          <table:table-cell office:value-type="percentage" office:value="0.883636364">
            <text:p>88.36%</text:p>
          </table:table-cell>
          <table:table-cell office:value-type="float" office:value="243">
            <text:p>243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?b <text:s/>&lt;dbo:musicComposer&gt; <text:s/>?a <text:s text:c="2"/>=&gt; ?a <text:s/>&lt;wroteMusicFor&gt; <text:s/>?b</text:p>
          </table:table-cell>
          <table:table-cell office:value-type="float" office:value="0.000413914">
            <text:p>0.000413914</text:p>
          </table:table-cell>
          <table:table-cell office:value-type="float" office:value="0.244739398">
            <text:p>0.244739398</text:p>
          </table:table-cell>
          <table:table-cell office:value-type="percentage" office:value="0.475950642">
            <text:p>47.60%</text:p>
          </table:table-cell>
          <table:table-cell office:value-type="percentage" office:value="0.875608061">
            <text:p>87.56%</text:p>
          </table:table-cell>
          <table:table-cell office:value-type="float" office:value="3780">
            <text:p>3780</text:p>
          </table:table-cell>
          <table:table-cell office:value-type="float" office:value="7942">
            <text:p>7942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headquarter&gt; <text:s/>?b</text:p>
          </table:table-cell>
          <table:table-cell office:value-type="float" office:value="0.000892323">
            <text:p>0.000892323</text:p>
          </table:table-cell>
          <table:table-cell office:value-type="float" office:value="0.486739935">
            <text:p>0.486739935</text:p>
          </table:table-cell>
          <table:table-cell office:value-type="percentage" office:value="0.007858177">
            <text:p>0.79%</text:p>
          </table:table-cell>
          <table:table-cell office:value-type="percentage" office:value="0.875107388">
            <text:p>87.51%</text:p>
          </table:table-cell>
          <table:table-cell office:value-type="float" office:value="8149">
            <text:p>8149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dbo:officialLanguage&gt; <text:s/>?b <text:s text:c="2"/>=&gt; ?a <text:s/>&lt;hasOfficialLanguage&gt; <text:s/>?b</text:p>
          </table:table-cell>
          <table:table-cell office:value-type="float" office:value="0.000036354">
            <text:p>0.000036354</text:p>
          </table:table-cell>
          <table:table-cell office:value-type="float" office:value="0.491851852">
            <text:p>0.491851852</text:p>
          </table:table-cell>
          <table:table-cell office:value-type="percentage" office:value="0.756264237">
            <text:p>75.63%</text:p>
          </table:table-cell>
          <table:table-cell office:value-type="percentage" office:value="0.866840731">
            <text:p>86.68%</text:p>
          </table:table-cell>
          <table:table-cell office:value-type="float" office:value="332">
            <text:p>332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string">
            <text:p>?b <text:s/>&lt;dbo:owningCompany&gt; <text:s/>?a <text:s text:c="2"/>=&gt; ?a <text:s/>&lt;owns&gt; <text:s/>?b</text:p>
          </table:table-cell>
          <table:table-cell office:value-type="float" office:value="0.000374712">
            <text:p>0.000374712</text:p>
          </table:table-cell>
          <table:table-cell office:value-type="float" office:value="0.188612688">
            <text:p>0.188612688</text:p>
          </table:table-cell>
          <table:table-cell office:value-type="percentage" office:value="0.54752">
            <text:p>54.75%</text:p>
          </table:table-cell>
          <table:table-cell office:value-type="percentage" office:value="0.861313869">
            <text:p>86.13%</text:p>
          </table:table-cell>
          <table:table-cell office:value-type="float" office:value="3422">
            <text:p>3422</text:p>
          </table:table-cell>
          <table:table-cell office:value-type="float" office:value="6250">
            <text:p>6250</text:p>
          </table:table-cell>
        </table:table-row>
        <table:table-row table:style-name="ro1">
          <table:table-cell office:value-type="string">
            <text:p>?a <text:s/>&lt;created&gt; <text:s/>?b <text:s text:c="2"/>=&gt; ?a <text:s/>&lt;dbo:notableWork&gt; <text:s/>?b</text:p>
          </table:table-cell>
          <table:table-cell office:value-type="float" office:value="0.000297076">
            <text:p>0.000297076</text:p>
          </table:table-cell>
          <table:table-cell office:value-type="float" office:value="0.66921559">
            <text:p>0.66921559</text:p>
          </table:table-cell>
          <table:table-cell office:value-type="percentage" office:value="0.012387166">
            <text:p>1.24%</text:p>
          </table:table-cell>
          <table:table-cell office:value-type="percentage" office:value="0.851537979">
            <text:p>85.15%</text:p>
          </table:table-cell>
          <table:table-cell office:value-type="float" office:value="2713">
            <text:p>2713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a <text:s/>&lt;dbo:region&gt; <text:s/>?b <text:s text:c="2"/>=&gt; ?a <text:s/>&lt;isLocatedIn&gt; <text:s/>?b</text:p>
          </table:table-cell>
          <table:table-cell office:value-type="float" office:value="0.002564293">
            <text:p>0.002564293</text:p>
          </table:table-cell>
          <table:table-cell office:value-type="float" office:value="0.022582253">
            <text:p>0.022582253</text:p>
          </table:table-cell>
          <table:table-cell office:value-type="percentage" office:value="0.501563504">
            <text:p>50.16%</text:p>
          </table:table-cell>
          <table:table-cell office:value-type="percentage" office:value="0.847066483">
            <text:p>84.71%</text:p>
          </table:table-cell>
          <table:table-cell office:value-type="float" office:value="23418">
            <text:p>23418</text:p>
          </table:table-cell>
          <table:table-cell office:value-type="float" office:value="46690">
            <text:p>46690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federalState&gt; <text:s/>?b</text:p>
          </table:table-cell>
          <table:table-cell office:value-type="float" office:value="0.000048947">
            <text:p>0.000048947</text:p>
          </table:table-cell>
          <table:table-cell office:value-type="float" office:value="0.287090559">
            <text:p>0.287090559</text:p>
          </table:table-cell>
          <table:table-cell office:value-type="percentage" office:value="0.000431047">
            <text:p>0.04%</text:p>
          </table:table-cell>
          <table:table-cell office:value-type="percentage" office:value="0.843396226">
            <text:p>84.34%</text:p>
          </table:table-cell>
          <table:table-cell office:value-type="float" office:value="447">
            <text:p>447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dbo:place&gt; <text:s/>?b <text:s text:c="2"/>=&gt; ?a <text:s/>&lt;happenedIn&gt; <text:s/>?b</text:p>
          </table:table-cell>
          <table:table-cell office:value-type="float" office:value="0.001155344">
            <text:p>0.001155344</text:p>
          </table:table-cell>
          <table:table-cell office:value-type="float" office:value="0.959530738">
            <text:p>0.959530738</text:p>
          </table:table-cell>
          <table:table-cell office:value-type="percentage" office:value="0.827010503">
            <text:p>82.70%</text:p>
          </table:table-cell>
          <table:table-cell office:value-type="percentage" office:value="0.830787402">
            <text:p>83.08%</text:p>
          </table:table-cell>
          <table:table-cell office:value-type="float" office:value="10551">
            <text:p>10551</text:p>
          </table:table-cell>
          <table:table-cell office:value-type="float" office:value="12758">
            <text:p>12758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locatedInArea&gt; <text:s/>?b</text:p>
          </table:table-cell>
          <table:table-cell office:value-type="float" office:value="0.001493374">
            <text:p>0.001493374</text:p>
          </table:table-cell>
          <table:table-cell office:value-type="float" office:value="0.611624361">
            <text:p>0.611624361</text:p>
          </table:table-cell>
          <table:table-cell office:value-type="percentage" office:value="0.013151284">
            <text:p>1.32%</text:p>
          </table:table-cell>
          <table:table-cell office:value-type="percentage" office:value="0.826044821">
            <text:p>82.60%</text:p>
          </table:table-cell>
          <table:table-cell office:value-type="float" office:value="13638">
            <text:p>13638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b <text:s/>&lt;dbo:architect&gt; <text:s/>?a <text:s text:c="2"/>=&gt; ?a <text:s/>&lt;created&gt; <text:s/>?b</text:p>
          </table:table-cell>
          <table:table-cell office:value-type="float" office:value="0.000246158">
            <text:p>0.000246158</text:p>
          </table:table-cell>
          <table:table-cell office:value-type="float" office:value="0.010264043">
            <text:p>0.010264043</text:p>
          </table:table-cell>
          <table:table-cell office:value-type="percentage" office:value="0.315243304">
            <text:p>31.52%</text:p>
          </table:table-cell>
          <table:table-cell office:value-type="percentage" office:value="0.825560044">
            <text:p>82.56%</text:p>
          </table:table-cell>
          <table:table-cell office:value-type="float" office:value="2248">
            <text:p>2248</text:p>
          </table:table-cell>
          <table:table-cell office:value-type="float" office:value="7131">
            <text:p>7131</text:p>
          </table:table-cell>
        </table:table-row>
        <table:table-row table:style-name="ro1">
          <table:table-cell office:value-type="string">
            <text:p>?b <text:s/>&lt;dbo:foundedBy&gt; <text:s/>?a <text:s text:c="2"/>=&gt; ?a <text:s/>&lt;created&gt; <text:s/>?b</text:p>
          </table:table-cell>
          <table:table-cell office:value-type="float" office:value="0.000292258">
            <text:p>0.000292258</text:p>
          </table:table-cell>
          <table:table-cell office:value-type="float" office:value="0.012186269">
            <text:p>0.012186269</text:p>
          </table:table-cell>
          <table:table-cell office:value-type="percentage" office:value="0.371468337">
            <text:p>37.15%</text:p>
          </table:table-cell>
          <table:table-cell office:value-type="percentage" office:value="0.824274243">
            <text:p>82.43%</text:p>
          </table:table-cell>
          <table:table-cell office:value-type="float" office:value="2669">
            <text:p>2669</text:p>
          </table:table-cell>
          <table:table-cell office:value-type="float" office:value="7185">
            <text:p>7185</text:p>
          </table:table-cell>
        </table:table-row>
        <table:table-row table:style-name="ro1">
          <table:table-cell office:value-type="string">
            <text:p>?b <text:s/>&lt;dbo:parent&gt; <text:s/>?a <text:s text:c="2"/>=&gt; ?a <text:s/>&lt;hasChild&gt; <text:s/>?b</text:p>
          </table:table-cell>
          <table:table-cell office:value-type="float" office:value="0.00084688">
            <text:p>0.00084688</text:p>
          </table:table-cell>
          <table:table-cell office:value-type="float" office:value="0.611963918">
            <text:p>0.611963918</text:p>
          </table:table-cell>
          <table:table-cell office:value-type="percentage" office:value="0.59689743">
            <text:p>59.69%</text:p>
          </table:table-cell>
          <table:table-cell office:value-type="percentage" office:value="0.817202029">
            <text:p>81.72%</text:p>
          </table:table-cell>
          <table:table-cell office:value-type="float" office:value="7734">
            <text:p>7734</text:p>
          </table:table-cell>
          <table:table-cell office:value-type="float" office:value="12957">
            <text:p>12957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location&gt; <text:s/>?b</text:p>
          </table:table-cell>
          <table:table-cell office:value-type="float" office:value="0.010101571">
            <text:p>0.010101571</text:p>
          </table:table-cell>
          <table:table-cell office:value-type="float" office:value="0.548349323">
            <text:p>0.548349323</text:p>
          </table:table-cell>
          <table:table-cell office:value-type="percentage" office:value="0.088958726">
            <text:p>8.90%</text:p>
          </table:table-cell>
          <table:table-cell office:value-type="percentage" office:value="0.811318763">
            <text:p>81.13%</text:p>
          </table:table-cell>
          <table:table-cell office:value-type="float" office:value="92251">
            <text:p>92251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created&gt; <text:s/>?b <text:s text:c="2"/>=&gt; ?a <text:s/>&lt;dbo:significantBuilding&gt; <text:s/>?b</text:p>
          </table:table-cell>
          <table:table-cell office:value-type="float" office:value="0.000042158">
            <text:p>0.000042158</text:p>
          </table:table-cell>
          <table:table-cell office:value-type="float" office:value="0.199481865">
            <text:p>0.199481865</text:p>
          </table:table-cell>
          <table:table-cell office:value-type="percentage" office:value="0.001757854">
            <text:p>0.18%</text:p>
          </table:table-cell>
          <table:table-cell office:value-type="percentage" office:value="0.808823529">
            <text:p>80.88%</text:p>
          </table:table-cell>
          <table:table-cell office:value-type="float" office:value="385">
            <text:p>385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a <text:s/>&lt;hasWonPrize&gt; <text:s/>?b <text:s text:c="2"/>=&gt; ?a <text:s/>&lt;dbo:award&gt; <text:s/>?b</text:p>
          </table:table-cell>
          <table:table-cell office:value-type="float" office:value="0.003002187">
            <text:p>0.003002187</text:p>
          </table:table-cell>
          <table:table-cell office:value-type="float" office:value="0.538570334">
            <text:p>0.538570334</text:p>
          </table:table-cell>
          <table:table-cell office:value-type="percentage" office:value="0.50110577">
            <text:p>50.11%</text:p>
          </table:table-cell>
          <table:table-cell office:value-type="percentage" office:value="0.798630935">
            <text:p>79.86%</text:p>
          </table:table-cell>
          <table:table-cell office:value-type="float" office:value="27417">
            <text:p>27417</text:p>
          </table:table-cell>
          <table:table-cell office:value-type="float" office:value="54713">
            <text:p>54713</text:p>
          </table:table-cell>
        </table:table-row>
        <table:table-row table:style-name="ro1">
          <table:table-cell office:value-type="string">
            <text:p>?b <text:s/>&lt;isLeaderOf&gt; <text:s/>?a <text:s text:c="2"/>=&gt; ?a <text:s/>&lt;dbo:leaderName&gt; <text:s/>?b</text:p>
          </table:table-cell>
          <table:table-cell office:value-type="float" office:value="0.000472059">
            <text:p>0.000472059</text:p>
          </table:table-cell>
          <table:table-cell office:value-type="float" office:value="0.298318455">
            <text:p>0.298318455</text:p>
          </table:table-cell>
          <table:table-cell office:value-type="percentage" office:value="0.538336663">
            <text:p>53.83%</text:p>
          </table:table-cell>
          <table:table-cell office:value-type="percentage" office:value="0.796563193">
            <text:p>79.66%</text:p>
          </table:table-cell>
          <table:table-cell office:value-type="float" office:value="4311">
            <text:p>4311</text:p>
          </table:table-cell>
          <table:table-cell office:value-type="float" office:value="8008">
            <text:p>8008</text:p>
          </table:table-cell>
        </table:table-row>
        <table:table-row table:style-name="ro1">
          <table:table-cell office:value-type="string">
            <text:p>?b <text:s/>&lt;dbo:creator&gt; <text:s/>?a <text:s text:c="2"/>=&gt; ?a <text:s/>&lt;created&gt; <text:s/>?b</text:p>
          </table:table-cell>
          <table:table-cell office:value-type="float" office:value="0.000274957">
            <text:p>0.000274957</text:p>
          </table:table-cell>
          <table:table-cell office:value-type="float" office:value="0.011464863">
            <text:p>0.011464863</text:p>
          </table:table-cell>
          <table:table-cell office:value-type="percentage" office:value="0.386367133">
            <text:p>38.64%</text:p>
          </table:table-cell>
          <table:table-cell office:value-type="percentage" office:value="0.787888296">
            <text:p>78.79%</text:p>
          </table:table-cell>
          <table:table-cell office:value-type="float" office:value="2511">
            <text:p>2511</text:p>
          </table:table-cell>
          <table:table-cell office:value-type="float" office:value="6499">
            <text:p>6499</text:p>
          </table:table-cell>
        </table:table-row>
        <table:table-row table:style-name="ro1">
          <table:table-cell office:value-type="string">
            <text:p>?b <text:s/>&lt;dbo:starring&gt; <text:s/>?a <text:s text:c="2"/>=&gt; ?a <text:s/>&lt;actedIn&gt; <text:s/>?b</text:p>
          </table:table-cell>
          <table:table-cell office:value-type="float" office:value="0.003324996">
            <text:p>0.003324996</text:p>
          </table:table-cell>
          <table:table-cell office:value-type="float" office:value="0.269393875">
            <text:p>0.269393875</text:p>
          </table:table-cell>
          <table:table-cell office:value-type="percentage" office:value="0.486579601">
            <text:p>48.66%</text:p>
          </table:table-cell>
          <table:table-cell office:value-type="percentage" office:value="0.774716163">
            <text:p>77.47%</text:p>
          </table:table-cell>
          <table:table-cell office:value-type="float" office:value="30365">
            <text:p>30365</text:p>
          </table:table-cell>
          <table:table-cell office:value-type="float" office:value="62405">
            <text:p>62405</text:p>
          </table:table-cell>
        </table:table-row>
        <table:table-row table:style-name="ro1">
          <table:table-cell office:value-type="string">
            <text:p>?a <text:s/>&lt;dbo:currency&gt; <text:s/>?b <text:s text:c="2"/>=&gt; ?a <text:s/>&lt;hasCurrency&gt; <text:s/>?b</text:p>
          </table:table-cell>
          <table:table-cell office:value-type="float" office:value="0.000048509">
            <text:p>0.000048509</text:p>
          </table:table-cell>
          <table:table-cell office:value-type="float" office:value="0.904081633">
            <text:p>0.904081633</text:p>
          </table:table-cell>
          <table:table-cell office:value-type="percentage" office:value="0.474812433">
            <text:p>47.48%</text:p>
          </table:table-cell>
          <table:table-cell office:value-type="percentage" office:value="0.774475524">
            <text:p>77.45%</text:p>
          </table:table-cell>
          <table:table-cell office:value-type="float" office:value="443">
            <text:p>443</text:p>
          </table:table-cell>
          <table:table-cell office:value-type="float" office:value="933">
            <text:p>933</text:p>
          </table:table-cell>
        </table:table-row>
        <table:table-row table:style-name="ro1">
          <table:table-cell office:value-type="string">
            <text:p>?b <text:s/>&lt;dbo:influencedBy&gt; <text:s/>?a <text:s text:c="2"/>=&gt; ?a <text:s/>&lt;influences&gt; <text:s/>?b</text:p>
          </table:table-cell>
          <table:table-cell office:value-type="float" office:value="0.001311164">
            <text:p>0.001311164</text:p>
          </table:table-cell>
          <table:table-cell office:value-type="float" office:value="0.572070135">
            <text:p>0.572070135</text:p>
          </table:table-cell>
          <table:table-cell office:value-type="percentage" office:value="0.704352941">
            <text:p>70.44%</text:p>
          </table:table-cell>
          <table:table-cell office:value-type="percentage" office:value="0.769982638">
            <text:p>77.00%</text:p>
          </table:table-cell>
          <table:table-cell office:value-type="float" office:value="11974">
            <text:p>11974</text:p>
          </table:table-cell>
          <table:table-cell office:value-type="float" office:value="17000">
            <text:p>17000</text:p>
          </table:table-cell>
        </table:table-row>
        <table:table-row table:style-name="ro1">
          <table:table-cell office:value-type="string">
            <text:p>?a <text:s/>&lt;dbo:capital&gt; <text:s/>?b <text:s text:c="2"/>=&gt; ?a <text:s/>&lt;hasCapital&gt; <text:s/>?b</text:p>
          </table:table-cell>
          <table:table-cell office:value-type="float" office:value="0.00011618">
            <text:p>0.00011618</text:p>
          </table:table-cell>
          <table:table-cell office:value-type="float" office:value="0.820572312">
            <text:p>0.820572312</text:p>
          </table:table-cell>
          <table:table-cell office:value-type="percentage" office:value="0.472816399">
            <text:p>47.28%</text:p>
          </table:table-cell>
          <table:table-cell office:value-type="percentage" office:value="0.75948461">
            <text:p>75.95%</text:p>
          </table:table-cell>
          <table:table-cell office:value-type="float" office:value="1061">
            <text:p>1061</text:p>
          </table:table-cell>
          <table:table-cell office:value-type="float" office:value="2244">
            <text:p>2244</text:p>
          </table:table-cell>
        </table:table-row>
        <table:table-row table:style-name="ro1">
          <table:table-cell office:value-type="string">
            <text:p>?a <text:s/>&lt;dbo:team&gt; <text:s/>?b <text:s text:c="2"/>=&gt; ?a <text:s/>&lt;isAffiliatedTo&gt; <text:s/>?b</text:p>
          </table:table-cell>
          <table:table-cell office:value-type="float" office:value="0.037219916">
            <text:p>0.037219916</text:p>
          </table:table-cell>
          <table:table-cell office:value-type="float" office:value="0.820439975">
            <text:p>0.820439975</text:p>
          </table:table-cell>
          <table:table-cell office:value-type="percentage" office:value="0.64858207">
            <text:p>64.86%</text:p>
          </table:table-cell>
          <table:table-cell office:value-type="percentage" office:value="0.743192423">
            <text:p>74.32%</text:p>
          </table:table-cell>
          <table:table-cell office:value-type="float" office:value="339905">
            <text:p>339905</text:p>
          </table:table-cell>
          <table:table-cell office:value-type="float" office:value="524074">
            <text:p>524074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region&gt; <text:s/>?b</text:p>
          </table:table-cell>
          <table:table-cell office:value-type="float" office:value="0.002564293">
            <text:p>0.002564293</text:p>
          </table:table-cell>
          <table:table-cell office:value-type="float" office:value="0.501563504">
            <text:p>0.501563504</text:p>
          </table:table-cell>
          <table:table-cell office:value-type="percentage" office:value="0.022582253">
            <text:p>2.26%</text:p>
          </table:table-cell>
          <table:table-cell office:value-type="percentage" office:value="0.732682561">
            <text:p>73.27%</text:p>
          </table:table-cell>
          <table:table-cell office:value-type="float" office:value="23418">
            <text:p>23418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owns&gt; <text:s/>?b <text:s text:c="2"/>=&gt; ?a <text:s/>&lt;dbo:ground&gt; <text:s/>?b</text:p>
          </table:table-cell>
          <table:table-cell office:value-type="float" office:value="0.000033288">
            <text:p>0.000033288</text:p>
          </table:table-cell>
          <table:table-cell office:value-type="float" office:value="0.113943028">
            <text:p>0.113943028</text:p>
          </table:table-cell>
          <table:table-cell office:value-type="percentage" office:value="0.016755774">
            <text:p>1.68%</text:p>
          </table:table-cell>
          <table:table-cell office:value-type="percentage" office:value="0.727272727">
            <text:p>72.73%</text:p>
          </table:table-cell>
          <table:table-cell office:value-type="float" office:value="304">
            <text:p>304</text:p>
          </table:table-cell>
          <table:table-cell office:value-type="float" office:value="18143">
            <text:p>18143</text:p>
          </table:table-cell>
        </table:table-row>
        <table:table-row table:style-name="ro1">
          <table:table-cell office:value-type="string">
            <text:p>?a <text:s/>&lt;dbo:team&gt; <text:s/>?b <text:s text:c="2"/>=&gt; ?a <text:s/>&lt;playsFor&gt; <text:s/>?b</text:p>
          </table:table-cell>
          <table:table-cell office:value-type="float" office:value="0.035221743">
            <text:p>0.035221743</text:p>
          </table:table-cell>
          <table:table-cell office:value-type="float" office:value="0.940248116">
            <text:p>0.940248116</text:p>
          </table:table-cell>
          <table:table-cell office:value-type="percentage" office:value="0.61376256">
            <text:p>61.38%</text:p>
          </table:table-cell>
          <table:table-cell office:value-type="percentage" office:value="0.724390705">
            <text:p>72.44%</text:p>
          </table:table-cell>
          <table:table-cell office:value-type="float" office:value="321657">
            <text:p>321657</text:p>
          </table:table-cell>
          <table:table-cell office:value-type="float" office:value="524074">
            <text:p>524074</text:p>
          </table:table-cell>
        </table:table-row>
        <table:table-row table:style-name="ro1">
          <table:table-cell office:value-type="string">
            <text:p>?b <text:s/>&lt;created&gt; <text:s/>?a <text:s text:c="2"/>=&gt; ?a <text:s/>&lt;dbo:creator&gt; <text:s/>?b</text:p>
          </table:table-cell>
          <table:table-cell office:value-type="float" office:value="0.000274957">
            <text:p>0.000274957</text:p>
          </table:table-cell>
          <table:table-cell office:value-type="float" office:value="0.386367133">
            <text:p>0.386367133</text:p>
          </table:table-cell>
          <table:table-cell office:value-type="percentage" office:value="0.011464863">
            <text:p>1.15%</text:p>
          </table:table-cell>
          <table:table-cell office:value-type="percentage" office:value="0.71722365">
            <text:p>71.72%</text:p>
          </table:table-cell>
          <table:table-cell office:value-type="float" office:value="2511">
            <text:p>2511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a <text:s/>&lt;dbo:award&gt; <text:s/>?b <text:s text:c="2"/>=&gt; ?a <text:s/>&lt;hasWonPrize&gt; <text:s/>?b</text:p>
          </table:table-cell>
          <table:table-cell office:value-type="float" office:value="0.003002187">
            <text:p>0.003002187</text:p>
          </table:table-cell>
          <table:table-cell office:value-type="float" office:value="0.50110577">
            <text:p>0.50110577</text:p>
          </table:table-cell>
          <table:table-cell office:value-type="percentage" office:value="0.538570334">
            <text:p>53.86%</text:p>
          </table:table-cell>
          <table:table-cell office:value-type="percentage" office:value="0.710726877">
            <text:p>71.07%</text:p>
          </table:table-cell>
          <table:table-cell office:value-type="float" office:value="27417">
            <text:p>27417</text:p>
          </table:table-cell>
          <table:table-cell office:value-type="float" office:value="50907">
            <text:p>50907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isPartOf&gt; <text:s/>?b</text:p>
          </table:table-cell>
          <table:table-cell office:value-type="float" office:value="0.050090546">
            <text:p>0.050090546</text:p>
          </table:table-cell>
          <table:table-cell office:value-type="float" office:value="0.889788837">
            <text:p>0.889788837</text:p>
          </table:table-cell>
          <table:table-cell office:value-type="percentage" office:value="0.44111864">
            <text:p>44.11%</text:p>
          </table:table-cell>
          <table:table-cell office:value-type="percentage" office:value="0.705584751">
            <text:p>70.56%</text:p>
          </table:table-cell>
          <table:table-cell office:value-type="float" office:value="457444">
            <text:p>457444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dbo:ground&gt; <text:s/>?b <text:s text:c="2"/>=&gt; ?a <text:s/>&lt;owns&gt; <text:s/>?b</text:p>
          </table:table-cell>
          <table:table-cell office:value-type="float" office:value="0.000033288">
            <text:p>0.000033288</text:p>
          </table:table-cell>
          <table:table-cell office:value-type="float" office:value="0.016755774">
            <text:p>0.016755774</text:p>
          </table:table-cell>
          <table:table-cell office:value-type="percentage" office:value="0.113943028">
            <text:p>11.39%</text:p>
          </table:table-cell>
          <table:table-cell office:value-type="percentage" office:value="0.697247706">
            <text:p>69.72%</text:p>
          </table:table-cell>
          <table:table-cell office:value-type="float" office:value="304">
            <text:p>304</text:p>
          </table:table-cell>
          <table:table-cell office:value-type="float" office:value="2668">
            <text:p>2668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picture&gt; <text:s/>?b</text:p>
          </table:table-cell>
          <table:table-cell office:value-type="float" office:value="0.000052232">
            <text:p>0.000052232</text:p>
          </table:table-cell>
          <table:table-cell office:value-type="float" office:value="0.722727273">
            <text:p>0.722727273</text:p>
          </table:table-cell>
          <table:table-cell office:value-type="percentage" office:value="0.000459977">
            <text:p>0.05%</text:p>
          </table:table-cell>
          <table:table-cell office:value-type="percentage" office:value="0.683381089">
            <text:p>68.34%</text:p>
          </table:table-cell>
          <table:table-cell office:value-type="float" office:value="477">
            <text:p>477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b <text:s/>&lt;influences&gt; <text:s/>?a <text:s text:c="2"/>=&gt; ?a <text:s/>&lt;dbo:influencedBy&gt; <text:s/>?b</text:p>
          </table:table-cell>
          <table:table-cell office:value-type="float" office:value="0.001311164">
            <text:p>0.001311164</text:p>
          </table:table-cell>
          <table:table-cell office:value-type="float" office:value="0.704352941">
            <text:p>0.704352941</text:p>
          </table:table-cell>
          <table:table-cell office:value-type="percentage" office:value="0.572070135">
            <text:p>57.21%</text:p>
          </table:table-cell>
          <table:table-cell office:value-type="percentage" office:value="0.672772222">
            <text:p>67.28%</text:p>
          </table:table-cell>
          <table:table-cell office:value-type="float" office:value="11974">
            <text:p>11974</text:p>
          </table:table-cell>
          <table:table-cell office:value-type="float" office:value="20931">
            <text:p>20931</text:p>
          </table:table-cell>
        </table:table-row>
        <table:table-row table:style-name="ro1">
          <table:table-cell office:value-type="string">
            <text:p>?b <text:s/>&lt;dbo:operator&gt; <text:s/>?a <text:s text:c="2"/>=&gt; ?a <text:s/>&lt;owns&gt; <text:s/>?b</text:p>
          </table:table-cell>
          <table:table-cell office:value-type="float" office:value="0.000084097">
            <text:p>0.000084097</text:p>
          </table:table-cell>
          <table:table-cell office:value-type="float" office:value="0.042330375">
            <text:p>0.042330375</text:p>
          </table:table-cell>
          <table:table-cell office:value-type="percentage" office:value="0.211979023">
            <text:p>21.20%</text:p>
          </table:table-cell>
          <table:table-cell office:value-type="percentage" office:value="0.667826087">
            <text:p>66.78%</text:p>
          </table:table-cell>
          <table:table-cell office:value-type="float" office:value="768">
            <text:p>768</text:p>
          </table:table-cell>
          <table:table-cell office:value-type="float" office:value="3623">
            <text:p>3623</text:p>
          </table:table-cell>
        </table:table-row>
        <table:table-row table:style-name="ro1">
          <table:table-cell office:value-type="string">
            <text:p>?b <text:s/>&lt;dbo:writer&gt; <text:s/>?a <text:s text:c="2"/>=&gt; ?a <text:s/>&lt;created&gt; <text:s/>?b</text:p>
          </table:table-cell>
          <table:table-cell office:value-type="float" office:value="0.000564477">
            <text:p>0.000564477</text:p>
          </table:table-cell>
          <table:table-cell office:value-type="float" office:value="0.023536986">
            <text:p>0.023536986</text:p>
          </table:table-cell>
          <table:table-cell office:value-type="percentage" office:value="0.37641475">
            <text:p>37.64%</text:p>
          </table:table-cell>
          <table:table-cell office:value-type="percentage" office:value="0.663278435">
            <text:p>66.33%</text:p>
          </table:table-cell>
          <table:table-cell office:value-type="float" office:value="5155">
            <text:p>5155</text:p>
          </table:table-cell>
          <table:table-cell office:value-type="float" office:value="13695">
            <text:p>13695</text:p>
          </table:table-cell>
        </table:table-row>
        <table:table-row table:style-name="ro1">
          <table:table-cell office:value-type="string">
            <text:p>?b <text:s/>&lt;owns&gt; <text:s/>?a <text:s text:c="2"/>=&gt; ?a <text:s/>&lt;dbo:operator&gt; <text:s/>?b</text:p>
          </table:table-cell>
          <table:table-cell office:value-type="float" office:value="0.000084097">
            <text:p>0.000084097</text:p>
          </table:table-cell>
          <table:table-cell office:value-type="float" office:value="0.211979023">
            <text:p>0.211979023</text:p>
          </table:table-cell>
          <table:table-cell office:value-type="percentage" office:value="0.042330375">
            <text:p>4.23%</text:p>
          </table:table-cell>
          <table:table-cell office:value-type="percentage" office:value="0.654173765">
            <text:p>65.42%</text:p>
          </table:table-cell>
          <table:table-cell office:value-type="float" office:value="768">
            <text:p>768</text:p>
          </table:table-cell>
          <table:table-cell office:value-type="float" office:value="18143">
            <text:p>18143</text:p>
          </table:table-cell>
        </table:table-row>
        <table:table-row table:style-name="ro1">
          <table:table-cell office:value-type="string">
            <text:p>?a <text:s/>&lt;dbo:country&gt; <text:s/>?b <text:s text:c="2"/>=&gt; ?a <text:s/>&lt;isLocatedIn&gt; <text:s/>?b</text:p>
          </table:table-cell>
          <table:table-cell office:value-type="float" office:value="0.02777776">
            <text:p>0.02777776</text:p>
          </table:table-cell>
          <table:table-cell office:value-type="float" office:value="0.244622756">
            <text:p>0.244622756</text:p>
          </table:table-cell>
          <table:table-cell office:value-type="percentage" office:value="0.583068051">
            <text:p>58.31%</text:p>
          </table:table-cell>
          <table:table-cell office:value-type="percentage" office:value="0.650249538">
            <text:p>65.02%</text:p>
          </table:table-cell>
          <table:table-cell office:value-type="float" office:value="253676">
            <text:p>253676</text:p>
          </table:table-cell>
          <table:table-cell office:value-type="float" office:value="435071">
            <text:p>435071</text:p>
          </table:table-cell>
        </table:table-row>
        <table:table-row table:style-name="ro1">
          <table:table-cell office:value-type="string">
            <text:p>?a <text:s/>&lt;dbo:almaMater&gt; <text:s/>?b <text:s text:c="2"/>=&gt; ?a <text:s/>&lt;graduatedFrom&gt; <text:s/>?b</text:p>
          </table:table-cell>
          <table:table-cell office:value-type="float" office:value="0.002670947">
            <text:p>0.002670947</text:p>
          </table:table-cell>
          <table:table-cell office:value-type="float" office:value="0.94524317">
            <text:p>0.94524317</text:p>
          </table:table-cell>
          <table:table-cell office:value-type="percentage" office:value="0.471534342">
            <text:p>47.15%</text:p>
          </table:table-cell>
          <table:table-cell office:value-type="percentage" office:value="0.639672716">
            <text:p>63.97%</text:p>
          </table:table-cell>
          <table:table-cell office:value-type="float" office:value="24392">
            <text:p>24392</text:p>
          </table:table-cell>
          <table:table-cell office:value-type="float" office:value="51729">
            <text:p>51729</text:p>
          </table:table-cell>
        </table:table-row>
        <table:table-row table:style-name="ro1">
          <table:table-cell office:value-type="string">
            <text:p>?a <text:s/>&lt;dbo:locatedInArea&gt; <text:s/>?b <text:s text:c="2"/>=&gt; ?a <text:s/>&lt;isLocatedIn&gt; <text:s/>?b</text:p>
          </table:table-cell>
          <table:table-cell office:value-type="float" office:value="0.001493374">
            <text:p>0.001493374</text:p>
          </table:table-cell>
          <table:table-cell office:value-type="float" office:value="0.013151284">
            <text:p>0.013151284</text:p>
          </table:table-cell>
          <table:table-cell table:number-columns-repeated="2" office:value-type="percentage" office:value="0.611624361">
            <text:p>61.16%</text:p>
          </table:table-cell>
          <table:table-cell office:value-type="float" office:value="13638">
            <text:p>13638</text:p>
          </table:table-cell>
          <table:table-cell office:value-type="float" office:value="22298">
            <text:p>22298</text:p>
          </table:table-cell>
        </table:table-row>
        <table:table-row table:style-name="ro1">
          <table:table-cell office:value-type="string">
            <text:p>?a <text:s/>&lt;dbo:city&gt; <text:s/>?b <text:s text:c="2"/>=&gt; ?a <text:s/>&lt;isLocatedIn&gt; <text:s/>?b</text:p>
          </table:table-cell>
          <table:table-cell office:value-type="float" office:value="0.004280173">
            <text:p>0.004280173</text:p>
          </table:table-cell>
          <table:table-cell office:value-type="float" office:value="0.037693019">
            <text:p>0.037693019</text:p>
          </table:table-cell>
          <table:table-cell office:value-type="percentage" office:value="0.580923223">
            <text:p>58.09%</text:p>
          </table:table-cell>
          <table:table-cell office:value-type="percentage" office:value="0.609540443">
            <text:p>60.95%</text:p>
          </table:table-cell>
          <table:table-cell office:value-type="float" office:value="39088">
            <text:p>39088</text:p>
          </table:table-cell>
          <table:table-cell office:value-type="float" office:value="67286">
            <text:p>67286</text:p>
          </table:table-cell>
        </table:table-row>
        <table:table-row table:style-name="ro1">
          <table:table-cell office:value-type="string">
            <text:p>?a <text:s/>&lt;dbo:language&gt; <text:s/>?b <text:s text:c="2"/>=&gt; ?a <text:s/>&lt;hasOfficialLanguage&gt; <text:s/>?b</text:p>
          </table:table-cell>
          <table:table-cell office:value-type="float" office:value="0.000066029">
            <text:p>0.000066029</text:p>
          </table:table-cell>
          <table:table-cell office:value-type="float" office:value="0.893333333">
            <text:p>0.893333333</text:p>
          </table:table-cell>
          <table:table-cell office:value-type="percentage" office:value="0.030187735">
            <text:p>3.02%</text:p>
          </table:table-cell>
          <table:table-cell office:value-type="percentage" office:value="0.594674556">
            <text:p>59.47%</text:p>
          </table:table-cell>
          <table:table-cell office:value-type="float" office:value="603">
            <text:p>603</text:p>
          </table:table-cell>
          <table:table-cell office:value-type="float" office:value="19975">
            <text:p>19975</text:p>
          </table:table-cell>
        </table:table-row>
        <table:table-row table:style-name="ro1">
          <table:table-cell office:value-type="string">
            <text:p>?a <text:s/>&lt;dbo:location&gt; <text:s/>?b <text:s text:c="2"/>=&gt; ?a <text:s/>&lt;isLocatedIn&gt; <text:s/>?b</text:p>
          </table:table-cell>
          <table:table-cell office:value-type="float" office:value="0.010101571">
            <text:p>0.010101571</text:p>
          </table:table-cell>
          <table:table-cell office:value-type="float" office:value="0.088958726">
            <text:p>0.088958726</text:p>
          </table:table-cell>
          <table:table-cell office:value-type="percentage" office:value="0.548349323">
            <text:p>54.83%</text:p>
          </table:table-cell>
          <table:table-cell office:value-type="percentage" office:value="0.59402568">
            <text:p>59.40%</text:p>
          </table:table-cell>
          <table:table-cell office:value-type="float" office:value="92251">
            <text:p>92251</text:p>
          </table:table-cell>
          <table:table-cell office:value-type="float" office:value="168234">
            <text:p>168234</text:p>
          </table:table-cell>
        </table:table-row>
        <table:table-row table:style-name="ro1">
          <table:table-cell office:value-type="string">
            <text:p>?a <text:s/>&lt;dbo:deathPlace&gt; <text:s/>?b <text:s text:c="2"/>=&gt; ?a <text:s/>&lt;diedIn&gt; <text:s/>?b</text:p>
          </table:table-cell>
          <table:table-cell office:value-type="float" office:value="0.004522279">
            <text:p>0.004522279</text:p>
          </table:table-cell>
          <table:table-cell office:value-type="float" office:value="0.928839709">
            <text:p>0.928839709</text:p>
          </table:table-cell>
          <table:table-cell office:value-type="percentage" office:value="0.218880344">
            <text:p>21.89%</text:p>
          </table:table-cell>
          <table:table-cell office:value-type="percentage" office:value="0.592304162">
            <text:p>59.23%</text:p>
          </table:table-cell>
          <table:table-cell office:value-type="float" office:value="41299">
            <text:p>41299</text:p>
          </table:table-cell>
          <table:table-cell office:value-type="float" office:value="188683">
            <text:p>188683</text:p>
          </table:table-cell>
        </table:table-row>
        <table:table-row table:style-name="ro1">
          <table:table-cell office:value-type="string">
            <text:p>?a <text:s/>&lt;dbo:state&gt; <text:s/>?b <text:s text:c="2"/>=&gt; ?a <text:s/>&lt;isLocatedIn&gt; <text:s/>?b</text:p>
          </table:table-cell>
          <table:table-cell office:value-type="float" office:value="0.002436177">
            <text:p>0.002436177</text:p>
          </table:table-cell>
          <table:table-cell office:value-type="float" office:value="0.021454009">
            <text:p>0.021454009</text:p>
          </table:table-cell>
          <table:table-cell office:value-type="percentage" office:value="0.5764776">
            <text:p>57.65%</text:p>
          </table:table-cell>
          <table:table-cell office:value-type="percentage" office:value="0.586291406">
            <text:p>58.63%</text:p>
          </table:table-cell>
          <table:table-cell office:value-type="float" office:value="22248">
            <text:p>22248</text:p>
          </table:table-cell>
          <table:table-cell office:value-type="float" office:value="38593">
            <text:p>38593</text:p>
          </table:table-cell>
        </table:table-row>
        <table:table-row table:style-name="ro1">
          <table:table-cell office:value-type="string">
            <text:p>?a <text:s/>&lt;owns&gt; <text:s/>?b <text:s text:c="2"/>=&gt; ?a <text:s/>&lt;dbo:subsidiary&gt; <text:s/>?b</text:p>
          </table:table-cell>
          <table:table-cell office:value-type="float" office:value="0.000012374">
            <text:p>0.000012374</text:p>
          </table:table-cell>
          <table:table-cell office:value-type="float" office:value="0.040897575">
            <text:p>0.040897575</text:p>
          </table:table-cell>
          <table:table-cell office:value-type="percentage" office:value="0.006228297">
            <text:p>0.62%</text:p>
          </table:table-cell>
          <table:table-cell office:value-type="percentage" office:value="0.585492228">
            <text:p>58.55%</text:p>
          </table:table-cell>
          <table:table-cell office:value-type="float" office:value="113">
            <text:p>113</text:p>
          </table:table-cell>
          <table:table-cell office:value-type="float" office:value="18143">
            <text:p>18143</text:p>
          </table:table-cell>
        </table:table-row>
        <table:table-row table:style-name="ro1">
          <table:table-cell office:value-type="string">
            <text:p>?a <text:s/>&lt;created&gt; <text:s/>?b <text:s text:c="2"/>=&gt; ?a <text:s/>&lt;dbo:significantProject&gt; <text:s/>?b</text:p>
          </table:table-cell>
          <table:table-cell office:value-type="float" office:value="0.000003833">
            <text:p>0.000003833</text:p>
          </table:table-cell>
          <table:table-cell office:value-type="float" office:value="0.072016461">
            <text:p>0.072016461</text:p>
          </table:table-cell>
          <table:table-cell office:value-type="percentage" office:value="0.000159805">
            <text:p>0.02%</text:p>
          </table:table-cell>
          <table:table-cell office:value-type="percentage" office:value="0.573770492">
            <text:p>57.38%</text:p>
          </table:table-cell>
          <table:table-cell office:value-type="float" office:value="35">
            <text:p>35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a <text:s/>&lt;influences&gt; <text:s/>?b <text:s text:c="2"/>=&gt; ?a <text:s/>&lt;dbo:influenced&gt; <text:s/>?b</text:p>
          </table:table-cell>
          <table:table-cell office:value-type="float" office:value="0.000720078">
            <text:p>0.000720078</text:p>
          </table:table-cell>
          <table:table-cell office:value-type="float" office:value="0.80726737">
            <text:p>0.80726737</text:p>
          </table:table-cell>
          <table:table-cell office:value-type="percentage" office:value="0.314175147">
            <text:p>31.42%</text:p>
          </table:table-cell>
          <table:table-cell office:value-type="percentage" office:value="0.557382607">
            <text:p>55.74%</text:p>
          </table:table-cell>
          <table:table-cell office:value-type="float" office:value="6576">
            <text:p>6576</text:p>
          </table:table-cell>
          <table:table-cell office:value-type="float" office:value="20931">
            <text:p>20931</text:p>
          </table:table-cell>
        </table:table-row>
        <table:table-row table:style-name="ro1">
          <table:table-cell office:value-type="string">
            <text:p>?b <text:s/>&lt;dbo:predecessor&gt; <text:s/>?a <text:s text:c="2"/>=&gt; ?a <text:s/>&lt;hasChild&gt; <text:s/>?b</text:p>
          </table:table-cell>
          <table:table-cell office:value-type="float" office:value="0.000109829">
            <text:p>0.000109829</text:p>
          </table:table-cell>
          <table:table-cell office:value-type="float" office:value="0.079363823">
            <text:p>0.079363823</text:p>
          </table:table-cell>
          <table:table-cell office:value-type="percentage" office:value="0.207789517">
            <text:p>20.78%</text:p>
          </table:table-cell>
          <table:table-cell office:value-type="percentage" office:value="0.556912826">
            <text:p>55.69%</text:p>
          </table:table-cell>
          <table:table-cell office:value-type="float" office:value="1003">
            <text:p>1003</text:p>
          </table:table-cell>
          <table:table-cell office:value-type="float" office:value="4827">
            <text:p>4827</text:p>
          </table:table-cell>
        </table:table-row>
        <table:table-row table:style-name="ro1">
          <table:table-cell office:value-type="string">
            <text:p>?b <text:s/>&lt;owns&gt; <text:s/>?a <text:s text:c="2"/>=&gt; ?a <text:s/>&lt;dbo:operatedBy&gt; <text:s/>?b</text:p>
          </table:table-cell>
          <table:table-cell office:value-type="float" office:value="0.000001752">
            <text:p>0.000001752</text:p>
          </table:table-cell>
          <table:table-cell office:value-type="float" office:value="0.090909091">
            <text:p>0.090909091</text:p>
          </table:table-cell>
          <table:table-cell office:value-type="percentage" office:value="0.000881883">
            <text:p>0.09%</text:p>
          </table:table-cell>
          <table:table-cell office:value-type="percentage" office:value="0.551724138">
            <text:p>55.17%</text:p>
          </table:table-cell>
          <table:table-cell office:value-type="float" office:value="16">
            <text:p>16</text:p>
          </table:table-cell>
          <table:table-cell office:value-type="float" office:value="18143">
            <text:p>18143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councilArea&gt; <text:s/>?b</text:p>
          </table:table-cell>
          <table:table-cell office:value-type="float" office:value="0.000044895">
            <text:p>0.000044895</text:p>
          </table:table-cell>
          <table:table-cell office:value-type="float" office:value="0.526992288">
            <text:p>0.526992288</text:p>
          </table:table-cell>
          <table:table-cell office:value-type="percentage" office:value="0.000395368">
            <text:p>0.04%</text:p>
          </table:table-cell>
          <table:table-cell office:value-type="percentage" office:value="0.55033557">
            <text:p>55.03%</text:p>
          </table:table-cell>
          <table:table-cell office:value-type="float" office:value="410">
            <text:p>410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b <text:s/>&lt;graduatedFrom&gt; <text:s/>?a <text:s text:c="2"/>=&gt; ?a <text:s/>&lt;dbo:rector&gt; <text:s/>?b</text:p>
          </table:table-cell>
          <table:table-cell office:value-type="float" office:value="0.000000657">
            <text:p>0.000000657</text:p>
          </table:table-cell>
          <table:table-cell office:value-type="float" office:value="0.012765957">
            <text:p>0.012765957</text:p>
          </table:table-cell>
          <table:table-cell office:value-type="percentage" office:value="0.000232513">
            <text:p>0.02%</text:p>
          </table:table-cell>
          <table:table-cell office:value-type="percentage" office:value="0.545454545">
            <text:p>54.55%</text:p>
          </table:table-cell>
          <table:table-cell office:value-type="float" office:value="6">
            <text:p>6</text:p>
          </table:table-cell>
          <table:table-cell office:value-type="float" office:value="25805">
            <text:p>25805</text:p>
          </table:table-cell>
        </table:table-row>
        <table:table-row table:style-name="ro1">
          <table:table-cell office:value-type="string">
            <text:p>?a <text:s/>&lt;dbo:birthPlace&gt; <text:s/>?b <text:s text:c="2"/>=&gt; ?a <text:s/>&lt;wasBornIn&gt; <text:s/>?b</text:p>
          </table:table-cell>
          <table:table-cell office:value-type="float" office:value="0.016731305">
            <text:p>0.016731305</text:p>
          </table:table-cell>
          <table:table-cell office:value-type="float" office:value="0.957710461">
            <text:p>0.957710461</text:p>
          </table:table-cell>
          <table:table-cell office:value-type="percentage" office:value="0.20890837">
            <text:p>20.89%</text:p>
          </table:table-cell>
          <table:table-cell office:value-type="percentage" office:value="0.535555057">
            <text:p>53.56%</text:p>
          </table:table-cell>
          <table:table-cell office:value-type="float" office:value="152796">
            <text:p>152796</text:p>
          </table:table-cell>
          <table:table-cell office:value-type="float" office:value="731402">
            <text:p>731402</text:p>
          </table:table-cell>
        </table:table-row>
        <table:table-row table:style-name="ro1">
          <table:table-cell office:value-type="string">
            <text:p>?b <text:s/>&lt;created&gt; <text:s/>?a <text:s text:c="2"/>=&gt; ?a <text:s/>&lt;dbo:developer&gt; <text:s/>?b</text:p>
          </table:table-cell>
          <table:table-cell office:value-type="float" office:value="0.000033836">
            <text:p>0.000033836</text:p>
          </table:table-cell>
          <table:table-cell office:value-type="float" office:value="0.427977839">
            <text:p>0.427977839</text:p>
          </table:table-cell>
          <table:table-cell office:value-type="percentage" office:value="0.001410849">
            <text:p>0.14%</text:p>
          </table:table-cell>
          <table:table-cell office:value-type="percentage" office:value="0.521959459">
            <text:p>52.20%</text:p>
          </table:table-cell>
          <table:table-cell office:value-type="float" office:value="309">
            <text:p>309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a <text:s/>&lt;dbo:region&gt; <text:s/>?b <text:s text:c="2"/>=&gt; ?a <text:s/>&lt;isPoliticianOf&gt; <text:s/>?b</text:p>
          </table:table-cell>
          <table:table-cell office:value-type="float" office:value="0.000025404">
            <text:p>0.000025404</text:p>
          </table:table-cell>
          <table:table-cell office:value-type="float" office:value="0.084919473">
            <text:p>0.084919473</text:p>
          </table:table-cell>
          <table:table-cell office:value-type="percentage" office:value="0.004968944">
            <text:p>0.50%</text:p>
          </table:table-cell>
          <table:table-cell office:value-type="percentage" office:value="0.503253796">
            <text:p>50.33%</text:p>
          </table:table-cell>
          <table:table-cell office:value-type="float" office:value="232">
            <text:p>232</text:p>
          </table:table-cell>
          <table:table-cell office:value-type="float" office:value="46690">
            <text:p>46690</text:p>
          </table:table-cell>
        </table:table-row>
        <table:table-row table:style-name="ro1">
          <table:table-cell office:value-type="string">
            <text:p>?a <text:s/>&lt;hasCapital&gt; <text:s/>?b <text:s text:c="2"/>=&gt; ?a <text:s/>&lt;dbo:largestCity&gt; <text:s/>?b</text:p>
          </table:table-cell>
          <table:table-cell office:value-type="float" office:value="0.000007665">
            <text:p>0.000007665</text:p>
          </table:table-cell>
          <table:table-cell office:value-type="float" office:value="0.104011887">
            <text:p>0.104011887</text:p>
          </table:table-cell>
          <table:table-cell office:value-type="percentage" office:value="0.054137664">
            <text:p>5.41%</text:p>
          </table:table-cell>
          <table:table-cell office:value-type="percentage" office:value="0.476190476">
            <text:p>47.62%</text:p>
          </table:table-cell>
          <table:table-cell office:value-type="float" office:value="70">
            <text:p>70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string">
            <text:p>?a <text:s/>&lt;dbo:largestCity&gt; <text:s/>?b <text:s text:c="2"/>=&gt; ?a <text:s/>&lt;hasCapital&gt; <text:s/>?b</text:p>
          </table:table-cell>
          <table:table-cell office:value-type="float" office:value="0.000007665">
            <text:p>0.000007665</text:p>
          </table:table-cell>
          <table:table-cell office:value-type="float" office:value="0.054137664">
            <text:p>0.054137664</text:p>
          </table:table-cell>
          <table:table-cell office:value-type="percentage" office:value="0.104011887">
            <text:p>10.40%</text:p>
          </table:table-cell>
          <table:table-cell office:value-type="percentage" office:value="0.472972973">
            <text:p>47.30%</text:p>
          </table:table-cell>
          <table:table-cell office:value-type="float" office:value="70">
            <text:p>70</text:p>
          </table:table-cell>
          <table:table-cell office:value-type="float" office:value="673">
            <text:p>673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origin&gt; <text:s/>?b</text:p>
          </table:table-cell>
          <table:table-cell office:value-type="float" office:value="0.000396503">
            <text:p>0.000396503</text:p>
          </table:table-cell>
          <table:table-cell office:value-type="float" office:value="0.5279965">
            <text:p>0.5279965</text:p>
          </table:table-cell>
          <table:table-cell office:value-type="percentage" office:value="0.003491773">
            <text:p>0.35%</text:p>
          </table:table-cell>
          <table:table-cell office:value-type="percentage" office:value="0.458819057">
            <text:p>45.88%</text:p>
          </table:table-cell>
          <table:table-cell office:value-type="float" office:value="3621">
            <text:p>3621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dbo:citizenship&gt; <text:s/>?b <text:s text:c="2"/>=&gt; ?a <text:s/>&lt;livesIn&gt; <text:s/>?b</text:p>
          </table:table-cell>
          <table:table-cell office:value-type="float" office:value="0.000060773">
            <text:p>0.000060773</text:p>
          </table:table-cell>
          <table:table-cell office:value-type="float" office:value="0.018986692">
            <text:p>0.018986692</text:p>
          </table:table-cell>
          <table:table-cell office:value-type="percentage" office:value="0.144080997">
            <text:p>14.41%</text:p>
          </table:table-cell>
          <table:table-cell office:value-type="percentage" office:value="0.446859903">
            <text:p>44.69%</text:p>
          </table:table-cell>
          <table:table-cell office:value-type="float" office:value="555">
            <text:p>555</text:p>
          </table:table-cell>
          <table:table-cell office:value-type="float" office:value="3852">
            <text:p>3852</text:p>
          </table:table-cell>
        </table:table-row>
        <table:table-row table:style-name="ro1">
          <table:table-cell office:value-type="string">
            <text:p>?a <text:s/>&lt;dbo:district&gt; <text:s/>?b <text:s text:c="2"/>=&gt; ?a <text:s/>&lt;isLocatedIn&gt; <text:s/>?b</text:p>
          </table:table-cell>
          <table:table-cell office:value-type="float" office:value="0.001916157">
            <text:p>0.001916157</text:p>
          </table:table-cell>
          <table:table-cell office:value-type="float" office:value="0.016874492">
            <text:p>0.016874492</text:p>
          </table:table-cell>
          <table:table-cell office:value-type="percentage" office:value="0.403872784">
            <text:p>40.39%</text:p>
          </table:table-cell>
          <table:table-cell office:value-type="percentage" office:value="0.444622304">
            <text:p>44.46%</text:p>
          </table:table-cell>
          <table:table-cell office:value-type="float" office:value="17499">
            <text:p>17499</text:p>
          </table:table-cell>
          <table:table-cell office:value-type="float" office:value="43328">
            <text:p>43328</text:p>
          </table:table-cell>
        </table:table-row>
        <table:table-row table:style-name="ro1">
          <table:table-cell office:value-type="string">
            <text:p>?a <text:s/>&lt;created&gt; <text:s/>?b <text:s text:c="2"/>=&gt; ?a <text:s/>&lt;dbo:knownFor&gt; <text:s/>?b</text:p>
          </table:table-cell>
          <table:table-cell office:value-type="float" office:value="0.000085192">
            <text:p>0.000085192</text:p>
          </table:table-cell>
          <table:table-cell office:value-type="float" office:value="0.033052936">
            <text:p>0.033052936</text:p>
          </table:table-cell>
          <table:table-cell office:value-type="percentage" office:value="0.003552236">
            <text:p>0.36%</text:p>
          </table:table-cell>
          <table:table-cell office:value-type="percentage" office:value="0.444317533">
            <text:p>44.43%</text:p>
          </table:table-cell>
          <table:table-cell office:value-type="float" office:value="778">
            <text:p>778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city&gt; <text:s/>?b</text:p>
          </table:table-cell>
          <table:table-cell office:value-type="float" office:value="0.004280173">
            <text:p>0.004280173</text:p>
          </table:table-cell>
          <table:table-cell office:value-type="float" office:value="0.580923223">
            <text:p>0.580923223</text:p>
          </table:table-cell>
          <table:table-cell office:value-type="percentage" office:value="0.037693019">
            <text:p>3.77%</text:p>
          </table:table-cell>
          <table:table-cell office:value-type="percentage" office:value="0.430892696">
            <text:p>43.09%</text:p>
          </table:table-cell>
          <table:table-cell office:value-type="float" office:value="39088">
            <text:p>39088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b <text:s/>&lt;hasChild&gt; <text:s/>?a <text:s text:c="2"/>=&gt; ?a <text:s/>&lt;dbo:predecessor&gt; <text:s/>?b</text:p>
          </table:table-cell>
          <table:table-cell office:value-type="float" office:value="0.000109829">
            <text:p>0.000109829</text:p>
          </table:table-cell>
          <table:table-cell office:value-type="float" office:value="0.207789517">
            <text:p>0.207789517</text:p>
          </table:table-cell>
          <table:table-cell office:value-type="percentage" office:value="0.079363823">
            <text:p>7.94%</text:p>
          </table:table-cell>
          <table:table-cell office:value-type="percentage" office:value="0.429550321">
            <text:p>42.96%</text:p>
          </table:table-cell>
          <table:table-cell office:value-type="float" office:value="1003">
            <text:p>1003</text:p>
          </table:table-cell>
          <table:table-cell office:value-type="float" office:value="12638">
            <text:p>12638</text:p>
          </table:table-cell>
        </table:table-row>
        <table:table-row table:style-name="ro1">
          <table:table-cell office:value-type="string">
            <text:p>?a <text:s/>&lt;diedIn&gt; <text:s/>?b <text:s text:c="2"/>=&gt; ?a <text:s/>&lt;dbo:residence&gt; <text:s/>?b</text:p>
          </table:table-cell>
          <table:table-cell office:value-type="float" office:value="0.00007676">
            <text:p>0.00007676</text:p>
          </table:table-cell>
          <table:table-cell office:value-type="float" office:value="0.019911944">
            <text:p>0.019911944</text:p>
          </table:table-cell>
          <table:table-cell office:value-type="percentage" office:value="0.015765918">
            <text:p>1.58%</text:p>
          </table:table-cell>
          <table:table-cell office:value-type="percentage" office:value="0.428746177">
            <text:p>42.87%</text:p>
          </table:table-cell>
          <table:table-cell office:value-type="float" office:value="701">
            <text:p>701</text:p>
          </table:table-cell>
          <table:table-cell office:value-type="float" office:value="44463">
            <text:p>44463</text:p>
          </table:table-cell>
        </table:table-row>
        <table:table-row table:style-name="ro1">
          <table:table-cell office:value-type="string">
            <text:p>?a <text:s/>&lt;owns&gt; <text:s/>?b <text:s text:c="2"/>=&gt; ?a <text:s/>&lt;dbo:division&gt; <text:s/>?b</text:p>
          </table:table-cell>
          <table:table-cell office:value-type="float" office:value="0.000009089">
            <text:p>0.000009089</text:p>
          </table:table-cell>
          <table:table-cell office:value-type="float" office:value="0.074774775">
            <text:p>0.074774775</text:p>
          </table:table-cell>
          <table:table-cell office:value-type="percentage" office:value="0.004574767">
            <text:p>0.46%</text:p>
          </table:table-cell>
          <table:table-cell office:value-type="percentage" office:value="0.425641026">
            <text:p>42.56%</text:p>
          </table:table-cell>
          <table:table-cell office:value-type="float" office:value="83">
            <text:p>83</text:p>
          </table:table-cell>
          <table:table-cell office:value-type="float" office:value="18143">
            <text:p>18143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ceremonialCounty&gt; <text:s/>?b</text:p>
          </table:table-cell>
          <table:table-cell office:value-type="float" office:value="0.000217031">
            <text:p>0.000217031</text:p>
          </table:table-cell>
          <table:table-cell office:value-type="float" office:value="0.598791541">
            <text:p>0.598791541</text:p>
          </table:table-cell>
          <table:table-cell office:value-type="percentage" office:value="0.001911266">
            <text:p>0.19%</text:p>
          </table:table-cell>
          <table:table-cell office:value-type="percentage" office:value="0.4234138">
            <text:p>42.34%</text:p>
          </table:table-cell>
          <table:table-cell office:value-type="float" office:value="1982">
            <text:p>1982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dbo:successor&gt; <text:s/>?b <text:s text:c="2"/>=&gt; ?a <text:s/>&lt;hasChild&gt; <text:s/>?b</text:p>
          </table:table-cell>
          <table:table-cell office:value-type="float" office:value="0.000115195">
            <text:p>0.000115195</text:p>
          </table:table-cell>
          <table:table-cell office:value-type="float" office:value="0.083241019">
            <text:p>0.083241019</text:p>
          </table:table-cell>
          <table:table-cell office:value-type="percentage" office:value="0.02183388">
            <text:p>2.18%</text:p>
          </table:table-cell>
          <table:table-cell office:value-type="percentage" office:value="0.421981548">
            <text:p>42.20%</text:p>
          </table:table-cell>
          <table:table-cell office:value-type="float" office:value="1052">
            <text:p>1052</text:p>
          </table:table-cell>
          <table:table-cell office:value-type="float" office:value="48182">
            <text:p>48182</text:p>
          </table:table-cell>
        </table:table-row>
        <table:table-row table:style-name="ro1">
          <table:table-cell office:value-type="string">
            <text:p>?a <text:s/>&lt;isCitizenOf&gt; <text:s/>?b <text:s text:c="2"/>=&gt; ?a <text:s/>&lt;dbo:residence&gt; <text:s/>?b</text:p>
          </table:table-cell>
          <table:table-cell office:value-type="float" office:value="0.000237398">
            <text:p>0.000237398</text:p>
          </table:table-cell>
          <table:table-cell office:value-type="float" office:value="0.061582162">
            <text:p>0.061582162</text:p>
          </table:table-cell>
          <table:table-cell office:value-type="percentage" office:value="0.051789212">
            <text:p>5.18%</text:p>
          </table:table-cell>
          <table:table-cell office:value-type="percentage" office:value="0.41421475">
            <text:p>41.42%</text:p>
          </table:table-cell>
          <table:table-cell office:value-type="float" office:value="2168">
            <text:p>2168</text:p>
          </table:table-cell>
          <table:table-cell office:value-type="float" office:value="41862">
            <text:p>41862</text:p>
          </table:table-cell>
        </table:table-row>
        <table:table-row table:style-name="ro1">
          <table:table-cell office:value-type="string">
            <text:p>?a <text:s/>&lt;hasChild&gt; <text:s/>?b <text:s text:c="2"/>=&gt; ?a <text:s/>&lt;dbo:successor&gt; <text:s/>?b</text:p>
          </table:table-cell>
          <table:table-cell office:value-type="float" office:value="0.000115195">
            <text:p>0.000115195</text:p>
          </table:table-cell>
          <table:table-cell office:value-type="float" office:value="0.02183388">
            <text:p>0.02183388</text:p>
          </table:table-cell>
          <table:table-cell office:value-type="percentage" office:value="0.083241019">
            <text:p>8.32%</text:p>
          </table:table-cell>
          <table:table-cell office:value-type="percentage" office:value="0.408385093">
            <text:p>40.84%</text:p>
          </table:table-cell>
          <table:table-cell office:value-type="float" office:value="1052">
            <text:p>1052</text:p>
          </table:table-cell>
          <table:table-cell office:value-type="float" office:value="12638">
            <text:p>12638</text:p>
          </table:table-cell>
        </table:table-row>
        <table:table-row table:style-name="ro1">
          <table:table-cell office:value-type="string">
            <text:p>?b <text:s/>&lt;hasAcademicAdvisor&gt; <text:s/>?a <text:s text:c="2"/>=&gt; ?a <text:s/>&lt;dbo:notableStudent&gt; <text:s/>?b</text:p>
          </table:table-cell>
          <table:table-cell office:value-type="float" office:value="0.000005366">
            <text:p>0.000005366</text:p>
          </table:table-cell>
          <table:table-cell office:value-type="float" office:value="0.077654517">
            <text:p>0.077654517</text:p>
          </table:table-cell>
          <table:table-cell office:value-type="percentage" office:value="0.018310912">
            <text:p>1.83%</text:p>
          </table:table-cell>
          <table:table-cell office:value-type="percentage" office:value="0.401639344">
            <text:p>40.16%</text:p>
          </table:table-cell>
          <table:table-cell office:value-type="float" office:value="49">
            <text:p>49</text:p>
          </table:table-cell>
          <table:table-cell office:value-type="float" office:value="2676">
            <text:p>2676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lieutenancyArea&gt; <text:s/>?b</text:p>
          </table:table-cell>
          <table:table-cell office:value-type="float" office:value="0.000016644">
            <text:p>0.000016644</text:p>
          </table:table-cell>
          <table:table-cell office:value-type="float" office:value="0.369829684">
            <text:p>0.369829684</text:p>
          </table:table-cell>
          <table:table-cell office:value-type="percentage" office:value="0.000146575">
            <text:p>0.01%</text:p>
          </table:table-cell>
          <table:table-cell office:value-type="percentage" office:value="0.4">
            <text:p>40.00%</text:p>
          </table:table-cell>
          <table:table-cell office:value-type="float" office:value="152">
            <text:p>152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b <text:s/>&lt;isLocatedIn&gt; <text:s/>?a <text:s text:c="2"/>=&gt; ?a <text:s/>&lt;dbo:part&gt; <text:s/>?b</text:p>
          </table:table-cell>
          <table:table-cell office:value-type="float" office:value="0.000583749">
            <text:p>0.000583749</text:p>
          </table:table-cell>
          <table:table-cell office:value-type="float" office:value="0.614524496">
            <text:p>0.614524496</text:p>
          </table:table-cell>
          <table:table-cell office:value-type="percentage" office:value="0.005140746">
            <text:p>0.51%</text:p>
          </table:table-cell>
          <table:table-cell office:value-type="percentage" office:value="0.392533687">
            <text:p>39.25%</text:p>
          </table:table-cell>
          <table:table-cell office:value-type="float" office:value="5331">
            <text:p>5331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b <text:s/>&lt;dbo:notableStudent&gt; <text:s/>?a <text:s text:c="2"/>=&gt; ?a <text:s/>&lt;hasAcademicAdvisor&gt; <text:s/>?b</text:p>
          </table:table-cell>
          <table:table-cell office:value-type="float" office:value="0.000005366">
            <text:p>0.000005366</text:p>
          </table:table-cell>
          <table:table-cell office:value-type="float" office:value="0.018310912">
            <text:p>0.018310912</text:p>
          </table:table-cell>
          <table:table-cell office:value-type="percentage" office:value="0.077654517">
            <text:p>7.77%</text:p>
          </table:table-cell>
          <table:table-cell office:value-type="percentage" office:value="0.388888889">
            <text:p>38.89%</text:p>
          </table:table-cell>
          <table:table-cell office:value-type="float" office:value="49">
            <text:p>49</text:p>
          </table:table-cell>
          <table:table-cell office:value-type="float" office:value="631">
            <text:p>631</text:p>
          </table:table-cell>
        </table:table-row>
        <table:table-row table:style-name="ro1">
          <table:table-cell office:value-type="string">
            <text:p>?b <text:s/>&lt;owns&gt; <text:s/>?a <text:s text:c="2"/>=&gt; ?a <text:s/>&lt;dbo:tenant&gt; <text:s/>?b</text:p>
          </table:table-cell>
          <table:table-cell office:value-type="float" office:value="0.000050699">
            <text:p>0.000050699</text:p>
          </table:table-cell>
          <table:table-cell office:value-type="float" office:value="0.052022472">
            <text:p>0.052022472</text:p>
          </table:table-cell>
          <table:table-cell office:value-type="percentage" office:value="0.025519484">
            <text:p>2.55%</text:p>
          </table:table-cell>
          <table:table-cell office:value-type="percentage" office:value="0.384232365">
            <text:p>38.42%</text:p>
          </table:table-cell>
          <table:table-cell office:value-type="float" office:value="463">
            <text:p>463</text:p>
          </table:table-cell>
          <table:table-cell office:value-type="float" office:value="18143">
            <text:p>18143</text:p>
          </table:table-cell>
        </table:table-row>
        <table:table-row table:style-name="ro1">
          <table:table-cell office:value-type="string">
            <text:p>?a <text:s/>&lt;isCitizenOf&gt; <text:s/>?b <text:s text:c="2"/>=&gt; ?a <text:s/>&lt;dbo:birthPlace&gt; <text:s/>?b</text:p>
          </table:table-cell>
          <table:table-cell office:value-type="float" office:value="0.001330546">
            <text:p>0.001330546</text:p>
          </table:table-cell>
          <table:table-cell office:value-type="float" office:value="0.016613299">
            <text:p>0.016613299</text:p>
          </table:table-cell>
          <table:table-cell office:value-type="percentage" office:value="0.290263246">
            <text:p>29.03%</text:p>
          </table:table-cell>
          <table:table-cell office:value-type="percentage" office:value="0.365828692">
            <text:p>36.58%</text:p>
          </table:table-cell>
          <table:table-cell office:value-type="float" office:value="12151">
            <text:p>12151</text:p>
          </table:table-cell>
          <table:table-cell office:value-type="float" office:value="41862">
            <text:p>41862</text:p>
          </table:table-cell>
        </table:table-row>
        <table:table-row table:style-name="ro1">
          <table:table-cell office:value-type="string">
            <text:p>?a <text:s/>&lt;dbo:deathPlace&gt; <text:s/>?b <text:s text:c="2"/>=&gt; ?a <text:s/>&lt;livesIn&gt; <text:s/>?b</text:p>
          </table:table-cell>
          <table:table-cell office:value-type="float" office:value="0.000193707">
            <text:p>0.000193707</text:p>
          </table:table-cell>
          <table:table-cell office:value-type="float" office:value="0.060517943">
            <text:p>0.060517943</text:p>
          </table:table-cell>
          <table:table-cell office:value-type="percentage" office:value="0.009375513">
            <text:p>0.94%</text:p>
          </table:table-cell>
          <table:table-cell office:value-type="percentage" office:value="0.364216595">
            <text:p>36.42%</text:p>
          </table:table-cell>
          <table:table-cell office:value-type="float" office:value="1769">
            <text:p>1769</text:p>
          </table:table-cell>
          <table:table-cell office:value-type="float" office:value="188683">
            <text:p>188683</text:p>
          </table:table-cell>
        </table:table-row>
        <table:table-row table:style-name="ro1">
          <table:table-cell office:value-type="string">
            <text:p>?b <text:s/>&lt;created&gt; <text:s/>?a <text:s text:c="2"/>=&gt; ?a <text:s/>&lt;dbo:keyPerson&gt; <text:s/>?b</text:p>
          </table:table-cell>
          <table:table-cell office:value-type="float" office:value="0.000039858">
            <text:p>0.000039858</text:p>
          </table:table-cell>
          <table:table-cell office:value-type="float" office:value="0.015300546">
            <text:p>0.015300546</text:p>
          </table:table-cell>
          <table:table-cell office:value-type="percentage" office:value="0.001661971">
            <text:p>0.17%</text:p>
          </table:table-cell>
          <table:table-cell office:value-type="percentage" office:value="0.359328727">
            <text:p>35.93%</text:p>
          </table:table-cell>
          <table:table-cell office:value-type="float" office:value="364">
            <text:p>364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b <text:s/>&lt;created&gt; <text:s/>?a <text:s text:c="2"/>=&gt; ?a <text:s/>&lt;dbo:composer&gt; <text:s/>?b</text:p>
          </table:table-cell>
          <table:table-cell office:value-type="float" office:value="0.000066248">
            <text:p>0.000066248</text:p>
          </table:table-cell>
          <table:table-cell office:value-type="float" office:value="0.292836399">
            <text:p>0.292836399</text:p>
          </table:table-cell>
          <table:table-cell office:value-type="percentage" office:value="0.002762343">
            <text:p>0.28%</text:p>
          </table:table-cell>
          <table:table-cell office:value-type="percentage" office:value="0.351131747">
            <text:p>35.11%</text:p>
          </table:table-cell>
          <table:table-cell office:value-type="float" office:value="605">
            <text:p>605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foundationPlace&gt; <text:s/>?b</text:p>
          </table:table-cell>
          <table:table-cell office:value-type="float" office:value="0.000189108">
            <text:p>0.000189108</text:p>
          </table:table-cell>
          <table:table-cell office:value-type="float" office:value="0.168176064">
            <text:p>0.168176064</text:p>
          </table:table-cell>
          <table:table-cell office:value-type="percentage" office:value="0.001665366">
            <text:p>0.17%</text:p>
          </table:table-cell>
          <table:table-cell office:value-type="percentage" office:value="0.347834844">
            <text:p>34.78%</text:p>
          </table:table-cell>
          <table:table-cell office:value-type="float" office:value="1727">
            <text:p>1727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b <text:s/>&lt;dbo:relation&gt; <text:s/>?a <text:s text:c="2"/>=&gt; ?a <text:s/>&lt;hasChild&gt; <text:s/>?b</text:p>
          </table:table-cell>
          <table:table-cell office:value-type="float" office:value="0.000024309">
            <text:p>0.000024309</text:p>
          </table:table-cell>
          <table:table-cell office:value-type="float" office:value="0.017566071">
            <text:p>0.017566071</text:p>
          </table:table-cell>
          <table:table-cell office:value-type="percentage" office:value="0.053975201">
            <text:p>5.40%</text:p>
          </table:table-cell>
          <table:table-cell office:value-type="percentage" office:value="0.34741784">
            <text:p>34.74%</text:p>
          </table:table-cell>
          <table:table-cell office:value-type="float" office:value="222">
            <text:p>222</text:p>
          </table:table-cell>
          <table:table-cell office:value-type="float" office:value="4113">
            <text:p>4113</text:p>
          </table:table-cell>
        </table:table-row>
        <table:table-row table:style-name="ro1">
          <table:table-cell office:value-type="string">
            <text:p>?b <text:s/>&lt;owns&gt; <text:s/>?a <text:s text:c="2"/>=&gt; ?a <text:s/>&lt;dbo:parentCompany&gt; <text:s/>?b</text:p>
          </table:table-cell>
          <table:table-cell office:value-type="float" office:value="0.000012812">
            <text:p>0.000012812</text:p>
          </table:table-cell>
          <table:table-cell office:value-type="float" office:value="0.017824497">
            <text:p>0.017824497</text:p>
          </table:table-cell>
          <table:table-cell office:value-type="percentage" office:value="0.006448768">
            <text:p>0.64%</text:p>
          </table:table-cell>
          <table:table-cell office:value-type="percentage" office:value="0.344117647">
            <text:p>34.41%</text:p>
          </table:table-cell>
          <table:table-cell office:value-type="float" office:value="117">
            <text:p>117</text:p>
          </table:table-cell>
          <table:table-cell office:value-type="float" office:value="18143">
            <text:p>18143</text:p>
          </table:table-cell>
        </table:table-row>
        <table:table-row table:style-name="ro1">
          <table:table-cell office:value-type="string">
            <text:p>?a <text:s/>&lt;diedIn&gt; <text:s/>?b <text:s text:c="2"/>=&gt; ?a <text:s/>&lt;dbo:placeOfBurial&gt; <text:s/>?b</text:p>
          </table:table-cell>
          <table:table-cell office:value-type="float" office:value="0.000002847">
            <text:p>0.000002847</text:p>
          </table:table-cell>
          <table:table-cell office:value-type="float" office:value="0.054621849">
            <text:p>0.054621849</text:p>
          </table:table-cell>
          <table:table-cell office:value-type="percentage" office:value="0.000584756">
            <text:p>0.06%</text:p>
          </table:table-cell>
          <table:table-cell office:value-type="percentage" office:value="0.337662338">
            <text:p>33.77%</text:p>
          </table:table-cell>
          <table:table-cell office:value-type="float" office:value="26">
            <text:p>26</text:p>
          </table:table-cell>
          <table:table-cell office:value-type="float" office:value="44463">
            <text:p>44463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county&gt; <text:s/>?b</text:p>
          </table:table-cell>
          <table:table-cell office:value-type="float" office:value="0.000564477">
            <text:p>0.000564477</text:p>
          </table:table-cell>
          <table:table-cell office:value-type="float" office:value="0.841083374">
            <text:p>0.841083374</text:p>
          </table:table-cell>
          <table:table-cell office:value-type="percentage" office:value="0.004971027">
            <text:p>0.50%</text:p>
          </table:table-cell>
          <table:table-cell office:value-type="percentage" office:value="0.333247139">
            <text:p>33.32%</text:p>
          </table:table-cell>
          <table:table-cell office:value-type="float" office:value="5155">
            <text:p>5155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b <text:s/>&lt;isLocatedIn&gt; <text:s/>?a <text:s text:c="2"/>=&gt; ?a <text:s/>&lt;dbo:countySeat&gt; <text:s/>?b</text:p>
          </table:table-cell>
          <table:table-cell office:value-type="float" office:value="0.000066905">
            <text:p>0.000066905</text:p>
          </table:table-cell>
          <table:table-cell office:value-type="float" office:value="0.976038339">
            <text:p>0.976038339</text:p>
          </table:table-cell>
          <table:table-cell office:value-type="percentage" office:value="0.000589195">
            <text:p>0.06%</text:p>
          </table:table-cell>
          <table:table-cell office:value-type="percentage" office:value="0.328141783">
            <text:p>32.81%</text:p>
          </table:table-cell>
          <table:table-cell office:value-type="float" office:value="611">
            <text:p>611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b <text:s/>&lt;hasChild&gt; <text:s/>?a <text:s text:c="2"/>=&gt; ?a <text:s/>&lt;dbo:relation&gt; <text:s/>?b</text:p>
          </table:table-cell>
          <table:table-cell office:value-type="float" office:value="0.000024309">
            <text:p>0.000024309</text:p>
          </table:table-cell>
          <table:table-cell office:value-type="float" office:value="0.053975201">
            <text:p>0.053975201</text:p>
          </table:table-cell>
          <table:table-cell office:value-type="percentage" office:value="0.017566071">
            <text:p>1.76%</text:p>
          </table:table-cell>
          <table:table-cell office:value-type="percentage" office:value="0.327433628">
            <text:p>32.74%</text:p>
          </table:table-cell>
          <table:table-cell office:value-type="float" office:value="222">
            <text:p>222</text:p>
          </table:table-cell>
          <table:table-cell office:value-type="float" office:value="12638">
            <text:p>12638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state&gt; <text:s/>?b</text:p>
          </table:table-cell>
          <table:table-cell office:value-type="float" office:value="0.002436177">
            <text:p>0.002436177</text:p>
          </table:table-cell>
          <table:table-cell office:value-type="float" office:value="0.5764776">
            <text:p>0.5764776</text:p>
          </table:table-cell>
          <table:table-cell office:value-type="percentage" office:value="0.021454009">
            <text:p>2.15%</text:p>
          </table:table-cell>
          <table:table-cell office:value-type="percentage" office:value="0.32376739">
            <text:p>32.38%</text:p>
          </table:table-cell>
          <table:table-cell office:value-type="float" office:value="22248">
            <text:p>22248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b <text:s/>&lt;actedIn&gt; <text:s/>?a <text:s text:c="2"/>=&gt; ?a <text:s/>&lt;dbo:starring&gt; <text:s/>?b</text:p>
          </table:table-cell>
          <table:table-cell office:value-type="float" office:value="0.003324996">
            <text:p>0.003324996</text:p>
          </table:table-cell>
          <table:table-cell office:value-type="float" office:value="0.486579601">
            <text:p>0.486579601</text:p>
          </table:table-cell>
          <table:table-cell office:value-type="percentage" office:value="0.269393875">
            <text:p>26.94%</text:p>
          </table:table-cell>
          <table:table-cell office:value-type="percentage" office:value="0.319557576">
            <text:p>31.96%</text:p>
          </table:table-cell>
          <table:table-cell office:value-type="float" office:value="30365">
            <text:p>30365</text:p>
          </table:table-cell>
          <table:table-cell office:value-type="float" office:value="112716">
            <text:p>112716</text:p>
          </table:table-cell>
        </table:table-row>
        <table:table-row table:style-name="ro1">
          <table:table-cell office:value-type="string">
            <text:p>?a <text:s/>&lt;livesIn&gt; <text:s/>?b <text:s text:c="2"/>=&gt; ?a <text:s/>&lt;dbo:citizenship&gt; <text:s/>?b</text:p>
          </table:table-cell>
          <table:table-cell office:value-type="float" office:value="0.000060773">
            <text:p>0.000060773</text:p>
          </table:table-cell>
          <table:table-cell office:value-type="float" office:value="0.144080997">
            <text:p>0.144080997</text:p>
          </table:table-cell>
          <table:table-cell office:value-type="percentage" office:value="0.018986692">
            <text:p>1.90%</text:p>
          </table:table-cell>
          <table:table-cell office:value-type="percentage" office:value="0.314982974">
            <text:p>31.50%</text:p>
          </table:table-cell>
          <table:table-cell office:value-type="float" office:value="555">
            <text:p>555</text:p>
          </table:table-cell>
          <table:table-cell office:value-type="float" office:value="29231">
            <text:p>29231</text:p>
          </table:table-cell>
        </table:table-row>
        <table:table-row table:style-name="ro1">
          <table:table-cell office:value-type="string">
            <text:p>?a <text:s/>&lt;dbo:mainInterest&gt; <text:s/>?b <text:s text:c="2"/>=&gt; ?a <text:s/>&lt;isInterestedIn&gt; <text:s/>?b</text:p>
          </table:table-cell>
          <table:table-cell office:value-type="float" office:value="0.000026609">
            <text:p>0.000026609</text:p>
          </table:table-cell>
          <table:table-cell office:value-type="float" office:value="0.794117647">
            <text:p>0.794117647</text:p>
          </table:table-cell>
          <table:table-cell office:value-type="percentage" office:value="0.095033242">
            <text:p>9.50%</text:p>
          </table:table-cell>
          <table:table-cell office:value-type="percentage" office:value="0.307984791">
            <text:p>30.80%</text:p>
          </table:table-cell>
          <table:table-cell office:value-type="float" office:value="243">
            <text:p>243</text:p>
          </table:table-cell>
          <table:table-cell office:value-type="float" office:value="2557">
            <text:p>2557</text:p>
          </table:table-cell>
        </table:table-row>
        <table:table-row table:style-name="ro1">
          <table:table-cell office:value-type="string">
            <text:p>?a <text:s/>&lt;dbo:nationality&gt; <text:s/>?b <text:s text:c="2"/>=&gt; ?a <text:s/>&lt;livesIn&gt; <text:s/>?b</text:p>
          </table:table-cell>
          <table:table-cell office:value-type="float" office:value="0.000219111">
            <text:p>0.000219111</text:p>
          </table:table-cell>
          <table:table-cell office:value-type="float" office:value="0.068454723">
            <text:p>0.068454723</text:p>
          </table:table-cell>
          <table:table-cell office:value-type="percentage" office:value="0.035881435">
            <text:p>3.59%</text:p>
          </table:table-cell>
          <table:table-cell office:value-type="percentage" office:value="0.303365676">
            <text:p>30.34%</text:p>
          </table:table-cell>
          <table:table-cell office:value-type="float" office:value="2001">
            <text:p>2001</text:p>
          </table:table-cell>
          <table:table-cell office:value-type="float" office:value="55767">
            <text:p>55767</text:p>
          </table:table-cell>
        </table:table-row>
        <table:table-row table:style-name="ro1">
          <table:table-cell office:value-type="string">
            <text:p>?a <text:s/>&lt;isCitizenOf&gt; <text:s/>?b <text:s text:c="2"/>=&gt; ?a <text:s/>&lt;dbo:deathPlace&gt; <text:s/>?b</text:p>
          </table:table-cell>
          <table:table-cell office:value-type="float" office:value="0.000365186">
            <text:p>0.000365186</text:p>
          </table:table-cell>
          <table:table-cell office:value-type="float" office:value="0.017675148">
            <text:p>0.017675148</text:p>
          </table:table-cell>
          <table:table-cell office:value-type="percentage" office:value="0.079666523">
            <text:p>7.97%</text:p>
          </table:table-cell>
          <table:table-cell office:value-type="percentage" office:value="0.299506062">
            <text:p>29.95%</text:p>
          </table:table-cell>
          <table:table-cell office:value-type="float" office:value="3335">
            <text:p>3335</text:p>
          </table:table-cell>
          <table:table-cell office:value-type="float" office:value="41862">
            <text:p>41862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country&gt; <text:s/>?b</text:p>
          </table:table-cell>
          <table:table-cell office:value-type="float" office:value="0.02777776">
            <text:p>0.02777776</text:p>
          </table:table-cell>
          <table:table-cell office:value-type="float" office:value="0.583068051">
            <text:p>0.583068051</text:p>
          </table:table-cell>
          <table:table-cell office:value-type="percentage" office:value="0.244622756">
            <text:p>24.46%</text:p>
          </table:table-cell>
          <table:table-cell office:value-type="percentage" office:value="0.299359803">
            <text:p>29.94%</text:p>
          </table:table-cell>
          <table:table-cell office:value-type="float" office:value="253676">
            <text:p>253676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district&gt; <text:s/>?b</text:p>
          </table:table-cell>
          <table:table-cell office:value-type="float" office:value="0.001916157">
            <text:p>0.001916157</text:p>
          </table:table-cell>
          <table:table-cell office:value-type="float" office:value="0.403872784">
            <text:p>0.403872784</text:p>
          </table:table-cell>
          <table:table-cell office:value-type="percentage" office:value="0.016874492">
            <text:p>1.69%</text:p>
          </table:table-cell>
          <table:table-cell office:value-type="percentage" office:value="0.29694049">
            <text:p>29.69%</text:p>
          </table:table-cell>
          <table:table-cell office:value-type="float" office:value="17499">
            <text:p>17499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b <text:s/>&lt;created&gt; <text:s/>?a <text:s text:c="2"/>=&gt; ?a <text:s/>&lt;dbo:owningCompany&gt; <text:s/>?b</text:p>
          </table:table-cell>
          <table:table-cell office:value-type="float" office:value="0.000008322">
            <text:p>0.000008322</text:p>
          </table:table-cell>
          <table:table-cell office:value-type="float" office:value="0.01216">
            <text:p>0.01216</text:p>
          </table:table-cell>
          <table:table-cell office:value-type="percentage" office:value="0.000347005">
            <text:p>0.03%</text:p>
          </table:table-cell>
          <table:table-cell office:value-type="percentage" office:value="0.287878788">
            <text:p>28.79%</text:p>
          </table:table-cell>
          <table:table-cell office:value-type="float" office:value="76">
            <text:p>76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a <text:s/>&lt;dbo:residence&gt; <text:s/>?b <text:s text:c="2"/>=&gt; ?a <text:s/>&lt;isLeaderOf&gt; <text:s/>?b</text:p>
          </table:table-cell>
          <table:table-cell office:value-type="float" office:value="0.000061321">
            <text:p>0.000061321</text:p>
          </table:table-cell>
          <table:table-cell office:value-type="float" office:value="0.06993007">
            <text:p>0.06993007</text:p>
          </table:table-cell>
          <table:table-cell office:value-type="percentage" office:value="0.015906831">
            <text:p>1.59%</text:p>
          </table:table-cell>
          <table:table-cell office:value-type="percentage" office:value="0.287326834">
            <text:p>28.73%</text:p>
          </table:table-cell>
          <table:table-cell office:value-type="float" office:value="560">
            <text:p>560</text:p>
          </table:table-cell>
          <table:table-cell office:value-type="float" office:value="35205">
            <text:p>35205</text:p>
          </table:table-cell>
        </table:table-row>
        <table:table-row table:style-name="ro1">
          <table:table-cell office:value-type="string">
            <text:p>?a <text:s/>&lt;dbo:residence&gt; <text:s/>?b <text:s text:c="2"/>=&gt; ?a <text:s/>&lt;isCitizenOf&gt; <text:s/>?b</text:p>
          </table:table-cell>
          <table:table-cell office:value-type="float" office:value="0.000237398">
            <text:p>0.000237398</text:p>
          </table:table-cell>
          <table:table-cell office:value-type="float" office:value="0.051789212">
            <text:p>0.051789212</text:p>
          </table:table-cell>
          <table:table-cell office:value-type="percentage" office:value="0.061582162">
            <text:p>6.16%</text:p>
          </table:table-cell>
          <table:table-cell office:value-type="percentage" office:value="0.275266633">
            <text:p>27.53%</text:p>
          </table:table-cell>
          <table:table-cell office:value-type="float" office:value="2168">
            <text:p>2168</text:p>
          </table:table-cell>
          <table:table-cell office:value-type="float" office:value="35205">
            <text:p>35205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unitaryAuthority&gt; <text:s/>?b</text:p>
          </table:table-cell>
          <table:table-cell office:value-type="float" office:value="0.000005913">
            <text:p>0.000005913</text:p>
          </table:table-cell>
          <table:table-cell office:value-type="float" office:value="0.329268293">
            <text:p>0.329268293</text:p>
          </table:table-cell>
          <table:table-cell office:value-type="percentage" office:value="0.000052073">
            <text:p>0.01%</text:p>
          </table:table-cell>
          <table:table-cell office:value-type="percentage" office:value="0.272727273">
            <text:p>27.27%</text:p>
          </table:table-cell>
          <table:table-cell office:value-type="float" office:value="54">
            <text:p>54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broadcastArea&gt; <text:s/>?b</text:p>
          </table:table-cell>
          <table:table-cell office:value-type="float" office:value="0.00024791">
            <text:p>0.00024791</text:p>
          </table:table-cell>
          <table:table-cell office:value-type="float" office:value="0.195526384">
            <text:p>0.195526384</text:p>
          </table:table-cell>
          <table:table-cell office:value-type="percentage" office:value="0.002183202">
            <text:p>0.22%</text:p>
          </table:table-cell>
          <table:table-cell office:value-type="percentage" office:value="0.270522165">
            <text:p>27.05%</text:p>
          </table:table-cell>
          <table:table-cell office:value-type="float" office:value="2264">
            <text:p>2264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b <text:s/>&lt;directed&gt; <text:s/>?a <text:s text:c="2"/>=&gt; ?a <text:s/>&lt;dbo:producer&gt; <text:s/>?b</text:p>
          </table:table-cell>
          <table:table-cell office:value-type="float" office:value="0.000122422">
            <text:p>0.000122422</text:p>
          </table:table-cell>
          <table:table-cell office:value-type="float" office:value="0.090504331">
            <text:p>0.090504331</text:p>
          </table:table-cell>
          <table:table-cell office:value-type="percentage" office:value="0.036771477">
            <text:p>3.68%</text:p>
          </table:table-cell>
          <table:table-cell office:value-type="percentage" office:value="0.269332691">
            <text:p>26.93%</text:p>
          </table:table-cell>
          <table:table-cell office:value-type="float" office:value="1118">
            <text:p>1118</text:p>
          </table:table-cell>
          <table:table-cell office:value-type="float" office:value="30404">
            <text:p>30404</text:p>
          </table:table-cell>
        </table:table-row>
        <table:table-row table:style-name="ro1">
          <table:table-cell office:value-type="string">
            <text:p>?a <text:s/>&lt;dbo:managerClub&gt; <text:s/>?b <text:s text:c="2"/>=&gt; ?a <text:s/>&lt;isAffiliatedTo&gt; <text:s/>?b</text:p>
          </table:table-cell>
          <table:table-cell office:value-type="float" office:value="0.000980581">
            <text:p>0.000980581</text:p>
          </table:table-cell>
          <table:table-cell office:value-type="float" office:value="0.021614981">
            <text:p>0.021614981</text:p>
          </table:table-cell>
          <table:table-cell office:value-type="percentage" office:value="0.243786241">
            <text:p>24.38%</text:p>
          </table:table-cell>
          <table:table-cell office:value-type="percentage" office:value="0.266692477">
            <text:p>26.67%</text:p>
          </table:table-cell>
          <table:table-cell office:value-type="float" office:value="8955">
            <text:p>8955</text:p>
          </table:table-cell>
          <table:table-cell office:value-type="float" office:value="36733">
            <text:p>36733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billed&gt; <text:s/>?b</text:p>
          </table:table-cell>
          <table:table-cell office:value-type="float" office:value="0.000007446">
            <text:p>0.000007446</text:p>
          </table:table-cell>
          <table:table-cell office:value-type="float" office:value="0.071204188">
            <text:p>0.071204188</text:p>
          </table:table-cell>
          <table:table-cell office:value-type="percentage" office:value="0.000426217">
            <text:p>0.04%</text:p>
          </table:table-cell>
          <table:table-cell office:value-type="percentage" office:value="0.265625">
            <text:p>26.56%</text:p>
          </table:table-cell>
          <table:table-cell office:value-type="float" office:value="68">
            <text:p>68</text:p>
          </table:table-cell>
          <table:table-cell office:value-type="float" office:value="159543">
            <text:p>159543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mouthCountry&gt; <text:s/>?b</text:p>
          </table:table-cell>
          <table:table-cell office:value-type="float" office:value="0.00002628">
            <text:p>0.00002628</text:p>
          </table:table-cell>
          <table:table-cell office:value-type="float" office:value="0.448598131">
            <text:p>0.448598131</text:p>
          </table:table-cell>
          <table:table-cell office:value-type="percentage" office:value="0.000231435">
            <text:p>0.02%</text:p>
          </table:table-cell>
          <table:table-cell office:value-type="percentage" office:value="0.26172301">
            <text:p>26.17%</text:p>
          </table:table-cell>
          <table:table-cell office:value-type="float" office:value="240">
            <text:p>240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dbo:residence&gt; <text:s/>?b <text:s text:c="2"/>=&gt; ?a <text:s/>&lt;diedIn&gt; <text:s/>?b</text:p>
          </table:table-cell>
          <table:table-cell office:value-type="float" office:value="0.00007676">
            <text:p>0.00007676</text:p>
          </table:table-cell>
          <table:table-cell office:value-type="float" office:value="0.015765918">
            <text:p>0.015765918</text:p>
          </table:table-cell>
          <table:table-cell office:value-type="percentage" office:value="0.019911944">
            <text:p>1.99%</text:p>
          </table:table-cell>
          <table:table-cell office:value-type="percentage" office:value="0.259918428">
            <text:p>25.99%</text:p>
          </table:table-cell>
          <table:table-cell office:value-type="float" office:value="701">
            <text:p>701</text:p>
          </table:table-cell>
          <table:table-cell office:value-type="float" office:value="35205">
            <text:p>35205</text:p>
          </table:table-cell>
        </table:table-row>
        <table:table-row table:style-name="ro1">
          <table:table-cell office:value-type="string">
            <text:p>?b <text:s/>&lt;created&gt; <text:s/>?a <text:s text:c="2"/>=&gt; ?a <text:s/>&lt;dbo:director&gt; <text:s/>?b</text:p>
          </table:table-cell>
          <table:table-cell office:value-type="float" office:value="0.000178815">
            <text:p>0.000178815</text:p>
          </table:table-cell>
          <table:table-cell office:value-type="float" office:value="0.111841655">
            <text:p>0.111841655</text:p>
          </table:table-cell>
          <table:table-cell office:value-type="percentage" office:value="0.007456042">
            <text:p>0.75%</text:p>
          </table:table-cell>
          <table:table-cell office:value-type="percentage" office:value="0.251889557">
            <text:p>25.19%</text:p>
          </table:table-cell>
          <table:table-cell office:value-type="float" office:value="1633">
            <text:p>1633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a <text:s/>&lt;dbo:country&gt; <text:s/>?b <text:s text:c="2"/>=&gt; ?a <text:s/>&lt;livesIn&gt; <text:s/>?b</text:p>
          </table:table-cell>
          <table:table-cell office:value-type="float" office:value="0.000051137">
            <text:p>0.000051137</text:p>
          </table:table-cell>
          <table:table-cell office:value-type="float" office:value="0.01597619">
            <text:p>0.01597619</text:p>
          </table:table-cell>
          <table:table-cell office:value-type="percentage" office:value="0.001073388">
            <text:p>0.11%</text:p>
          </table:table-cell>
          <table:table-cell office:value-type="percentage" office:value="0.251480883">
            <text:p>25.15%</text:p>
          </table:table-cell>
          <table:table-cell office:value-type="float" office:value="467">
            <text:p>467</text:p>
          </table:table-cell>
          <table:table-cell office:value-type="float" office:value="435071">
            <text:p>435071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sourceCountry&gt; <text:s/>?b</text:p>
          </table:table-cell>
          <table:table-cell office:value-type="float" office:value="0.000382049">
            <text:p>0.000382049</text:p>
          </table:table-cell>
          <table:table-cell office:value-type="float" office:value="0.285609037">
            <text:p>0.285609037</text:p>
          </table:table-cell>
          <table:table-cell office:value-type="percentage" office:value="0.003364484">
            <text:p>0.34%</text:p>
          </table:table-cell>
          <table:table-cell office:value-type="percentage" office:value="0.24664216">
            <text:p>24.66%</text:p>
          </table:table-cell>
          <table:table-cell office:value-type="float" office:value="3489">
            <text:p>3489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b <text:s/>&lt;dbo:writer&gt; <text:s/>?a <text:s text:c="2"/>=&gt; ?a <text:s/>&lt;directed&gt; <text:s/>?b</text:p>
          </table:table-cell>
          <table:table-cell office:value-type="float" office:value="0.000220425">
            <text:p>0.000220425</text:p>
          </table:table-cell>
          <table:table-cell office:value-type="float" office:value="0.066208394">
            <text:p>0.066208394</text:p>
          </table:table-cell>
          <table:table-cell office:value-type="percentage" office:value="0.146987952">
            <text:p>14.70%</text:p>
          </table:table-cell>
          <table:table-cell office:value-type="percentage" office:value="0.242969221">
            <text:p>24.30%</text:p>
          </table:table-cell>
          <table:table-cell office:value-type="float" office:value="2013">
            <text:p>2013</text:p>
          </table:table-cell>
          <table:table-cell office:value-type="float" office:value="13695">
            <text:p>13695</text:p>
          </table:table-cell>
        </table:table-row>
        <table:table-row table:style-name="ro1">
          <table:table-cell office:value-type="string">
            <text:p>?a <text:s/>&lt;dbo:residence&gt; <text:s/>?b <text:s text:c="2"/>=&gt; ?a <text:s/>&lt;isPoliticianOf&gt; <text:s/>?b</text:p>
          </table:table-cell>
          <table:table-cell office:value-type="float" office:value="0.000014126">
            <text:p>0.000014126</text:p>
          </table:table-cell>
          <table:table-cell office:value-type="float" office:value="0.047218155">
            <text:p>0.047218155</text:p>
          </table:table-cell>
          <table:table-cell office:value-type="percentage" office:value="0.003664252">
            <text:p>0.37%</text:p>
          </table:table-cell>
          <table:table-cell office:value-type="percentage" office:value="0.23844732">
            <text:p>23.84%</text:p>
          </table:table-cell>
          <table:table-cell office:value-type="float" office:value="129">
            <text:p>129</text:p>
          </table:table-cell>
          <table:table-cell office:value-type="float" office:value="35205">
            <text:p>35205</text:p>
          </table:table-cell>
        </table:table-row>
        <table:table-row table:style-name="ro1">
          <table:table-cell office:value-type="string">
            <text:p>?b <text:s/>&lt;owns&gt; <text:s/>?a <text:s text:c="2"/>=&gt; ?a <text:s/>&lt;dbo:chairman&gt; <text:s/>?b</text:p>
          </table:table-cell>
          <table:table-cell office:value-type="float" office:value="0.000001095">
            <text:p>0.000001095</text:p>
          </table:table-cell>
          <table:table-cell office:value-type="float" office:value="0.01984127">
            <text:p>0.01984127</text:p>
          </table:table-cell>
          <table:table-cell office:value-type="percentage" office:value="0.000551177">
            <text:p>0.06%</text:p>
          </table:table-cell>
          <table:table-cell office:value-type="percentage" office:value="0.238095238">
            <text:p>23.81%</text:p>
          </table:table-cell>
          <table:table-cell office:value-type="float" office:value="10">
            <text:p>10</text:p>
          </table:table-cell>
          <table:table-cell office:value-type="float" office:value="18143">
            <text:p>18143</text:p>
          </table:table-cell>
        </table:table-row>
        <table:table-row table:style-name="ro1">
          <table:table-cell office:value-type="string">
            <text:p>?a <text:s/>&lt;dbo:managerClub&gt; <text:s/>?b <text:s text:c="2"/>=&gt; ?a <text:s/>&lt;playsFor&gt; <text:s/>?b</text:p>
          </table:table-cell>
          <table:table-cell office:value-type="float" office:value="0.000840858">
            <text:p>0.000840858</text:p>
          </table:table-cell>
          <table:table-cell office:value-type="float" office:value="0.022446784">
            <text:p>0.022446784</text:p>
          </table:table-cell>
          <table:table-cell office:value-type="percentage" office:value="0.209049084">
            <text:p>20.90%</text:p>
          </table:table-cell>
          <table:table-cell office:value-type="percentage" office:value="0.237504639">
            <text:p>23.75%</text:p>
          </table:table-cell>
          <table:table-cell office:value-type="float" office:value="7679">
            <text:p>7679</text:p>
          </table:table-cell>
          <table:table-cell office:value-type="float" office:value="36733">
            <text:p>36733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mouthRegion&gt; <text:s/>?b</text:p>
          </table:table-cell>
          <table:table-cell office:value-type="float" office:value="0.000022119">
            <text:p>0.000022119</text:p>
          </table:table-cell>
          <table:table-cell office:value-type="float" office:value="0.334991708">
            <text:p>0.334991708</text:p>
          </table:table-cell>
          <table:table-cell office:value-type="percentage" office:value="0.000194791">
            <text:p>0.02%</text:p>
          </table:table-cell>
          <table:table-cell office:value-type="percentage" office:value="0.231121281">
            <text:p>23.11%</text:p>
          </table:table-cell>
          <table:table-cell office:value-type="float" office:value="202">
            <text:p>202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isAffiliatedTo&gt; <text:s/>?b <text:s text:c="2"/>=&gt; ?a <text:s/>&lt;dbo:formerTeam&gt; <text:s/>?b</text:p>
          </table:table-cell>
          <table:table-cell office:value-type="float" office:value="0.000144103">
            <text:p>0.000144103</text:p>
          </table:table-cell>
          <table:table-cell office:value-type="float" office:value="0.016788712">
            <text:p>0.016788712</text:p>
          </table:table-cell>
          <table:table-cell office:value-type="percentage" office:value="0.003176473">
            <text:p>0.32%</text:p>
          </table:table-cell>
          <table:table-cell office:value-type="percentage" office:value="0.230271216">
            <text:p>23.03%</text:p>
          </table:table-cell>
          <table:table-cell office:value-type="float" office:value="1316">
            <text:p>1316</text:p>
          </table:table-cell>
          <table:table-cell office:value-type="float" office:value="414296">
            <text:p>414296</text:p>
          </table:table-cell>
        </table:table-row>
        <table:table-row table:style-name="ro1">
          <table:table-cell office:value-type="string">
            <text:p>?a <text:s/>&lt;diedIn&gt; <text:s/>?b <text:s text:c="2"/>=&gt; ?a <text:s/>&lt;dbo:restingPlace&gt; <text:s/>?b</text:p>
          </table:table-cell>
          <table:table-cell office:value-type="float" office:value="0.000074351">
            <text:p>0.000074351</text:p>
          </table:table-cell>
          <table:table-cell office:value-type="float" office:value="0.055266157">
            <text:p>0.055266157</text:p>
          </table:table-cell>
          <table:table-cell office:value-type="percentage" office:value="0.015271124">
            <text:p>1.53%</text:p>
          </table:table-cell>
          <table:table-cell office:value-type="percentage" office:value="0.228542578">
            <text:p>22.85%</text:p>
          </table:table-cell>
          <table:table-cell office:value-type="float" office:value="679">
            <text:p>679</text:p>
          </table:table-cell>
          <table:table-cell office:value-type="float" office:value="44463">
            <text:p>44463</text:p>
          </table:table-cell>
        </table:table-row>
        <table:table-row table:style-name="ro1">
          <table:table-cell office:value-type="string">
            <text:p>?b <text:s/>&lt;dbo:commander&gt; <text:s/>?a <text:s text:c="2"/>=&gt; ?a <text:s/>&lt;isLeaderOf&gt; <text:s/>?b</text:p>
          </table:table-cell>
          <table:table-cell office:value-type="float" office:value="0.000021791">
            <text:p>0.000021791</text:p>
          </table:table-cell>
          <table:table-cell office:value-type="float" office:value="0.02485015">
            <text:p>0.02485015</text:p>
          </table:table-cell>
          <table:table-cell office:value-type="percentage" office:value="0.009926672">
            <text:p>0.99%</text:p>
          </table:table-cell>
          <table:table-cell office:value-type="percentage" office:value="0.228211009">
            <text:p>22.82%</text:p>
          </table:table-cell>
          <table:table-cell office:value-type="float" office:value="199">
            <text:p>199</text:p>
          </table:table-cell>
          <table:table-cell office:value-type="float" office:value="20047">
            <text:p>20047</text:p>
          </table:table-cell>
        </table:table-row>
        <table:table-row table:style-name="ro1">
          <table:table-cell office:value-type="string">
            <text:p>?b <text:s/>&lt;created&gt; <text:s/>?a <text:s text:c="2"/>=&gt; ?a <text:s/>&lt;dbo:owner&gt; <text:s/>?b</text:p>
          </table:table-cell>
          <table:table-cell office:value-type="float" office:value="0.00001971">
            <text:p>0.00001971</text:p>
          </table:table-cell>
          <table:table-cell office:value-type="float" office:value="0.011655766">
            <text:p>0.011655766</text:p>
          </table:table-cell>
          <table:table-cell office:value-type="percentage" office:value="0.000821854">
            <text:p>0.08%</text:p>
          </table:table-cell>
          <table:table-cell office:value-type="percentage" office:value="0.22556391">
            <text:p>22.56%</text:p>
          </table:table-cell>
          <table:table-cell office:value-type="float" office:value="180">
            <text:p>180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a <text:s/>&lt;dbo:birthPlace&gt; <text:s/>?b <text:s text:c="2"/>=&gt; ?a <text:s/>&lt;livesIn&gt; <text:s/>?b</text:p>
          </table:table-cell>
          <table:table-cell office:value-type="float" office:value="0.000750957">
            <text:p>0.000750957</text:p>
          </table:table-cell>
          <table:table-cell office:value-type="float" office:value="0.234613937">
            <text:p>0.234613937</text:p>
          </table:table-cell>
          <table:table-cell office:value-type="percentage" office:value="0.009376513">
            <text:p>0.94%</text:p>
          </table:table-cell>
          <table:table-cell office:value-type="percentage" office:value="0.225443787">
            <text:p>22.54%</text:p>
          </table:table-cell>
          <table:table-cell office:value-type="float" office:value="6858">
            <text:p>6858</text:p>
          </table:table-cell>
          <table:table-cell office:value-type="float" office:value="731402">
            <text:p>731402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residence&gt; <text:s/>?b</text:p>
          </table:table-cell>
          <table:table-cell office:value-type="float" office:value="0.000229404">
            <text:p>0.000229404</text:p>
          </table:table-cell>
          <table:table-cell office:value-type="float" office:value="0.059508593">
            <text:p>0.059508593</text:p>
          </table:table-cell>
          <table:table-cell office:value-type="percentage" office:value="0.013131256">
            <text:p>1.31%</text:p>
          </table:table-cell>
          <table:table-cell office:value-type="percentage" office:value="0.224616704">
            <text:p>22.46%</text:p>
          </table:table-cell>
          <table:table-cell office:value-type="float" office:value="2095">
            <text:p>2095</text:p>
          </table:table-cell>
          <table:table-cell office:value-type="float" office:value="159543">
            <text:p>159543</text:p>
          </table:table-cell>
        </table:table-row>
        <table:table-row table:style-name="ro1">
          <table:table-cell office:value-type="string">
            <text:p>?a <text:s/>&lt;dbo:stateOfOrigin&gt; <text:s/>?b <text:s text:c="2"/>=&gt; ?a <text:s/>&lt;livesIn&gt; <text:s/>?b</text:p>
          </table:table-cell>
          <table:table-cell office:value-type="float" office:value="0.000051575">
            <text:p>0.000051575</text:p>
          </table:table-cell>
          <table:table-cell office:value-type="float" office:value="0.016113031">
            <text:p>0.016113031</text:p>
          </table:table-cell>
          <table:table-cell office:value-type="percentage" office:value="0.029032855">
            <text:p>2.90%</text:p>
          </table:table-cell>
          <table:table-cell office:value-type="percentage" office:value="0.219887955">
            <text:p>21.99%</text:p>
          </table:table-cell>
          <table:table-cell office:value-type="float" office:value="471">
            <text:p>471</text:p>
          </table:table-cell>
          <table:table-cell office:value-type="float" office:value="16223">
            <text:p>16223</text:p>
          </table:table-cell>
        </table:table-row>
        <table:table-row table:style-name="ro1">
          <table:table-cell office:value-type="string">
            <text:p>?b <text:s/>&lt;created&gt; <text:s/>?a <text:s text:c="2"/>=&gt; ?a <text:s/>&lt;dbo:writer&gt; <text:s/>?b</text:p>
          </table:table-cell>
          <table:table-cell office:value-type="float" office:value="0.000564477">
            <text:p>0.000564477</text:p>
          </table:table-cell>
          <table:table-cell office:value-type="float" office:value="0.37641475">
            <text:p>0.37641475</text:p>
          </table:table-cell>
          <table:table-cell office:value-type="percentage" office:value="0.023536986">
            <text:p>2.35%</text:p>
          </table:table-cell>
          <table:table-cell office:value-type="percentage" office:value="0.219642096">
            <text:p>21.96%</text:p>
          </table:table-cell>
          <table:table-cell office:value-type="float" office:value="5155">
            <text:p>5155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b <text:s/>&lt;created&gt; <text:s/>?a <text:s text:c="2"/>=&gt; ?a <text:s/>&lt;dbo:foundedBy&gt; <text:s/>?b</text:p>
          </table:table-cell>
          <table:table-cell office:value-type="float" office:value="0.000292258">
            <text:p>0.000292258</text:p>
          </table:table-cell>
          <table:table-cell office:value-type="float" office:value="0.371468337">
            <text:p>0.371468337</text:p>
          </table:table-cell>
          <table:table-cell office:value-type="percentage" office:value="0.012186269">
            <text:p>1.22%</text:p>
          </table:table-cell>
          <table:table-cell office:value-type="percentage" office:value="0.218555519">
            <text:p>21.86%</text:p>
          </table:table-cell>
          <table:table-cell office:value-type="float" office:value="2669">
            <text:p>2669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a <text:s/>&lt;livesIn&gt; <text:s/>?b <text:s text:c="2"/>=&gt; ?a <text:s/>&lt;dbo:nationality&gt; <text:s/>?b</text:p>
          </table:table-cell>
          <table:table-cell office:value-type="float" office:value="0.000219111">
            <text:p>0.000219111</text:p>
          </table:table-cell>
          <table:table-cell office:value-type="float" office:value="0.035881435">
            <text:p>0.035881435</text:p>
          </table:table-cell>
          <table:table-cell office:value-type="percentage" office:value="0.068454723">
            <text:p>6.85%</text:p>
          </table:table-cell>
          <table:table-cell office:value-type="percentage" office:value="0.216746101">
            <text:p>21.67%</text:p>
          </table:table-cell>
          <table:table-cell office:value-type="float" office:value="2001">
            <text:p>2001</text:p>
          </table:table-cell>
          <table:table-cell office:value-type="float" office:value="29231">
            <text:p>29231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locationCountry&gt; <text:s/>?b</text:p>
          </table:table-cell>
          <table:table-cell office:value-type="float" office:value="0.000237398">
            <text:p>0.000237398</text:p>
          </table:table-cell>
          <table:table-cell office:value-type="float" office:value="0.195509063">
            <text:p>0.195509063</text:p>
          </table:table-cell>
          <table:table-cell office:value-type="percentage" office:value="0.002090628">
            <text:p>0.21%</text:p>
          </table:table-cell>
          <table:table-cell office:value-type="percentage" office:value="0.216259352">
            <text:p>21.63%</text:p>
          </table:table-cell>
          <table:table-cell office:value-type="float" office:value="2168">
            <text:p>2168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diedIn&gt; <text:s/>?b <text:s text:c="2"/>=&gt; ?a <text:s/>&lt;dbo:canonizedPlace&gt; <text:s/>?b</text:p>
          </table:table-cell>
          <table:table-cell office:value-type="float" office:value="0.000001314">
            <text:p>0.000001314</text:p>
          </table:table-cell>
          <table:table-cell office:value-type="float" office:value="0.05106383">
            <text:p>0.05106383</text:p>
          </table:table-cell>
          <table:table-cell office:value-type="percentage" office:value="0.000269887">
            <text:p>0.03%</text:p>
          </table:table-cell>
          <table:table-cell office:value-type="percentage" office:value="0.210526316">
            <text:p>21.05%</text:p>
          </table:table-cell>
          <table:table-cell office:value-type="float" office:value="12">
            <text:p>12</text:p>
          </table:table-cell>
          <table:table-cell office:value-type="float" office:value="44463">
            <text:p>44463</text:p>
          </table:table-cell>
        </table:table-row>
        <table:table-row table:style-name="ro1">
          <table:table-cell office:value-type="string">
            <text:p>?a <text:s/>&lt;influences&gt; <text:s/>?b <text:s text:c="2"/>=&gt; ?a <text:s/>&lt;dbo:notableStudent&gt; <text:s/>?b</text:p>
          </table:table-cell>
          <table:table-cell office:value-type="float" office:value="0.000003066">
            <text:p>0.000003066</text:p>
          </table:table-cell>
          <table:table-cell office:value-type="float" office:value="0.04437401">
            <text:p>0.04437401</text:p>
          </table:table-cell>
          <table:table-cell office:value-type="percentage" office:value="0.001337729">
            <text:p>0.13%</text:p>
          </table:table-cell>
          <table:table-cell office:value-type="percentage" office:value="0.208955224">
            <text:p>20.90%</text:p>
          </table:table-cell>
          <table:table-cell office:value-type="float" office:value="28">
            <text:p>28</text:p>
          </table:table-cell>
          <table:table-cell office:value-type="float" office:value="20931">
            <text:p>20931</text:p>
          </table:table-cell>
        </table:table-row>
        <table:table-row table:style-name="ro1">
          <table:table-cell office:value-type="string">
            <text:p>?a <text:s/>&lt;worksAt&gt; <text:s/>?b <text:s text:c="2"/>=&gt; ?a <text:s/>&lt;dbo:almaMater&gt; <text:s/>?b</text:p>
          </table:table-cell>
          <table:table-cell office:value-type="float" office:value="0.00007906">
            <text:p>0.00007906</text:p>
          </table:table-cell>
          <table:table-cell office:value-type="float" office:value="0.013957355">
            <text:p>0.013957355</text:p>
          </table:table-cell>
          <table:table-cell office:value-type="percentage" office:value="0.169245195">
            <text:p>16.92%</text:p>
          </table:table-cell>
          <table:table-cell office:value-type="percentage" office:value="0.208610228">
            <text:p>20.86%</text:p>
          </table:table-cell>
          <table:table-cell office:value-type="float" office:value="722">
            <text:p>722</text:p>
          </table:table-cell>
          <table:table-cell office:value-type="float" office:value="4266">
            <text:p>4266</text:p>
          </table:table-cell>
        </table:table-row>
        <table:table-row table:style-name="ro1">
          <table:table-cell office:value-type="string">
            <text:p>?b <text:s/>&lt;isLocatedIn&gt; <text:s/>?a <text:s text:c="2"/>=&gt; ?a <text:s/>&lt;dbo:island&gt; <text:s/>?b</text:p>
          </table:table-cell>
          <table:table-cell office:value-type="float" office:value="0.000003395">
            <text:p>0.000003395</text:p>
          </table:table-cell>
          <table:table-cell office:value-type="float" office:value="0.128099174">
            <text:p>0.128099174</text:p>
          </table:table-cell>
          <table:table-cell office:value-type="percentage" office:value="0.000029894">
            <text:p>0.00%</text:p>
          </table:table-cell>
          <table:table-cell office:value-type="percentage" office:value="0.201298701">
            <text:p>20.13%</text:p>
          </table:table-cell>
          <table:table-cell office:value-type="float" office:value="31">
            <text:p>31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dbo:birthPlace&gt; <text:s/>?b <text:s text:c="2"/>=&gt; ?a <text:s/>&lt;isCitizenOf&gt; <text:s/>?b</text:p>
          </table:table-cell>
          <table:table-cell office:value-type="float" office:value="0.001330546">
            <text:p>0.001330546</text:p>
          </table:table-cell>
          <table:table-cell office:value-type="float" office:value="0.290263246">
            <text:p>0.290263246</text:p>
          </table:table-cell>
          <table:table-cell office:value-type="percentage" office:value="0.016613299">
            <text:p>1.66%</text:p>
          </table:table-cell>
          <table:table-cell office:value-type="percentage" office:value="0.201208809">
            <text:p>20.12%</text:p>
          </table:table-cell>
          <table:table-cell office:value-type="float" office:value="12151">
            <text:p>12151</text:p>
          </table:table-cell>
          <table:table-cell office:value-type="float" office:value="731402">
            <text:p>731402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localAuthority&gt; <text:s/>?b</text:p>
          </table:table-cell>
          <table:table-cell office:value-type="float" office:value="0.000106873">
            <text:p>0.000106873</text:p>
          </table:table-cell>
          <table:table-cell office:value-type="float" office:value="0.425087108">
            <text:p>0.425087108</text:p>
          </table:table-cell>
          <table:table-cell office:value-type="percentage" office:value="0.000941168">
            <text:p>0.09%</text:p>
          </table:table-cell>
          <table:table-cell office:value-type="percentage" office:value="0.18830793">
            <text:p>18.83%</text:p>
          </table:table-cell>
          <table:table-cell office:value-type="float" office:value="976">
            <text:p>976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b <text:s/>&lt;dbo:producer&gt; <text:s/>?a <text:s text:c="2"/>=&gt; ?a <text:s/>&lt;directed&gt; <text:s/>?b</text:p>
          </table:table-cell>
          <table:table-cell office:value-type="float" office:value="0.000122422">
            <text:p>0.000122422</text:p>
          </table:table-cell>
          <table:table-cell office:value-type="float" office:value="0.036771477">
            <text:p>0.036771477</text:p>
          </table:table-cell>
          <table:table-cell office:value-type="percentage" office:value="0.090504331">
            <text:p>9.05%</text:p>
          </table:table-cell>
          <table:table-cell office:value-type="percentage" office:value="0.18705036">
            <text:p>18.71%</text:p>
          </table:table-cell>
          <table:table-cell office:value-type="float" office:value="1118">
            <text:p>1118</text:p>
          </table:table-cell>
          <table:table-cell office:value-type="float" office:value="12353">
            <text:p>12353</text:p>
          </table:table-cell>
        </table:table-row>
        <table:table-row table:style-name="ro1">
          <table:table-cell office:value-type="string">
            <text:p>?a <text:s/>&lt;isMarriedTo&gt; <text:s/>?b <text:s text:c="2"/>=&gt; ?a <text:s/>&lt;dbo:partner&gt; <text:s/>?b</text:p>
          </table:table-cell>
          <table:table-cell office:value-type="float" office:value="0.000002957">
            <text:p>0.000002957</text:p>
          </table:table-cell>
          <table:table-cell office:value-type="float" office:value="0.035110533">
            <text:p>0.035110533</text:p>
          </table:table-cell>
          <table:table-cell office:value-type="percentage" office:value="0.001362467">
            <text:p>0.14%</text:p>
          </table:table-cell>
          <table:table-cell office:value-type="percentage" office:value="0.184931507">
            <text:p>18.49%</text:p>
          </table:table-cell>
          <table:table-cell office:value-type="float" office:value="27">
            <text:p>27</text:p>
          </table:table-cell>
          <table:table-cell office:value-type="float" office:value="19817">
            <text:p>19817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sourceRegion&gt; <text:s/>?b</text:p>
          </table:table-cell>
          <table:table-cell office:value-type="float" office:value="0.000022886">
            <text:p>0.000022886</text:p>
          </table:table-cell>
          <table:table-cell office:value-type="float" office:value="0.276089828">
            <text:p>0.276089828</text:p>
          </table:table-cell>
          <table:table-cell office:value-type="percentage" office:value="0.000201541">
            <text:p>0.02%</text:p>
          </table:table-cell>
          <table:table-cell office:value-type="percentage" office:value="0.182692308">
            <text:p>18.27%</text:p>
          </table:table-cell>
          <table:table-cell office:value-type="float" office:value="209">
            <text:p>209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isAffiliatedTo&gt; <text:s/>?b <text:s text:c="2"/>=&gt; ?a <text:s/>&lt;dbo:managerClub&gt; <text:s/>?b</text:p>
          </table:table-cell>
          <table:table-cell office:value-type="float" office:value="0.000980581">
            <text:p>0.000980581</text:p>
          </table:table-cell>
          <table:table-cell office:value-type="float" office:value="0.243786241">
            <text:p>0.243786241</text:p>
          </table:table-cell>
          <table:table-cell office:value-type="percentage" office:value="0.021614981">
            <text:p>2.16%</text:p>
          </table:table-cell>
          <table:table-cell office:value-type="percentage" office:value="0.182223307">
            <text:p>18.22%</text:p>
          </table:table-cell>
          <table:table-cell office:value-type="float" office:value="8955">
            <text:p>8955</text:p>
          </table:table-cell>
          <table:table-cell office:value-type="float" office:value="414296">
            <text:p>414296</text:p>
          </table:table-cell>
        </table:table-row>
        <table:table-row table:style-name="ro1">
          <table:table-cell office:value-type="string">
            <text:p>?b <text:s/>&lt;directed&gt; <text:s/>?a <text:s text:c="2"/>=&gt; ?a <text:s/>&lt;dbo:writer&gt; <text:s/>?b</text:p>
          </table:table-cell>
          <table:table-cell office:value-type="float" office:value="0.000220425">
            <text:p>0.000220425</text:p>
          </table:table-cell>
          <table:table-cell office:value-type="float" office:value="0.146987952">
            <text:p>0.146987952</text:p>
          </table:table-cell>
          <table:table-cell office:value-type="percentage" office:value="0.066208394">
            <text:p>6.62%</text:p>
          </table:table-cell>
          <table:table-cell office:value-type="percentage" office:value="0.180992627">
            <text:p>18.10%</text:p>
          </table:table-cell>
          <table:table-cell office:value-type="float" office:value="2013">
            <text:p>2013</text:p>
          </table:table-cell>
          <table:table-cell office:value-type="float" office:value="30404">
            <text:p>30404</text:p>
          </table:table-cell>
        </table:table-row>
        <table:table-row table:style-name="ro1">
          <table:table-cell office:value-type="string">
            <text:p>?a <text:s/>&lt;dbo:deathPlace&gt; <text:s/>?b <text:s text:c="2"/>=&gt; ?a <text:s/>&lt;isCitizenOf&gt; <text:s/>?b</text:p>
          </table:table-cell>
          <table:table-cell office:value-type="float" office:value="0.000365186">
            <text:p>0.000365186</text:p>
          </table:table-cell>
          <table:table-cell office:value-type="float" office:value="0.079666523">
            <text:p>0.079666523</text:p>
          </table:table-cell>
          <table:table-cell office:value-type="percentage" office:value="0.017675148">
            <text:p>1.77%</text:p>
          </table:table-cell>
          <table:table-cell office:value-type="percentage" office:value="0.176707466">
            <text:p>17.67%</text:p>
          </table:table-cell>
          <table:table-cell office:value-type="float" office:value="3335">
            <text:p>3335</text:p>
          </table:table-cell>
          <table:table-cell office:value-type="float" office:value="188683">
            <text:p>188683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deathPlace&gt; <text:s/>?b</text:p>
          </table:table-cell>
          <table:table-cell office:value-type="float" office:value="0.00071964">
            <text:p>0.00071964</text:p>
          </table:table-cell>
          <table:table-cell office:value-type="float" office:value="0.034830907">
            <text:p>0.034830907</text:p>
          </table:table-cell>
          <table:table-cell office:value-type="percentage" office:value="0.041192657">
            <text:p>4.12%</text:p>
          </table:table-cell>
          <table:table-cell office:value-type="percentage" office:value="0.175038619">
            <text:p>17.50%</text:p>
          </table:table-cell>
          <table:table-cell office:value-type="float" office:value="6572">
            <text:p>6572</text:p>
          </table:table-cell>
          <table:table-cell office:value-type="float" office:value="159543">
            <text:p>159543</text:p>
          </table:table-cell>
        </table:table-row>
        <table:table-row table:style-name="ro1">
          <table:table-cell office:value-type="string">
            <text:p>?a <text:s/>&lt;diedIn&gt; <text:s/>?b <text:s text:c="2"/>=&gt; ?a <text:s/>&lt;dbo:beatifiedPlace&gt; <text:s/>?b</text:p>
          </table:table-cell>
          <table:table-cell office:value-type="float" office:value="0.000001095">
            <text:p>0.000001095</text:p>
          </table:table-cell>
          <table:table-cell office:value-type="float" office:value="0.041493776">
            <text:p>0.041493776</text:p>
          </table:table-cell>
          <table:table-cell office:value-type="percentage" office:value="0.000224906">
            <text:p>0.02%</text:p>
          </table:table-cell>
          <table:table-cell office:value-type="percentage" office:value="0.172413793">
            <text:p>17.24%</text:p>
          </table:table-cell>
          <table:table-cell office:value-type="float" office:value="10">
            <text:p>10</text:p>
          </table:table-cell>
          <table:table-cell office:value-type="float" office:value="44463">
            <text:p>44463</text:p>
          </table:table-cell>
        </table:table-row>
        <table:table-row table:style-name="ro1">
          <table:table-cell office:value-type="string">
            <text:p>?a <text:s/>&lt;isLeaderOf&gt; <text:s/>?b <text:s text:c="2"/>=&gt; ?a <text:s/>&lt;dbo:residence&gt; <text:s/>?b</text:p>
          </table:table-cell>
          <table:table-cell office:value-type="float" office:value="0.000061321">
            <text:p>0.000061321</text:p>
          </table:table-cell>
          <table:table-cell office:value-type="float" office:value="0.015906831">
            <text:p>0.015906831</text:p>
          </table:table-cell>
          <table:table-cell office:value-type="percentage" office:value="0.06993007">
            <text:p>6.99%</text:p>
          </table:table-cell>
          <table:table-cell office:value-type="percentage" office:value="0.17130621">
            <text:p>17.13%</text:p>
          </table:table-cell>
          <table:table-cell office:value-type="float" office:value="560">
            <text:p>560</text:p>
          </table:table-cell>
          <table:table-cell office:value-type="float" office:value="8008">
            <text:p>8008</text:p>
          </table:table-cell>
        </table:table-row>
        <table:table-row table:style-name="ro1">
          <table:table-cell office:value-type="string">
            <text:p>?a <text:s/>&lt;dbo:deathPlace&gt; <text:s/>?b <text:s text:c="2"/>=&gt; ?a <text:s/>&lt;isPoliticianOf&gt; <text:s/>?b</text:p>
          </table:table-cell>
          <table:table-cell office:value-type="float" office:value="0.000047414">
            <text:p>0.000047414</text:p>
          </table:table-cell>
          <table:table-cell office:value-type="float" office:value="0.158491947">
            <text:p>0.158491947</text:p>
          </table:table-cell>
          <table:table-cell office:value-type="percentage" office:value="0.002294854">
            <text:p>0.23%</text:p>
          </table:table-cell>
          <table:table-cell office:value-type="percentage" office:value="0.168942645">
            <text:p>16.89%</text:p>
          </table:table-cell>
          <table:table-cell office:value-type="float" office:value="433">
            <text:p>433</text:p>
          </table:table-cell>
          <table:table-cell office:value-type="float" office:value="188683">
            <text:p>188683</text:p>
          </table:table-cell>
        </table:table-row>
        <table:table-row table:style-name="ro1">
          <table:table-cell office:value-type="string">
            <text:p>?a <text:s/>&lt;playsFor&gt; <text:s/>?b <text:s text:c="2"/>=&gt; ?a <text:s/>&lt;dbo:managerClub&gt; <text:s/>?b</text:p>
          </table:table-cell>
          <table:table-cell office:value-type="float" office:value="0.000840858">
            <text:p>0.000840858</text:p>
          </table:table-cell>
          <table:table-cell office:value-type="float" office:value="0.209049084">
            <text:p>0.209049084</text:p>
          </table:table-cell>
          <table:table-cell office:value-type="percentage" office:value="0.022446784">
            <text:p>2.24%</text:p>
          </table:table-cell>
          <table:table-cell office:value-type="percentage" office:value="0.166684755">
            <text:p>16.67%</text:p>
          </table:table-cell>
          <table:table-cell office:value-type="float" office:value="7679">
            <text:p>7679</text:p>
          </table:table-cell>
          <table:table-cell office:value-type="float" office:value="342098">
            <text:p>342098</text:p>
          </table:table-cell>
        </table:table-row>
        <table:table-row table:style-name="ro1">
          <table:table-cell office:value-type="string">
            <text:p>?b <text:s/>&lt;isMarriedTo&gt; <text:s/>?a <text:s text:c="2"/>=&gt; ?a <text:s/>&lt;dbo:partner&gt; <text:s/>?b</text:p>
          </table:table-cell>
          <table:table-cell office:value-type="float" office:value="0.000002957">
            <text:p>0.000002957</text:p>
          </table:table-cell>
          <table:table-cell office:value-type="float" office:value="0.035110533">
            <text:p>0.035110533</text:p>
          </table:table-cell>
          <table:table-cell office:value-type="percentage" office:value="0.001362467">
            <text:p>0.14%</text:p>
          </table:table-cell>
          <table:table-cell office:value-type="percentage" office:value="0.166666667">
            <text:p>16.67%</text:p>
          </table:table-cell>
          <table:table-cell office:value-type="float" office:value="27">
            <text:p>27</text:p>
          </table:table-cell>
          <table:table-cell office:value-type="float" office:value="19817">
            <text:p>19817</text:p>
          </table:table-cell>
        </table:table-row>
        <table:table-row table:style-name="ro1">
          <table:table-cell office:value-type="string">
            <text:p>?b <text:s/>&lt;hasChild&gt; <text:s/>?a <text:s text:c="2"/>=&gt; ?a <text:s/>&lt;dbo:relative&gt; <text:s/>?b</text:p>
          </table:table-cell>
          <table:table-cell office:value-type="float" office:value="0.000008979">
            <text:p>0.000008979</text:p>
          </table:table-cell>
          <table:table-cell office:value-type="float" office:value="0.023229462">
            <text:p>0.023229462</text:p>
          </table:table-cell>
          <table:table-cell office:value-type="percentage" office:value="0.006488368">
            <text:p>0.65%</text:p>
          </table:table-cell>
          <table:table-cell office:value-type="percentage" office:value="0.1663286">
            <text:p>16.63%</text:p>
          </table:table-cell>
          <table:table-cell office:value-type="float" office:value="82">
            <text:p>82</text:p>
          </table:table-cell>
          <table:table-cell office:value-type="float" office:value="12638">
            <text:p>12638</text:p>
          </table:table-cell>
        </table:table-row>
        <table:table-row table:style-name="ro1">
          <table:table-cell office:value-type="string">
            <text:p>?b <text:s/>&lt;isLocatedIn&gt; <text:s/>?a <text:s text:c="2"/>=&gt; ?a <text:s/>&lt;dbo:frazioni&gt; <text:s/>?b</text:p>
          </table:table-cell>
          <table:table-cell office:value-type="float" office:value="0.00000668">
            <text:p>0.00000668</text:p>
          </table:table-cell>
          <table:table-cell office:value-type="float" office:value="0.05815062">
            <text:p>0.05815062</text:p>
          </table:table-cell>
          <table:table-cell office:value-type="percentage" office:value="0.000058823">
            <text:p>0.01%</text:p>
          </table:table-cell>
          <table:table-cell office:value-type="percentage" office:value="0.16576087">
            <text:p>16.58%</text:p>
          </table:table-cell>
          <table:table-cell office:value-type="float" office:value="61">
            <text:p>61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dbo:restingPlace&gt; <text:s/>?b <text:s text:c="2"/>=&gt; ?a <text:s/>&lt;diedIn&gt; <text:s/>?b</text:p>
          </table:table-cell>
          <table:table-cell office:value-type="float" office:value="0.000074351">
            <text:p>0.000074351</text:p>
          </table:table-cell>
          <table:table-cell office:value-type="float" office:value="0.015271124">
            <text:p>0.015271124</text:p>
          </table:table-cell>
          <table:table-cell office:value-type="percentage" office:value="0.055266157">
            <text:p>5.53%</text:p>
          </table:table-cell>
          <table:table-cell office:value-type="percentage" office:value="0.162440191">
            <text:p>16.24%</text:p>
          </table:table-cell>
          <table:table-cell office:value-type="float" office:value="679">
            <text:p>679</text:p>
          </table:table-cell>
          <table:table-cell office:value-type="float" office:value="12286">
            <text:p>12286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placeOfBurial&gt; <text:s/>?b</text:p>
          </table:table-cell>
          <table:table-cell office:value-type="float" office:value="0.000000876">
            <text:p>0.000000876</text:p>
          </table:table-cell>
          <table:table-cell office:value-type="float" office:value="0.016806723">
            <text:p>0.016806723</text:p>
          </table:table-cell>
          <table:table-cell office:value-type="percentage" office:value="0.000050143">
            <text:p>0.01%</text:p>
          </table:table-cell>
          <table:table-cell office:value-type="percentage" office:value="0.16">
            <text:p>16.00%</text:p>
          </table:table-cell>
          <table:table-cell office:value-type="float" office:value="8">
            <text:p>8</text:p>
          </table:table-cell>
          <table:table-cell office:value-type="float" office:value="159543">
            <text:p>159543</text:p>
          </table:table-cell>
        </table:table-row>
        <table:table-row table:style-name="ro1">
          <table:table-cell office:value-type="string">
            <text:p>?a <text:s/>&lt;dbo:residence&gt; <text:s/>?b <text:s text:c="2"/>=&gt; ?a <text:s/>&lt;wasBornIn&gt; <text:s/>?b</text:p>
          </table:table-cell>
          <table:table-cell office:value-type="float" office:value="0.000229404">
            <text:p>0.000229404</text:p>
          </table:table-cell>
          <table:table-cell office:value-type="float" office:value="0.013131256">
            <text:p>0.013131256</text:p>
          </table:table-cell>
          <table:table-cell office:value-type="percentage" office:value="0.059508593">
            <text:p>5.95%</text:p>
          </table:table-cell>
          <table:table-cell office:value-type="percentage" office:value="0.155947596">
            <text:p>15.59%</text:p>
          </table:table-cell>
          <table:table-cell office:value-type="float" office:value="2095">
            <text:p>2095</text:p>
          </table:table-cell>
          <table:table-cell office:value-type="float" office:value="35205">
            <text:p>35205</text:p>
          </table:table-cell>
        </table:table-row>
        <table:table-row table:style-name="ro1">
          <table:table-cell office:value-type="string">
            <text:p>?a <text:s/>&lt;isAffiliatedTo&gt; <text:s/>?b <text:s text:c="2"/>=&gt; ?a <text:s/>&lt;dbo:draftTeam&gt; <text:s/>?b</text:p>
          </table:table-cell>
          <table:table-cell office:value-type="float" office:value="0.000179582">
            <text:p>0.000179582</text:p>
          </table:table-cell>
          <table:table-cell office:value-type="float" office:value="0.243395666">
            <text:p>0.243395666</text:p>
          </table:table-cell>
          <table:table-cell office:value-type="percentage" office:value="0.003958522">
            <text:p>0.40%</text:p>
          </table:table-cell>
          <table:table-cell office:value-type="percentage" office:value="0.155273622">
            <text:p>15.53%</text:p>
          </table:table-cell>
          <table:table-cell office:value-type="float" office:value="1640">
            <text:p>1640</text:p>
          </table:table-cell>
          <table:table-cell office:value-type="float" office:value="414296">
            <text:p>414296</text:p>
          </table:table-cell>
        </table:table-row>
        <table:table-row table:style-name="ro1">
          <table:table-cell office:value-type="string">
            <text:p>?b <text:s/>&lt;created&gt; <text:s/>?a <text:s text:c="2"/>=&gt; ?a <text:s/>&lt;dbo:producer&gt; <text:s/>?b</text:p>
          </table:table-cell>
          <table:table-cell office:value-type="float" office:value="0.000083878">
            <text:p>0.000083878</text:p>
          </table:table-cell>
          <table:table-cell office:value-type="float" office:value="0.062009229">
            <text:p>0.062009229</text:p>
          </table:table-cell>
          <table:table-cell office:value-type="percentage" office:value="0.003497445">
            <text:p>0.35%</text:p>
          </table:table-cell>
          <table:table-cell office:value-type="percentage" office:value="0.152468153">
            <text:p>15.25%</text:p>
          </table:table-cell>
          <table:table-cell office:value-type="float" office:value="766">
            <text:p>766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a <text:s/>&lt;livesIn&gt; <text:s/>?b <text:s text:c="2"/>=&gt; ?a <text:s/>&lt;dbo:stateOfOrigin&gt; <text:s/>?b</text:p>
          </table:table-cell>
          <table:table-cell office:value-type="float" office:value="0.000051575">
            <text:p>0.000051575</text:p>
          </table:table-cell>
          <table:table-cell office:value-type="float" office:value="0.029032855">
            <text:p>0.029032855</text:p>
          </table:table-cell>
          <table:table-cell office:value-type="percentage" office:value="0.016113031">
            <text:p>1.61%</text:p>
          </table:table-cell>
          <table:table-cell office:value-type="percentage" office:value="0.143466342">
            <text:p>14.35%</text:p>
          </table:table-cell>
          <table:table-cell office:value-type="float" office:value="471">
            <text:p>471</text:p>
          </table:table-cell>
          <table:table-cell office:value-type="float" office:value="29231">
            <text:p>29231</text:p>
          </table:table-cell>
        </table:table-row>
        <table:table-row table:style-name="ro1">
          <table:table-cell office:value-type="string">
            <text:p>?b <text:s/>&lt;dbo:tenant&gt; <text:s/>?a <text:s text:c="2"/>=&gt; ?a <text:s/>&lt;owns&gt; <text:s/>?b</text:p>
          </table:table-cell>
          <table:table-cell office:value-type="float" office:value="0.000050699">
            <text:p>0.000050699</text:p>
          </table:table-cell>
          <table:table-cell office:value-type="float" office:value="0.025519484">
            <text:p>0.025519484</text:p>
          </table:table-cell>
          <table:table-cell office:value-type="percentage" office:value="0.052022472">
            <text:p>5.20%</text:p>
          </table:table-cell>
          <table:table-cell office:value-type="percentage" office:value="0.142725031">
            <text:p>14.27%</text:p>
          </table:table-cell>
          <table:table-cell office:value-type="float" office:value="463">
            <text:p>463</text:p>
          </table:table-cell>
          <table:table-cell office:value-type="float" office:value="8900">
            <text:p>8900</text:p>
          </table:table-cell>
        </table:table-row>
        <table:table-row table:style-name="ro1">
          <table:table-cell office:value-type="string">
            <text:p>?b <text:s/>&lt;created&gt; <text:s/>?a <text:s text:c="2"/>=&gt; ?a <text:s/>&lt;dbo:author&gt; <text:s/>?b</text:p>
          </table:table-cell>
          <table:table-cell office:value-type="float" office:value="0.000169179">
            <text:p>0.000169179</text:p>
          </table:table-cell>
          <table:table-cell office:value-type="float" office:value="0.531110347">
            <text:p>0.531110347</text:p>
          </table:table-cell>
          <table:table-cell office:value-type="percentage" office:value="0.007054247">
            <text:p>0.71%</text:p>
          </table:table-cell>
          <table:table-cell office:value-type="percentage" office:value="0.14040349">
            <text:p>14.04%</text:p>
          </table:table-cell>
          <table:table-cell office:value-type="float" office:value="1545">
            <text:p>1545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a <text:s/>&lt;created&gt; <text:s/>?b <text:s text:c="2"/>=&gt; ?a <text:s/>&lt;dbo:board&gt; <text:s/>?b</text:p>
          </table:table-cell>
          <table:table-cell office:value-type="float" office:value="0.000001205">
            <text:p>0.000001205</text:p>
          </table:table-cell>
          <table:table-cell office:value-type="float" office:value="0.012880562">
            <text:p>0.012880562</text:p>
          </table:table-cell>
          <table:table-cell office:value-type="percentage" office:value="0.000050224">
            <text:p>0.01%</text:p>
          </table:table-cell>
          <table:table-cell office:value-type="percentage" office:value="0.134146341">
            <text:p>13.41%</text:p>
          </table:table-cell>
          <table:table-cell office:value-type="float" office:value="11">
            <text:p>11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a <text:s/>&lt;created&gt; <text:s/>?b <text:s text:c="2"/>=&gt; ?a <text:s/>&lt;dbo:product&gt; <text:s/>?b</text:p>
          </table:table-cell>
          <table:table-cell office:value-type="float" office:value="0.00009001">
            <text:p>0.00009001</text:p>
          </table:table-cell>
          <table:table-cell office:value-type="float" office:value="0.025401731">
            <text:p>0.025401731</text:p>
          </table:table-cell>
          <table:table-cell office:value-type="percentage" office:value="0.003753133">
            <text:p>0.38%</text:p>
          </table:table-cell>
          <table:table-cell office:value-type="percentage" office:value="0.133095855">
            <text:p>13.31%</text:p>
          </table:table-cell>
          <table:table-cell office:value-type="float" office:value="822">
            <text:p>822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b <text:s/>&lt;directed&gt; <text:s/>?a <text:s text:c="2"/>=&gt; ?a <text:s/>&lt;dbo:narrator&gt; <text:s/>?b</text:p>
          </table:table-cell>
          <table:table-cell office:value-type="float" office:value="0.000003066">
            <text:p>0.000003066</text:p>
          </table:table-cell>
          <table:table-cell office:value-type="float" office:value="0.022690438">
            <text:p>0.022690438</text:p>
          </table:table-cell>
          <table:table-cell office:value-type="percentage" office:value="0.000920931">
            <text:p>0.09%</text:p>
          </table:table-cell>
          <table:table-cell office:value-type="percentage" office:value="0.131455399">
            <text:p>13.15%</text:p>
          </table:table-cell>
          <table:table-cell office:value-type="float" office:value="28">
            <text:p>28</text:p>
          </table:table-cell>
          <table:table-cell office:value-type="float" office:value="30404">
            <text:p>30404</text:p>
          </table:table-cell>
        </table:table-row>
        <table:table-row table:style-name="ro1">
          <table:table-cell office:value-type="string">
            <text:p>?a <text:s/>&lt;dbo:almaMater&gt; <text:s/>?b <text:s text:c="2"/>=&gt; ?a <text:s/>&lt;worksAt&gt; <text:s/>?b</text:p>
          </table:table-cell>
          <table:table-cell office:value-type="float" office:value="0.00007906">
            <text:p>0.00007906</text:p>
          </table:table-cell>
          <table:table-cell office:value-type="float" office:value="0.169245195">
            <text:p>0.169245195</text:p>
          </table:table-cell>
          <table:table-cell office:value-type="percentage" office:value="0.013957355">
            <text:p>1.40%</text:p>
          </table:table-cell>
          <table:table-cell office:value-type="percentage" office:value="0.128241563">
            <text:p>12.82%</text:p>
          </table:table-cell>
          <table:table-cell office:value-type="float" office:value="722">
            <text:p>722</text:p>
          </table:table-cell>
          <table:table-cell office:value-type="float" office:value="51729">
            <text:p>51729</text:p>
          </table:table-cell>
        </table:table-row>
        <table:table-row table:style-name="ro1">
          <table:table-cell office:value-type="string">
            <text:p>?b <text:s/>&lt;isAffiliatedTo&gt; <text:s/>?a <text:s text:c="2"/>=&gt; ?a <text:s/>&lt;dbo:manager&gt; <text:s/>?b</text:p>
          </table:table-cell>
          <table:table-cell office:value-type="float" office:value="0.000041391">
            <text:p>0.000041391</text:p>
          </table:table-cell>
          <table:table-cell office:value-type="float" office:value="0.438006952">
            <text:p>0.438006952</text:p>
          </table:table-cell>
          <table:table-cell office:value-type="percentage" office:value="0.000912391">
            <text:p>0.09%</text:p>
          </table:table-cell>
          <table:table-cell office:value-type="percentage" office:value="0.123207301">
            <text:p>12.32%</text:p>
          </table:table-cell>
          <table:table-cell office:value-type="float" office:value="378">
            <text:p>378</text:p>
          </table:table-cell>
          <table:table-cell office:value-type="float" office:value="414296">
            <text:p>414296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archipelago&gt; <text:s/>?b</text:p>
          </table:table-cell>
          <table:table-cell office:value-type="float" office:value="0.000030222">
            <text:p>0.000030222</text:p>
          </table:table-cell>
          <table:table-cell office:value-type="float" office:value="0.175126904">
            <text:p>0.175126904</text:p>
          </table:table-cell>
          <table:table-cell office:value-type="percentage" office:value="0.00026615">
            <text:p>0.03%</text:p>
          </table:table-cell>
          <table:table-cell office:value-type="percentage" office:value="0.114808652">
            <text:p>11.48%</text:p>
          </table:table-cell>
          <table:table-cell office:value-type="float" office:value="276">
            <text:p>276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livesIn&gt; <text:s/>?b <text:s text:c="2"/>=&gt; ?a <text:s/>&lt;dbo:education&gt; <text:s/>?b</text:p>
          </table:table-cell>
          <table:table-cell office:value-type="float" office:value="0.000019601">
            <text:p>0.000019601</text:p>
          </table:table-cell>
          <table:table-cell office:value-type="float" office:value="0.016671323">
            <text:p>0.016671323</text:p>
          </table:table-cell>
          <table:table-cell office:value-type="percentage" office:value="0.006123636">
            <text:p>0.61%</text:p>
          </table:table-cell>
          <table:table-cell office:value-type="percentage" office:value="0.114085405">
            <text:p>11.41%</text:p>
          </table:table-cell>
          <table:table-cell office:value-type="float" office:value="179">
            <text:p>179</text:p>
          </table:table-cell>
          <table:table-cell office:value-type="float" office:value="29231">
            <text:p>29231</text:p>
          </table:table-cell>
        </table:table-row>
        <table:table-row table:style-name="ro1">
          <table:table-cell office:value-type="string">
            <text:p>?a <text:s/>&lt;dbo:birthPlace&gt; <text:s/>?b <text:s text:c="2"/>=&gt; ?a <text:s/>&lt;isPoliticianOf&gt; <text:s/>?b</text:p>
          </table:table-cell>
          <table:table-cell office:value-type="float" office:value="0.000044676">
            <text:p>0.000044676</text:p>
          </table:table-cell>
          <table:table-cell office:value-type="float" office:value="0.149341142">
            <text:p>0.149341142</text:p>
          </table:table-cell>
          <table:table-cell office:value-type="percentage" office:value="0.000557833">
            <text:p>0.06%</text:p>
          </table:table-cell>
          <table:table-cell office:value-type="percentage" office:value="0.112551724">
            <text:p>11.26%</text:p>
          </table:table-cell>
          <table:table-cell office:value-type="float" office:value="408">
            <text:p>408</text:p>
          </table:table-cell>
          <table:table-cell office:value-type="float" office:value="731402">
            <text:p>731402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maintainedBy&gt; <text:s/>?b</text:p>
          </table:table-cell>
          <table:table-cell office:value-type="float" office:value="0.000001643">
            <text:p>0.000001643</text:p>
          </table:table-cell>
          <table:table-cell office:value-type="float" office:value="0.103448276">
            <text:p>0.103448276</text:p>
          </table:table-cell>
          <table:table-cell office:value-type="percentage" office:value="0.000014465">
            <text:p>0.00%</text:p>
          </table:table-cell>
          <table:table-cell office:value-type="percentage" office:value="0.111940299">
            <text:p>11.19%</text:p>
          </table:table-cell>
          <table:table-cell office:value-type="float" office:value="15">
            <text:p>15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hubAirport&gt; <text:s/>?b</text:p>
          </table:table-cell>
          <table:table-cell office:value-type="float" office:value="0.000018615">
            <text:p>0.000018615</text:p>
          </table:table-cell>
          <table:table-cell office:value-type="float" office:value="0.060455192">
            <text:p>0.060455192</text:p>
          </table:table-cell>
          <table:table-cell office:value-type="percentage" office:value="0.000163933">
            <text:p>0.02%</text:p>
          </table:table-cell>
          <table:table-cell office:value-type="percentage" office:value="0.109324759">
            <text:p>10.93%</text:p>
          </table:table-cell>
          <table:table-cell office:value-type="float" office:value="170">
            <text:p>170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restingPlace&gt; <text:s/>?b</text:p>
          </table:table-cell>
          <table:table-cell office:value-type="float" office:value="0.000036464">
            <text:p>0.000036464</text:p>
          </table:table-cell>
          <table:table-cell office:value-type="float" office:value="0.027104021">
            <text:p>0.027104021</text:p>
          </table:table-cell>
          <table:table-cell office:value-type="percentage" office:value="0.002087212">
            <text:p>0.21%</text:p>
          </table:table-cell>
          <table:table-cell office:value-type="percentage" office:value="0.107211848">
            <text:p>10.72%</text:p>
          </table:table-cell>
          <table:table-cell office:value-type="float" office:value="333">
            <text:p>333</text:p>
          </table:table-cell>
          <table:table-cell office:value-type="float" office:value="159543">
            <text:p>159543</text:p>
          </table:table-cell>
        </table:table-row>
        <table:table-row table:style-name="ro1">
          <table:table-cell office:value-type="string">
            <text:p>?a <text:s/>&lt;dbo:deathPlace&gt; <text:s/>?b <text:s text:c="2"/>=&gt; ?a <text:s/>&lt;wasBornIn&gt; <text:s/>?b</text:p>
          </table:table-cell>
          <table:table-cell office:value-type="float" office:value="0.00071964">
            <text:p>0.00071964</text:p>
          </table:table-cell>
          <table:table-cell office:value-type="float" office:value="0.041192657">
            <text:p>0.041192657</text:p>
          </table:table-cell>
          <table:table-cell office:value-type="percentage" office:value="0.034830907">
            <text:p>3.48%</text:p>
          </table:table-cell>
          <table:table-cell office:value-type="percentage" office:value="0.104746422">
            <text:p>10.47%</text:p>
          </table:table-cell>
          <table:table-cell office:value-type="float" office:value="6572">
            <text:p>6572</text:p>
          </table:table-cell>
          <table:table-cell office:value-type="float" office:value="188683">
            <text:p>188683</text:p>
          </table:table-cell>
        </table:table-row>
        <table:table-row table:style-name="ro1">
          <table:table-cell office:value-type="string">
            <text:p>?a <text:s/>&lt;dbo:influencedBy&gt; <text:s/>?b <text:s text:c="2"/>=&gt; ?a <text:s/>&lt;hasAcademicAdvisor&gt; <text:s/>?b</text:p>
          </table:table-cell>
          <table:table-cell office:value-type="float" office:value="0.000003395">
            <text:p>0.000003395</text:p>
          </table:table-cell>
          <table:table-cell office:value-type="float" office:value="0.011584454">
            <text:p>0.011584454</text:p>
          </table:table-cell>
          <table:table-cell office:value-type="percentage" office:value="0.001823529">
            <text:p>0.18%</text:p>
          </table:table-cell>
          <table:table-cell office:value-type="percentage" office:value="0.10472973">
            <text:p>10.47%</text:p>
          </table:table-cell>
          <table:table-cell office:value-type="float" office:value="31">
            <text:p>31</text:p>
          </table:table-cell>
          <table:table-cell office:value-type="float" office:value="17000">
            <text:p>17000</text:p>
          </table:table-cell>
        </table:table-row>
        <table:table-row table:style-name="ro1">
          <table:table-cell office:value-type="string">
            <text:p>?a <text:s/>&lt;dbo:birthPlace&gt; <text:s/>?b <text:s text:c="2"/>=&gt; ?a <text:s/>&lt;isLeaderOf&gt; <text:s/>?b</text:p>
          </table:table-cell>
          <table:table-cell office:value-type="float" office:value="0.000086177">
            <text:p>0.000086177</text:p>
          </table:table-cell>
          <table:table-cell office:value-type="float" office:value="0.098276723">
            <text:p>0.098276723</text:p>
          </table:table-cell>
          <table:table-cell office:value-type="percentage" office:value="0.001076016">
            <text:p>0.11%</text:p>
          </table:table-cell>
          <table:table-cell office:value-type="percentage" office:value="0.10464034">
            <text:p>10.46%</text:p>
          </table:table-cell>
          <table:table-cell office:value-type="float" office:value="787">
            <text:p>787</text:p>
          </table:table-cell>
          <table:table-cell office:value-type="float" office:value="731402">
            <text:p>731402</text:p>
          </table:table-cell>
        </table:table-row>
        <table:table-row table:style-name="ro1">
          <table:table-cell office:value-type="string">
            <text:p>?b <text:s/>&lt;created&gt; <text:s/>?a <text:s text:c="2"/>=&gt; ?a <text:s/>&lt;dbo:executiveProducer&gt; <text:s/>?b</text:p>
          </table:table-cell>
          <table:table-cell office:value-type="float" office:value="0.000074023">
            <text:p>0.000074023</text:p>
          </table:table-cell>
          <table:table-cell office:value-type="float" office:value="0.202274087">
            <text:p>0.202274087</text:p>
          </table:table-cell>
          <table:table-cell office:value-type="percentage" office:value="0.003086518">
            <text:p>0.31%</text:p>
          </table:table-cell>
          <table:table-cell office:value-type="percentage" office:value="0.104385423">
            <text:p>10.44%</text:p>
          </table:table-cell>
          <table:table-cell office:value-type="float" office:value="676">
            <text:p>676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b <text:s/>&lt;isLeaderOf&gt; <text:s/>?a <text:s text:c="2"/>=&gt; ?a <text:s/>&lt;dbo:secondCommander&gt; <text:s/>?b</text:p>
          </table:table-cell>
          <table:table-cell office:value-type="float" office:value="0.000002957">
            <text:p>0.000002957</text:p>
          </table:table-cell>
          <table:table-cell office:value-type="float" office:value="0.159763314">
            <text:p>0.159763314</text:p>
          </table:table-cell>
          <table:table-cell office:value-type="percentage" office:value="0.003371628">
            <text:p>0.34%</text:p>
          </table:table-cell>
          <table:table-cell office:value-type="percentage" office:value="0.103846154">
            <text:p>10.38%</text:p>
          </table:table-cell>
          <table:table-cell office:value-type="float" office:value="27">
            <text:p>27</text:p>
          </table:table-cell>
          <table:table-cell office:value-type="float" office:value="8008">
            <text:p>8008</text:p>
          </table:table-cell>
        </table:table-row>
        <table:table-row table:style-name="ro1">
          <table:table-cell office:value-type="string">
            <text:p>?b <text:s/>&lt;created&gt; <text:s/>?a <text:s text:c="2"/>=&gt; ?a <text:s/>&lt;dbo:chairperson&gt; <text:s/>?b</text:p>
          </table:table-cell>
          <table:table-cell office:value-type="float" office:value="0.000000219">
            <text:p>0.000000219</text:p>
          </table:table-cell>
          <table:table-cell office:value-type="float" office:value="0.012269939">
            <text:p>0.012269939</text:p>
          </table:table-cell>
          <table:table-cell office:value-type="percentage" office:value="0.000009132">
            <text:p>0.00%</text:p>
          </table:table-cell>
          <table:table-cell office:value-type="percentage" office:value="0.1">
            <text:p>10.00%</text:p>
          </table:table-cell>
          <table:table-cell office:value-type="float" office:value="2">
            <text:p>2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regionServed&gt; <text:s/>?b</text:p>
          </table:table-cell>
          <table:table-cell office:value-type="float" office:value="0.000043581">
            <text:p>0.000043581</text:p>
          </table:table-cell>
          <table:table-cell office:value-type="float" office:value="0.044414686">
            <text:p>0.044414686</text:p>
          </table:table-cell>
          <table:table-cell office:value-type="percentage" office:value="0.000383796">
            <text:p>0.04%</text:p>
          </table:table-cell>
          <table:table-cell office:value-type="percentage" office:value="0.099103586">
            <text:p>9.91%</text:p>
          </table:table-cell>
          <table:table-cell office:value-type="float" office:value="398">
            <text:p>398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b <text:s/>&lt;directed&gt; <text:s/>?a <text:s text:c="2"/>=&gt; ?a <text:s/>&lt;dbo:editing&gt; <text:s/>?b</text:p>
          </table:table-cell>
          <table:table-cell office:value-type="float" office:value="0.00002409">
            <text:p>0.00002409</text:p>
          </table:table-cell>
          <table:table-cell office:value-type="float" office:value="0.052783109">
            <text:p>0.052783109</text:p>
          </table:table-cell>
          <table:table-cell office:value-type="percentage" office:value="0.00723589">
            <text:p>0.72%</text:p>
          </table:table-cell>
          <table:table-cell office:value-type="percentage" office:value="0.093776641">
            <text:p>9.38%</text:p>
          </table:table-cell>
          <table:table-cell office:value-type="float" office:value="220">
            <text:p>220</text:p>
          </table:table-cell>
          <table:table-cell office:value-type="float" office:value="30404">
            <text:p>30404</text:p>
          </table:table-cell>
        </table:table-row>
        <table:table-row table:style-name="ro1">
          <table:table-cell office:value-type="string">
            <text:p>?b <text:s/>&lt;dbo:place&gt; <text:s/>?a <text:s text:c="2"/>=&gt; ?a <text:s/>&lt;participatedIn&gt; <text:s/>?b</text:p>
          </table:table-cell>
          <table:table-cell office:value-type="float" office:value="0.00010523">
            <text:p>0.00010523</text:p>
          </table:table-cell>
          <table:table-cell office:value-type="float" office:value="0.073185591">
            <text:p>0.073185591</text:p>
          </table:table-cell>
          <table:table-cell office:value-type="percentage" office:value="0.075325286">
            <text:p>7.53%</text:p>
          </table:table-cell>
          <table:table-cell office:value-type="percentage" office:value="0.089587023">
            <text:p>8.96%</text:p>
          </table:table-cell>
          <table:table-cell office:value-type="float" office:value="961">
            <text:p>961</text:p>
          </table:table-cell>
          <table:table-cell office:value-type="float" office:value="12758">
            <text:p>12758</text:p>
          </table:table-cell>
        </table:table-row>
        <table:table-row table:style-name="ro1">
          <table:table-cell office:value-type="string">
            <text:p>?a <text:s/>&lt;isKnownFor&gt; <text:s/>?b <text:s text:c="2"/>=&gt; ?a <text:s/>&lt;dbo:philosophicalSchool&gt; <text:s/>?b</text:p>
          </table:table-cell>
          <table:table-cell office:value-type="float" office:value="0.0000023">
            <text:p>0.0000023</text:p>
          </table:table-cell>
          <table:table-cell office:value-type="float" office:value="0.015521064">
            <text:p>0.015521064</text:p>
          </table:table-cell>
          <table:table-cell office:value-type="percentage" office:value="0.061583578">
            <text:p>6.16%</text:p>
          </table:table-cell>
          <table:table-cell office:value-type="percentage" office:value="0.089361702">
            <text:p>8.94%</text:p>
          </table:table-cell>
          <table:table-cell office:value-type="float" office:value="21">
            <text:p>21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?b <text:s/>&lt;participatedIn&gt; <text:s/>?a <text:s text:c="2"/>=&gt; ?a <text:s/>&lt;dbo:place&gt; <text:s/>?b</text:p>
          </table:table-cell>
          <table:table-cell office:value-type="float" office:value="0.00010523">
            <text:p>0.00010523</text:p>
          </table:table-cell>
          <table:table-cell office:value-type="float" office:value="0.075325286">
            <text:p>0.075325286</text:p>
          </table:table-cell>
          <table:table-cell office:value-type="percentage" office:value="0.073185591">
            <text:p>7.32%</text:p>
          </table:table-cell>
          <table:table-cell office:value-type="percentage" office:value="0.088237995">
            <text:p>8.82%</text:p>
          </table:table-cell>
          <table:table-cell office:value-type="float" office:value="961">
            <text:p>961</text:p>
          </table:table-cell>
          <table:table-cell office:value-type="float" office:value="13131">
            <text:p>13131</text:p>
          </table:table-cell>
        </table:table-row>
        <table:table-row table:style-name="ro1">
          <table:table-cell office:value-type="string">
            <text:p>?b <text:s/>&lt;dbo:location&gt; <text:s/>?a <text:s text:c="2"/>=&gt; ?a <text:s/>&lt;owns&gt; <text:s/>?b</text:p>
          </table:table-cell>
          <table:table-cell office:value-type="float" office:value="0.000079388">
            <text:p>0.000079388</text:p>
          </table:table-cell>
          <table:table-cell office:value-type="float" office:value="0.039960315">
            <text:p>0.039960315</text:p>
          </table:table-cell>
          <table:table-cell office:value-type="percentage" office:value="0.004309474">
            <text:p>0.43%</text:p>
          </table:table-cell>
          <table:table-cell office:value-type="percentage" office:value="0.085880123">
            <text:p>8.59%</text:p>
          </table:table-cell>
          <table:table-cell office:value-type="float" office:value="725">
            <text:p>725</text:p>
          </table:table-cell>
          <table:table-cell office:value-type="float" office:value="168234">
            <text:p>168234</text:p>
          </table:table-cell>
        </table:table-row>
        <table:table-row table:style-name="ro1">
          <table:table-cell office:value-type="string">
            <text:p>?b <text:s/>&lt;influences&gt; <text:s/>?a <text:s text:c="2"/>=&gt; ?a <text:s/>&lt;dbo:academicAdvisor&gt; <text:s/>?b</text:p>
          </table:table-cell>
          <table:table-cell office:value-type="float" office:value="0.000002081">
            <text:p>0.000002081</text:p>
          </table:table-cell>
          <table:table-cell office:value-type="float" office:value="0.036259542">
            <text:p>0.036259542</text:p>
          </table:table-cell>
          <table:table-cell office:value-type="percentage" office:value="0.000907744">
            <text:p>0.09%</text:p>
          </table:table-cell>
          <table:table-cell office:value-type="percentage" office:value="0.082608696">
            <text:p>8.26%</text:p>
          </table:table-cell>
          <table:table-cell office:value-type="float" office:value="19">
            <text:p>19</text:p>
          </table:table-cell>
          <table:table-cell office:value-type="float" office:value="20931">
            <text:p>20931</text:p>
          </table:table-cell>
        </table:table-row>
        <table:table-row table:style-name="ro1">
          <table:table-cell office:value-type="string">
            <text:p>?b <text:s/>&lt;owns&gt; <text:s/>?a <text:s text:c="2"/>=&gt; ?a <text:s/>&lt;dbo:broadcastNetwork&gt; <text:s/>?b</text:p>
          </table:table-cell>
          <table:table-cell office:value-type="float" office:value="0.000015002">
            <text:p>0.000015002</text:p>
          </table:table-cell>
          <table:table-cell office:value-type="float" office:value="0.015108072">
            <text:p>0.015108072</text:p>
          </table:table-cell>
          <table:table-cell office:value-type="percentage" office:value="0.007551122">
            <text:p>0.76%</text:p>
          </table:table-cell>
          <table:table-cell office:value-type="percentage" office:value="0.076153419">
            <text:p>7.62%</text:p>
          </table:table-cell>
          <table:table-cell office:value-type="float" office:value="137">
            <text:p>137</text:p>
          </table:table-cell>
          <table:table-cell office:value-type="float" office:value="18143">
            <text:p>18143</text:p>
          </table:table-cell>
        </table:table-row>
        <table:table-row table:style-name="ro1">
          <table:table-cell office:value-type="string">
            <text:p>?b <text:s/>&lt;created&gt; <text:s/>?a <text:s text:c="2"/>=&gt; ?a <text:s/>&lt;dbo:narrator&gt; <text:s/>?b</text:p>
          </table:table-cell>
          <table:table-cell office:value-type="float" office:value="0.000004052">
            <text:p>0.000004052</text:p>
          </table:table-cell>
          <table:table-cell office:value-type="float" office:value="0.029983793">
            <text:p>0.029983793</text:p>
          </table:table-cell>
          <table:table-cell office:value-type="percentage" office:value="0.000168937">
            <text:p>0.02%</text:p>
          </table:table-cell>
          <table:table-cell office:value-type="percentage" office:value="0.075975359">
            <text:p>7.60%</text:p>
          </table:table-cell>
          <table:table-cell office:value-type="float" office:value="37">
            <text:p>37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a <text:s/>&lt;dbo:party&gt; <text:s/>?b <text:s text:c="2"/>=&gt; ?a <text:s/>&lt;isLeaderOf&gt; <text:s/>?b</text:p>
          </table:table-cell>
          <table:table-cell office:value-type="float" office:value="0.000025514">
            <text:p>0.000025514</text:p>
          </table:table-cell>
          <table:table-cell office:value-type="float" office:value="0.029095904">
            <text:p>0.029095904</text:p>
          </table:table-cell>
          <table:table-cell office:value-type="percentage" office:value="0.005114247">
            <text:p>0.51%</text:p>
          </table:table-cell>
          <table:table-cell office:value-type="percentage" office:value="0.073339629">
            <text:p>7.33%</text:p>
          </table:table-cell>
          <table:table-cell office:value-type="float" office:value="233">
            <text:p>233</text:p>
          </table:table-cell>
          <table:table-cell office:value-type="float" office:value="45559">
            <text:p>45559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beatifiedPlace&gt; <text:s/>?b</text:p>
          </table:table-cell>
          <table:table-cell office:value-type="float" office:value="0.000000438">
            <text:p>0.000000438</text:p>
          </table:table-cell>
          <table:table-cell office:value-type="float" office:value="0.01659751">
            <text:p>0.01659751</text:p>
          </table:table-cell>
          <table:table-cell office:value-type="percentage" office:value="0.000025072">
            <text:p>0.00%</text:p>
          </table:table-cell>
          <table:table-cell office:value-type="percentage" office:value="0.072727273">
            <text:p>7.27%</text:p>
          </table:table-cell>
          <table:table-cell office:value-type="float" office:value="4">
            <text:p>4</text:p>
          </table:table-cell>
          <table:table-cell office:value-type="float" office:value="159543">
            <text:p>159543</text:p>
          </table:table-cell>
        </table:table-row>
        <table:table-row table:style-name="ro1">
          <table:table-cell office:value-type="string">
            <text:p>?a <text:s/>&lt;dbo:philosophicalSchool&gt; <text:s/>?b <text:s text:c="2"/>=&gt; ?a <text:s/>&lt;isKnownFor&gt; <text:s/>?b</text:p>
          </table:table-cell>
          <table:table-cell office:value-type="float" office:value="0.0000023">
            <text:p>0.0000023</text:p>
          </table:table-cell>
          <table:table-cell office:value-type="float" office:value="0.061583578">
            <text:p>0.061583578</text:p>
          </table:table-cell>
          <table:table-cell office:value-type="percentage" office:value="0.015521064">
            <text:p>1.55%</text:p>
          </table:table-cell>
          <table:table-cell office:value-type="percentage" office:value="0.072413793">
            <text:p>7.24%</text:p>
          </table:table-cell>
          <table:table-cell office:value-type="float" office:value="21">
            <text:p>21</text:p>
          </table:table-cell>
          <table:table-cell office:value-type="float" office:value="1353">
            <text:p>1353</text:p>
          </table:table-cell>
        </table:table-row>
        <table:table-row table:style-name="ro1">
          <table:table-cell office:value-type="string">
            <text:p>?a <text:s/>&lt;created&gt; <text:s/>?b <text:s text:c="2"/>=&gt; ?a <text:s/>&lt;dbo:employer&gt; <text:s/>?b</text:p>
          </table:table-cell>
          <table:table-cell office:value-type="float" office:value="0.00000449">
            <text:p>0.00000449</text:p>
          </table:table-cell>
          <table:table-cell office:value-type="float" office:value="0.011414254">
            <text:p>0.011414254</text:p>
          </table:table-cell>
          <table:table-cell office:value-type="percentage" office:value="0.0001872">
            <text:p>0.02%</text:p>
          </table:table-cell>
          <table:table-cell office:value-type="percentage" office:value="0.071678322">
            <text:p>7.17%</text:p>
          </table:table-cell>
          <table:table-cell office:value-type="float" office:value="41">
            <text:p>41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b <text:s/>&lt;actedIn&gt; <text:s/>?a <text:s text:c="2"/>=&gt; ?a <text:s/>&lt;dbo:narrator&gt; <text:s/>?b</text:p>
          </table:table-cell>
          <table:table-cell office:value-type="float" office:value="0.000005475">
            <text:p>0.000005475</text:p>
          </table:table-cell>
          <table:table-cell office:value-type="float" office:value="0.040518639">
            <text:p>0.040518639</text:p>
          </table:table-cell>
          <table:table-cell office:value-type="percentage" office:value="0.000443593">
            <text:p>0.04%</text:p>
          </table:table-cell>
          <table:table-cell office:value-type="percentage" office:value="0.070721358">
            <text:p>7.07%</text:p>
          </table:table-cell>
          <table:table-cell office:value-type="float" office:value="50">
            <text:p>50</text:p>
          </table:table-cell>
          <table:table-cell office:value-type="float" office:value="112716">
            <text:p>112716</text:p>
          </table:table-cell>
        </table:table-row>
        <table:table-row table:style-name="ro1">
          <table:table-cell office:value-type="string">
            <text:p>?a <text:s/>&lt;isInterestedIn&gt; <text:s/>?b <text:s text:c="2"/>=&gt; ?a <text:s/>&lt;dbo:philosophicalSchool&gt; <text:s/>?b</text:p>
          </table:table-cell>
          <table:table-cell office:value-type="float" office:value="0.000001752">
            <text:p>0.000001752</text:p>
          </table:table-cell>
          <table:table-cell office:value-type="float" office:value="0.011825573">
            <text:p>0.011825573</text:p>
          </table:table-cell>
          <table:table-cell office:value-type="percentage" office:value="0.052287582">
            <text:p>5.23%</text:p>
          </table:table-cell>
          <table:table-cell office:value-type="percentage" office:value="0.068965517">
            <text:p>6.90%</text:p>
          </table:table-cell>
          <table:table-cell office:value-type="float" office:value="16">
            <text:p>16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?a <text:s/>&lt;hasOfficialLanguage&gt; <text:s/>?b <text:s text:c="2"/>=&gt; ?a <text:s/>&lt;dbo:regionalLanguage&gt; <text:s/>?b</text:p>
          </table:table-cell>
          <table:table-cell office:value-type="float" office:value="0.000000657">
            <text:p>0.000000657</text:p>
          </table:table-cell>
          <table:table-cell office:value-type="float" office:value="0.035714286">
            <text:p>0.035714286</text:p>
          </table:table-cell>
          <table:table-cell office:value-type="percentage" office:value="0.008888889">
            <text:p>0.89%</text:p>
          </table:table-cell>
          <table:table-cell office:value-type="percentage" office:value="0.065217391">
            <text:p>6.52%</text:p>
          </table:table-cell>
          <table:table-cell office:value-type="float" office:value="6">
            <text:p>6</text:p>
          </table:table-cell>
          <table:table-cell office:value-type="float" office:value="675">
            <text:p>675</text:p>
          </table:table-cell>
        </table:table-row>
        <table:table-row table:style-name="ro1">
          <table:table-cell office:value-type="string">
            <text:p>?a <text:s/>&lt;dbo:birthPlace&gt; <text:s/>?b <text:s text:c="2"/>=&gt; ?a <text:s/>&lt;diedIn&gt; <text:s/>?b</text:p>
          </table:table-cell>
          <table:table-cell office:value-type="float" office:value="0.000514435">
            <text:p>0.000514435</text:p>
          </table:table-cell>
          <table:table-cell office:value-type="float" office:value="0.105660887">
            <text:p>0.105660887</text:p>
          </table:table-cell>
          <table:table-cell office:value-type="percentage" office:value="0.00642328">
            <text:p>0.64%</text:p>
          </table:table-cell>
          <table:table-cell office:value-type="percentage" office:value="0.064711635">
            <text:p>6.47%</text:p>
          </table:table-cell>
          <table:table-cell office:value-type="float" office:value="4698">
            <text:p>4698</text:p>
          </table:table-cell>
          <table:table-cell office:value-type="float" office:value="731402">
            <text:p>731402</text:p>
          </table:table-cell>
        </table:table-row>
        <table:table-row table:style-name="ro1">
          <table:table-cell office:value-type="string">
            <text:p>?b <text:s/>&lt;created&gt; <text:s/>?a <text:s text:c="2"/>=&gt; ?a <text:s/>&lt;dbo:editing&gt; <text:s/>?b</text:p>
          </table:table-cell>
          <table:table-cell office:value-type="float" office:value="0.00001533">
            <text:p>0.00001533</text:p>
          </table:table-cell>
          <table:table-cell office:value-type="float" office:value="0.033589251">
            <text:p>0.033589251</text:p>
          </table:table-cell>
          <table:table-cell office:value-type="percentage" office:value="0.00063922">
            <text:p>0.06%</text:p>
          </table:table-cell>
          <table:table-cell office:value-type="percentage" office:value="0.063578565">
            <text:p>6.36%</text:p>
          </table:table-cell>
          <table:table-cell office:value-type="float" office:value="140">
            <text:p>140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canonizedPlace&gt; <text:s/>?b</text:p>
          </table:table-cell>
          <table:table-cell office:value-type="float" office:value="0.000000329">
            <text:p>0.000000329</text:p>
          </table:table-cell>
          <table:table-cell office:value-type="float" office:value="0.012765957">
            <text:p>0.012765957</text:p>
          </table:table-cell>
          <table:table-cell office:value-type="percentage" office:value="0.000018804">
            <text:p>0.00%</text:p>
          </table:table-cell>
          <table:table-cell office:value-type="percentage" office:value="0.0625">
            <text:p>6.25%</text:p>
          </table:table-cell>
          <table:table-cell office:value-type="float" office:value="3">
            <text:p>3</text:p>
          </table:table-cell>
          <table:table-cell office:value-type="float" office:value="159543">
            <text:p>159543</text:p>
          </table:table-cell>
        </table:table-row>
        <table:table-row table:style-name="ro1">
          <table:table-cell office:value-type="string">
            <text:p>?b <text:s/>&lt;created&gt; <text:s/>?a <text:s text:c="2"/>=&gt; ?a <text:s/>&lt;dbo:editor&gt; <text:s/>?b</text:p>
          </table:table-cell>
          <table:table-cell office:value-type="float" office:value="0.000000219">
            <text:p>0.000000219</text:p>
          </table:table-cell>
          <table:table-cell office:value-type="float" office:value="0.010928962">
            <text:p>0.010928962</text:p>
          </table:table-cell>
          <table:table-cell office:value-type="percentage" office:value="0.000009132">
            <text:p>0.00%</text:p>
          </table:table-cell>
          <table:table-cell office:value-type="percentage" office:value="0.0625">
            <text:p>6.25%</text:p>
          </table:table-cell>
          <table:table-cell office:value-type="float" office:value="2">
            <text:p>2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a <text:s/>&lt;dbo:anthem&gt; <text:s/>?b <text:s text:c="2"/>=&gt; ?a <text:s/>&lt;hasOfficialLanguage&gt; <text:s/>?b</text:p>
          </table:table-cell>
          <table:table-cell office:value-type="float" office:value="0.000001424">
            <text:p>0.000001424</text:p>
          </table:table-cell>
          <table:table-cell office:value-type="float" office:value="0.019259259">
            <text:p>0.019259259</text:p>
          </table:table-cell>
          <table:table-cell office:value-type="percentage" office:value="0.023214286">
            <text:p>2.32%</text:p>
          </table:table-cell>
          <table:table-cell office:value-type="percentage" office:value="0.060747664">
            <text:p>6.07%</text:p>
          </table:table-cell>
          <table:table-cell office:value-type="float" office:value="13">
            <text:p>13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string">
            <text:p>?b <text:s/>&lt;isAffiliatedTo&gt; <text:s/>?a <text:s text:c="2"/>=&gt; ?a <text:s/>&lt;dbo:leader&gt; <text:s/>?b</text:p>
          </table:table-cell>
          <table:table-cell office:value-type="float" office:value="0.000050808">
            <text:p>0.000050808</text:p>
          </table:table-cell>
          <table:table-cell office:value-type="float" office:value="0.169034608">
            <text:p>0.169034608</text:p>
          </table:table-cell>
          <table:table-cell office:value-type="percentage" office:value="0.001119972">
            <text:p>0.11%</text:p>
          </table:table-cell>
          <table:table-cell office:value-type="percentage" office:value="0.059824652">
            <text:p>5.98%</text:p>
          </table:table-cell>
          <table:table-cell office:value-type="float" office:value="464">
            <text:p>464</text:p>
          </table:table-cell>
          <table:table-cell office:value-type="float" office:value="414296">
            <text:p>414296</text:p>
          </table:table-cell>
        </table:table-row>
        <table:table-row table:style-name="ro1">
          <table:table-cell office:value-type="string">
            <text:p>?b <text:s/>&lt;created&gt; <text:s/>?a <text:s text:c="2"/>=&gt; ?a <text:s/>&lt;dbo:musicComposer&gt; <text:s/>?b</text:p>
          </table:table-cell>
          <table:table-cell office:value-type="float" office:value="0.000022557">
            <text:p>0.000022557</text:p>
          </table:table-cell>
          <table:table-cell office:value-type="float" office:value="0.025938051">
            <text:p>0.025938051</text:p>
          </table:table-cell>
          <table:table-cell office:value-type="percentage" office:value="0.000940566">
            <text:p>0.09%</text:p>
          </table:table-cell>
          <table:table-cell office:value-type="percentage" office:value="0.058472892">
            <text:p>5.85%</text:p>
          </table:table-cell>
          <table:table-cell office:value-type="float" office:value="206">
            <text:p>206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b <text:s/>&lt;isLocatedIn&gt; <text:s/>?a <text:s text:c="2"/>=&gt; ?a <text:s/>&lt;dbo:highestPlace&gt; <text:s/>?b</text:p>
          </table:table-cell>
          <table:table-cell office:value-type="float" office:value="0.000001424">
            <text:p>0.000001424</text:p>
          </table:table-cell>
          <table:table-cell office:value-type="float" office:value="0.055793991">
            <text:p>0.055793991</text:p>
          </table:table-cell>
          <table:table-cell office:value-type="percentage" office:value="0.000012536">
            <text:p>0.00%</text:p>
          </table:table-cell>
          <table:table-cell office:value-type="percentage" office:value="0.058035714">
            <text:p>5.80%</text:p>
          </table:table-cell>
          <table:table-cell office:value-type="float" office:value="13">
            <text:p>13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b <text:s/>&lt;owns&gt; <text:s/>?a <text:s text:c="2"/>=&gt; ?a <text:s/>&lt;dbo:foundedBy&gt; <text:s/>?b</text:p>
          </table:table-cell>
          <table:table-cell office:value-type="float" office:value="0.000008213">
            <text:p>0.000008213</text:p>
          </table:table-cell>
          <table:table-cell office:value-type="float" office:value="0.010438413">
            <text:p>0.010438413</text:p>
          </table:table-cell>
          <table:table-cell office:value-type="percentage" office:value="0.004133826">
            <text:p>0.41%</text:p>
          </table:table-cell>
          <table:table-cell office:value-type="percentage" office:value="0.057647963">
            <text:p>5.76%</text:p>
          </table:table-cell>
          <table:table-cell office:value-type="float" office:value="75">
            <text:p>75</text:p>
          </table:table-cell>
          <table:table-cell office:value-type="float" office:value="18143">
            <text:p>18143</text:p>
          </table:table-cell>
        </table:table-row>
        <table:table-row table:style-name="ro1">
          <table:table-cell office:value-type="string">
            <text:p>?a <text:s/>&lt;graduatedFrom&gt; <text:s/>?b <text:s text:c="2"/>=&gt; ?a <text:s/>&lt;dbo:employer&gt; <text:s/>?b</text:p>
          </table:table-cell>
          <table:table-cell office:value-type="float" office:value="0.000004052">
            <text:p>0.000004052</text:p>
          </table:table-cell>
          <table:table-cell office:value-type="float" office:value="0.010300668">
            <text:p>0.010300668</text:p>
          </table:table-cell>
          <table:table-cell office:value-type="percentage" office:value="0.001433831">
            <text:p>0.14%</text:p>
          </table:table-cell>
          <table:table-cell office:value-type="percentage" office:value="0.057010786">
            <text:p>5.70%</text:p>
          </table:table-cell>
          <table:table-cell office:value-type="float" office:value="37">
            <text:p>37</text:p>
          </table:table-cell>
          <table:table-cell office:value-type="float" office:value="25805">
            <text:p>25805</text:p>
          </table:table-cell>
        </table:table-row>
        <table:table-row table:style-name="ro1">
          <table:table-cell office:value-type="string">
            <text:p>?b <text:s/>&lt;actedIn&gt; <text:s/>?a <text:s text:c="2"/>=&gt; ?a <text:s/>&lt;dbo:writer&gt; <text:s/>?b</text:p>
          </table:table-cell>
          <table:table-cell office:value-type="float" office:value="0.000029018">
            <text:p>0.000029018</text:p>
          </table:table-cell>
          <table:table-cell office:value-type="float" office:value="0.019350128">
            <text:p>0.019350128</text:p>
          </table:table-cell>
          <table:table-cell office:value-type="percentage" office:value="0.002351042">
            <text:p>0.24%</text:p>
          </table:table-cell>
          <table:table-cell office:value-type="percentage" office:value="0.055871811">
            <text:p>5.59%</text:p>
          </table:table-cell>
          <table:table-cell office:value-type="float" office:value="265">
            <text:p>265</text:p>
          </table:table-cell>
          <table:table-cell office:value-type="float" office:value="112716">
            <text:p>112716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governingBody&gt; <text:s/>?b</text:p>
          </table:table-cell>
          <table:table-cell office:value-type="float" office:value="0.000009527">
            <text:p>0.000009527</text:p>
          </table:table-cell>
          <table:table-cell office:value-type="float" office:value="0.078096948">
            <text:p>0.078096948</text:p>
          </table:table-cell>
          <table:table-cell office:value-type="percentage" office:value="0.000083895">
            <text:p>0.01%</text:p>
          </table:table-cell>
          <table:table-cell office:value-type="percentage" office:value="0.055168041">
            <text:p>5.52%</text:p>
          </table:table-cell>
          <table:table-cell office:value-type="float" office:value="87">
            <text:p>87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owner&gt; <text:s/>?b</text:p>
          </table:table-cell>
          <table:table-cell office:value-type="float" office:value="0.000089791">
            <text:p>0.000089791</text:p>
          </table:table-cell>
          <table:table-cell office:value-type="float" office:value="0.053098491">
            <text:p>0.053098491</text:p>
          </table:table-cell>
          <table:table-cell office:value-type="percentage" office:value="0.000790736">
            <text:p>0.08%</text:p>
          </table:table-cell>
          <table:table-cell office:value-type="percentage" office:value="0.05472504">
            <text:p>5.47%</text:p>
          </table:table-cell>
          <table:table-cell office:value-type="float" office:value="820">
            <text:p>820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b <text:s/>&lt;created&gt; <text:s/>?a <text:s text:c="2"/>=&gt; ?a <text:s/>&lt;dbo:presenter&gt; <text:s/>?b</text:p>
          </table:table-cell>
          <table:table-cell office:value-type="float" office:value="0.00001325">
            <text:p>0.00001325</text:p>
          </table:table-cell>
          <table:table-cell office:value-type="float" office:value="0.044501655">
            <text:p>0.044501655</text:p>
          </table:table-cell>
          <table:table-cell office:value-type="percentage" office:value="0.000552469">
            <text:p>0.06%</text:p>
          </table:table-cell>
          <table:table-cell office:value-type="percentage" office:value="0.053658537">
            <text:p>5.37%</text:p>
          </table:table-cell>
          <table:table-cell office:value-type="float" office:value="121">
            <text:p>121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operator&gt; <text:s/>?b</text:p>
          </table:table-cell>
          <table:table-cell office:value-type="float" office:value="0.000018287">
            <text:p>0.000018287</text:p>
          </table:table-cell>
          <table:table-cell office:value-type="float" office:value="0.046094397">
            <text:p>0.046094397</text:p>
          </table:table-cell>
          <table:table-cell office:value-type="percentage" office:value="0.00016104">
            <text:p>0.02%</text:p>
          </table:table-cell>
          <table:table-cell office:value-type="percentage" office:value="0.051976346">
            <text:p>5.20%</text:p>
          </table:table-cell>
          <table:table-cell office:value-type="float" office:value="167">
            <text:p>167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dbo:philosophicalSchool&gt; <text:s/>?b <text:s text:c="2"/>=&gt; ?a <text:s/>&lt;isInterestedIn&gt; <text:s/>?b</text:p>
          </table:table-cell>
          <table:table-cell office:value-type="float" office:value="0.000001752">
            <text:p>0.000001752</text:p>
          </table:table-cell>
          <table:table-cell office:value-type="float" office:value="0.052287582">
            <text:p>0.052287582</text:p>
          </table:table-cell>
          <table:table-cell office:value-type="percentage" office:value="0.011825573">
            <text:p>1.18%</text:p>
          </table:table-cell>
          <table:table-cell office:value-type="percentage" office:value="0.050793651">
            <text:p>5.08%</text:p>
          </table:table-cell>
          <table:table-cell office:value-type="float" office:value="16">
            <text:p>16</text:p>
          </table:table-cell>
          <table:table-cell office:value-type="float" office:value="1353">
            <text:p>1353</text:p>
          </table:table-cell>
        </table:table-row>
        <table:table-row table:style-name="ro1">
          <table:table-cell office:value-type="string">
            <text:p>?b <text:s/>&lt;dbo:district&gt; <text:s/>?a <text:s text:c="2"/>=&gt; ?a <text:s/>&lt;hasCapital&gt; <text:s/>?b</text:p>
          </table:table-cell>
          <table:table-cell office:value-type="float" office:value="0.000006132">
            <text:p>0.000006132</text:p>
          </table:table-cell>
          <table:table-cell office:value-type="float" office:value="0.043310131">
            <text:p>0.043310131</text:p>
          </table:table-cell>
          <table:table-cell office:value-type="percentage" office:value="0.001292467">
            <text:p>0.13%</text:p>
          </table:table-cell>
          <table:table-cell office:value-type="percentage" office:value="0.050632911">
            <text:p>5.06%</text:p>
          </table:table-cell>
          <table:table-cell office:value-type="float" office:value="56">
            <text:p>56</text:p>
          </table:table-cell>
          <table:table-cell office:value-type="float" office:value="43328">
            <text:p>43328</text:p>
          </table:table-cell>
        </table:table-row>
        <table:table-row table:style-name="ro1">
          <table:table-cell office:value-type="string">
            <text:p>?a <text:s/>&lt;hasOfficialLanguage&gt; <text:s/>?b <text:s text:c="2"/>=&gt; ?a <text:s/>&lt;dbo:anthem&gt; <text:s/>?b</text:p>
          </table:table-cell>
          <table:table-cell office:value-type="float" office:value="0.000001424">
            <text:p>0.000001424</text:p>
          </table:table-cell>
          <table:table-cell office:value-type="float" office:value="0.023214286">
            <text:p>0.023214286</text:p>
          </table:table-cell>
          <table:table-cell office:value-type="percentage" office:value="0.019259259">
            <text:p>1.93%</text:p>
          </table:table-cell>
          <table:table-cell office:value-type="percentage" office:value="0.049808429">
            <text:p>4.98%</text:p>
          </table:table-cell>
          <table:table-cell office:value-type="float" office:value="13">
            <text:p>13</text:p>
          </table:table-cell>
          <table:table-cell office:value-type="float" office:value="675">
            <text:p>675</text:p>
          </table:table-cell>
        </table:table-row>
        <table:table-row table:style-name="ro1">
          <table:table-cell office:value-type="string">
            <text:p>?b <text:s/>&lt;created&gt; <text:s/>?a <text:s text:c="2"/>=&gt; ?a <text:s/>&lt;dbo:company&gt; <text:s/>?b</text:p>
          </table:table-cell>
          <table:table-cell office:value-type="float" office:value="0.000009089">
            <text:p>0.000009089</text:p>
          </table:table-cell>
          <table:table-cell office:value-type="float" office:value="0.026043301">
            <text:p>0.026043301</text:p>
          </table:table-cell>
          <table:table-cell office:value-type="percentage" office:value="0.000378966">
            <text:p>0.04%</text:p>
          </table:table-cell>
          <table:table-cell office:value-type="percentage" office:value="0.049083383">
            <text:p>4.91%</text:p>
          </table:table-cell>
          <table:table-cell office:value-type="float" office:value="83">
            <text:p>83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b <text:s/>&lt;playsFor&gt; <text:s/>?a <text:s text:c="2"/>=&gt; ?a <text:s/>&lt;dbo:manager&gt; <text:s/>?b</text:p>
          </table:table-cell>
          <table:table-cell office:value-type="float" office:value="0.000013907">
            <text:p>0.000013907</text:p>
          </table:table-cell>
          <table:table-cell office:value-type="float" office:value="0.147161066">
            <text:p>0.147161066</text:p>
          </table:table-cell>
          <table:table-cell office:value-type="percentage" office:value="0.000371239">
            <text:p>0.04%</text:p>
          </table:table-cell>
          <table:table-cell office:value-type="percentage" office:value="0.047888386">
            <text:p>4.79%</text:p>
          </table:table-cell>
          <table:table-cell office:value-type="float" office:value="127">
            <text:p>127</text:p>
          </table:table-cell>
          <table:table-cell office:value-type="float" office:value="342098">
            <text:p>342098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twinCountry&gt; <text:s/>?b</text:p>
          </table:table-cell>
          <table:table-cell office:value-type="float" office:value="0.000000986">
            <text:p>0.000000986</text:p>
          </table:table-cell>
          <table:table-cell office:value-type="float" office:value="0.038297872">
            <text:p>0.038297872</text:p>
          </table:table-cell>
          <table:table-cell office:value-type="percentage" office:value="0.000008679">
            <text:p>0.00%</text:p>
          </table:table-cell>
          <table:table-cell office:value-type="percentage" office:value="0.04787234">
            <text:p>4.79%</text:p>
          </table:table-cell>
          <table:table-cell office:value-type="float" office:value="9">
            <text:p>9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b <text:s/>&lt;created&gt; <text:s/>?a <text:s text:c="2"/>=&gt; ?a <text:s/>&lt;dbo:voice&gt; <text:s/>?b</text:p>
          </table:table-cell>
          <table:table-cell office:value-type="float" office:value="0.000005256">
            <text:p>0.000005256</text:p>
          </table:table-cell>
          <table:table-cell office:value-type="float" office:value="0.021015762">
            <text:p>0.021015762</text:p>
          </table:table-cell>
          <table:table-cell office:value-type="percentage" office:value="0.000219161">
            <text:p>0.02%</text:p>
          </table:table-cell>
          <table:table-cell office:value-type="percentage" office:value="0.047761194">
            <text:p>4.78%</text:p>
          </table:table-cell>
          <table:table-cell office:value-type="float" office:value="48">
            <text:p>48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nearestCity&gt; <text:s/>?b</text:p>
          </table:table-cell>
          <table:table-cell office:value-type="float" office:value="0.000031208">
            <text:p>0.000031208</text:p>
          </table:table-cell>
          <table:table-cell office:value-type="float" office:value="0.051884216">
            <text:p>0.051884216</text:p>
          </table:table-cell>
          <table:table-cell office:value-type="percentage" office:value="0.000274829">
            <text:p>0.03%</text:p>
          </table:table-cell>
          <table:table-cell office:value-type="percentage" office:value="0.045629203">
            <text:p>4.56%</text:p>
          </table:table-cell>
          <table:table-cell office:value-type="float" office:value="285">
            <text:p>285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school&gt; <text:s/>?b</text:p>
          </table:table-cell>
          <table:table-cell office:value-type="float" office:value="0.000002628">
            <text:p>0.000002628</text:p>
          </table:table-cell>
          <table:table-cell office:value-type="float" office:value="0.014888337">
            <text:p>0.014888337</text:p>
          </table:table-cell>
          <table:table-cell office:value-type="percentage" office:value="0.00015043">
            <text:p>0.02%</text:p>
          </table:table-cell>
          <table:table-cell office:value-type="percentage" office:value="0.045283019">
            <text:p>4.53%</text:p>
          </table:table-cell>
          <table:table-cell office:value-type="float" office:value="24">
            <text:p>24</text:p>
          </table:table-cell>
          <table:table-cell office:value-type="float" office:value="159543">
            <text:p>159543</text:p>
          </table:table-cell>
        </table:table-row>
        <table:table-row table:style-name="ro1">
          <table:table-cell office:value-type="string">
            <text:p>?b <text:s/>&lt;dbo:director&gt; <text:s/>?a <text:s text:c="2"/>=&gt; ?a <text:s/>&lt;edited&gt; <text:s/>?b</text:p>
          </table:table-cell>
          <table:table-cell office:value-type="float" office:value="0.000003176">
            <text:p>0.000003176</text:p>
          </table:table-cell>
          <table:table-cell office:value-type="float" office:value="0.010902256">
            <text:p>0.010902256</text:p>
          </table:table-cell>
          <table:table-cell office:value-type="percentage" office:value="0.001986165">
            <text:p>0.20%</text:p>
          </table:table-cell>
          <table:table-cell office:value-type="percentage" office:value="0.044410413">
            <text:p>4.44%</text:p>
          </table:table-cell>
          <table:table-cell office:value-type="float" office:value="29">
            <text:p>29</text:p>
          </table:table-cell>
          <table:table-cell office:value-type="float" office:value="14601">
            <text:p>14601</text:p>
          </table:table-cell>
        </table:table-row>
        <table:table-row table:style-name="ro1">
          <table:table-cell office:value-type="string">
            <text:p>?b <text:s/>&lt;directed&gt; <text:s/>?a <text:s text:c="2"/>=&gt; ?a <text:s/>&lt;dbo:cinematography&gt; <text:s/>?b</text:p>
          </table:table-cell>
          <table:table-cell office:value-type="float" office:value="0.00001325">
            <text:p>0.00001325</text:p>
          </table:table-cell>
          <table:table-cell office:value-type="float" office:value="0.023711542">
            <text:p>0.023711542</text:p>
          </table:table-cell>
          <table:table-cell office:value-type="percentage" office:value="0.00397974">
            <text:p>0.40%</text:p>
          </table:table-cell>
          <table:table-cell office:value-type="percentage" office:value="0.039646134">
            <text:p>3.96%</text:p>
          </table:table-cell>
          <table:table-cell office:value-type="float" office:value="121">
            <text:p>121</text:p>
          </table:table-cell>
          <table:table-cell office:value-type="float" office:value="30404">
            <text:p>30404</text:p>
          </table:table-cell>
        </table:table-row>
        <table:table-row table:style-name="ro1">
          <table:table-cell office:value-type="string">
            <text:p>?b <text:s/>&lt;created&gt; <text:s/>?a <text:s text:c="2"/>=&gt; ?a <text:s/>&lt;dbo:starring&gt; <text:s/>?b</text:p>
          </table:table-cell>
          <table:table-cell office:value-type="float" office:value="0.000087491">
            <text:p>0.000087491</text:p>
          </table:table-cell>
          <table:table-cell office:value-type="float" office:value="0.012803461">
            <text:p>0.012803461</text:p>
          </table:table-cell>
          <table:table-cell office:value-type="percentage" office:value="0.003648119">
            <text:p>0.36%</text:p>
          </table:table-cell>
          <table:table-cell office:value-type="percentage" office:value="0.03805668">
            <text:p>3.81%</text:p>
          </table:table-cell>
          <table:table-cell office:value-type="float" office:value="799">
            <text:p>799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campus&gt; <text:s/>?b</text:p>
          </table:table-cell>
          <table:table-cell office:value-type="float" office:value="0.000040734">
            <text:p>0.000040734</text:p>
          </table:table-cell>
          <table:table-cell office:value-type="float" office:value="0.065957447">
            <text:p>0.065957447</text:p>
          </table:table-cell>
          <table:table-cell office:value-type="percentage" office:value="0.000358724">
            <text:p>0.04%</text:p>
          </table:table-cell>
          <table:table-cell office:value-type="percentage" office:value="0.037466009">
            <text:p>3.75%</text:p>
          </table:table-cell>
          <table:table-cell office:value-type="float" office:value="372">
            <text:p>372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happenedIn&gt; <text:s/>?b <text:s text:c="2"/>=&gt; ?a <text:s/>&lt;dbo:territory&gt; <text:s/>?b</text:p>
          </table:table-cell>
          <table:table-cell office:value-type="float" office:value="0.000006461">
            <text:p>0.000006461</text:p>
          </table:table-cell>
          <table:table-cell office:value-type="float" office:value="0.149746193">
            <text:p>0.149746193</text:p>
          </table:table-cell>
          <table:table-cell office:value-type="percentage" office:value="0.005365587">
            <text:p>0.54%</text:p>
          </table:table-cell>
          <table:table-cell office:value-type="percentage" office:value="0.037341772">
            <text:p>3.73%</text:p>
          </table:table-cell>
          <table:table-cell office:value-type="float" office:value="59">
            <text:p>59</text:p>
          </table:table-cell>
          <table:table-cell office:value-type="float" office:value="10996">
            <text:p>10996</text:p>
          </table:table-cell>
        </table:table-row>
        <table:table-row table:style-name="ro1">
          <table:table-cell office:value-type="string">
            <text:p>?a <text:s/>&lt;hasAcademicAdvisor&gt; <text:s/>?b <text:s text:c="2"/>=&gt; ?a <text:s/>&lt;dbo:academicAdvisor&gt; <text:s/>?b</text:p>
          </table:table-cell>
          <table:table-cell office:value-type="float" office:value="0.000000986">
            <text:p>0.000000986</text:p>
          </table:table-cell>
          <table:table-cell office:value-type="float" office:value="0.017175573">
            <text:p>0.017175573</text:p>
          </table:table-cell>
          <table:table-cell office:value-type="percentage" office:value="0.003363229">
            <text:p>0.34%</text:p>
          </table:table-cell>
          <table:table-cell office:value-type="percentage" office:value="0.03202847">
            <text:p>3.20%</text:p>
          </table:table-cell>
          <table:table-cell office:value-type="float" office:value="9">
            <text:p>9</text:p>
          </table:table-cell>
          <table:table-cell office:value-type="float" office:value="2676">
            <text:p>2676</text:p>
          </table:table-cell>
        </table:table-row>
        <table:table-row table:style-name="ro1">
          <table:table-cell office:value-type="string">
            <text:p>?b <text:s/>&lt;created&gt; <text:s/>?a <text:s text:c="2"/>=&gt; ?a <text:s/>&lt;dbo:network&gt; <text:s/>?b</text:p>
          </table:table-cell>
          <table:table-cell office:value-type="float" office:value="0.000008651">
            <text:p>0.000008651</text:p>
          </table:table-cell>
          <table:table-cell office:value-type="float" office:value="0.013215122">
            <text:p>0.013215122</text:p>
          </table:table-cell>
          <table:table-cell office:value-type="percentage" office:value="0.000360703">
            <text:p>0.04%</text:p>
          </table:table-cell>
          <table:table-cell office:value-type="percentage" office:value="0.031474104">
            <text:p>3.15%</text:p>
          </table:table-cell>
          <table:table-cell office:value-type="float" office:value="79">
            <text:p>79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b <text:s/>&lt;isLocatedIn&gt; <text:s/>?a <text:s text:c="2"/>=&gt; ?a <text:s/>&lt;dbo:majorIsland&gt; <text:s/>?b</text:p>
          </table:table-cell>
          <table:table-cell office:value-type="float" office:value="0.000000767">
            <text:p>0.000000767</text:p>
          </table:table-cell>
          <table:table-cell office:value-type="float" office:value="0.029411765">
            <text:p>0.029411765</text:p>
          </table:table-cell>
          <table:table-cell office:value-type="percentage" office:value="0.00000675">
            <text:p>0.00%</text:p>
          </table:table-cell>
          <table:table-cell office:value-type="percentage" office:value="0.031390135">
            <text:p>3.14%</text:p>
          </table:table-cell>
          <table:table-cell office:value-type="float" office:value="7">
            <text:p>7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jurisdiction&gt; <text:s/>?b</text:p>
          </table:table-cell>
          <table:table-cell office:value-type="float" office:value="0.00000219">
            <text:p>0.00000219</text:p>
          </table:table-cell>
          <table:table-cell office:value-type="float" office:value="0.018115942">
            <text:p>0.018115942</text:p>
          </table:table-cell>
          <table:table-cell office:value-type="percentage" office:value="0.000019286">
            <text:p>0.00%</text:p>
          </table:table-cell>
          <table:table-cell office:value-type="percentage" office:value="0.029985007">
            <text:p>3.00%</text:p>
          </table:table-cell>
          <table:table-cell office:value-type="float" office:value="20">
            <text:p>20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municipality&gt; <text:s/>?b</text:p>
          </table:table-cell>
          <table:table-cell office:value-type="float" office:value="0.000003942">
            <text:p>0.000003942</text:p>
          </table:table-cell>
          <table:table-cell office:value-type="float" office:value="0.035363458">
            <text:p>0.035363458</text:p>
          </table:table-cell>
          <table:table-cell office:value-type="percentage" office:value="0.000034715">
            <text:p>0.00%</text:p>
          </table:table-cell>
          <table:table-cell office:value-type="percentage" office:value="0.029508197">
            <text:p>2.95%</text:p>
          </table:table-cell>
          <table:table-cell office:value-type="float" office:value="36">
            <text:p>36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b <text:s/>&lt;created&gt; <text:s/>?a <text:s text:c="2"/>=&gt; ?a <text:s/>&lt;dbo:portrayer&gt; <text:s/>?b</text:p>
          </table:table-cell>
          <table:table-cell office:value-type="float" office:value="0.000001314">
            <text:p>0.000001314</text:p>
          </table:table-cell>
          <table:table-cell office:value-type="float" office:value="0.028368794">
            <text:p>0.028368794</text:p>
          </table:table-cell>
          <table:table-cell office:value-type="percentage" office:value="0.00005479">
            <text:p>0.01%</text:p>
          </table:table-cell>
          <table:table-cell office:value-type="percentage" office:value="0.028301887">
            <text:p>2.83%</text:p>
          </table:table-cell>
          <table:table-cell office:value-type="float" office:value="12">
            <text:p>12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b <text:s/>&lt;isAffiliatedTo&gt; <text:s/>?a <text:s text:c="2"/>=&gt; ?a <text:s/>&lt;dbo:chairperson&gt; <text:s/>?b</text:p>
          </table:table-cell>
          <table:table-cell office:value-type="float" office:value="0.000001095">
            <text:p>0.000001095</text:p>
          </table:table-cell>
          <table:table-cell office:value-type="float" office:value="0.061349693">
            <text:p>0.061349693</text:p>
          </table:table-cell>
          <table:table-cell office:value-type="percentage" office:value="0.000024137">
            <text:p>0.00%</text:p>
          </table:table-cell>
          <table:table-cell office:value-type="percentage" office:value="0.027027027">
            <text:p>2.70%</text:p>
          </table:table-cell>
          <table:table-cell office:value-type="float" office:value="10">
            <text:p>10</text:p>
          </table:table-cell>
          <table:table-cell office:value-type="float" office:value="414296">
            <text:p>414296</text:p>
          </table:table-cell>
        </table:table-row>
        <table:table-row table:style-name="ro1">
          <table:table-cell office:value-type="string">
            <text:p>?a <text:s/>&lt;dbo:notableIdea&gt; <text:s/>?b <text:s text:c="2"/>=&gt; ?a <text:s/>&lt;isInterestedIn&gt; <text:s/>?b</text:p>
          </table:table-cell>
          <table:table-cell office:value-type="float" office:value="0.000000657">
            <text:p>0.000000657</text:p>
          </table:table-cell>
          <table:table-cell office:value-type="float" office:value="0.019607843">
            <text:p>0.019607843</text:p>
          </table:table-cell>
          <table:table-cell office:value-type="percentage" office:value="0.00678733">
            <text:p>0.68%</text:p>
          </table:table-cell>
          <table:table-cell office:value-type="percentage" office:value="0.026548673">
            <text:p>2.65%</text:p>
          </table:table-cell>
          <table:table-cell office:value-type="float" office:value="6">
            <text:p>6</text:p>
          </table:table-cell>
          <table:table-cell office:value-type="float" office:value="884">
            <text:p>884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distributingCompany&gt; <text:s/>?b</text:p>
          </table:table-cell>
          <table:table-cell office:value-type="float" office:value="0.000002738">
            <text:p>0.000002738</text:p>
          </table:table-cell>
          <table:table-cell office:value-type="float" office:value="0.022644928">
            <text:p>0.022644928</text:p>
          </table:table-cell>
          <table:table-cell office:value-type="percentage" office:value="0.000024108">
            <text:p>0.00%</text:p>
          </table:table-cell>
          <table:table-cell office:value-type="percentage" office:value="0.024295432">
            <text:p>2.43%</text:p>
          </table:table-cell>
          <table:table-cell office:value-type="float" office:value="25">
            <text:p>25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distributingLabel&gt; <text:s/>?b</text:p>
          </table:table-cell>
          <table:table-cell office:value-type="float" office:value="0.000002738">
            <text:p>0.000002738</text:p>
          </table:table-cell>
          <table:table-cell office:value-type="float" office:value="0.022644928">
            <text:p>0.022644928</text:p>
          </table:table-cell>
          <table:table-cell office:value-type="percentage" office:value="0.000024108">
            <text:p>0.00%</text:p>
          </table:table-cell>
          <table:table-cell office:value-type="percentage" office:value="0.024295432">
            <text:p>2.43%</text:p>
          </table:table-cell>
          <table:table-cell office:value-type="float" office:value="25">
            <text:p>25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b <text:s/>&lt;livesIn&gt; <text:s/>?a <text:s text:c="2"/>=&gt; ?a <text:s/>&lt;dbo:leaderName&gt; <text:s/>?b</text:p>
          </table:table-cell>
          <table:table-cell office:value-type="float" office:value="0.000031536">
            <text:p>0.000031536</text:p>
          </table:table-cell>
          <table:table-cell office:value-type="float" office:value="0.019929417">
            <text:p>0.019929417</text:p>
          </table:table-cell>
          <table:table-cell office:value-type="percentage" office:value="0.009852554">
            <text:p>0.99%</text:p>
          </table:table-cell>
          <table:table-cell office:value-type="percentage" office:value="0.018629924">
            <text:p>1.86%</text:p>
          </table:table-cell>
          <table:table-cell office:value-type="float" office:value="288">
            <text:p>288</text:p>
          </table:table-cell>
          <table:table-cell office:value-type="float" office:value="29231">
            <text:p>29231</text:p>
          </table:table-cell>
        </table:table-row>
        <table:table-row table:style-name="ro1">
          <table:table-cell office:value-type="string">
            <text:p>?a <text:s/>&lt;isAffiliatedTo&gt; <text:s/>?b <text:s text:c="2"/>=&gt; ?a <text:s/>&lt;dbo:otherParty&gt; <text:s/>?b</text:p>
          </table:table-cell>
          <table:table-cell office:value-type="float" office:value="0.0000023">
            <text:p>0.0000023</text:p>
          </table:table-cell>
          <table:table-cell office:value-type="float" office:value="0.011952191">
            <text:p>0.011952191</text:p>
          </table:table-cell>
          <table:table-cell office:value-type="percentage" office:value="0.000050688">
            <text:p>0.01%</text:p>
          </table:table-cell>
          <table:table-cell office:value-type="percentage" office:value="0.018119068">
            <text:p>1.81%</text:p>
          </table:table-cell>
          <table:table-cell office:value-type="float" office:value="21">
            <text:p>21</text:p>
          </table:table-cell>
          <table:table-cell office:value-type="float" office:value="414296">
            <text:p>414296</text:p>
          </table:table-cell>
        </table:table-row>
        <table:table-row table:style-name="ro1">
          <table:table-cell office:value-type="string">
            <text:p>?b <text:s/>&lt;created&gt; <text:s/>?a <text:s text:c="2"/>=&gt; ?a <text:s/>&lt;dbo:series&gt; <text:s/>?b</text:p>
          </table:table-cell>
          <table:table-cell office:value-type="float" office:value="0.000000548">
            <text:p>0.000000548</text:p>
          </table:table-cell>
          <table:table-cell office:value-type="float" office:value="0.011682243">
            <text:p>0.011682243</text:p>
          </table:table-cell>
          <table:table-cell office:value-type="percentage" office:value="0.000022829">
            <text:p>0.00%</text:p>
          </table:table-cell>
          <table:table-cell office:value-type="percentage" office:value="0.017730496">
            <text:p>1.77%</text:p>
          </table:table-cell>
          <table:table-cell office:value-type="float" office:value="5">
            <text:p>5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b <text:s/>&lt;dbo:starring&gt; <text:s/>?a <text:s text:c="2"/>=&gt; ?a <text:s/>&lt;directed&gt; <text:s/>?b</text:p>
          </table:table-cell>
          <table:table-cell office:value-type="float" office:value="0.000040515">
            <text:p>0.000040515</text:p>
          </table:table-cell>
          <table:table-cell office:value-type="float" office:value="0.012169451">
            <text:p>0.012169451</text:p>
          </table:table-cell>
          <table:table-cell office:value-type="percentage" office:value="0.005929012">
            <text:p>0.59%</text:p>
          </table:table-cell>
          <table:table-cell office:value-type="percentage" office:value="0.016142402">
            <text:p>1.61%</text:p>
          </table:table-cell>
          <table:table-cell office:value-type="float" office:value="370">
            <text:p>370</text:p>
          </table:table-cell>
          <table:table-cell office:value-type="float" office:value="62405">
            <text:p>62405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mountainRange&gt; <text:s/>?b</text:p>
          </table:table-cell>
          <table:table-cell office:value-type="float" office:value="0.000018287">
            <text:p>0.000018287</text:p>
          </table:table-cell>
          <table:table-cell office:value-type="float" office:value="0.022311289">
            <text:p>0.022311289</text:p>
          </table:table-cell>
          <table:table-cell office:value-type="percentage" office:value="0.00016104">
            <text:p>0.02%</text:p>
          </table:table-cell>
          <table:table-cell office:value-type="percentage" office:value="0.01560456">
            <text:p>1.56%</text:p>
          </table:table-cell>
          <table:table-cell office:value-type="float" office:value="167">
            <text:p>167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b <text:s/>&lt;livesIn&gt; <text:s/>?a <text:s text:c="2"/>=&gt; ?a <text:s/>&lt;dbo:mayor&gt; <text:s/>?b</text:p>
          </table:table-cell>
          <table:table-cell office:value-type="float" office:value="0.000000548">
            <text:p>0.000000548</text:p>
          </table:table-cell>
          <table:table-cell office:value-type="float" office:value="0.013888889">
            <text:p>0.013888889</text:p>
          </table:table-cell>
          <table:table-cell office:value-type="percentage" office:value="0.000171051">
            <text:p>0.02%</text:p>
          </table:table-cell>
          <table:table-cell office:value-type="percentage" office:value="0.015337423">
            <text:p>1.53%</text:p>
          </table:table-cell>
          <table:table-cell office:value-type="float" office:value="5">
            <text:p>5</text:p>
          </table:table-cell>
          <table:table-cell office:value-type="float" office:value="29231">
            <text:p>29231</text:p>
          </table:table-cell>
        </table:table-row>
        <table:table-row table:style-name="ro1">
          <table:table-cell office:value-type="string">
            <text:p>?b <text:s/>&lt;created&gt; <text:s/>?a <text:s text:c="2"/>=&gt; ?a <text:s/>&lt;dbo:endingTheme&gt; <text:s/>?b</text:p>
          </table:table-cell>
          <table:table-cell office:value-type="float" office:value="0.000000548">
            <text:p>0.000000548</text:p>
          </table:table-cell>
          <table:table-cell office:value-type="float" office:value="0.035971223">
            <text:p>0.035971223</text:p>
          </table:table-cell>
          <table:table-cell office:value-type="percentage" office:value="0.000022829">
            <text:p>0.00%</text:p>
          </table:table-cell>
          <table:table-cell office:value-type="percentage" office:value="0.014662757">
            <text:p>1.47%</text:p>
          </table:table-cell>
          <table:table-cell office:value-type="float" office:value="5">
            <text:p>5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b <text:s/>&lt;diedIn&gt; <text:s/>?a <text:s text:c="2"/>=&gt; ?a <text:s/>&lt;dbo:saint&gt; <text:s/>?b</text:p>
          </table:table-cell>
          <table:table-cell office:value-type="float" office:value="0.0000023">
            <text:p>0.0000023</text:p>
          </table:table-cell>
          <table:table-cell office:value-type="float" office:value="0.0117713">
            <text:p>0.0117713</text:p>
          </table:table-cell>
          <table:table-cell office:value-type="percentage" office:value="0.000472303">
            <text:p>0.05%</text:p>
          </table:table-cell>
          <table:table-cell office:value-type="percentage" office:value="0.014383562">
            <text:p>1.44%</text:p>
          </table:table-cell>
          <table:table-cell office:value-type="float" office:value="21">
            <text:p>21</text:p>
          </table:table-cell>
          <table:table-cell office:value-type="float" office:value="44463">
            <text:p>44463</text:p>
          </table:table-cell>
        </table:table-row>
        <table:table-row table:style-name="ro1">
          <table:table-cell office:value-type="string">
            <text:p>?b <text:s/>&lt;actedIn&gt; <text:s/>?a <text:s text:c="2"/>=&gt; ?a <text:s/>&lt;dbo:producer&gt; <text:s/>?b</text:p>
          </table:table-cell>
          <table:table-cell office:value-type="float" office:value="0.00002858">
            <text:p>0.00002858</text:p>
          </table:table-cell>
          <table:table-cell office:value-type="float" office:value="0.021128471">
            <text:p>0.021128471</text:p>
          </table:table-cell>
          <table:table-cell office:value-type="percentage" office:value="0.002315554">
            <text:p>0.23%</text:p>
          </table:table-cell>
          <table:table-cell office:value-type="percentage" office:value="0.013663491">
            <text:p>1.37%</text:p>
          </table:table-cell>
          <table:table-cell office:value-type="float" office:value="261">
            <text:p>261</text:p>
          </table:table-cell>
          <table:table-cell office:value-type="float" office:value="112716">
            <text:p>112716</text:p>
          </table:table-cell>
        </table:table-row>
        <table:table-row table:style-name="ro1">
          <table:table-cell office:value-type="string">
            <text:p>?b <text:s/>&lt;worksAt&gt; <text:s/>?a <text:s text:c="2"/>=&gt; ?a <text:s/>&lt;dbo:viceChancellor&gt; <text:s/>?b</text:p>
          </table:table-cell>
          <table:table-cell office:value-type="float" office:value="0.000000548">
            <text:p>0.000000548</text:p>
          </table:table-cell>
          <table:table-cell office:value-type="float" office:value="0.020833333">
            <text:p>0.020833333</text:p>
          </table:table-cell>
          <table:table-cell office:value-type="percentage" office:value="0.001172058">
            <text:p>0.12%</text:p>
          </table:table-cell>
          <table:table-cell office:value-type="percentage" office:value="0.013586957">
            <text:p>1.36%</text:p>
          </table:table-cell>
          <table:table-cell office:value-type="float" office:value="5">
            <text:p>5</text:p>
          </table:table-cell>
          <table:table-cell office:value-type="float" office:value="4266">
            <text:p>4266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authority&gt; <text:s/>?b</text:p>
          </table:table-cell>
          <table:table-cell office:value-type="float" office:value="0.000000438">
            <text:p>0.000000438</text:p>
          </table:table-cell>
          <table:table-cell office:value-type="float" office:value="0.024691358">
            <text:p>0.024691358</text:p>
          </table:table-cell>
          <table:table-cell office:value-type="percentage" office:value="0.000003857">
            <text:p>0.00%</text:p>
          </table:table-cell>
          <table:table-cell office:value-type="percentage" office:value="0.012987013">
            <text:p>1.30%</text:p>
          </table:table-cell>
          <table:table-cell office:value-type="float" office:value="4">
            <text:p>4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crosses&gt; <text:s/>?b</text:p>
          </table:table-cell>
          <table:table-cell office:value-type="float" office:value="0.000000219">
            <text:p>0.000000219</text:p>
          </table:table-cell>
          <table:table-cell office:value-type="float" office:value="0.013422819">
            <text:p>0.013422819</text:p>
          </table:table-cell>
          <table:table-cell office:value-type="percentage" office:value="0.000001929">
            <text:p>0.00%</text:p>
          </table:table-cell>
          <table:table-cell office:value-type="percentage" office:value="0.012658228">
            <text:p>1.27%</text:p>
          </table:table-cell>
          <table:table-cell office:value-type="float" office:value="2">
            <text:p>2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actedIn&gt; <text:s/>?b <text:s text:c="2"/>=&gt; ?a <text:s/>&lt;dbo:associatedAct&gt; <text:s/>?b</text:p>
          </table:table-cell>
          <table:table-cell office:value-type="float" office:value="0.000000219">
            <text:p>0.000000219</text:p>
          </table:table-cell>
          <table:table-cell office:value-type="float" office:value="0.017699115">
            <text:p>0.017699115</text:p>
          </table:table-cell>
          <table:table-cell office:value-type="percentage" office:value="0.000017744">
            <text:p>0.00%</text:p>
          </table:table-cell>
          <table:table-cell office:value-type="percentage" office:value="0.01242236">
            <text:p>1.24%</text:p>
          </table:table-cell>
          <table:table-cell office:value-type="float" office:value="2">
            <text:p>2</text:p>
          </table:table-cell>
          <table:table-cell office:value-type="float" office:value="112716">
            <text:p>112716</text:p>
          </table:table-cell>
        </table:table-row>
        <table:table-row table:style-name="ro1">
          <table:table-cell office:value-type="string">
            <text:p>?b <text:s/>&lt;participatedIn&gt; <text:s/>?a <text:s text:c="2"/>=&gt; ?a <text:s/>&lt;dbo:territory&gt; <text:s/>?b</text:p>
          </table:table-cell>
          <table:table-cell office:value-type="float" office:value="0.000004052">
            <text:p>0.000004052</text:p>
          </table:table-cell>
          <table:table-cell office:value-type="float" office:value="0.093908629">
            <text:p>0.093908629</text:p>
          </table:table-cell>
          <table:table-cell office:value-type="percentage" office:value="0.00281776">
            <text:p>0.28%</text:p>
          </table:table-cell>
          <table:table-cell office:value-type="percentage" office:value="0.012329224">
            <text:p>1.23%</text:p>
          </table:table-cell>
          <table:table-cell office:value-type="float" office:value="37">
            <text:p>37</text:p>
          </table:table-cell>
          <table:table-cell office:value-type="float" office:value="13131">
            <text:p>13131</text:p>
          </table:table-cell>
        </table:table-row>
        <table:table-row table:style-name="ro1">
          <table:table-cell office:value-type="string">
            <text:p>?b <text:s/>&lt;isLocatedIn&gt; <text:s/>?a <text:s text:c="2"/>=&gt; ?a <text:s/>&lt;dbo:metropolitanBorough&gt; <text:s/>?b</text:p>
          </table:table-cell>
          <table:table-cell office:value-type="float" office:value="0.000001314">
            <text:p>0.000001314</text:p>
          </table:table-cell>
          <table:table-cell office:value-type="float" office:value="0.012931034">
            <text:p>0.012931034</text:p>
          </table:table-cell>
          <table:table-cell office:value-type="percentage" office:value="0.000011572">
            <text:p>0.00%</text:p>
          </table:table-cell>
          <table:table-cell office:value-type="percentage" office:value="0.012072435">
            <text:p>1.21%</text:p>
          </table:table-cell>
          <table:table-cell office:value-type="float" office:value="12">
            <text:p>12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homeArena&gt; <text:s/>?b</text:p>
          </table:table-cell>
          <table:table-cell office:value-type="float" office:value="0.000000548">
            <text:p>0.000000548</text:p>
          </table:table-cell>
          <table:table-cell office:value-type="float" office:value="0.010917031">
            <text:p>0.010917031</text:p>
          </table:table-cell>
          <table:table-cell office:value-type="percentage" office:value="0.000004822">
            <text:p>0.00%</text:p>
          </table:table-cell>
          <table:table-cell office:value-type="percentage" office:value="0.011574074">
            <text:p>1.16%</text:p>
          </table:table-cell>
          <table:table-cell office:value-type="float" office:value="5">
            <text:p>5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source&gt; <text:s/>?b</text:p>
          </table:table-cell>
          <table:table-cell office:value-type="float" office:value="0.00000219">
            <text:p>0.00000219</text:p>
          </table:table-cell>
          <table:table-cell office:value-type="float" office:value="0.014164306">
            <text:p>0.014164306</text:p>
          </table:table-cell>
          <table:table-cell office:value-type="percentage" office:value="0.000019286">
            <text:p>0.00%</text:p>
          </table:table-cell>
          <table:table-cell office:value-type="percentage" office:value="0.010881393">
            <text:p>1.09%</text:p>
          </table:table-cell>
          <table:table-cell office:value-type="float" office:value="20">
            <text:p>20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b <text:s/>&lt;created&gt; <text:s/>?a <text:s text:c="2"/>=&gt; ?a <text:s/>&lt;dbo:basedOn&gt; <text:s/>?b</text:p>
          </table:table-cell>
          <table:table-cell office:value-type="float" office:value="0.000000876">
            <text:p>0.000000876</text:p>
          </table:table-cell>
          <table:table-cell office:value-type="float" office:value="0.044692737">
            <text:p>0.044692737</text:p>
          </table:table-cell>
          <table:table-cell office:value-type="percentage" office:value="0.000036527">
            <text:p>0.00%</text:p>
          </table:table-cell>
          <table:table-cell office:value-type="percentage" office:value="0.010139417">
            <text:p>1.01%</text:p>
          </table:table-cell>
          <table:table-cell office:value-type="float" office:value="8">
            <text:p>8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sourcePlace&gt; <text:s/>?b</text:p>
          </table:table-cell>
          <table:table-cell office:value-type="float" office:value="0.000006789">
            <text:p>0.000006789</text:p>
          </table:table-cell>
          <table:table-cell office:value-type="float" office:value="0.013811539">
            <text:p>0.013811539</text:p>
          </table:table-cell>
          <table:table-cell office:value-type="percentage" office:value="0.000059787">
            <text:p>0.01%</text:p>
          </table:table-cell>
          <table:table-cell office:value-type="percentage" office:value="0.009399636">
            <text:p>0.94%</text:p>
          </table:table-cell>
          <table:table-cell office:value-type="float" office:value="62">
            <text:p>62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sourceMountain&gt; <text:s/>?b</text:p>
          </table:table-cell>
          <table:table-cell office:value-type="float" office:value="0.000006789">
            <text:p>0.000006789</text:p>
          </table:table-cell>
          <table:table-cell office:value-type="float" office:value="0.013811539">
            <text:p>0.013811539</text:p>
          </table:table-cell>
          <table:table-cell office:value-type="percentage" office:value="0.000059787">
            <text:p>0.01%</text:p>
          </table:table-cell>
          <table:table-cell office:value-type="percentage" office:value="0.009399636">
            <text:p>0.94%</text:p>
          </table:table-cell>
          <table:table-cell office:value-type="float" office:value="62">
            <text:p>62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owningOrganisation&gt; <text:s/>?b</text:p>
          </table:table-cell>
          <table:table-cell office:value-type="float" office:value="0.000000219">
            <text:p>0.000000219</text:p>
          </table:table-cell>
          <table:table-cell office:value-type="float" office:value="0.01010101">
            <text:p>0.01010101</text:p>
          </table:table-cell>
          <table:table-cell office:value-type="percentage" office:value="0.000001929">
            <text:p>0.00%</text:p>
          </table:table-cell>
          <table:table-cell office:value-type="percentage" office:value="0.009174312">
            <text:p>0.92%</text:p>
          </table:table-cell>
          <table:table-cell office:value-type="float" office:value="2">
            <text:p>2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dbo:influencedBy&gt; <text:s/>?b <text:s text:c="2"/>=&gt; ?a <text:s/>&lt;isInterestedIn&gt; <text:s/>?b</text:p>
          </table:table-cell>
          <table:table-cell office:value-type="float" office:value="0.000000876">
            <text:p>0.000000876</text:p>
          </table:table-cell>
          <table:table-cell office:value-type="float" office:value="0.026143791">
            <text:p>0.026143791</text:p>
          </table:table-cell>
          <table:table-cell office:value-type="percentage" office:value="0.000470588">
            <text:p>0.05%</text:p>
          </table:table-cell>
          <table:table-cell office:value-type="percentage" office:value="0.009101251">
            <text:p>0.91%</text:p>
          </table:table-cell>
          <table:table-cell office:value-type="float" office:value="8">
            <text:p>8</text:p>
          </table:table-cell>
          <table:table-cell office:value-type="float" office:value="17000">
            <text:p>17000</text:p>
          </table:table-cell>
        </table:table-row>
        <table:table-row table:style-name="ro1">
          <table:table-cell office:value-type="string">
            <text:p>?b <text:s/>&lt;influences&gt; <text:s/>?a <text:s text:c="2"/>=&gt; ?a <text:s/>&lt;dbo:influenced&gt; <text:s/>?b</text:p>
          </table:table-cell>
          <table:table-cell office:value-type="float" office:value="0.000012264">
            <text:p>0.000012264</text:p>
          </table:table-cell>
          <table:table-cell office:value-type="float" office:value="0.013749079">
            <text:p>0.013749079</text:p>
          </table:table-cell>
          <table:table-cell office:value-type="percentage" office:value="0.005350915">
            <text:p>0.54%</text:p>
          </table:table-cell>
          <table:table-cell office:value-type="percentage" office:value="0.00892217">
            <text:p>0.89%</text:p>
          </table:table-cell>
          <table:table-cell office:value-type="float" office:value="112">
            <text:p>112</text:p>
          </table:table-cell>
          <table:table-cell office:value-type="float" office:value="20931">
            <text:p>20931</text:p>
          </table:table-cell>
        </table:table-row>
        <table:table-row table:style-name="ro1">
          <table:table-cell office:value-type="string">
            <text:p>?b <text:s/>&lt;actedIn&gt; <text:s/>?a <text:s text:c="2"/>=&gt; ?a <text:s/>&lt;dbo:director&gt; <text:s/>?b</text:p>
          </table:table-cell>
          <table:table-cell office:value-type="float" office:value="0.000025295">
            <text:p>0.000025295</text:p>
          </table:table-cell>
          <table:table-cell office:value-type="float" office:value="0.015820834">
            <text:p>0.015820834</text:p>
          </table:table-cell>
          <table:table-cell office:value-type="percentage" office:value="0.002049398">
            <text:p>0.20%</text:p>
          </table:table-cell>
          <table:table-cell office:value-type="percentage" office:value="0.008598228">
            <text:p>0.86%</text:p>
          </table:table-cell>
          <table:table-cell office:value-type="float" office:value="231">
            <text:p>231</text:p>
          </table:table-cell>
          <table:table-cell office:value-type="float" office:value="112716">
            <text:p>112716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riverMouth&gt; <text:s/>?b</text:p>
          </table:table-cell>
          <table:table-cell office:value-type="float" office:value="0.000022667">
            <text:p>0.000022667</text:p>
          </table:table-cell>
          <table:table-cell office:value-type="float" office:value="0.01326073">
            <text:p>0.01326073</text:p>
          </table:table-cell>
          <table:table-cell office:value-type="percentage" office:value="0.000199613">
            <text:p>0.02%</text:p>
          </table:table-cell>
          <table:table-cell office:value-type="percentage" office:value="0.008517117">
            <text:p>0.85%</text:p>
          </table:table-cell>
          <table:table-cell office:value-type="float" office:value="207">
            <text:p>207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b <text:s/>&lt;dbo:commander&gt; <text:s/>?a <text:s text:c="2"/>=&gt; ?a <text:s/>&lt;participatedIn&gt; <text:s/>?b</text:p>
          </table:table-cell>
          <table:table-cell office:value-type="float" office:value="0.000015549">
            <text:p>0.000015549</text:p>
          </table:table-cell>
          <table:table-cell office:value-type="float" office:value="0.010814104">
            <text:p>0.010814104</text:p>
          </table:table-cell>
          <table:table-cell office:value-type="percentage" office:value="0.007083354">
            <text:p>0.71%</text:p>
          </table:table-cell>
          <table:table-cell office:value-type="percentage" office:value="0.008497905">
            <text:p>0.85%</text:p>
          </table:table-cell>
          <table:table-cell office:value-type="float" office:value="142">
            <text:p>142</text:p>
          </table:table-cell>
          <table:table-cell office:value-type="float" office:value="20047">
            <text:p>20047</text:p>
          </table:table-cell>
        </table:table-row>
        <table:table-row table:style-name="ro1">
          <table:table-cell office:value-type="string">
            <text:p>?a <text:s/>&lt;diedIn&gt; <text:s/>?b <text:s text:c="2"/>=&gt; ?a <text:s/>&lt;dbo:majorShrine&gt; <text:s/>?b</text:p>
          </table:table-cell>
          <table:table-cell office:value-type="float" office:value="0.000008432">
            <text:p>0.000008432</text:p>
          </table:table-cell>
          <table:table-cell office:value-type="float" office:value="0.068141593">
            <text:p>0.068141593</text:p>
          </table:table-cell>
          <table:table-cell office:value-type="percentage" office:value="0.001731777">
            <text:p>0.17%</text:p>
          </table:table-cell>
          <table:table-cell office:value-type="percentage" office:value="0.008198467">
            <text:p>0.82%</text:p>
          </table:table-cell>
          <table:table-cell office:value-type="float" office:value="77">
            <text:p>77</text:p>
          </table:table-cell>
          <table:table-cell office:value-type="float" office:value="44463">
            <text:p>44463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mouthMountain&gt; <text:s/>?b</text:p>
          </table:table-cell>
          <table:table-cell office:value-type="float" office:value="0.00000668">
            <text:p>0.00000668</text:p>
          </table:table-cell>
          <table:table-cell office:value-type="float" office:value="0.011429642">
            <text:p>0.011429642</text:p>
          </table:table-cell>
          <table:table-cell office:value-type="percentage" office:value="0.000058823">
            <text:p>0.01%</text:p>
          </table:table-cell>
          <table:table-cell office:value-type="percentage" office:value="0.007149555">
            <text:p>0.71%</text:p>
          </table:table-cell>
          <table:table-cell office:value-type="float" office:value="61">
            <text:p>61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mouthPlace&gt; <text:s/>?b</text:p>
          </table:table-cell>
          <table:table-cell office:value-type="float" office:value="0.00000668">
            <text:p>0.00000668</text:p>
          </table:table-cell>
          <table:table-cell office:value-type="float" office:value="0.011429642">
            <text:p>0.011429642</text:p>
          </table:table-cell>
          <table:table-cell office:value-type="percentage" office:value="0.000058823">
            <text:p>0.01%</text:p>
          </table:table-cell>
          <table:table-cell office:value-type="percentage" office:value="0.007149555">
            <text:p>0.71%</text:p>
          </table:table-cell>
          <table:table-cell office:value-type="float" office:value="61">
            <text:p>61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b <text:s/>&lt;created&gt; <text:s/>?a <text:s text:c="2"/>=&gt; ?a <text:s/>&lt;dbo:openingTheme&gt; <text:s/>?b</text:p>
          </table:table-cell>
          <table:table-cell office:value-type="float" office:value="0.0000023">
            <text:p>0.0000023</text:p>
          </table:table-cell>
          <table:table-cell office:value-type="float" office:value="0.02367531">
            <text:p>0.02367531</text:p>
          </table:table-cell>
          <table:table-cell office:value-type="percentage" office:value="0.000095883">
            <text:p>0.01%</text:p>
          </table:table-cell>
          <table:table-cell office:value-type="percentage" office:value="0.006357856">
            <text:p>0.64%</text:p>
          </table:table-cell>
          <table:table-cell office:value-type="float" office:value="21">
            <text:p>21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routeJunction&gt; <text:s/>?b</text:p>
          </table:table-cell>
          <table:table-cell office:value-type="float" office:value="0.000000767">
            <text:p>0.000000767</text:p>
          </table:table-cell>
          <table:table-cell office:value-type="float" office:value="0.024475524">
            <text:p>0.024475524</text:p>
          </table:table-cell>
          <table:table-cell office:value-type="percentage" office:value="0.00000675">
            <text:p>0.00%</text:p>
          </table:table-cell>
          <table:table-cell office:value-type="percentage" office:value="0.004912281">
            <text:p>0.49%</text:p>
          </table:table-cell>
          <table:table-cell office:value-type="float" office:value="7">
            <text:p>7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b <text:s/>&lt;wasBornIn&gt; <text:s/>?a <text:s text:c="2"/>=&gt; ?a <text:s/>&lt;dbo:saint&gt; <text:s/>?b</text:p>
          </table:table-cell>
          <table:table-cell office:value-type="float" office:value="0.000001971">
            <text:p>0.000001971</text:p>
          </table:table-cell>
          <table:table-cell office:value-type="float" office:value="0.010089686">
            <text:p>0.010089686</text:p>
          </table:table-cell>
          <table:table-cell office:value-type="percentage" office:value="0.000112822">
            <text:p>0.01%</text:p>
          </table:table-cell>
          <table:table-cell office:value-type="percentage" office:value="0.004497751">
            <text:p>0.45%</text:p>
          </table:table-cell>
          <table:table-cell office:value-type="float" office:value="18">
            <text:p>18</text:p>
          </table:table-cell>
          <table:table-cell office:value-type="float" office:value="159543">
            <text:p>159543</text:p>
          </table:table-cell>
        </table:table-row>
        <table:table-row table:style-name="ro1">
          <table:table-cell office:value-type="string">
            <text:p>?b <text:s/>&lt;created&gt; <text:s/>?a <text:s text:c="2"/>=&gt; ?a <text:s/>&lt;dbo:showJudge&gt; <text:s/>?b</text:p>
          </table:table-cell>
          <table:table-cell office:value-type="float" office:value="0.000000657">
            <text:p>0.000000657</text:p>
          </table:table-cell>
          <table:table-cell office:value-type="float" office:value="0.024291498">
            <text:p>0.024291498</text:p>
          </table:table-cell>
          <table:table-cell office:value-type="percentage" office:value="0.000027395">
            <text:p>0.00%</text:p>
          </table:table-cell>
          <table:table-cell office:value-type="percentage" office:value="0.003873467">
            <text:p>0.39%</text:p>
          </table:table-cell>
          <table:table-cell office:value-type="float" office:value="6">
            <text:p>6</text:p>
          </table:table-cell>
          <table:table-cell office:value-type="float" office:value="219017">
            <text:p>219017</text:p>
          </table:table-cell>
        </table:table-row>
        <table:table-row table:style-name="ro1">
          <table:table-cell office:value-type="string">
            <text:p>?b <text:s/>&lt;isLocatedIn&gt; <text:s/>?a <text:s text:c="2"/>=&gt; ?a <text:s/>&lt;dbo:government&gt; <text:s/>?b</text:p>
          </table:table-cell>
          <table:table-cell office:value-type="float" office:value="0.000000329">
            <text:p>0.000000329</text:p>
          </table:table-cell>
          <table:table-cell office:value-type="float" office:value="0.014851485">
            <text:p>0.014851485</text:p>
          </table:table-cell>
          <table:table-cell office:value-type="percentage" office:value="0.000002893">
            <text:p>0.00%</text:p>
          </table:table-cell>
          <table:table-cell office:value-type="percentage" office:value="0.003516999">
            <text:p>0.35%</text:p>
          </table:table-cell>
          <table:table-cell office:value-type="float" office:value="3">
            <text:p>3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b <text:s/>&lt;dbo:isPartOf&gt; <text:s/>?a <text:s text:c="2"/>=&gt; ?a <text:s/>&lt;hasCapital&gt; <text:s/>?b</text:p>
          </table:table-cell>
          <table:table-cell office:value-type="float" office:value="0.000013469">
            <text:p>0.000013469</text:p>
          </table:table-cell>
          <table:table-cell office:value-type="float" office:value="0.09512761">
            <text:p>0.09512761</text:p>
          </table:table-cell>
          <table:table-cell office:value-type="percentage" office:value="0.000239251">
            <text:p>0.02%</text:p>
          </table:table-cell>
          <table:table-cell office:value-type="percentage" office:value="0.003452825">
            <text:p>0.35%</text:p>
          </table:table-cell>
          <table:table-cell office:value-type="float" office:value="123">
            <text:p>123</text:p>
          </table:table-cell>
          <table:table-cell office:value-type="float" office:value="514104">
            <text:p>514104</text:p>
          </table:table-cell>
        </table:table-row>
        <table:table-row table:style-name="ro1">
          <table:table-cell office:value-type="string">
            <text:p>?b <text:s/>&lt;diedIn&gt; <text:s/>?a <text:s text:c="2"/>=&gt; ?a <text:s/>&lt;dbo:foundingPerson&gt; <text:s/>?b</text:p>
          </table:table-cell>
          <table:table-cell office:value-type="float" office:value="0.000000219">
            <text:p>0.000000219</text:p>
          </table:table-cell>
          <table:table-cell office:value-type="float" office:value="0.014084507">
            <text:p>0.014084507</text:p>
          </table:table-cell>
          <table:table-cell office:value-type="percentage" office:value="0.000044981">
            <text:p>0.00%</text:p>
          </table:table-cell>
          <table:table-cell office:value-type="percentage" office:value="0.003144654">
            <text:p>0.31%</text:p>
          </table:table-cell>
          <table:table-cell office:value-type="float" office:value="2">
            <text:p>2</text:p>
          </table:table-cell>
          <table:table-cell office:value-type="float" office:value="44463">
            <text:p>44463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highschool&gt; <text:s/>?b</text:p>
          </table:table-cell>
          <table:table-cell office:value-type="float" office:value="0.00000438">
            <text:p>0.00000438</text:p>
          </table:table-cell>
          <table:table-cell office:value-type="float" office:value="0.031298905">
            <text:p>0.031298905</text:p>
          </table:table-cell>
          <table:table-cell office:value-type="percentage" office:value="0.000250716">
            <text:p>0.03%</text:p>
          </table:table-cell>
          <table:table-cell office:value-type="percentage" office:value="0.002427184">
            <text:p>0.24%</text:p>
          </table:table-cell>
          <table:table-cell office:value-type="float" office:value="40">
            <text:p>40</text:p>
          </table:table-cell>
          <table:table-cell office:value-type="float" office:value="159543">
            <text:p>159543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routeStart&gt; <text:s/>?b</text:p>
          </table:table-cell>
          <table:table-cell office:value-type="float" office:value="0.000001862">
            <text:p>0.000001862</text:p>
          </table:table-cell>
          <table:table-cell office:value-type="float" office:value="0.055921053">
            <text:p>0.055921053</text:p>
          </table:table-cell>
          <table:table-cell office:value-type="percentage" office:value="0.000016393">
            <text:p>0.00%</text:p>
          </table:table-cell>
          <table:table-cell office:value-type="percentage" office:value="0.002174191">
            <text:p>0.22%</text:p>
          </table:table-cell>
          <table:table-cell office:value-type="float" office:value="17">
            <text:p>17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b <text:s/>&lt;isLocatedIn&gt; <text:s/>?a <text:s text:c="2"/>=&gt; ?a <text:s/>&lt;dbo:largestCity&gt; <text:s/>?b</text:p>
          </table:table-cell>
          <table:table-cell office:value-type="float" office:value="0.000047961">
            <text:p>0.000047961</text:p>
          </table:table-cell>
          <table:table-cell office:value-type="float" office:value="0.650817236">
            <text:p>0.650817236</text:p>
          </table:table-cell>
          <table:table-cell office:value-type="percentage" office:value="0.000422369">
            <text:p>0.04%</text:p>
          </table:table-cell>
          <table:table-cell office:value-type="percentage" office:value="0.002011925">
            <text:p>0.20%</text:p>
          </table:table-cell>
          <table:table-cell office:value-type="float" office:value="438">
            <text:p>438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b <text:s/>&lt;wasBornIn&gt; <text:s/>?a <text:s text:c="2"/>=&gt; ?a <text:s/>&lt;dbo:leaderName&gt; <text:s/>?b</text:p>
          </table:table-cell>
          <table:table-cell office:value-type="float" office:value="0.000018177">
            <text:p>0.000018177</text:p>
          </table:table-cell>
          <table:table-cell office:value-type="float" office:value="0.011487094">
            <text:p>0.011487094</text:p>
          </table:table-cell>
          <table:table-cell office:value-type="percentage" office:value="0.001040472">
            <text:p>0.10%</text:p>
          </table:table-cell>
          <table:table-cell office:value-type="percentage" office:value="0.001902492">
            <text:p>0.19%</text:p>
          </table:table-cell>
          <table:table-cell office:value-type="float" office:value="166">
            <text:p>166</text:p>
          </table:table-cell>
          <table:table-cell office:value-type="float" office:value="159543">
            <text:p>159543</text:p>
          </table:table-cell>
        </table:table-row>
        <table:table-row table:style-name="ro1">
          <table:table-cell office:value-type="string">
            <text:p>?b <text:s/>&lt;graduatedFrom&gt; <text:s/>?a <text:s text:c="2"/>=&gt; ?a <text:s/>&lt;dbo:chancellor&gt; <text:s/>?b</text:p>
          </table:table-cell>
          <table:table-cell office:value-type="float" office:value="0.000001095">
            <text:p>0.000001095</text:p>
          </table:table-cell>
          <table:table-cell office:value-type="float" office:value="0.010582011">
            <text:p>0.010582011</text:p>
          </table:table-cell>
          <table:table-cell office:value-type="percentage" office:value="0.000387522">
            <text:p>0.04%</text:p>
          </table:table-cell>
          <table:table-cell office:value-type="percentage" office:value="0.00189179">
            <text:p>0.19%</text:p>
          </table:table-cell>
          <table:table-cell office:value-type="float" office:value="10">
            <text:p>10</text:p>
          </table:table-cell>
          <table:table-cell office:value-type="float" office:value="25805">
            <text:p>25805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routeEnd&gt; <text:s/>?b</text:p>
          </table:table-cell>
          <table:table-cell office:value-type="float" office:value="0.000001095">
            <text:p>0.000001095</text:p>
          </table:table-cell>
          <table:table-cell office:value-type="float" office:value="0.033444816">
            <text:p>0.033444816</text:p>
          </table:table-cell>
          <table:table-cell office:value-type="percentage" office:value="0.000009643">
            <text:p>0.00%</text:p>
          </table:table-cell>
          <table:table-cell office:value-type="percentage" office:value="0.001556663">
            <text:p>0.16%</text:p>
          </table:table-cell>
          <table:table-cell office:value-type="float" office:value="10">
            <text:p>10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highestPlace&gt; <text:s/>?b</text:p>
          </table:table-cell>
          <table:table-cell office:value-type="float" office:value="0.000000986">
            <text:p>0.000000986</text:p>
          </table:table-cell>
          <table:table-cell office:value-type="float" office:value="0.038626609">
            <text:p>0.038626609</text:p>
          </table:table-cell>
          <table:table-cell office:value-type="percentage" office:value="0.000008679">
            <text:p>0.00%</text:p>
          </table:table-cell>
          <table:table-cell office:value-type="percentage" office:value="0.001213756">
            <text:p>0.12%</text:p>
          </table:table-cell>
          <table:table-cell office:value-type="float" office:value="9">
            <text:p>9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b <text:s/>&lt;wasBornIn&gt; <text:s/>?a <text:s text:c="2"/>=&gt; ?a <text:s/>&lt;dbo:mayor&gt; <text:s/>?b</text:p>
          </table:table-cell>
          <table:table-cell office:value-type="float" office:value="0.000000548">
            <text:p>0.000000548</text:p>
          </table:table-cell>
          <table:table-cell office:value-type="float" office:value="0.013888889">
            <text:p>0.013888889</text:p>
          </table:table-cell>
          <table:table-cell office:value-type="percentage" office:value="0.00003134">
            <text:p>0.00%</text:p>
          </table:table-cell>
          <table:table-cell office:value-type="percentage" office:value="0.001208605">
            <text:p>0.12%</text:p>
          </table:table-cell>
          <table:table-cell office:value-type="float" office:value="5">
            <text:p>5</text:p>
          </table:table-cell>
          <table:table-cell office:value-type="float" office:value="159543">
            <text:p>159543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majorShrine&gt; <text:s/>?b</text:p>
          </table:table-cell>
          <table:table-cell office:value-type="float" office:value="0.000002628">
            <text:p>0.000002628</text:p>
          </table:table-cell>
          <table:table-cell office:value-type="float" office:value="0.021238938">
            <text:p>0.021238938</text:p>
          </table:table-cell>
          <table:table-cell office:value-type="percentage" office:value="0.00015043">
            <text:p>0.02%</text:p>
          </table:table-cell>
          <table:table-cell office:value-type="percentage" office:value="0.001172906">
            <text:p>0.12%</text:p>
          </table:table-cell>
          <table:table-cell office:value-type="float" office:value="24">
            <text:p>24</text:p>
          </table:table-cell>
          <table:table-cell office:value-type="float" office:value="159543">
            <text:p>159543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targetAirport&gt; <text:s/>?b</text:p>
          </table:table-cell>
          <table:table-cell office:value-type="float" office:value="0.00000449">
            <text:p>0.00000449</text:p>
          </table:table-cell>
          <table:table-cell office:value-type="float" office:value="0.043478261">
            <text:p>0.043478261</text:p>
          </table:table-cell>
          <table:table-cell office:value-type="percentage" office:value="0.000039537">
            <text:p>0.00%</text:p>
          </table:table-cell>
          <table:table-cell office:value-type="percentage" office:value="0.001062782">
            <text:p>0.11%</text:p>
          </table:table-cell>
          <table:table-cell office:value-type="float" office:value="41">
            <text:p>41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b <text:s/>&lt;isLocatedIn&gt; <text:s/>?a <text:s text:c="2"/>=&gt; ?a <text:s/>&lt;dbo:capital&gt; <text:s/>?b</text:p>
          </table:table-cell>
          <table:table-cell office:value-type="float" office:value="0.000036464">
            <text:p>0.000036464</text:p>
          </table:table-cell>
          <table:table-cell office:value-type="float" office:value="0.148395722">
            <text:p>0.148395722</text:p>
          </table:table-cell>
          <table:table-cell office:value-type="percentage" office:value="0.000321116">
            <text:p>0.03%</text:p>
          </table:table-cell>
          <table:table-cell office:value-type="percentage" office:value="0.00091979">
            <text:p>0.09%</text:p>
          </table:table-cell>
          <table:table-cell office:value-type="float" office:value="333">
            <text:p>333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a <text:s/>&lt;isAffiliatedTo&gt; <text:s/>?b <text:s text:c="2"/>=&gt; ?a <text:s/>&lt;dbo:opponent&gt; <text:s/>?b</text:p>
          </table:table-cell>
          <table:table-cell office:value-type="float" office:value="0.000000329">
            <text:p>0.000000329</text:p>
          </table:table-cell>
          <table:table-cell office:value-type="float" office:value="0.011235955">
            <text:p>0.011235955</text:p>
          </table:table-cell>
          <table:table-cell office:value-type="percentage" office:value="0.000007241">
            <text:p>0.00%</text:p>
          </table:table-cell>
          <table:table-cell office:value-type="percentage" office:value="0.000461894">
            <text:p>0.05%</text:p>
          </table:table-cell>
          <table:table-cell office:value-type="float" office:value="3">
            <text:p>3</text:p>
          </table:table-cell>
          <table:table-cell office:value-type="float" office:value="414296">
            <text:p>414296</text:p>
          </table:table-cell>
        </table:table-row>
        <table:table-row table:style-name="ro1">
          <table:table-cell office:value-type="string">
            <text:p>?b <text:s/>&lt;dbo:country&gt; <text:s/>?a <text:s text:c="2"/>=&gt; ?a <text:s/>&lt;hasCapital&gt; <text:s/>?b</text:p>
          </table:table-cell>
          <table:table-cell office:value-type="float" office:value="0.000018506">
            <text:p>0.000018506</text:p>
          </table:table-cell>
          <table:table-cell office:value-type="float" office:value="0.13070379">
            <text:p>0.13070379</text:p>
          </table:table-cell>
          <table:table-cell office:value-type="percentage" office:value="0.000388442">
            <text:p>0.04%</text:p>
          </table:table-cell>
          <table:table-cell office:value-type="percentage" office:value="0.000431431">
            <text:p>0.04%</text:p>
          </table:table-cell>
          <table:table-cell office:value-type="float" office:value="169">
            <text:p>169</text:p>
          </table:table-cell>
          <table:table-cell office:value-type="float" office:value="435071">
            <text:p>435071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garrison&gt; <text:s/>?b</text:p>
          </table:table-cell>
          <table:table-cell office:value-type="float" office:value="0.000008541">
            <text:p>0.000008541</text:p>
          </table:table-cell>
          <table:table-cell office:value-type="float" office:value="0.035600183">
            <text:p>0.035600183</text:p>
          </table:table-cell>
          <table:table-cell office:value-type="percentage" office:value="0.000075216">
            <text:p>0.01%</text:p>
          </table:table-cell>
          <table:table-cell office:value-type="percentage" office:value="0.000423361">
            <text:p>0.04%</text:p>
          </table:table-cell>
          <table:table-cell office:value-type="float" office:value="78">
            <text:p>78</text:p>
          </table:table-cell>
          <table:table-cell office:value-type="float" office:value="1037009">
            <text:p>1037009</text:p>
          </table:table-cell>
        </table:table-row>
        <table:table-row table:style-name="ro1">
          <table:table-cell office:value-type="string">
            <text:p>?b <text:s/>&lt;isAffiliatedTo&gt; <text:s/>?a <text:s text:c="2"/>=&gt; ?a <text:s/>&lt;dbo:chairman&gt; <text:s/>?b</text:p>
          </table:table-cell>
          <table:table-cell office:value-type="float" office:value="0.00000219">
            <text:p>0.00000219</text:p>
          </table:table-cell>
          <table:table-cell office:value-type="float" office:value="0.03968254">
            <text:p>0.03968254</text:p>
          </table:table-cell>
          <table:table-cell office:value-type="percentage" office:value="0.000048275">
            <text:p>0.00%</text:p>
          </table:table-cell>
          <table:table-cell office:value-type="percentage" office:value="0.00029981">
            <text:p>0.03%</text:p>
          </table:table-cell>
          <table:table-cell office:value-type="float" office:value="20">
            <text:p>20</text:p>
          </table:table-cell>
          <table:table-cell office:value-type="float" office:value="414296">
            <text:p>414296</text:p>
          </table:table-cell>
        </table:table-row>
        <table:table-row table:style-name="ro1">
          <table:table-cell office:value-type="string">
            <text:p>?b <text:s/>&lt;playsFor&gt; <text:s/>?a <text:s text:c="2"/>=&gt; ?a <text:s/>&lt;dbo:chairman&gt; <text:s/>?b</text:p>
          </table:table-cell>
          <table:table-cell office:value-type="float" office:value="0.000001533">
            <text:p>0.000001533</text:p>
          </table:table-cell>
          <table:table-cell office:value-type="float" office:value="0.027777778">
            <text:p>0.027777778</text:p>
          </table:table-cell>
          <table:table-cell office:value-type="percentage" office:value="0.000040924">
            <text:p>0.00%</text:p>
          </table:table-cell>
          <table:table-cell office:value-type="percentage" office:value="0.00021512">
            <text:p>0.02%</text:p>
          </table:table-cell>
          <table:table-cell office:value-type="float" office:value="14">
            <text:p>14</text:p>
          </table:table-cell>
          <table:table-cell office:value-type="float" office:value="342098">
            <text:p>342098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destination&gt; <text:s/>?b</text:p>
          </table:table-cell>
          <table:table-cell office:value-type="float" office:value="0.000002081">
            <text:p>0.000002081</text:p>
          </table:table-cell>
          <table:table-cell office:value-type="float" office:value="0.057228916">
            <text:p>0.057228916</text:p>
          </table:table-cell>
          <table:table-cell office:value-type="percentage" office:value="0.000018322">
            <text:p>0.00%</text:p>
          </table:table-cell>
          <table:table-cell office:value-type="percentage" office:value="0.000147931">
            <text:p>0.01%</text:p>
          </table:table-cell>
          <table:table-cell office:value-type="float" office:value="19">
            <text:p>19</text:p>
          </table:table-cell>
          <table:table-cell office:value-type="float" office:value="1037009">
            <text:p>1037009</text:p>
          </table:table-cell>
        </table:table-row>
      </table:table>
      <table:table table:name="Equivalence rules (subject coalesce)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row table:style-name="ro1">
          <table:table-cell table:style-name="ce3" office:value-type="string">
            <text:p>Rule</text:p>
          </table:table-cell>
          <table:table-cell table:style-name="ce3" office:value-type="string">
            <text:p>Intersection</text:p>
          </table:table-cell>
          <table:table-cell table:style-name="ce3" office:value-type="string">
            <text:p>Union</text:p>
          </table:table-cell>
          <table:table-cell table:style-name="ce3" office:value-type="string">
            <text:p>Jaccard</text:p>
          </table:table-cell>
        </table:table-row>
        <table:table-row table:style-name="ro1">
          <table:table-cell office:value-type="string">
            <text:p>?a &lt;dbo:place&gt; ?b <text:s/>&lt;=&gt; ?a &lt;happenedIn&gt; ?b </text:p>
          </table:table-cell>
          <table:table-cell office:value-type="float" office:value="10551">
            <text:p>10551</text:p>
          </table:table-cell>
          <table:table-cell office:value-type="float" office:value="13203">
            <text:p>13203</text:p>
          </table:table-cell>
          <table:table-cell table:formula="of:=[.B2]/[.C2]" office:value-type="percentage" office:value="0.799136559872756">
            <text:p>79.91%</text:p>
          </table:table-cell>
        </table:table-row>
        <table:table-row table:style-name="ro1">
          <table:table-cell office:value-type="string">
            <text:p>?a &lt;livesIn&gt; ?b <text:s/>&lt;=&gt; ?a &lt;dbo:residence&gt; ?b </text:p>
          </table:table-cell>
          <table:table-cell office:value-type="float" office:value="25400">
            <text:p>25400</text:p>
          </table:table-cell>
          <table:table-cell office:value-type="float" office:value="39036">
            <text:p>39036</text:p>
          </table:table-cell>
          <table:table-cell table:formula="of:=[.B3]/[.C3]" office:value-type="percentage" office:value="0.650681422276873">
            <text:p>65.07%</text:p>
          </table:table-cell>
        </table:table-row>
        <table:table-row table:style-name="ro1">
          <table:table-cell office:value-type="string">
            <text:p>?a &lt;hasAcademicAdvisor&gt; ?b <text:s/>&lt;=&gt; ?a &lt;dbo:doctoralAdvisor&gt; ?b </text:p>
          </table:table-cell>
          <table:table-cell office:value-type="float" office:value="2462">
            <text:p>2462</text:p>
          </table:table-cell>
          <table:table-cell office:value-type="float" office:value="3794">
            <text:p>3794</text:p>
          </table:table-cell>
          <table:table-cell table:formula="of:=[.B4]/[.C4]" office:value-type="percentage" office:value="0.648919346336321">
            <text:p>64.89%</text:p>
          </table:table-cell>
        </table:table-row>
        <table:table-row table:style-name="ro1">
          <table:table-cell office:value-type="string">
            <text:p>?a &lt;playsFor&gt; ?b <text:s/>&lt;=&gt; ?a &lt;dbo:team&gt; ?b </text:p>
          </table:table-cell>
          <table:table-cell office:value-type="float" office:value="321657">
            <text:p>321657</text:p>
          </table:table-cell>
          <table:table-cell office:value-type="float" office:value="544515">
            <text:p>544515</text:p>
          </table:table-cell>
          <table:table-cell table:formula="of:=[.B5]/[.C5]" office:value-type="percentage" office:value="0.590722018677171">
            <text:p>59.07%</text:p>
          </table:table-cell>
        </table:table-row>
        <table:table-row table:style-name="ro1">
          <table:table-cell office:value-type="string">
            <text:p>?a &lt;isMarriedTo&gt; ?b <text:s/>&lt;=&gt; ?a &lt;dbo:spouse&gt; ?b </text:p>
          </table:table-cell>
          <table:table-cell office:value-type="float" office:value="14284">
            <text:p>14284</text:p>
          </table:table-cell>
          <table:table-cell office:value-type="float" office:value="24204">
            <text:p>24204</text:p>
          </table:table-cell>
          <table:table-cell table:formula="of:=[.B6]/[.C6]" office:value-type="percentage" office:value="0.590150388365559">
            <text:p>59.02%</text:p>
          </table:table-cell>
        </table:table-row>
        <table:table-row table:style-name="ro1">
          <table:table-cell office:value-type="string">
            <text:p>?a &lt;dbo:team&gt; ?b <text:s/>&lt;=&gt; ?a &lt;isAffiliatedTo&gt; ?b </text:p>
          </table:table-cell>
          <table:table-cell office:value-type="float" office:value="339905">
            <text:p>339905</text:p>
          </table:table-cell>
          <table:table-cell office:value-type="float" office:value="598465">
            <text:p>598465</text:p>
          </table:table-cell>
          <table:table-cell table:formula="of:=[.B7]/[.C7]" office:value-type="percentage" office:value="0.567961367832705">
            <text:p>56.80%</text:p>
          </table:table-cell>
        </table:table-row>
        <table:table-row table:style-name="ro1">
          <table:table-cell office:value-type="string">
            <text:p>?a &lt;isCitizenOf&gt; ?b <text:s/>&lt;=&gt; ?a &lt;dbo:nationality&gt; ?b </text:p>
          </table:table-cell>
          <table:table-cell office:value-type="float" office:value="33439">
            <text:p>33439</text:p>
          </table:table-cell>
          <table:table-cell office:value-type="float" office:value="64190">
            <text:p>64190</text:p>
          </table:table-cell>
          <table:table-cell table:formula="of:=[.B8]/[.C8]" office:value-type="percentage" office:value="0.520937840785169">
            <text:p>52.09%</text:p>
          </table:table-cell>
        </table:table-row>
        <table:table-row table:style-name="ro1">
          <table:table-cell office:value-type="string">
            <text:p>?a &lt;dbo:influencedBy&gt; ?b <text:s/>&lt;=&gt; ?b &lt;influences&gt; ?a </text:p>
          </table:table-cell>
          <table:table-cell office:value-type="float" office:value="11974">
            <text:p>11974</text:p>
          </table:table-cell>
          <table:table-cell office:value-type="float" office:value="25957">
            <text:p>25957</text:p>
          </table:table-cell>
          <table:table-cell table:formula="of:=[.B9]/[.C9]" office:value-type="percentage" office:value="0.461301383056594">
            <text:p>46.13%</text:p>
          </table:table-cell>
        </table:table-row>
        <table:table-row table:style-name="ro1">
          <table:table-cell office:value-type="string">
            <text:p>?a &lt;graduatedFrom&gt; ?b <text:s/>&lt;=&gt; ?a &lt;dbo:almaMater&gt; ?b </text:p>
          </table:table-cell>
          <table:table-cell office:value-type="float" office:value="24392">
            <text:p>24392</text:p>
          </table:table-cell>
          <table:table-cell office:value-type="float" office:value="53142">
            <text:p>53142</text:p>
          </table:table-cell>
          <table:table-cell table:formula="of:=[.B10]/[.C10]" office:value-type="percentage" office:value="0.45899665048361">
            <text:p>45.90%</text:p>
          </table:table-cell>
        </table:table-row>
        <table:table-row table:style-name="ro1">
          <table:table-cell office:value-type="string">
            <text:p>?a &lt;dbo:currency&gt; ?b <text:s/>&lt;=&gt; ?a &lt;hasCurrency&gt; ?b </text:p>
          </table:table-cell>
          <table:table-cell office:value-type="float" office:value="443">
            <text:p>443</text:p>
          </table:table-cell>
          <table:table-cell office:value-type="float" office:value="980">
            <text:p>980</text:p>
          </table:table-cell>
          <table:table-cell table:formula="of:=[.B11]/[.C11]" office:value-type="percentage" office:value="0.452040816326531">
            <text:p>45.20%</text:p>
          </table:table-cell>
        </table:table-row>
        <table:table-row table:style-name="ro1">
          <table:table-cell office:value-type="string">
            <text:p>?a &lt;isMarriedTo&gt; ?b <text:s/>&lt;=&gt; ?b &lt;dbo:spouse&gt; ?a </text:p>
          </table:table-cell>
          <table:table-cell office:value-type="float" office:value="11788">
            <text:p>11788</text:p>
          </table:table-cell>
          <table:table-cell office:value-type="float" office:value="26700">
            <text:p>26700</text:p>
          </table:table-cell>
          <table:table-cell table:formula="of:=[.B12]/[.C12]" office:value-type="percentage" office:value="0.441498127340824">
            <text:p>44.15%</text:p>
          </table:table-cell>
        </table:table-row>
        <table:table-row table:style-name="ro1">
          <table:table-cell office:value-type="string">
            <text:p>?a &lt;dbo:parent&gt; ?b <text:s/>&lt;=&gt; ?b &lt;hasChild&gt; ?a </text:p>
          </table:table-cell>
          <table:table-cell office:value-type="float" office:value="7734">
            <text:p>7734</text:p>
          </table:table-cell>
          <table:table-cell office:value-type="float" office:value="17861">
            <text:p>17861</text:p>
          </table:table-cell>
          <table:table-cell table:formula="of:=[.B13]/[.C13]" office:value-type="percentage" office:value="0.433010469738536">
            <text:p>43.30%</text:p>
          </table:table-cell>
        </table:table-row>
        <table:table-row table:style-name="ro1">
          <table:table-cell office:value-type="string">
            <text:p>?a &lt;hasCapital&gt; ?b <text:s/>&lt;=&gt; ?a &lt;dbo:capital&gt; ?b </text:p>
          </table:table-cell>
          <table:table-cell office:value-type="float" office:value="1061">
            <text:p>1061</text:p>
          </table:table-cell>
          <table:table-cell office:value-type="float" office:value="2476">
            <text:p>2476</text:p>
          </table:table-cell>
          <table:table-cell table:formula="of:=[.B14]/[.C14]" office:value-type="percentage" office:value="0.428513731825525">
            <text:p>42.85%</text:p>
          </table:table-cell>
        </table:table-row>
        <table:table-row table:style-name="ro1">
          <table:table-cell office:value-type="string">
            <text:p>?a &lt;dbo:officialLanguage&gt; ?b <text:s/>&lt;=&gt; ?a &lt;hasOfficialLanguage&gt; ?b </text:p>
          </table:table-cell>
          <table:table-cell office:value-type="float" office:value="332">
            <text:p>332</text:p>
          </table:table-cell>
          <table:table-cell office:value-type="float" office:value="782">
            <text:p>782</text:p>
          </table:table-cell>
          <table:table-cell table:formula="of:=[.B15]/[.C15]" office:value-type="percentage" office:value="0.424552429667519">
            <text:p>42.46%</text:p>
          </table:table-cell>
        </table:table-row>
        <table:table-row table:style-name="ro1">
          <table:table-cell office:value-type="string">
            <text:p>?a &lt;dbo:isPartOf&gt; ?b <text:s/>&lt;=&gt; ?a &lt;isLocatedIn&gt; ?b </text:p>
          </table:table-cell>
          <table:table-cell office:value-type="float" office:value="457444">
            <text:p>457444</text:p>
          </table:table-cell>
          <table:table-cell office:value-type="float" office:value="1093669">
            <text:p>1093669</text:p>
          </table:table-cell>
          <table:table-cell table:formula="of:=[.B16]/[.C16]" office:value-type="percentage" office:value="0.418265489832847">
            <text:p>41.83%</text:p>
          </table:table-cell>
        </table:table-row>
        <table:table-row table:style-name="ro1">
          <table:table-cell office:value-type="string">
            <text:p>?a &lt;dbo:award&gt; ?b <text:s/>&lt;=&gt; ?a &lt;hasWonPrize&gt; ?b </text:p>
          </table:table-cell>
          <table:table-cell office:value-type="float" office:value="27417">
            <text:p>27417</text:p>
          </table:table-cell>
          <table:table-cell office:value-type="float" office:value="78203">
            <text:p>78203</text:p>
          </table:table-cell>
          <table:table-cell table:formula="of:=[.B17]/[.C17]" office:value-type="percentage" office:value="0.350587573366751">
            <text:p>35.06%</text:p>
          </table:table-cell>
        </table:table-row>
        <table:table-row table:style-name="ro1">
          <table:table-cell office:value-type="string">
            <text:p>?a &lt;owns&gt; ?b <text:s/>&lt;=&gt; ?b &lt;dbo:owner&gt; ?a </text:p>
          </table:table-cell>
          <table:table-cell office:value-type="float" office:value="8205">
            <text:p>8205</text:p>
          </table:table-cell>
          <table:table-cell office:value-type="float" office:value="25381">
            <text:p>25381</text:p>
          </table:table-cell>
          <table:table-cell table:formula="of:=[.B18]/[.C18]" office:value-type="percentage" office:value="0.323273314684213">
            <text:p>32.33%</text:p>
          </table:table-cell>
        </table:table-row>
        <table:table-row table:style-name="ro1">
          <table:table-cell office:value-type="string">
            <text:p>?a &lt;dbo:child&gt; ?b <text:s/>&lt;=&gt; ?a &lt;hasChild&gt; ?b </text:p>
          </table:table-cell>
          <table:table-cell office:value-type="float" office:value="4726">
            <text:p>4726</text:p>
          </table:table-cell>
          <table:table-cell office:value-type="float" office:value="14908">
            <text:p>14908</text:p>
          </table:table-cell>
          <table:table-cell table:formula="of:=[.B19]/[.C19]" office:value-type="percentage" office:value="0.317011000804937">
            <text:p>31.70%</text:p>
          </table:table-cell>
        </table:table-row>
        <table:table-row table:style-name="ro1">
          <table:table-cell office:value-type="string">
            <text:p>?a &lt;influences&gt; ?b <text:s/>&lt;=&gt; ?a &lt;dbo:influenced&gt; ?b </text:p>
          </table:table-cell>
          <table:table-cell office:value-type="float" office:value="6576">
            <text:p>6576</text:p>
          </table:table-cell>
          <table:table-cell office:value-type="float" office:value="22501">
            <text:p>22501</text:p>
          </table:table-cell>
          <table:table-cell table:formula="of:=[.B20]/[.C20]" office:value-type="percentage" office:value="0.292253677614328">
            <text:p>29.23%</text:p>
          </table:table-cell>
        </table:table-row>
        <table:table-row table:style-name="ro1">
          <table:table-cell office:value-type="string">
            <text:p>?a &lt;dbo:doctoralStudent&gt; ?b <text:s/>&lt;=&gt; ?b &lt;hasAcademicAdvisor&gt; ?a </text:p>
          </table:table-cell>
          <table:table-cell office:value-type="float" office:value="1618">
            <text:p>1618</text:p>
          </table:table-cell>
          <table:table-cell office:value-type="float" office:value="5969">
            <text:p>5969</text:p>
          </table:table-cell>
          <table:table-cell table:formula="of:=[.B21]/[.C21]" office:value-type="percentage" office:value="0.271067180432233">
            <text:p>27.11%</text:p>
          </table:table-cell>
        </table:table-row>
        <table:table-row table:style-name="ro1">
          <table:table-cell office:value-type="string">
            <text:p>?a &lt;dbo:leaderName&gt; ?b <text:s/>&lt;=&gt; ?b &lt;isLeaderOf&gt; ?a </text:p>
          </table:table-cell>
          <table:table-cell office:value-type="float" office:value="4311">
            <text:p>4311</text:p>
          </table:table-cell>
          <table:table-cell office:value-type="float" office:value="18148">
            <text:p>18148</text:p>
          </table:table-cell>
          <table:table-cell table:formula="of:=[.B22]/[.C22]" office:value-type="percentage" office:value="0.237546837117038">
            <text:p>23.75%</text:p>
          </table:table-cell>
        </table:table-row>
        <table:table-row table:style-name="ro1">
          <table:table-cell office:value-type="string">
            <text:p>?a &lt;dbo:notableIdea&gt; ?b <text:s/>&lt;=&gt; ?a &lt;isKnownFor&gt; ?b </text:p>
          </table:table-cell>
          <table:table-cell office:value-type="float" office:value="221">
            <text:p>221</text:p>
          </table:table-cell>
          <table:table-cell office:value-type="float" office:value="1004">
            <text:p>1004</text:p>
          </table:table-cell>
          <table:table-cell table:formula="of:=[.B23]/[.C23]" office:value-type="percentage" office:value="0.220119521912351">
            <text:p>22.01%</text:p>
          </table:table-cell>
        </table:table-row>
        <table:table-row table:style-name="ro1">
          <table:table-cell office:value-type="string">
            <text:p>?a &lt;dbo:deathPlace&gt; ?b <text:s/>&lt;=&gt; ?a &lt;diedIn&gt; ?b </text:p>
          </table:table-cell>
          <table:table-cell office:value-type="float" office:value="41299">
            <text:p>41299</text:p>
          </table:table-cell>
          <table:table-cell office:value-type="float" office:value="191847">
            <text:p>191847</text:p>
          </table:table-cell>
          <table:table-cell table:formula="of:=[.B24]/[.C24]" office:value-type="percentage" office:value="0.215270502014626">
            <text:p>21.53%</text:p>
          </table:table-cell>
        </table:table-row>
        <table:table-row table:style-name="ro1">
          <table:table-cell office:value-type="string">
            <text:p>?a &lt;dbo:starring&gt; ?b <text:s/>&lt;=&gt; ?b &lt;actedIn&gt; ?a </text:p>
          </table:table-cell>
          <table:table-cell office:value-type="float" office:value="30365">
            <text:p>30365</text:p>
          </table:table-cell>
          <table:table-cell office:value-type="float" office:value="144756">
            <text:p>144756</text:p>
          </table:table-cell>
          <table:table-cell table:formula="of:=[.B25]/[.C25]" office:value-type="percentage" office:value="0.209766779960762">
            <text:p>20.98%</text:p>
          </table:table-cell>
        </table:table-row>
        <table:table-row table:style-name="ro1">
          <table:table-cell office:value-type="string">
            <text:p>?a &lt;dbo:country&gt; ?b <text:s/>&lt;=&gt; ?a &lt;isLocatedIn&gt; ?b </text:p>
          </table:table-cell>
          <table:table-cell office:value-type="float" office:value="253676">
            <text:p>253676</text:p>
          </table:table-cell>
          <table:table-cell office:value-type="float" office:value="1218404">
            <text:p>1218404</text:p>
          </table:table-cell>
          <table:table-cell table:formula="of:=[.B26]/[.C26]" office:value-type="percentage" office:value="0.208203518701514">
            <text:p>20.82%</text:p>
          </table:table-cell>
        </table:table-row>
        <table:table-row table:style-name="ro1">
          <table:table-cell office:value-type="string">
            <text:p>?a &lt;wasBornIn&gt; ?b <text:s/>&lt;=&gt; ?a &lt;dbo:birthPlace&gt; ?b </text:p>
          </table:table-cell>
          <table:table-cell office:value-type="float" office:value="152796">
            <text:p>152796</text:p>
          </table:table-cell>
          <table:table-cell office:value-type="float" office:value="738149">
            <text:p>738149</text:p>
          </table:table-cell>
          <table:table-cell table:formula="of:=[.B27]/[.C27]" office:value-type="percentage" office:value="0.206998857954153">
            <text:p>20.70%</text:p>
          </table:table-cell>
        </table:table-row>
        <table:table-row table:style-name="ro1">
          <table:table-cell office:value-type="string">
            <text:p>?a &lt;wroteMusicFor&gt; ?b <text:s/>&lt;=&gt; ?b &lt;dbo:musicComposer&gt; ?a </text:p>
          </table:table-cell>
          <table:table-cell office:value-type="float" office:value="3780">
            <text:p>3780</text:p>
          </table:table-cell>
          <table:table-cell office:value-type="float" office:value="19607">
            <text:p>19607</text:p>
          </table:table-cell>
          <table:table-cell table:formula="of:=[.B28]/[.C28]" office:value-type="percentage" office:value="0.192788289896466">
            <text:p>19.28%</text:p>
          </table:table-cell>
        </table:table-row>
        <table:table-row table:style-name="ro1">
          <table:table-cell office:value-type="string">
            <text:p>?a &lt;isCitizenOf&gt; ?b <text:s/>&lt;=&gt; ?a &lt;dbo:stateOfOrigin&gt; ?b </text:p>
          </table:table-cell>
          <table:table-cell office:value-type="float" office:value="8907">
            <text:p>8907</text:p>
          </table:table-cell>
          <table:table-cell office:value-type="float" office:value="49178">
            <text:p>49178</text:p>
          </table:table-cell>
          <table:table-cell table:formula="of:=[.B29]/[.C29]" office:value-type="percentage" office:value="0.181117572898451">
            <text:p>18.11%</text:p>
          </table:table-cell>
        </table:table-row>
        <table:table-row table:style-name="ro1">
          <table:table-cell office:value-type="string">
            <text:p>?a &lt;dbo:director&gt; ?b <text:s/>&lt;=&gt; ?b &lt;directed&gt; ?a </text:p>
          </table:table-cell>
          <table:table-cell office:value-type="float" office:value="6570">
            <text:p>6570</text:p>
          </table:table-cell>
          <table:table-cell office:value-type="float" office:value="38435">
            <text:p>38435</text:p>
          </table:table-cell>
          <table:table-cell table:formula="of:=[.B30]/[.C30]" office:value-type="percentage" office:value="0.170937947183557">
            <text:p>17.09%</text:p>
          </table:table-cell>
        </table:table-row>
        <table:table-row table:style-name="ro1">
          <table:table-cell office:value-type="string">
            <text:p>?a &lt;dbo:owningCompany&gt; ?b <text:s/>&lt;=&gt; ?b &lt;owns&gt; ?a </text:p>
          </table:table-cell>
          <table:table-cell office:value-type="float" office:value="3422">
            <text:p>3422</text:p>
          </table:table-cell>
          <table:table-cell office:value-type="float" office:value="20971">
            <text:p>20971</text:p>
          </table:table-cell>
          <table:table-cell table:formula="of:=[.B31]/[.C31]" office:value-type="percentage" office:value="0.163177721615564">
            <text:p>16.32%</text:p>
          </table:table-cell>
        </table:table-row>
        <table:table-row table:style-name="ro1">
          <table:table-cell office:value-type="string">
            <text:p>?a &lt;dbo:editing&gt; ?b <text:s/>&lt;=&gt; ?b &lt;edited&gt; ?a </text:p>
          </table:table-cell>
          <table:table-cell office:value-type="float" office:value="618">
            <text:p>618</text:p>
          </table:table-cell>
          <table:table-cell office:value-type="float" office:value="6210">
            <text:p>6210</text:p>
          </table:table-cell>
          <table:table-cell table:formula="of:=[.B32]/[.C32]" office:value-type="percentage" office:value="0.0995169082125604">
            <text:p>9.95%</text:p>
          </table:table-cell>
        </table:table-row>
        <table:table-row table:style-name="ro1">
          <table:table-cell office:value-type="string">
            <text:p>?a &lt;isInterestedIn&gt; ?b <text:s/>&lt;=&gt; ?a &lt;dbo:mainInterest&gt; ?b </text:p>
          </table:table-cell>
          <table:table-cell office:value-type="float" office:value="243">
            <text:p>243</text:p>
          </table:table-cell>
          <table:table-cell office:value-type="float" office:value="2620">
            <text:p>2620</text:p>
          </table:table-cell>
          <table:table-cell table:formula="of:=[.B33]/[.C33]" office:value-type="percentage" office:value="0.0927480916030534">
            <text:p>9.27%</text:p>
          </table:table-cell>
        </table:table-row>
        <table:table-row table:style-name="ro1">
          <table:table-cell office:value-type="string">
            <text:p>?a &lt;dbo:party&gt; ?b <text:s/>&lt;=&gt; ?a &lt;isAffiliatedTo&gt; ?b </text:p>
          </table:table-cell>
          <table:table-cell office:value-type="float" office:value="35974">
            <text:p>35974</text:p>
          </table:table-cell>
          <table:table-cell office:value-type="float" office:value="423881">
            <text:p>423881</text:p>
          </table:table-cell>
          <table:table-cell table:formula="of:=[.B34]/[.C34]" office:value-type="percentage" office:value="0.0848681587521026">
            <text:p>8.49%</text:p>
          </table:table-cell>
        </table:table-row>
        <table:table-row table:style-name="ro1">
          <table:table-cell office:value-type="string">
            <text:p>?a &lt;dbo:location&gt; ?b <text:s/>&lt;=&gt; ?a &lt;isLocatedIn&gt; ?b </text:p>
          </table:table-cell>
          <table:table-cell office:value-type="float" office:value="92251">
            <text:p>92251</text:p>
          </table:table-cell>
          <table:table-cell office:value-type="float" office:value="1112992">
            <text:p>1112992</text:p>
          </table:table-cell>
          <table:table-cell table:formula="of:=[.B35]/[.C35]" office:value-type="percentage" office:value="0.0828855912710963">
            <text:p>8.29%</text:p>
          </table:table-cell>
        </table:table-row>
        <table:table-row table:style-name="ro1">
          <table:table-cell office:value-type="string">
            <text:p>?a &lt;dbo:predecessor&gt; ?b <text:s/>&lt;=&gt; ?b &lt;hasChild&gt; ?a </text:p>
          </table:table-cell>
          <table:table-cell office:value-type="float" office:value="1003">
            <text:p>1003</text:p>
          </table:table-cell>
          <table:table-cell office:value-type="float" office:value="16462">
            <text:p>16462</text:p>
          </table:table-cell>
          <table:table-cell table:formula="of:=[.B36]/[.C36]" office:value-type="percentage" office:value="0.0609281982748147">
            <text:p>6.09%</text:p>
          </table:table-cell>
        </table:table-row>
        <table:table-row table:style-name="ro1">
          <table:table-cell office:value-type="string">
            <text:p>?a &lt;isCitizenOf&gt; ?b <text:s/>&lt;=&gt; ?a &lt;dbo:citizenship&gt; ?b </text:p>
          </table:table-cell>
          <table:table-cell office:value-type="float" office:value="2604">
            <text:p>2604</text:p>
          </table:table-cell>
          <table:table-cell office:value-type="float" office:value="43110">
            <text:p>43110</text:p>
          </table:table-cell>
          <table:table-cell table:formula="of:=[.B37]/[.C37]" office:value-type="percentage" office:value="0.0604036186499652">
            <text:p>6.04%</text:p>
          </table:table-cell>
        </table:table-row>
        <table:table-row table:style-name="ro1">
          <table:table-cell office:value-type="string">
            <text:p>?a &lt;dbo:writer&gt; ?b <text:s/>&lt;=&gt; ?b &lt;directed&gt; ?a </text:p>
          </table:table-cell>
          <table:table-cell office:value-type="float" office:value="2013">
            <text:p>2013</text:p>
          </table:table-cell>
          <table:table-cell office:value-type="float" office:value="42086">
            <text:p>42086</text:p>
          </table:table-cell>
          <table:table-cell table:formula="of:=[.B38]/[.C38]" office:value-type="percentage" office:value="0.0478306325143753">
            <text:p>4.78%</text:p>
          </table:table-cell>
        </table:table-row>
        <table:table-row table:style-name="ro1">
          <table:table-cell office:value-type="string">
            <text:p>?a &lt;dbo:place&gt; ?b <text:s/>&lt;=&gt; ?b &lt;participatedIn&gt; ?a </text:p>
          </table:table-cell>
          <table:table-cell office:value-type="float" office:value="961">
            <text:p>961</text:p>
          </table:table-cell>
          <table:table-cell office:value-type="float" office:value="24928">
            <text:p>24928</text:p>
          </table:table-cell>
          <table:table-cell table:formula="of:=[.B39]/[.C39]" office:value-type="percentage" office:value="0.038551026957638">
            <text:p>3.86%</text:p>
          </table:table-cell>
        </table:table-row>
        <table:table-row table:style-name="ro1">
          <table:table-cell office:value-type="string">
            <text:p>?a &lt;hasCapital&gt; ?b <text:s/>&lt;=&gt; ?a &lt;dbo:largestCity&gt; ?b </text:p>
          </table:table-cell>
          <table:table-cell office:value-type="float" office:value="70">
            <text:p>70</text:p>
          </table:table-cell>
          <table:table-cell office:value-type="float" office:value="1896">
            <text:p>1896</text:p>
          </table:table-cell>
          <table:table-cell table:formula="of:=[.B40]/[.C40]" office:value-type="percentage" office:value="0.0369198312236287">
            <text:p>3.69%</text:p>
          </table:table-cell>
        </table:table-row>
        <table:table-row table:style-name="ro1">
          <table:table-cell office:value-type="string">
            <text:p>?a &lt;dbo:city&gt; ?b <text:s/>&lt;=&gt; ?a &lt;isLocatedIn&gt; ?b </text:p>
          </table:table-cell>
          <table:table-cell office:value-type="float" office:value="39088">
            <text:p>39088</text:p>
          </table:table-cell>
          <table:table-cell office:value-type="float" office:value="1065207">
            <text:p>1065207</text:p>
          </table:table-cell>
          <table:table-cell table:formula="of:=[.B41]/[.C41]" office:value-type="percentage" office:value="0.0366952151084249">
            <text:p>3.67%</text:p>
          </table:table-cell>
        </table:table-row>
        <table:table-row table:style-name="ro1">
          <table:table-cell office:value-type="string">
            <text:p>?a &lt;owns&gt; ?b <text:s/>&lt;=&gt; ?b &lt;dbo:operator&gt; ?a </text:p>
          </table:table-cell>
          <table:table-cell office:value-type="float" office:value="768">
            <text:p>768</text:p>
          </table:table-cell>
          <table:table-cell office:value-type="float" office:value="20998">
            <text:p>20998</text:p>
          </table:table-cell>
          <table:table-cell table:formula="of:=[.B42]/[.C42]" office:value-type="percentage" office:value="0.0365749118963711">
            <text:p>3.66%</text:p>
          </table:table-cell>
        </table:table-row>
        <table:table-row table:style-name="ro1">
          <table:table-cell office:value-type="string">
            <text:p>?a &lt;dbo:language&gt; ?b <text:s/>&lt;=&gt; ?a &lt;hasOfficialLanguage&gt; ?b </text:p>
          </table:table-cell>
          <table:table-cell office:value-type="float" office:value="603">
            <text:p>603</text:p>
          </table:table-cell>
          <table:table-cell office:value-type="float" office:value="20047">
            <text:p>20047</text:p>
          </table:table-cell>
          <table:table-cell table:formula="of:=[.B43]/[.C43]" office:value-type="percentage" office:value="0.0300793136130094">
            <text:p>3.01%</text:p>
          </table:table-cell>
        </table:table-row>
        <table:table-row table:style-name="ro1">
          <table:table-cell office:value-type="string">
            <text:p>?a &lt;isCitizenOf&gt; ?b <text:s/>&lt;=&gt; ?a &lt;dbo:residence&gt; ?b </text:p>
          </table:table-cell>
          <table:table-cell office:value-type="float" office:value="2168">
            <text:p>2168</text:p>
          </table:table-cell>
          <table:table-cell office:value-type="float" office:value="74899">
            <text:p>74899</text:p>
          </table:table-cell>
          <table:table-cell table:formula="of:=[.B44]/[.C44]" office:value-type="percentage" office:value="0.0289456468043632">
            <text:p>2.89%</text:p>
          </table:table-cell>
        </table:table-row>
        <table:table-row table:style-name="ro1">
          <table:table-cell office:value-type="string">
            <text:p>?a &lt;dbo:producer&gt; ?b <text:s/>&lt;=&gt; ?b &lt;directed&gt; ?a </text:p>
          </table:table-cell>
          <table:table-cell office:value-type="float" office:value="1118">
            <text:p>1118</text:p>
          </table:table-cell>
          <table:table-cell office:value-type="float" office:value="41639">
            <text:p>41639</text:p>
          </table:table-cell>
          <table:table-cell table:formula="of:=[.B45]/[.C45]" office:value-type="percentage" office:value="0.0268498282859819">
            <text:p>2.68%</text:p>
          </table:table-cell>
        </table:table-row>
        <table:table-row table:style-name="ro1">
          <table:table-cell office:value-type="string">
            <text:p>?a &lt;livesIn&gt; ?b <text:s/>&lt;=&gt; ?a &lt;dbo:nationality&gt; ?b </text:p>
          </table:table-cell>
          <table:table-cell office:value-type="float" office:value="2001">
            <text:p>2001</text:p>
          </table:table-cell>
          <table:table-cell office:value-type="float" office:value="82997">
            <text:p>82997</text:p>
          </table:table-cell>
          <table:table-cell table:formula="of:=[.B46]/[.C46]" office:value-type="percentage" office:value="0.024109305155608">
            <text:p>2.41%</text:p>
          </table:table-cell>
        </table:table-row>
        <table:table-row table:style-name="ro1">
          <table:table-cell office:value-type="string">
            <text:p>?a &lt;dbo:writer&gt; ?b <text:s/>&lt;=&gt; ?b &lt;created&gt; ?a </text:p>
          </table:table-cell>
          <table:table-cell office:value-type="float" office:value="5155">
            <text:p>5155</text:p>
          </table:table-cell>
          <table:table-cell office:value-type="float" office:value="227557">
            <text:p>227557</text:p>
          </table:table-cell>
          <table:table-cell table:formula="of:=[.B47]/[.C47]" office:value-type="percentage" office:value="0.0226536647960731">
            <text:p>2.27%</text:p>
          </table:table-cell>
        </table:table-row>
        <table:table-row table:style-name="ro1">
          <table:table-cell office:value-type="string">
            <text:p>?a &lt;dbo:region&gt; ?b <text:s/>&lt;=&gt; ?a &lt;isLocatedIn&gt; ?b </text:p>
          </table:table-cell>
          <table:table-cell office:value-type="float" office:value="23418">
            <text:p>23418</text:p>
          </table:table-cell>
          <table:table-cell office:value-type="float" office:value="1060281">
            <text:p>1060281</text:p>
          </table:table-cell>
          <table:table-cell table:formula="of:=[.B48]/[.C48]" office:value-type="percentage" office:value="0.0220865977981309">
            <text:p>2.21%</text:p>
          </table:table-cell>
        </table:table-row>
        <table:table-row table:style-name="ro1">
          <table:table-cell office:value-type="string">
            <text:p>?a &lt;dbo:state&gt; ?b <text:s/>&lt;=&gt; ?a &lt;isLocatedIn&gt; ?b </text:p>
          </table:table-cell>
          <table:table-cell office:value-type="float" office:value="22248">
            <text:p>22248</text:p>
          </table:table-cell>
          <table:table-cell office:value-type="float" office:value="1053354">
            <text:p>1053354</text:p>
          </table:table-cell>
          <table:table-cell table:formula="of:=[.B49]/[.C49]" office:value-type="percentage" office:value="0.0211211045859227">
            <text:p>2.11%</text:p>
          </table:table-cell>
        </table:table-row>
        <table:table-row table:style-name="ro1">
          <table:table-cell office:value-type="string">
            <text:p>?a &lt;playsFor&gt; ?b <text:s/>&lt;=&gt; ?a &lt;dbo:managerClub&gt; ?b </text:p>
          </table:table-cell>
          <table:table-cell office:value-type="float" office:value="7679">
            <text:p>7679</text:p>
          </table:table-cell>
          <table:table-cell office:value-type="float" office:value="371152">
            <text:p>371152</text:p>
          </table:table-cell>
          <table:table-cell table:formula="of:=[.B50]/[.C50]" office:value-type="percentage" office:value="0.0206896365909385">
            <text:p>2.07%</text:p>
          </table:table-cell>
        </table:table-row>
        <table:table-row table:style-name="ro1">
          <table:table-cell office:value-type="string">
            <text:p>?a &lt;dbo:managerClub&gt; ?b <text:s/>&lt;=&gt; ?a &lt;isAffiliatedTo&gt; ?b </text:p>
          </table:table-cell>
          <table:table-cell office:value-type="float" office:value="8955">
            <text:p>8955</text:p>
          </table:table-cell>
          <table:table-cell office:value-type="float" office:value="442074">
            <text:p>442074</text:p>
          </table:table-cell>
          <table:table-cell table:formula="of:=[.B51]/[.C51]" office:value-type="percentage" office:value="0.0202567895872637">
            <text:p>2.03%</text:p>
          </table:table-cell>
        </table:table-row>
        <table:table-row table:style-name="ro1">
          <table:table-cell office:value-type="string">
            <text:p>?a &lt;wasBornIn&gt; ?b <text:s/>&lt;=&gt; ?a &lt;dbo:deathPlace&gt; ?b </text:p>
          </table:table-cell>
          <table:table-cell office:value-type="float" office:value="6572">
            <text:p>6572</text:p>
          </table:table-cell>
          <table:table-cell office:value-type="float" office:value="341654">
            <text:p>341654</text:p>
          </table:table-cell>
          <table:table-cell table:formula="of:=[.B52]/[.C52]" office:value-type="percentage" office:value="0.0192358350846178">
            <text:p>1.92%</text:p>
          </table:table-cell>
        </table:table-row>
        <table:table-row table:style-name="ro1">
          <table:table-cell office:value-type="string">
            <text:p>?a &lt;dbo:successor&gt; ?b <text:s/>&lt;=&gt; ?a &lt;hasChild&gt; ?b </text:p>
          </table:table-cell>
          <table:table-cell office:value-type="float" office:value="1052">
            <text:p>1052</text:p>
          </table:table-cell>
          <table:table-cell office:value-type="float" office:value="59768">
            <text:p>59768</text:p>
          </table:table-cell>
          <table:table-cell table:formula="of:=[.B53]/[.C53]" office:value-type="percentage" office:value="0.0176013920492571">
            <text:p>1.76%</text:p>
          </table:table-cell>
        </table:table-row>
        <table:table-row table:style-name="ro1">
          <table:table-cell office:value-type="string">
            <text:p>?a &lt;dbo:tenant&gt; ?b <text:s/>&lt;=&gt; ?b &lt;owns&gt; ?a </text:p>
          </table:table-cell>
          <table:table-cell office:value-type="float" office:value="463">
            <text:p>463</text:p>
          </table:table-cell>
          <table:table-cell office:value-type="float" office:value="26580">
            <text:p>26580</text:p>
          </table:table-cell>
          <table:table-cell table:formula="of:=[.B54]/[.C54]" office:value-type="percentage" office:value="0.0174191121143717">
            <text:p>1.74%</text:p>
          </table:table-cell>
        </table:table-row>
        <table:table-row table:style-name="ro1">
          <table:table-cell office:value-type="string">
            <text:p>?a &lt;livesIn&gt; ?b <text:s/>&lt;=&gt; ?a &lt;dbo:citizenship&gt; ?b </text:p>
          </table:table-cell>
          <table:table-cell office:value-type="float" office:value="555">
            <text:p>555</text:p>
          </table:table-cell>
          <table:table-cell office:value-type="float" office:value="32528">
            <text:p>32528</text:p>
          </table:table-cell>
          <table:table-cell table:formula="of:=[.B55]/[.C55]" office:value-type="percentage" office:value="0.0170622233152976">
            <text:p>1.71%</text:p>
          </table:table-cell>
        </table:table-row>
        <table:table-row table:style-name="ro1">
          <table:table-cell office:value-type="string">
            <text:p>?a &lt;dbo:district&gt; ?b <text:s/>&lt;=&gt; ?a &lt;isLocatedIn&gt; ?b </text:p>
          </table:table-cell>
          <table:table-cell office:value-type="float" office:value="17499">
            <text:p>17499</text:p>
          </table:table-cell>
          <table:table-cell office:value-type="float" office:value="1062838">
            <text:p>1062838</text:p>
          </table:table-cell>
          <table:table-cell table:formula="of:=[.B56]/[.C56]" office:value-type="percentage" office:value="0.0164644094396324">
            <text:p>1.65%</text:p>
          </table:table-cell>
        </table:table-row>
        <table:table-row table:style-name="ro1">
          <table:table-cell office:value-type="string">
            <text:p>?a &lt;isCitizenOf&gt; ?b <text:s/>&lt;=&gt; ?a &lt;dbo:birthPlace&gt; ?b </text:p>
          </table:table-cell>
          <table:table-cell office:value-type="float" office:value="12151">
            <text:p>12151</text:p>
          </table:table-cell>
          <table:table-cell office:value-type="float" office:value="761113">
            <text:p>761113</text:p>
          </table:table-cell>
          <table:table-cell table:formula="of:=[.B57]/[.C57]" office:value-type="percentage" office:value="0.0159647778976315">
            <text:p>1.60%</text:p>
          </table:table-cell>
        </table:table-row>
        <table:table-row table:style-name="ro1">
          <table:table-cell office:value-type="string">
            <text:p>?a &lt;hasAcademicAdvisor&gt; ?b <text:s/>&lt;=&gt; ?b &lt;dbo:notableStudent&gt; ?a </text:p>
          </table:table-cell>
          <table:table-cell office:value-type="float" office:value="49">
            <text:p>49</text:p>
          </table:table-cell>
          <table:table-cell office:value-type="float" office:value="3258">
            <text:p>3258</text:p>
          </table:table-cell>
          <table:table-cell table:formula="of:=[.B58]/[.C58]" office:value-type="percentage" office:value="0.0150399017802333">
            <text:p>1.50%</text:p>
          </table:table-cell>
        </table:table-row>
        <table:table-row table:style-name="ro1">
          <table:table-cell office:value-type="string">
            <text:p>?a &lt;owns&gt; ?b <text:s/>&lt;=&gt; ?a &lt;dbo:ground&gt; ?b </text:p>
          </table:table-cell>
          <table:table-cell office:value-type="float" office:value="304">
            <text:p>304</text:p>
          </table:table-cell>
          <table:table-cell office:value-type="float" office:value="20507">
            <text:p>20507</text:p>
          </table:table-cell>
          <table:table-cell table:formula="of:=[.B59]/[.C59]" office:value-type="percentage" office:value="0.0148242063685571">
            <text:p>1.48%</text:p>
          </table:table-cell>
        </table:table-row>
        <table:table-row table:style-name="ro1">
          <table:table-cell office:value-type="string">
            <text:p>?a &lt;isCitizenOf&gt; ?b <text:s/>&lt;=&gt; ?a &lt;dbo:deathPlace&gt; ?b </text:p>
          </table:table-cell>
          <table:table-cell office:value-type="float" office:value="3335">
            <text:p>3335</text:p>
          </table:table-cell>
          <table:table-cell office:value-type="float" office:value="227210">
            <text:p>227210</text:p>
          </table:table-cell>
          <table:table-cell table:formula="of:=[.B60]/[.C60]" office:value-type="percentage" office:value="0.0146780511421152">
            <text:p>1.47%</text:p>
          </table:table-cell>
        </table:table-row>
        <table:table-row table:style-name="ro1">
          <table:table-cell office:value-type="string">
            <text:p>?a &lt;hasChild&gt; ?b <text:s/>&lt;=&gt; ?b &lt;dbo:relation&gt; ?a </text:p>
          </table:table-cell>
          <table:table-cell office:value-type="float" office:value="222">
            <text:p>222</text:p>
          </table:table-cell>
          <table:table-cell office:value-type="float" office:value="16529">
            <text:p>16529</text:p>
          </table:table-cell>
          <table:table-cell table:formula="of:=[.B61]/[.C61]" office:value-type="percentage" office:value="0.013430939560772">
            <text:p>1.34%</text:p>
          </table:table-cell>
        </table:table-row>
        <table:table-row table:style-name="ro1">
          <table:table-cell office:value-type="string">
            <text:p>?a &lt;dbo:residence&gt; ?b <text:s/>&lt;=&gt; ?a &lt;isLeaderOf&gt; ?b </text:p>
          </table:table-cell>
          <table:table-cell office:value-type="float" office:value="560">
            <text:p>560</text:p>
          </table:table-cell>
          <table:table-cell office:value-type="float" office:value="42653">
            <text:p>42653</text:p>
          </table:table-cell>
          <table:table-cell table:formula="of:=[.B62]/[.C62]" office:value-type="percentage" office:value="0.0131292054486203">
            <text:p>1.31%</text:p>
          </table:table-cell>
        </table:table-row>
        <table:table-row table:style-name="ro1">
          <table:table-cell office:value-type="string">
            <text:p>?a &lt;worksAt&gt; ?b <text:s/>&lt;=&gt; ?a &lt;dbo:almaMater&gt; ?b </text:p>
          </table:table-cell>
          <table:table-cell office:value-type="float" office:value="722">
            <text:p>722</text:p>
          </table:table-cell>
          <table:table-cell office:value-type="float" office:value="55273">
            <text:p>55273</text:p>
          </table:table-cell>
          <table:table-cell table:formula="of:=[.B63]/[.C63]" office:value-type="percentage" office:value="0.013062435547193">
            <text:p>1.31%</text:p>
          </table:table-cell>
        </table:table-row>
        <table:table-row table:style-name="ro1">
          <table:table-cell office:value-type="string">
            <text:p>?a &lt;dbo:locatedInArea&gt; ?b <text:s/>&lt;=&gt; ?a &lt;isLocatedIn&gt; ?b </text:p>
          </table:table-cell>
          <table:table-cell office:value-type="float" office:value="13638">
            <text:p>13638</text:p>
          </table:table-cell>
          <table:table-cell office:value-type="float" office:value="1045669">
            <text:p>1045669</text:p>
          </table:table-cell>
          <table:table-cell table:formula="of:=[.B64]/[.C64]" office:value-type="percentage" office:value="0.0130423680916236">
            <text:p>1.30%</text:p>
          </table:table-cell>
        </table:table-row>
        <table:table-row table:style-name="ro1">
          <table:table-cell office:value-type="string">
            <text:p>?a &lt;dbo:philosophicalSchool&gt; ?b <text:s/>&lt;=&gt; ?a &lt;isKnownFor&gt; ?b </text:p>
          </table:table-cell>
          <table:table-cell office:value-type="float" office:value="21">
            <text:p>21</text:p>
          </table:table-cell>
          <table:table-cell office:value-type="float" office:value="1673">
            <text:p>1673</text:p>
          </table:table-cell>
          <table:table-cell table:formula="of:=[.B65]/[.C65]" office:value-type="percentage" office:value="0.0125523012552301">
            <text:p>1.26%</text:p>
          </table:table-cell>
        </table:table-row>
        <table:table-row table:style-name="ro1">
          <table:table-cell office:value-type="string">
            <text:p>?a &lt;dbo:notableWork&gt; ?b <text:s/>&lt;=&gt; ?a &lt;created&gt; ?b </text:p>
          </table:table-cell>
          <table:table-cell office:value-type="float" office:value="2713">
            <text:p>2713</text:p>
          </table:table-cell>
          <table:table-cell office:value-type="float" office:value="220358">
            <text:p>220358</text:p>
          </table:table-cell>
          <table:table-cell table:formula="of:=[.B66]/[.C66]" office:value-type="percentage" office:value="0.0123117835522196">
            <text:p>1.23%</text:p>
          </table:table-cell>
        </table:table-row>
        <table:table-row table:style-name="ro1">
          <table:table-cell office:value-type="string">
            <text:p>?a &lt;dbo:restingPlace&gt; ?b <text:s/>&lt;=&gt; ?a &lt;diedIn&gt; ?b </text:p>
          </table:table-cell>
          <table:table-cell office:value-type="float" office:value="679">
            <text:p>679</text:p>
          </table:table-cell>
          <table:table-cell office:value-type="float" office:value="56070">
            <text:p>56070</text:p>
          </table:table-cell>
          <table:table-cell table:formula="of:=[.B67]/[.C67]" office:value-type="percentage" office:value="0.0121098626716604">
            <text:p>1.21%</text:p>
          </table:table-cell>
        </table:table-row>
        <table:table-row table:style-name="ro1">
          <table:table-cell office:value-type="string">
            <text:p>?a &lt;dbo:foundedBy&gt; ?b <text:s/>&lt;=&gt; ?b &lt;created&gt; ?a </text:p>
          </table:table-cell>
          <table:table-cell office:value-type="float" office:value="2669">
            <text:p>2669</text:p>
          </table:table-cell>
          <table:table-cell office:value-type="float" office:value="223533">
            <text:p>223533</text:p>
          </table:table-cell>
          <table:table-cell table:formula="of:=[.B68]/[.C68]" office:value-type="percentage" office:value="0.0119400714883261">
            <text:p>1.19%</text:p>
          </table:table-cell>
        </table:table-row>
        <table:table-row table:style-name="ro1">
          <table:table-cell office:value-type="string">
            <text:p>?a &lt;dbo:creator&gt; ?b <text:s/>&lt;=&gt; ?b &lt;created&gt; ?a </text:p>
          </table:table-cell>
          <table:table-cell office:value-type="float" office:value="2511">
            <text:p>2511</text:p>
          </table:table-cell>
          <table:table-cell office:value-type="float" office:value="223005">
            <text:p>223005</text:p>
          </table:table-cell>
          <table:table-cell table:formula="of:=[.B69]/[.C69]" office:value-type="percentage" office:value="0.0112598372233806">
            <text:p>1.13%</text:p>
          </table:table-cell>
        </table:table-row>
        <table:table-row table:style-name="ro1">
          <table:table-cell office:value-type="string">
            <text:p>?a &lt;dbo:residence&gt; ?b <text:s/>&lt;=&gt; ?a &lt;wasBornIn&gt; ?b </text:p>
          </table:table-cell>
          <table:table-cell office:value-type="float" office:value="2095">
            <text:p>2095</text:p>
          </table:table-cell>
          <table:table-cell office:value-type="float" office:value="192653">
            <text:p>192653</text:p>
          </table:table-cell>
          <table:table-cell table:formula="of:=[.B70]/[.C70]" office:value-type="percentage" office:value="0.010874473794854">
            <text:p>1.09%</text:p>
          </table:table-cell>
        </table:table-row>
        <table:table-row table:style-name="ro1">
          <table:table-cell office:value-type="string">
            <text:p>?a &lt;hasOfficialLanguage&gt; ?b <text:s/>&lt;=&gt; ?a &lt;dbo:anthem&gt; ?b </text:p>
          </table:table-cell>
          <table:table-cell office:value-type="float" office:value="13">
            <text:p>13</text:p>
          </table:table-cell>
          <table:table-cell office:value-type="float" office:value="1222">
            <text:p>1222</text:p>
          </table:table-cell>
          <table:table-cell table:formula="of:=[.B71]/[.C71]" office:value-type="percentage" office:value="0.0106382978723404">
            <text:p>1.06%</text:p>
          </table:table-cell>
        </table:table-row>
        <table:table-row table:style-name="ro1">
          <table:table-cell office:value-type="string">
            <text:p>?a &lt;livesIn&gt; ?b <text:s/>&lt;=&gt; ?a &lt;dbo:stateOfOrigin&gt; ?b </text:p>
          </table:table-cell>
          <table:table-cell office:value-type="float" office:value="471">
            <text:p>471</text:p>
          </table:table-cell>
          <table:table-cell office:value-type="float" office:value="44983">
            <text:p>44983</text:p>
          </table:table-cell>
          <table:table-cell table:formula="of:=[.B72]/[.C72]" office:value-type="percentage" office:value="0.0104706222350666">
            <text:p>1.05%</text:p>
          </table:table-cell>
        </table:table-row>
        <table:table-row table:style-name="ro1">
          <table:table-cell office:value-type="string">
            <text:p>?a &lt;dbo:architect&gt; ?b <text:s/>&lt;=&gt; ?b &lt;created&gt; ?a </text:p>
          </table:table-cell>
          <table:table-cell office:value-type="float" office:value="2248">
            <text:p>2248</text:p>
          </table:table-cell>
          <table:table-cell office:value-type="float" office:value="223900">
            <text:p>223900</text:p>
          </table:table-cell>
          <table:table-cell table:formula="of:=[.B73]/[.C73]" office:value-type="percentage" office:value="0.0100401965163019">
            <text:p>1.00%</text:p>
          </table:table-cell>
        </table:table-row>
        <table:table-row table:style-name="ro1">
          <table:table-cell office:value-type="string">
            <text:p>?a &lt;dbo:philosophicalSchool&gt; ?b <text:s/>&lt;=&gt; ?a &lt;isInterestedIn&gt; ?b </text:p>
          </table:table-cell>
          <table:table-cell office:value-type="float" office:value="16">
            <text:p>16</text:p>
          </table:table-cell>
          <table:table-cell office:value-type="float" office:value="1643">
            <text:p>1643</text:p>
          </table:table-cell>
          <table:table-cell table:formula="of:=[.B74]/[.C74]" office:value-type="percentage" office:value="0.00973828362751065">
            <text:p>0.97%</text:p>
          </table:table-cell>
        </table:table-row>
        <table:table-row table:style-name="ro1">
          <table:table-cell office:value-type="string">
            <text:p>?a &lt;dbo:residence&gt; ?b <text:s/>&lt;=&gt; ?a &lt;diedIn&gt; ?b </text:p>
          </table:table-cell>
          <table:table-cell office:value-type="float" office:value="701">
            <text:p>701</text:p>
          </table:table-cell>
          <table:table-cell office:value-type="float" office:value="78967">
            <text:p>78967</text:p>
          </table:table-cell>
          <table:table-cell table:formula="of:=[.B75]/[.C75]" office:value-type="percentage" office:value="0.00887712588802918">
            <text:p>0.89%</text:p>
          </table:table-cell>
        </table:table-row>
      </table:table>
      <table:table table:name="ROSA rules (union)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Rule</text:p>
          </table:table-cell>
          <table:table-cell table:style-name="ce1" office:value-type="string">
            <text:p>Support</text:p>
          </table:table-cell>
          <table:table-cell table:style-name="ce1" office:value-type="string">
            <text:p>Head coverage</text:p>
          </table:table-cell>
          <table:table-cell table:style-name="ce4" office:value-type="string">
            <text:p>Confidence</text:p>
          </table:table-cell>
          <table:table-cell table:style-name="ce4" office:value-type="string">
            <text:p>PCA Confidence</text:p>
          </table:table-cell>
          <table:table-cell table:style-name="ce1" office:value-type="string">
            <text:p>Cardinality</text:p>
          </table:table-cell>
          <table:table-cell table:style-name="ce1" office:value-type="string">
            <text:p>Body size</text:p>
          </table:table-cell>
          <table:table-cell table:style-name="ce1" office:value-type="string">
            <text:p>Functional variable</text:p>
          </table:table-cell>
        </table:table-row>
        <table:table-row table:style-name="ro1">
          <table:table-cell office:value-type="string">
            <text:p>?a <text:s/>&lt;happenedIn&gt; <text:s/>?b <text:s text:c="2"/>=&gt; ?a <text:s/>&lt;dbo:premierePlace&gt; <text:s/>?b</text:p>
          </table:table-cell>
          <table:table-cell office:value-type="float" office:value="0.000001519">
            <text:p>0.000001519</text:p>
          </table:table-cell>
          <table:table-cell office:value-type="float" office:value="0.021636877">
            <text:p>0.021636877</text:p>
          </table:table-cell>
          <table:table-cell office:value-type="percentage" office:value="0.002035939">
            <text:p>0.20%</text:p>
          </table:table-cell>
          <table:table-cell office:value-type="percentage" office:value="1">
            <text:p>100.00%</text:p>
          </table:table-cell>
          <table:table-cell office:value-type="float" office:value="23">
            <text:p>23</text:p>
          </table:table-cell>
          <table:table-cell office:value-type="float" office:value="11297">
            <text:p>1129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edited&gt; <text:s/>?a <text:s text:c="2"/>=&gt; ?a <text:s/>&lt;dbo:editing&gt; <text:s/>?b</text:p>
          </table:table-cell>
          <table:table-cell office:value-type="float" office:value="0.000331628">
            <text:p>0.000331628</text:p>
          </table:table-cell>
          <table:table-cell office:value-type="float" office:value="0.251263068">
            <text:p>0.251263068</text:p>
          </table:table-cell>
          <table:table-cell office:value-type="percentage" office:value="0.882776801">
            <text:p>88.28%</text:p>
          </table:table-cell>
          <table:table-cell office:value-type="percentage" office:value="0.997616683">
            <text:p>99.76%</text:p>
          </table:table-cell>
          <table:table-cell office:value-type="float" office:value="5023">
            <text:p>5023</text:p>
          </table:table-cell>
          <table:table-cell office:value-type="float" office:value="5690">
            <text:p>569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graduatedFrom&gt; <text:s/>?b <text:s text:c="2"/>=&gt; ?a <text:s/>&lt;dbo:almaMater&gt; <text:s/>?b</text:p>
          </table:table-cell>
          <table:table-cell office:value-type="float" office:value="0.001610738">
            <text:p>0.001610738</text:p>
          </table:table-cell>
          <table:table-cell office:value-type="float" office:value="0.460529296">
            <text:p>0.460529296</text:p>
          </table:table-cell>
          <table:table-cell office:value-type="percentage" office:value="0.928348554">
            <text:p>92.83%</text:p>
          </table:table-cell>
          <table:table-cell office:value-type="percentage" office:value="0.994578068">
            <text:p>99.46%</text:p>
          </table:table-cell>
          <table:table-cell office:value-type="float" office:value="24397">
            <text:p>24397</text:p>
          </table:table-cell>
          <table:table-cell office:value-type="float" office:value="26280">
            <text:p>2628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irected&gt; <text:s/>?a <text:s text:c="2"/>=&gt; ?a <text:s/>&lt;dbo:director&gt; <text:s/>?b</text:p>
          </table:table-cell>
          <table:table-cell office:value-type="float" office:value="0.002403464">
            <text:p>0.002403464</text:p>
          </table:table-cell>
          <table:table-cell office:value-type="float" office:value="0.48432116">
            <text:p>0.48432116</text:p>
          </table:table-cell>
          <table:table-cell office:value-type="percentage" office:value="0.917300811">
            <text:p>91.73%</text:p>
          </table:table-cell>
          <table:table-cell office:value-type="percentage" office:value="0.994318803">
            <text:p>99.43%</text:p>
          </table:table-cell>
          <table:table-cell office:value-type="float" office:value="36404">
            <text:p>36404</text:p>
          </table:table-cell>
          <table:table-cell office:value-type="float" office:value="39686">
            <text:p>3968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wroteMusicFor&gt; <text:s/>?a <text:s text:c="2"/>=&gt; ?a <text:s/>&lt;dbo:musicComposer&gt; <text:s/>?b</text:p>
          </table:table-cell>
          <table:table-cell office:value-type="float" office:value="0.00129139">
            <text:p>0.00129139</text:p>
          </table:table-cell>
          <table:table-cell office:value-type="float" office:value="0.494164014">
            <text:p>0.494164014</text:p>
          </table:table-cell>
          <table:table-cell office:value-type="percentage" office:value="0.874033692">
            <text:p>87.40%</text:p>
          </table:table-cell>
          <table:table-cell office:value-type="percentage" office:value="0.99329677">
            <text:p>99.33%</text:p>
          </table:table-cell>
          <table:table-cell office:value-type="float" office:value="19560">
            <text:p>19560</text:p>
          </table:table-cell>
          <table:table-cell office:value-type="float" office:value="22379">
            <text:p>2237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hasCapital&gt; <text:s/>?b <text:s text:c="2"/>=&gt; ?a <text:s/>&lt;dbo:capital&gt; <text:s/>?b</text:p>
          </table:table-cell>
          <table:table-cell office:value-type="float" office:value="0.000070049">
            <text:p>0.000070049</text:p>
          </table:table-cell>
          <table:table-cell office:value-type="float" office:value="0.273031395">
            <text:p>0.273031395</text:p>
          </table:table-cell>
          <table:table-cell office:value-type="percentage" office:value="0.582327113">
            <text:p>58.23%</text:p>
          </table:table-cell>
          <table:table-cell office:value-type="percentage" office:value="0.99251637">
            <text:p>99.25%</text:p>
          </table:table-cell>
          <table:table-cell office:value-type="float" office:value="1061">
            <text:p>1061</text:p>
          </table:table-cell>
          <table:table-cell office:value-type="float" office:value="1822">
            <text:p>182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wroteMusicFor&gt; <text:s/>?a <text:s text:c="2"/>=&gt; ?a <text:s/>&lt;dbo:musicBy&gt; <text:s/>?b</text:p>
          </table:table-cell>
          <table:table-cell office:value-type="float" office:value="0.000060014">
            <text:p>0.000060014</text:p>
          </table:table-cell>
          <table:table-cell office:value-type="float" office:value="0.734842361">
            <text:p>0.734842361</text:p>
          </table:table-cell>
          <table:table-cell office:value-type="percentage" office:value="0.040618437">
            <text:p>4.06%</text:p>
          </table:table-cell>
          <table:table-cell office:value-type="percentage" office:value="0.9912759">
            <text:p>99.13%</text:p>
          </table:table-cell>
          <table:table-cell office:value-type="float" office:value="909">
            <text:p>909</text:p>
          </table:table-cell>
          <table:table-cell office:value-type="float" office:value="22379">
            <text:p>2237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hasCurrency&gt; <text:s/>?b <text:s text:c="2"/>=&gt; ?a <text:s/>&lt;dbo:currency&gt; <text:s/>?b</text:p>
          </table:table-cell>
          <table:table-cell office:value-type="float" office:value="0.000029248">
            <text:p>0.000029248</text:p>
          </table:table-cell>
          <table:table-cell office:value-type="float" office:value="0.34964483">
            <text:p>0.34964483</text:p>
          </table:table-cell>
          <table:table-cell office:value-type="percentage" office:value="0.873767258">
            <text:p>87.38%</text:p>
          </table:table-cell>
          <table:table-cell office:value-type="percentage" office:value="0.991051454">
            <text:p>99.11%</text:p>
          </table:table-cell>
          <table:table-cell office:value-type="float" office:value="443">
            <text:p>443</text:p>
          </table:table-cell>
          <table:table-cell office:value-type="float" office:value="507">
            <text:p>50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hasAcademicAdvisor&gt; <text:s/>?b <text:s text:c="2"/>=&gt; ?a <text:s/>&lt;dbo:doctoralAdvisor&gt; <text:s/>?b</text:p>
          </table:table-cell>
          <table:table-cell office:value-type="float" office:value="0.000162546">
            <text:p>0.000162546</text:p>
          </table:table-cell>
          <table:table-cell office:value-type="float" office:value="0.683129856">
            <text:p>0.683129856</text:p>
          </table:table-cell>
          <table:table-cell office:value-type="percentage" office:value="0.850431779">
            <text:p>85.04%</text:p>
          </table:table-cell>
          <table:table-cell office:value-type="percentage" office:value="0.990744467">
            <text:p>99.07%</text:p>
          </table:table-cell>
          <table:table-cell office:value-type="float" office:value="2462">
            <text:p>2462</text:p>
          </table:table-cell>
          <table:table-cell office:value-type="float" office:value="2895">
            <text:p>289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artist&gt; <text:s/>?a <text:s text:c="2"/>=&gt; ?a <text:s/>&lt;created&gt; <text:s/>?b</text:p>
          </table:table-cell>
          <table:table-cell office:value-type="float" office:value="0.005069036">
            <text:p>0.005069036</text:p>
          </table:table-cell>
          <table:table-cell office:value-type="float" office:value="0.294053665">
            <text:p>0.294053665</text:p>
          </table:table-cell>
          <table:table-cell office:value-type="percentage" office:value="0.676356845">
            <text:p>67.64%</text:p>
          </table:table-cell>
          <table:table-cell office:value-type="percentage" office:value="0.989075825">
            <text:p>98.91%</text:p>
          </table:table-cell>
          <table:table-cell office:value-type="float" office:value="76778">
            <text:p>76778</text:p>
          </table:table-cell>
          <table:table-cell office:value-type="float" office:value="113517">
            <text:p>113517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dbo:spouse&gt; <text:s/>?b <text:s text:c="2"/>=&gt; ?a <text:s/>&lt;isMarriedTo&gt; <text:s/>?b</text:p>
          </table:table-cell>
          <table:table-cell office:value-type="float" office:value="0.000943058">
            <text:p>0.000943058</text:p>
          </table:table-cell>
          <table:table-cell office:value-type="float" office:value="0.60122906">
            <text:p>0.60122906</text:p>
          </table:table-cell>
          <table:table-cell office:value-type="percentage" office:value="0.709799245">
            <text:p>70.98%</text:p>
          </table:table-cell>
          <table:table-cell office:value-type="percentage" office:value="0.988512111">
            <text:p>98.85%</text:p>
          </table:table-cell>
          <table:table-cell office:value-type="float" office:value="14284">
            <text:p>14284</text:p>
          </table:table-cell>
          <table:table-cell office:value-type="float" office:value="20124">
            <text:p>2012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diedIn&gt; <text:s/>?b <text:s text:c="2"/>=&gt; ?a <text:s/>&lt;dbo:deathPlace&gt; <text:s/>?b</text:p>
          </table:table-cell>
          <table:table-cell office:value-type="float" office:value="0.002728689">
            <text:p>0.002728689</text:p>
          </table:table-cell>
          <table:table-cell office:value-type="float" office:value="0.206881708">
            <text:p>0.206881708</text:p>
          </table:table-cell>
          <table:table-cell office:value-type="percentage" office:value="0.918016037">
            <text:p>91.80%</text:p>
          </table:table-cell>
          <table:table-cell office:value-type="percentage" office:value="0.988259487">
            <text:p>98.83%</text:p>
          </table:table-cell>
          <table:table-cell office:value-type="float" office:value="41330">
            <text:p>41330</text:p>
          </table:table-cell>
          <table:table-cell office:value-type="float" office:value="45021">
            <text:p>4502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livesIn&gt; <text:s/>?b <text:s text:c="2"/>=&gt; ?a <text:s/>&lt;dbo:residence&gt; <text:s/>?b</text:p>
          </table:table-cell>
          <table:table-cell office:value-type="float" office:value="0.001677619">
            <text:p>0.001677619</text:p>
          </table:table-cell>
          <table:table-cell office:value-type="float" office:value="0.706736385">
            <text:p>0.706736385</text:p>
          </table:table-cell>
          <table:table-cell office:value-type="percentage" office:value="0.849378259">
            <text:p>84.94%</text:p>
          </table:table-cell>
          <table:table-cell office:value-type="percentage" office:value="0.988216077">
            <text:p>98.82%</text:p>
          </table:table-cell>
          <table:table-cell office:value-type="float" office:value="25410">
            <text:p>25410</text:p>
          </table:table-cell>
          <table:table-cell office:value-type="float" office:value="29916">
            <text:p>2991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birthPlace&gt; <text:s/>?b</text:p>
          </table:table-cell>
          <table:table-cell office:value-type="float" office:value="0.010106381">
            <text:p>0.010106381</text:p>
          </table:table-cell>
          <table:table-cell office:value-type="float" office:value="0.199120921">
            <text:p>0.199120921</text:p>
          </table:table-cell>
          <table:table-cell office:value-type="percentage" office:value="0.947510461">
            <text:p>94.75%</text:p>
          </table:table-cell>
          <table:table-cell office:value-type="percentage" office:value="0.988173626">
            <text:p>98.82%</text:p>
          </table:table-cell>
          <table:table-cell office:value-type="float" office:value="153076">
            <text:p>153076</text:p>
          </table:table-cell>
          <table:table-cell office:value-type="float" office:value="161556">
            <text:p>16155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AffiliatedTo&gt; <text:s/>?b <text:s text:c="2"/>=&gt; ?a <text:s/>&lt;dbo:party&gt; <text:s/>?b</text:p>
          </table:table-cell>
          <table:table-cell office:value-type="float" office:value="0.002375207">
            <text:p>0.002375207</text:p>
          </table:table-cell>
          <table:table-cell office:value-type="float" office:value="0.757485156">
            <text:p>0.757485156</text:p>
          </table:table-cell>
          <table:table-cell office:value-type="percentage" office:value="0.085686929">
            <text:p>8.57%</text:p>
          </table:table-cell>
          <table:table-cell office:value-type="percentage" office:value="0.987781774">
            <text:p>98.78%</text:p>
          </table:table-cell>
          <table:table-cell office:value-type="float" office:value="35976">
            <text:p>35976</text:p>
          </table:table-cell>
          <table:table-cell office:value-type="float" office:value="419854">
            <text:p>4198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notableWork&gt; <text:s/>?b <text:s text:c="2"/>=&gt; ?a <text:s/>&lt;created&gt; <text:s/>?b</text:p>
          </table:table-cell>
          <table:table-cell office:value-type="float" office:value="0.000179118">
            <text:p>0.000179118</text:p>
          </table:table-cell>
          <table:table-cell office:value-type="float" office:value="0.010390575">
            <text:p>0.010390575</text:p>
          </table:table-cell>
          <table:table-cell office:value-type="percentage" office:value="0.66138469">
            <text:p>66.14%</text:p>
          </table:table-cell>
          <table:table-cell office:value-type="percentage" office:value="0.987622861">
            <text:p>98.76%</text:p>
          </table:table-cell>
          <table:table-cell office:value-type="float" office:value="2713">
            <text:p>2713</text:p>
          </table:table-cell>
          <table:table-cell office:value-type="float" office:value="4102">
            <text:p>410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owns&gt; <text:s/>?a <text:s text:c="2"/>=&gt; ?a <text:s/>&lt;dbo:owner&gt; <text:s/>?b</text:p>
          </table:table-cell>
          <table:table-cell office:value-type="float" office:value="0.001016871">
            <text:p>0.001016871</text:p>
          </table:table-cell>
          <table:table-cell office:value-type="float" office:value="0.413787545">
            <text:p>0.413787545</text:p>
          </table:table-cell>
          <table:table-cell office:value-type="percentage" office:value="0.668170578">
            <text:p>66.82%</text:p>
          </table:table-cell>
          <table:table-cell office:value-type="percentage" office:value="0.983776188">
            <text:p>98.38%</text:p>
          </table:table-cell>
          <table:table-cell office:value-type="float" office:value="15402">
            <text:p>15402</text:p>
          </table:table-cell>
          <table:table-cell office:value-type="float" office:value="23051">
            <text:p>2305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CitizenOf&gt; <text:s/>?b <text:s text:c="2"/>=&gt; ?a <text:s/>&lt;dbo:stateOfOrigin&gt; <text:s/>?b</text:p>
          </table:table-cell>
          <table:table-cell office:value-type="float" office:value="0.000587992">
            <text:p>0.000587992</text:p>
          </table:table-cell>
          <table:table-cell office:value-type="float" office:value="0.532432594">
            <text:p>0.532432594</text:p>
          </table:table-cell>
          <table:table-cell office:value-type="percentage" office:value="0.204448934">
            <text:p>20.44%</text:p>
          </table:table-cell>
          <table:table-cell office:value-type="percentage" office:value="0.983545003">
            <text:p>98.35%</text:p>
          </table:table-cell>
          <table:table-cell office:value-type="float" office:value="8906">
            <text:p>8906</text:p>
          </table:table-cell>
          <table:table-cell office:value-type="float" office:value="43561">
            <text:p>4356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CitizenOf&gt; <text:s/>?b <text:s text:c="2"/>=&gt; ?a <text:s/>&lt;dbo:nationality&gt; <text:s/>?b</text:p>
          </table:table-cell>
          <table:table-cell office:value-type="float" office:value="0.002208039">
            <text:p>0.002208039</text:p>
          </table:table-cell>
          <table:table-cell office:value-type="float" office:value="0.570882338">
            <text:p>0.570882338</text:p>
          </table:table-cell>
          <table:table-cell office:value-type="percentage" office:value="0.76775097">
            <text:p>76.78%</text:p>
          </table:table-cell>
          <table:table-cell office:value-type="percentage" office:value="0.983184384">
            <text:p>98.32%</text:p>
          </table:table-cell>
          <table:table-cell office:value-type="float" office:value="33444">
            <text:p>33444</text:p>
          </table:table-cell>
          <table:table-cell office:value-type="float" office:value="43561">
            <text:p>4356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director&gt; <text:s/>?a <text:s text:c="2"/>=&gt; ?a <text:s/>&lt;directed&gt; <text:s/>?b</text:p>
          </table:table-cell>
          <table:table-cell office:value-type="float" office:value="0.002403464">
            <text:p>0.002403464</text:p>
          </table:table-cell>
          <table:table-cell office:value-type="float" office:value="0.917300811">
            <text:p>0.917300811</text:p>
          </table:table-cell>
          <table:table-cell office:value-type="percentage" office:value="0.48432116">
            <text:p>48.43%</text:p>
          </table:table-cell>
          <table:table-cell office:value-type="percentage" office:value="0.975638517">
            <text:p>97.56%</text:p>
          </table:table-cell>
          <table:table-cell office:value-type="float" office:value="36404">
            <text:p>36404</text:p>
          </table:table-cell>
          <table:table-cell office:value-type="float" office:value="75165">
            <text:p>7516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created&gt; <text:s/>?a <text:s text:c="2"/>=&gt; ?a <text:s/>&lt;dbo:foundingPerson&gt; <text:s/>?b</text:p>
          </table:table-cell>
          <table:table-cell office:value-type="float" office:value="0.000004952">
            <text:p>0.000004952</text:p>
          </table:table-cell>
          <table:table-cell office:value-type="float" office:value="0.493421053">
            <text:p>0.493421053</text:p>
          </table:table-cell>
          <table:table-cell office:value-type="percentage" office:value="0.000287244">
            <text:p>0.03%</text:p>
          </table:table-cell>
          <table:table-cell office:value-type="percentage" office:value="0.974025974">
            <text:p>97.40%</text:p>
          </table:table-cell>
          <table:table-cell office:value-type="float" office:value="75">
            <text:p>75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hasAcademicAdvisor&gt; <text:s/>?a <text:s text:c="2"/>=&gt; ?a <text:s/>&lt;dbo:doctoralStudent&gt; <text:s/>?b</text:p>
          </table:table-cell>
          <table:table-cell office:value-type="float" office:value="0.000120886">
            <text:p>0.000120886</text:p>
          </table:table-cell>
          <table:table-cell office:value-type="float" office:value="0.371248986">
            <text:p>0.371248986</text:p>
          </table:table-cell>
          <table:table-cell office:value-type="percentage" office:value="0.632469775">
            <text:p>63.25%</text:p>
          </table:table-cell>
          <table:table-cell office:value-type="percentage" office:value="0.971868365">
            <text:p>97.19%</text:p>
          </table:table-cell>
          <table:table-cell office:value-type="float" office:value="1831">
            <text:p>1831</text:p>
          </table:table-cell>
          <table:table-cell office:value-type="float" office:value="2895">
            <text:p>289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musicBy&gt; <text:s/>?a <text:s text:c="2"/>=&gt; ?a <text:s/>&lt;wroteMusicFor&gt; <text:s/>?b</text:p>
          </table:table-cell>
          <table:table-cell office:value-type="float" office:value="0.000060014">
            <text:p>0.000060014</text:p>
          </table:table-cell>
          <table:table-cell office:value-type="float" office:value="0.040618437">
            <text:p>0.040618437</text:p>
          </table:table-cell>
          <table:table-cell office:value-type="percentage" office:value="0.734842361">
            <text:p>73.48%</text:p>
          </table:table-cell>
          <table:table-cell office:value-type="percentage" office:value="0.970117396">
            <text:p>97.01%</text:p>
          </table:table-cell>
          <table:table-cell office:value-type="float" office:value="909">
            <text:p>909</text:p>
          </table:table-cell>
          <table:table-cell office:value-type="float" office:value="1237">
            <text:p>1237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dbo:child&gt; <text:s/>?b <text:s text:c="2"/>=&gt; ?a <text:s/>&lt;hasChild&gt; <text:s/>?b</text:p>
          </table:table-cell>
          <table:table-cell office:value-type="float" office:value="0.00031202">
            <text:p>0.00031202</text:p>
          </table:table-cell>
          <table:table-cell office:value-type="float" office:value="0.315403097">
            <text:p>0.315403097</text:p>
          </table:table-cell>
          <table:table-cell office:value-type="percentage" office:value="0.604270554">
            <text:p>60.43%</text:p>
          </table:table-cell>
          <table:table-cell office:value-type="percentage" office:value="0.967451382">
            <text:p>96.75%</text:p>
          </table:table-cell>
          <table:table-cell office:value-type="float" office:value="4726">
            <text:p>4726</text:p>
          </table:table-cell>
          <table:table-cell office:value-type="float" office:value="7821">
            <text:p>782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happenedIn&gt; <text:s/>?b <text:s text:c="2"/>=&gt; ?a <text:s/>&lt;dbo:place&gt; <text:s/>?b</text:p>
          </table:table-cell>
          <table:table-cell office:value-type="float" office:value="0.000696598">
            <text:p>0.000696598</text:p>
          </table:table-cell>
          <table:table-cell office:value-type="float" office:value="0.552061532">
            <text:p>0.552061532</text:p>
          </table:table-cell>
          <table:table-cell office:value-type="percentage" office:value="0.933964769">
            <text:p>93.40%</text:p>
          </table:table-cell>
          <table:table-cell office:value-type="percentage" office:value="0.963913758">
            <text:p>96.39%</text:p>
          </table:table-cell>
          <table:table-cell office:value-type="float" office:value="10551">
            <text:p>10551</text:p>
          </table:table-cell>
          <table:table-cell office:value-type="float" office:value="11297">
            <text:p>1129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nationality&gt; <text:s/>?b <text:s text:c="2"/>=&gt; ?a <text:s/>&lt;isCitizenOf&gt; <text:s/>?b</text:p>
          </table:table-cell>
          <table:table-cell office:value-type="float" office:value="0.002208039">
            <text:p>0.002208039</text:p>
          </table:table-cell>
          <table:table-cell office:value-type="float" office:value="0.76775097">
            <text:p>0.76775097</text:p>
          </table:table-cell>
          <table:table-cell office:value-type="percentage" office:value="0.570882338">
            <text:p>57.09%</text:p>
          </table:table-cell>
          <table:table-cell office:value-type="percentage" office:value="0.963804035">
            <text:p>96.38%</text:p>
          </table:table-cell>
          <table:table-cell office:value-type="float" office:value="33444">
            <text:p>33444</text:p>
          </table:table-cell>
          <table:table-cell office:value-type="float" office:value="58583">
            <text:p>5858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stateOfOrigin&gt; <text:s/>?b <text:s text:c="2"/>=&gt; ?a <text:s/>&lt;isCitizenOf&gt; <text:s/>?b</text:p>
          </table:table-cell>
          <table:table-cell office:value-type="float" office:value="0.000587992">
            <text:p>0.000587992</text:p>
          </table:table-cell>
          <table:table-cell office:value-type="float" office:value="0.204448934">
            <text:p>0.204448934</text:p>
          </table:table-cell>
          <table:table-cell office:value-type="percentage" office:value="0.532432594">
            <text:p>53.24%</text:p>
          </table:table-cell>
          <table:table-cell office:value-type="percentage" office:value="0.963227342">
            <text:p>96.32%</text:p>
          </table:table-cell>
          <table:table-cell office:value-type="float" office:value="8906">
            <text:p>8906</text:p>
          </table:table-cell>
          <table:table-cell office:value-type="float" office:value="16727">
            <text:p>1672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party&gt; <text:s/>?b <text:s text:c="2"/>=&gt; ?a <text:s/>&lt;isAffiliatedTo&gt; <text:s/>?b</text:p>
          </table:table-cell>
          <table:table-cell office:value-type="float" office:value="0.002375207">
            <text:p>0.002375207</text:p>
          </table:table-cell>
          <table:table-cell office:value-type="float" office:value="0.085686929">
            <text:p>0.085686929</text:p>
          </table:table-cell>
          <table:table-cell office:value-type="percentage" office:value="0.757485156">
            <text:p>75.75%</text:p>
          </table:table-cell>
          <table:table-cell office:value-type="percentage" office:value="0.962697351">
            <text:p>96.27%</text:p>
          </table:table-cell>
          <table:table-cell office:value-type="float" office:value="35976">
            <text:p>35976</text:p>
          </table:table-cell>
          <table:table-cell office:value-type="float" office:value="47494">
            <text:p>4749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hasChild&gt; <text:s/>?a <text:s text:c="2"/>=&gt; ?a <text:s/>&lt;dbo:parent&gt; <text:s/>?b</text:p>
          </table:table-cell>
          <table:table-cell office:value-type="float" office:value="0.000590567">
            <text:p>0.000590567</text:p>
          </table:table-cell>
          <table:table-cell office:value-type="float" office:value="0.606852103">
            <text:p>0.606852103</text:p>
          </table:table-cell>
          <table:table-cell office:value-type="percentage" office:value="0.596970101">
            <text:p>59.70%</text:p>
          </table:table-cell>
          <table:table-cell office:value-type="percentage" office:value="0.955866638">
            <text:p>95.59%</text:p>
          </table:table-cell>
          <table:table-cell office:value-type="float" office:value="8945">
            <text:p>8945</text:p>
          </table:table-cell>
          <table:table-cell office:value-type="float" office:value="14984">
            <text:p>1498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artist&gt; <text:s/>?b</text:p>
          </table:table-cell>
          <table:table-cell office:value-type="float" office:value="0.005069036">
            <text:p>0.005069036</text:p>
          </table:table-cell>
          <table:table-cell office:value-type="float" office:value="0.676356845">
            <text:p>0.676356845</text:p>
          </table:table-cell>
          <table:table-cell office:value-type="percentage" office:value="0.294053665">
            <text:p>29.41%</text:p>
          </table:table-cell>
          <table:table-cell office:value-type="percentage" office:value="0.953006306">
            <text:p>95.30%</text:p>
          </table:table-cell>
          <table:table-cell office:value-type="float" office:value="76778">
            <text:p>76778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nfluenced&gt; <text:s/>?b <text:s text:c="2"/>=&gt; ?a <text:s/>&lt;influences&gt; <text:s/>?b</text:p>
          </table:table-cell>
          <table:table-cell office:value-type="float" office:value="0.000434227">
            <text:p>0.000434227</text:p>
          </table:table-cell>
          <table:table-cell office:value-type="float" office:value="0.284115945">
            <text:p>0.284115945</text:p>
          </table:table-cell>
          <table:table-cell office:value-type="percentage" office:value="0.74543806">
            <text:p>74.54%</text:p>
          </table:table-cell>
          <table:table-cell office:value-type="percentage" office:value="0.950845742">
            <text:p>95.08%</text:p>
          </table:table-cell>
          <table:table-cell office:value-type="float" office:value="6577">
            <text:p>6577</text:p>
          </table:table-cell>
          <table:table-cell office:value-type="float" office:value="8823">
            <text:p>8823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spouse&gt; <text:s/>?a <text:s text:c="2"/>=&gt; ?a <text:s/>&lt;isMarriedTo&gt; <text:s/>?b</text:p>
          </table:table-cell>
          <table:table-cell office:value-type="float" office:value="0.00094286">
            <text:p>0.00094286</text:p>
          </table:table-cell>
          <table:table-cell office:value-type="float" office:value="0.601102786">
            <text:p>0.601102786</text:p>
          </table:table-cell>
          <table:table-cell office:value-type="percentage" office:value="0.709650169">
            <text:p>70.97%</text:p>
          </table:table-cell>
          <table:table-cell office:value-type="percentage" office:value="0.95010312">
            <text:p>95.01%</text:p>
          </table:table-cell>
          <table:table-cell office:value-type="float" office:value="14281">
            <text:p>14281</text:p>
          </table:table-cell>
          <table:table-cell office:value-type="float" office:value="20124">
            <text:p>2012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playsFor&gt; <text:s/>?b <text:s text:c="2"/>=&gt; ?a <text:s/>&lt;dbo:team&gt; <text:s/>?b</text:p>
          </table:table-cell>
          <table:table-cell office:value-type="float" office:value="0.021283837">
            <text:p>0.021283837</text:p>
          </table:table-cell>
          <table:table-cell office:value-type="float" office:value="0.413230291">
            <text:p>0.413230291</text:p>
          </table:table-cell>
          <table:table-cell office:value-type="percentage" office:value="0.930845304">
            <text:p>93.08%</text:p>
          </table:table-cell>
          <table:table-cell office:value-type="percentage" office:value="0.948920901">
            <text:p>94.89%</text:p>
          </table:table-cell>
          <table:table-cell office:value-type="float" office:value="322375">
            <text:p>322375</text:p>
          </table:table-cell>
          <table:table-cell office:value-type="float" office:value="346325">
            <text:p>34632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actedIn&gt; <text:s/>?a <text:s text:c="2"/>=&gt; ?a <text:s/>&lt;dbo:starring&gt; <text:s/>?b</text:p>
          </table:table-cell>
          <table:table-cell office:value-type="float" office:value="0.007506766">
            <text:p>0.007506766</text:p>
          </table:table-cell>
          <table:table-cell office:value-type="float" office:value="0.443340976">
            <text:p>0.443340976</text:p>
          </table:table-cell>
          <table:table-cell office:value-type="percentage" office:value="0.942856906">
            <text:p>94.29%</text:p>
          </table:table-cell>
          <table:table-cell office:value-type="percentage" office:value="0.947990228">
            <text:p>94.80%</text:p>
          </table:table-cell>
          <table:table-cell office:value-type="float" office:value="113701">
            <text:p>113701</text:p>
          </table:table-cell>
          <table:table-cell office:value-type="float" office:value="120592">
            <text:p>12059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owns&gt; <text:s/>?a <text:s text:c="2"/>=&gt; ?a <text:s/>&lt;dbo:owningCompany&gt; <text:s/>?b</text:p>
          </table:table-cell>
          <table:table-cell office:value-type="float" office:value="0.000336712">
            <text:p>0.000336712</text:p>
          </table:table-cell>
          <table:table-cell office:value-type="float" office:value="0.538884193">
            <text:p>0.538884193</text:p>
          </table:table-cell>
          <table:table-cell office:value-type="percentage" office:value="0.221248536">
            <text:p>22.12%</text:p>
          </table:table-cell>
          <table:table-cell office:value-type="percentage" office:value="0.94619666">
            <text:p>94.62%</text:p>
          </table:table-cell>
          <table:table-cell office:value-type="float" office:value="5100">
            <text:p>5100</text:p>
          </table:table-cell>
          <table:table-cell office:value-type="float" office:value="23051">
            <text:p>2305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author&gt; <text:s/>?b</text:p>
          </table:table-cell>
          <table:table-cell office:value-type="float" office:value="0.001540755">
            <text:p>0.001540755</text:p>
          </table:table-cell>
          <table:table-cell office:value-type="float" office:value="0.665099179">
            <text:p>0.665099179</text:p>
          </table:table-cell>
          <table:table-cell office:value-type="percentage" office:value="0.089378863">
            <text:p>8.94%</text:p>
          </table:table-cell>
          <table:table-cell office:value-type="percentage" office:value="0.946005108">
            <text:p>94.60%</text:p>
          </table:table-cell>
          <table:table-cell office:value-type="float" office:value="23337">
            <text:p>23337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author&gt; <text:s/>?a <text:s text:c="2"/>=&gt; ?a <text:s/>&lt;created&gt; <text:s/>?b</text:p>
          </table:table-cell>
          <table:table-cell office:value-type="float" office:value="0.001540755">
            <text:p>0.001540755</text:p>
          </table:table-cell>
          <table:table-cell office:value-type="float" office:value="0.089378863">
            <text:p>0.089378863</text:p>
          </table:table-cell>
          <table:table-cell office:value-type="percentage" office:value="0.665099179">
            <text:p>66.51%</text:p>
          </table:table-cell>
          <table:table-cell office:value-type="percentage" office:value="0.945391938">
            <text:p>94.54%</text:p>
          </table:table-cell>
          <table:table-cell office:value-type="float" office:value="23337">
            <text:p>23337</text:p>
          </table:table-cell>
          <table:table-cell office:value-type="float" office:value="35088">
            <text:p>3508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hasOfficialLanguage&gt; <text:s/>?b <text:s text:c="2"/>=&gt; ?a <text:s/>&lt;dbo:officialLanguage&gt; <text:s/>?b</text:p>
          </table:table-cell>
          <table:table-cell office:value-type="float" office:value="0.000021919">
            <text:p>0.000021919</text:p>
          </table:table-cell>
          <table:table-cell office:value-type="float" office:value="0.676171079">
            <text:p>0.676171079</text:p>
          </table:table-cell>
          <table:table-cell office:value-type="percentage" office:value="0.465638149">
            <text:p>46.56%</text:p>
          </table:table-cell>
          <table:table-cell office:value-type="percentage" office:value="0.943181818">
            <text:p>94.32%</text:p>
          </table:table-cell>
          <table:table-cell office:value-type="float" office:value="332">
            <text:p>332</text:p>
          </table:table-cell>
          <table:table-cell office:value-type="float" office:value="713">
            <text:p>71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AffiliatedTo&gt; <text:s/>?b <text:s text:c="2"/>=&gt; ?a <text:s/>&lt;dbo:team&gt; <text:s/>?b</text:p>
          </table:table-cell>
          <table:table-cell office:value-type="float" office:value="0.022491313">
            <text:p>0.022491313</text:p>
          </table:table-cell>
          <table:table-cell office:value-type="float" office:value="0.4366737">
            <text:p>0.4366737</text:p>
          </table:table-cell>
          <table:table-cell office:value-type="percentage" office:value="0.811386815">
            <text:p>81.14%</text:p>
          </table:table-cell>
          <table:table-cell office:value-type="percentage" office:value="0.943092852">
            <text:p>94.31%</text:p>
          </table:table-cell>
          <table:table-cell office:value-type="float" office:value="340664">
            <text:p>340664</text:p>
          </table:table-cell>
          <table:table-cell office:value-type="float" office:value="419854">
            <text:p>4198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MarriedTo&gt; <text:s/>?b <text:s text:c="2"/>=&gt; ?a <text:s/>&lt;dbo:spouse&gt; <text:s/>?b</text:p>
          </table:table-cell>
          <table:table-cell office:value-type="float" office:value="0.000943058">
            <text:p>0.000943058</text:p>
          </table:table-cell>
          <table:table-cell office:value-type="float" office:value="0.709799245">
            <text:p>0.709799245</text:p>
          </table:table-cell>
          <table:table-cell office:value-type="percentage" office:value="0.60122906">
            <text:p>60.12%</text:p>
          </table:table-cell>
          <table:table-cell office:value-type="percentage" office:value="0.941285008">
            <text:p>94.13%</text:p>
          </table:table-cell>
          <table:table-cell office:value-type="float" office:value="14284">
            <text:p>14284</text:p>
          </table:table-cell>
          <table:table-cell office:value-type="float" office:value="23758">
            <text:p>2375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isMarriedTo&gt; <text:s/>?a <text:s text:c="2"/>=&gt; ?a <text:s/>&lt;dbo:spouse&gt; <text:s/>?b</text:p>
          </table:table-cell>
          <table:table-cell office:value-type="float" office:value="0.00094286">
            <text:p>0.00094286</text:p>
          </table:table-cell>
          <table:table-cell office:value-type="float" office:value="0.709650169">
            <text:p>0.709650169</text:p>
          </table:table-cell>
          <table:table-cell office:value-type="percentage" office:value="0.601102786">
            <text:p>60.11%</text:p>
          </table:table-cell>
          <table:table-cell office:value-type="percentage" office:value="0.941149334">
            <text:p>94.11%</text:p>
          </table:table-cell>
          <table:table-cell office:value-type="float" office:value="14281">
            <text:p>14281</text:p>
          </table:table-cell>
          <table:table-cell office:value-type="float" office:value="23758">
            <text:p>2375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owner&gt; <text:s/>?a <text:s text:c="2"/>=&gt; ?a <text:s/>&lt;owns&gt; <text:s/>?b</text:p>
          </table:table-cell>
          <table:table-cell office:value-type="float" office:value="0.001016871">
            <text:p>0.001016871</text:p>
          </table:table-cell>
          <table:table-cell office:value-type="float" office:value="0.668170578">
            <text:p>0.668170578</text:p>
          </table:table-cell>
          <table:table-cell office:value-type="percentage" office:value="0.413787545">
            <text:p>41.38%</text:p>
          </table:table-cell>
          <table:table-cell office:value-type="percentage" office:value="0.940809969">
            <text:p>94.08%</text:p>
          </table:table-cell>
          <table:table-cell office:value-type="float" office:value="15402">
            <text:p>15402</text:p>
          </table:table-cell>
          <table:table-cell office:value-type="float" office:value="37222">
            <text:p>3722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doctoralStudent&gt; <text:s/>?a <text:s text:c="2"/>=&gt; ?a <text:s/>&lt;hasAcademicAdvisor&gt; <text:s/>?b</text:p>
          </table:table-cell>
          <table:table-cell office:value-type="float" office:value="0.000120886">
            <text:p>0.000120886</text:p>
          </table:table-cell>
          <table:table-cell office:value-type="float" office:value="0.632469775">
            <text:p>0.632469775</text:p>
          </table:table-cell>
          <table:table-cell office:value-type="percentage" office:value="0.371248986">
            <text:p>37.12%</text:p>
          </table:table-cell>
          <table:table-cell office:value-type="percentage" office:value="0.93849308">
            <text:p>93.85%</text:p>
          </table:table-cell>
          <table:table-cell office:value-type="float" office:value="1831">
            <text:p>1831</text:p>
          </table:table-cell>
          <table:table-cell office:value-type="float" office:value="4932">
            <text:p>493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architect&gt; <text:s/>?b</text:p>
          </table:table-cell>
          <table:table-cell office:value-type="float" office:value="0.000409666">
            <text:p>0.000409666</text:p>
          </table:table-cell>
          <table:table-cell office:value-type="float" office:value="0.537508663">
            <text:p>0.537508663</text:p>
          </table:table-cell>
          <table:table-cell office:value-type="percentage" office:value="0.023764659">
            <text:p>2.38%</text:p>
          </table:table-cell>
          <table:table-cell office:value-type="percentage" office:value="0.938019652">
            <text:p>93.80%</text:p>
          </table:table-cell>
          <table:table-cell office:value-type="float" office:value="6205">
            <text:p>6205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CitizenOf&gt; <text:s/>?b <text:s text:c="2"/>=&gt; ?a <text:s/>&lt;dbo:citizenship&gt; <text:s/>?b</text:p>
          </table:table-cell>
          <table:table-cell office:value-type="float" office:value="0.000171921">
            <text:p>0.000171921</text:p>
          </table:table-cell>
          <table:table-cell office:value-type="float" office:value="0.664794486">
            <text:p>0.664794486</text:p>
          </table:table-cell>
          <table:table-cell office:value-type="percentage" office:value="0.059778242">
            <text:p>5.98%</text:p>
          </table:table-cell>
          <table:table-cell office:value-type="percentage" office:value="0.935008977">
            <text:p>93.50%</text:p>
          </table:table-cell>
          <table:table-cell office:value-type="float" office:value="2604">
            <text:p>2604</text:p>
          </table:table-cell>
          <table:table-cell office:value-type="float" office:value="43561">
            <text:p>4356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owns&gt; <text:s/>?a <text:s text:c="2"/>=&gt; ?a <text:s/>&lt;dbo:maintainedBy&gt; <text:s/>?b</text:p>
          </table:table-cell>
          <table:table-cell office:value-type="float" office:value="0.000000924">
            <text:p>0.000000924</text:p>
          </table:table-cell>
          <table:table-cell office:value-type="float" office:value="0.011363636">
            <text:p>0.011363636</text:p>
          </table:table-cell>
          <table:table-cell office:value-type="percentage" office:value="0.000607349">
            <text:p>0.06%</text:p>
          </table:table-cell>
          <table:table-cell office:value-type="percentage" office:value="0.933333333">
            <text:p>93.33%</text:p>
          </table:table-cell>
          <table:table-cell office:value-type="float" office:value="14">
            <text:p>14</text:p>
          </table:table-cell>
          <table:table-cell office:value-type="float" office:value="23051">
            <text:p>2305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leaderName&gt; <text:s/>?a <text:s text:c="2"/>=&gt; ?a <text:s/>&lt;isLeaderOf&gt; <text:s/>?b</text:p>
          </table:table-cell>
          <table:table-cell office:value-type="float" office:value="0.000351699">
            <text:p>0.000351699</text:p>
          </table:table-cell>
          <table:table-cell office:value-type="float" office:value="0.539716312">
            <text:p>0.539716312</text:p>
          </table:table-cell>
          <table:table-cell office:value-type="percentage" office:value="0.321912014">
            <text:p>32.19%</text:p>
          </table:table-cell>
          <table:table-cell office:value-type="percentage" office:value="0.930805522">
            <text:p>93.08%</text:p>
          </table:table-cell>
          <table:table-cell office:value-type="float" office:value="5327">
            <text:p>5327</text:p>
          </table:table-cell>
          <table:table-cell office:value-type="float" office:value="16548">
            <text:p>1654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editing&gt; <text:s/>?a <text:s text:c="2"/>=&gt; ?a <text:s/>&lt;edited&gt; <text:s/>?b</text:p>
          </table:table-cell>
          <table:table-cell office:value-type="float" office:value="0.000331628">
            <text:p>0.000331628</text:p>
          </table:table-cell>
          <table:table-cell office:value-type="float" office:value="0.882776801">
            <text:p>0.882776801</text:p>
          </table:table-cell>
          <table:table-cell office:value-type="percentage" office:value="0.251263068">
            <text:p>25.13%</text:p>
          </table:table-cell>
          <table:table-cell office:value-type="percentage" office:value="0.929496669">
            <text:p>92.95%</text:p>
          </table:table-cell>
          <table:table-cell office:value-type="float" office:value="5023">
            <text:p>5023</text:p>
          </table:table-cell>
          <table:table-cell office:value-type="float" office:value="19991">
            <text:p>1999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musicComposer&gt; <text:s/>?a <text:s text:c="2"/>=&gt; ?a <text:s/>&lt;wroteMusicFor&gt; <text:s/>?b</text:p>
          </table:table-cell>
          <table:table-cell office:value-type="float" office:value="0.00129139">
            <text:p>0.00129139</text:p>
          </table:table-cell>
          <table:table-cell office:value-type="float" office:value="0.874033692">
            <text:p>0.874033692</text:p>
          </table:table-cell>
          <table:table-cell office:value-type="percentage" office:value="0.494164014">
            <text:p>49.42%</text:p>
          </table:table-cell>
          <table:table-cell office:value-type="percentage" office:value="0.928951368">
            <text:p>92.90%</text:p>
          </table:table-cell>
          <table:table-cell office:value-type="float" office:value="19560">
            <text:p>19560</text:p>
          </table:table-cell>
          <table:table-cell office:value-type="float" office:value="39582">
            <text:p>3958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hasChild&gt; <text:s/>?b <text:s text:c="2"/>=&gt; ?a <text:s/>&lt;dbo:child&gt; <text:s/>?b</text:p>
          </table:table-cell>
          <table:table-cell office:value-type="float" office:value="0.00031202">
            <text:p>0.00031202</text:p>
          </table:table-cell>
          <table:table-cell office:value-type="float" office:value="0.604270554">
            <text:p>0.604270554</text:p>
          </table:table-cell>
          <table:table-cell office:value-type="percentage" office:value="0.315403097">
            <text:p>31.54%</text:p>
          </table:table-cell>
          <table:table-cell office:value-type="percentage" office:value="0.928852201">
            <text:p>92.89%</text:p>
          </table:table-cell>
          <table:table-cell office:value-type="float" office:value="4726">
            <text:p>4726</text:p>
          </table:table-cell>
          <table:table-cell office:value-type="float" office:value="14984">
            <text:p>1498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locationCity&gt; <text:s/>?b</text:p>
          </table:table-cell>
          <table:table-cell office:value-type="float" office:value="0.000616117">
            <text:p>0.000616117</text:p>
          </table:table-cell>
          <table:table-cell office:value-type="float" office:value="0.548521719">
            <text:p>0.548521719</text:p>
          </table:table-cell>
          <table:table-cell office:value-type="percentage" office:value="0.007904683">
            <text:p>0.79%</text:p>
          </table:table-cell>
          <table:table-cell office:value-type="percentage" office:value="0.922863924">
            <text:p>92.29%</text:p>
          </table:table-cell>
          <table:table-cell office:value-type="float" office:value="9332">
            <text:p>9332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designCompany&gt; <text:s/>?b</text:p>
          </table:table-cell>
          <table:table-cell office:value-type="float" office:value="0.000022447">
            <text:p>0.000022447</text:p>
          </table:table-cell>
          <table:table-cell office:value-type="float" office:value="0.327552987">
            <text:p>0.327552987</text:p>
          </table:table-cell>
          <table:table-cell office:value-type="percentage" office:value="0.001302173">
            <text:p>0.13%</text:p>
          </table:table-cell>
          <table:table-cell office:value-type="percentage" office:value="0.921409214">
            <text:p>92.14%</text:p>
          </table:table-cell>
          <table:table-cell office:value-type="float" office:value="340">
            <text:p>340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musicalArtist&gt; <text:s/>?a <text:s text:c="2"/>=&gt; ?a <text:s/>&lt;created&gt; <text:s/>?b</text:p>
          </table:table-cell>
          <table:table-cell office:value-type="float" office:value="0.001959731">
            <text:p>0.001959731</text:p>
          </table:table-cell>
          <table:table-cell office:value-type="float" office:value="0.113683541">
            <text:p>0.113683541</text:p>
          </table:table-cell>
          <table:table-cell office:value-type="percentage" office:value="0.689612713">
            <text:p>68.96%</text:p>
          </table:table-cell>
          <table:table-cell office:value-type="percentage" office:value="0.902822556">
            <text:p>90.28%</text:p>
          </table:table-cell>
          <table:table-cell office:value-type="float" office:value="29683">
            <text:p>29683</text:p>
          </table:table-cell>
          <table:table-cell office:value-type="float" office:value="43043">
            <text:p>43043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musicalBand&gt; <text:s/>?a <text:s text:c="2"/>=&gt; ?a <text:s/>&lt;created&gt; <text:s/>?b</text:p>
          </table:table-cell>
          <table:table-cell office:value-type="float" office:value="0.001959731">
            <text:p>0.001959731</text:p>
          </table:table-cell>
          <table:table-cell office:value-type="float" office:value="0.113683541">
            <text:p>0.113683541</text:p>
          </table:table-cell>
          <table:table-cell office:value-type="percentage" office:value="0.689612713">
            <text:p>68.96%</text:p>
          </table:table-cell>
          <table:table-cell office:value-type="percentage" office:value="0.902822556">
            <text:p>90.28%</text:p>
          </table:table-cell>
          <table:table-cell office:value-type="float" office:value="29683">
            <text:p>29683</text:p>
          </table:table-cell>
          <table:table-cell office:value-type="float" office:value="43043">
            <text:p>43043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dbo:citizenship&gt; <text:s/>?b <text:s text:c="2"/>=&gt; ?a <text:s/>&lt;isCitizenOf&gt; <text:s/>?b</text:p>
          </table:table-cell>
          <table:table-cell office:value-type="float" office:value="0.000171921">
            <text:p>0.000171921</text:p>
          </table:table-cell>
          <table:table-cell office:value-type="float" office:value="0.059778242">
            <text:p>0.059778242</text:p>
          </table:table-cell>
          <table:table-cell office:value-type="percentage" office:value="0.664794486">
            <text:p>66.48%</text:p>
          </table:table-cell>
          <table:table-cell office:value-type="percentage" office:value="0.899481865">
            <text:p>89.95%</text:p>
          </table:table-cell>
          <table:table-cell office:value-type="float" office:value="2604">
            <text:p>2604</text:p>
          </table:table-cell>
          <table:table-cell office:value-type="float" office:value="3917">
            <text:p>391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doctoralAdvisor&gt; <text:s/>?b <text:s text:c="2"/>=&gt; ?a <text:s/>&lt;hasAcademicAdvisor&gt; <text:s/>?b</text:p>
          </table:table-cell>
          <table:table-cell office:value-type="float" office:value="0.000162546">
            <text:p>0.000162546</text:p>
          </table:table-cell>
          <table:table-cell office:value-type="float" office:value="0.850431779">
            <text:p>0.850431779</text:p>
          </table:table-cell>
          <table:table-cell office:value-type="percentage" office:value="0.683129856">
            <text:p>68.31%</text:p>
          </table:table-cell>
          <table:table-cell office:value-type="percentage" office:value="0.8988682">
            <text:p>89.89%</text:p>
          </table:table-cell>
          <table:table-cell office:value-type="float" office:value="2462">
            <text:p>2462</text:p>
          </table:table-cell>
          <table:table-cell office:value-type="float" office:value="3604">
            <text:p>360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principalArea&gt; <text:s/>?b</text:p>
          </table:table-cell>
          <table:table-cell office:value-type="float" office:value="0.000052157">
            <text:p>0.000052157</text:p>
          </table:table-cell>
          <table:table-cell office:value-type="float" office:value="0.71299639">
            <text:p>0.71299639</text:p>
          </table:table-cell>
          <table:table-cell office:value-type="percentage" office:value="0.000669171">
            <text:p>0.07%</text:p>
          </table:table-cell>
          <table:table-cell office:value-type="percentage" office:value="0.89569161">
            <text:p>89.57%</text:p>
          </table:table-cell>
          <table:table-cell office:value-type="float" office:value="790">
            <text:p>790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architect&gt; <text:s/>?a <text:s text:c="2"/>=&gt; ?a <text:s/>&lt;created&gt; <text:s/>?b</text:p>
          </table:table-cell>
          <table:table-cell office:value-type="float" office:value="0.000409666">
            <text:p>0.000409666</text:p>
          </table:table-cell>
          <table:table-cell office:value-type="float" office:value="0.023764659">
            <text:p>0.023764659</text:p>
          </table:table-cell>
          <table:table-cell office:value-type="percentage" office:value="0.537508663">
            <text:p>53.75%</text:p>
          </table:table-cell>
          <table:table-cell office:value-type="percentage" office:value="0.895124062">
            <text:p>89.51%</text:p>
          </table:table-cell>
          <table:table-cell office:value-type="float" office:value="6205">
            <text:p>6205</text:p>
          </table:table-cell>
          <table:table-cell office:value-type="float" office:value="11544">
            <text:p>1154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dbo:residence&gt; <text:s/>?b <text:s text:c="2"/>=&gt; ?a <text:s/>&lt;livesIn&gt; <text:s/>?b</text:p>
          </table:table-cell>
          <table:table-cell office:value-type="float" office:value="0.001677619">
            <text:p>0.001677619</text:p>
          </table:table-cell>
          <table:table-cell office:value-type="float" office:value="0.849378259">
            <text:p>0.849378259</text:p>
          </table:table-cell>
          <table:table-cell office:value-type="percentage" office:value="0.706736385">
            <text:p>70.67%</text:p>
          </table:table-cell>
          <table:table-cell office:value-type="percentage" office:value="0.892832045">
            <text:p>89.28%</text:p>
          </table:table-cell>
          <table:table-cell office:value-type="float" office:value="25410">
            <text:p>25410</text:p>
          </table:table-cell>
          <table:table-cell office:value-type="float" office:value="35954">
            <text:p>359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sPartOf&gt; <text:s/>?b <text:s text:c="2"/>=&gt; ?a <text:s/>&lt;isLocatedIn&gt; <text:s/>?b</text:p>
          </table:table-cell>
          <table:table-cell office:value-type="float" office:value="0.030356314">
            <text:p>0.030356314</text:p>
          </table:table-cell>
          <table:table-cell office:value-type="float" office:value="0.389466578">
            <text:p>0.389466578</text:p>
          </table:table-cell>
          <table:table-cell office:value-type="percentage" office:value="0.843444284">
            <text:p>84.34%</text:p>
          </table:table-cell>
          <table:table-cell office:value-type="percentage" office:value="0.892134587">
            <text:p>89.21%</text:p>
          </table:table-cell>
          <table:table-cell office:value-type="float" office:value="459791">
            <text:p>459791</text:p>
          </table:table-cell>
          <table:table-cell office:value-type="float" office:value="545135">
            <text:p>54513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KnownFor&gt; <text:s/>?b <text:s text:c="2"/>=&gt; ?a <text:s/>&lt;dbo:notableIdea&gt; <text:s/>?b</text:p>
          </table:table-cell>
          <table:table-cell office:value-type="float" office:value="0.000014591">
            <text:p>0.000014591</text:p>
          </table:table-cell>
          <table:table-cell office:value-type="float" office:value="0.243124312">
            <text:p>0.243124312</text:p>
          </table:table-cell>
          <table:table-cell office:value-type="percentage" office:value="0.559493671">
            <text:p>55.95%</text:p>
          </table:table-cell>
          <table:table-cell office:value-type="percentage" office:value="0.891129032">
            <text:p>89.11%</text:p>
          </table:table-cell>
          <table:table-cell office:value-type="float" office:value="221">
            <text:p>221</text:p>
          </table:table-cell>
          <table:table-cell office:value-type="float" office:value="395">
            <text:p>39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dbo:notableIdea&gt; <text:s/>?b <text:s text:c="2"/>=&gt; ?a <text:s/>&lt;isKnownFor&gt; <text:s/>?b</text:p>
          </table:table-cell>
          <table:table-cell office:value-type="float" office:value="0.000014591">
            <text:p>0.000014591</text:p>
          </table:table-cell>
          <table:table-cell office:value-type="float" office:value="0.559493671">
            <text:p>0.559493671</text:p>
          </table:table-cell>
          <table:table-cell office:value-type="percentage" office:value="0.243124312">
            <text:p>24.31%</text:p>
          </table:table-cell>
          <table:table-cell office:value-type="percentage" office:value="0.891129032">
            <text:p>89.11%</text:p>
          </table:table-cell>
          <table:table-cell office:value-type="float" office:value="221">
            <text:p>221</text:p>
          </table:table-cell>
          <table:table-cell office:value-type="float" office:value="909">
            <text:p>90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creator&gt; <text:s/>?a <text:s text:c="2"/>=&gt; ?a <text:s/>&lt;created&gt; <text:s/>?b</text:p>
          </table:table-cell>
          <table:table-cell office:value-type="float" office:value="0.000553528">
            <text:p>0.000553528</text:p>
          </table:table-cell>
          <table:table-cell office:value-type="float" office:value="0.032110057">
            <text:p>0.032110057</text:p>
          </table:table-cell>
          <table:table-cell office:value-type="percentage" office:value="0.377691684">
            <text:p>37.77%</text:p>
          </table:table-cell>
          <table:table-cell office:value-type="percentage" office:value="0.886070598">
            <text:p>88.61%</text:p>
          </table:table-cell>
          <table:table-cell office:value-type="float" office:value="8384">
            <text:p>8384</text:p>
          </table:table-cell>
          <table:table-cell office:value-type="float" office:value="22198">
            <text:p>2219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InterestedIn&gt; <text:s/>?b <text:s text:c="2"/>=&gt; ?a <text:s/>&lt;dbo:mainInterest&gt; <text:s/>?b</text:p>
          </table:table-cell>
          <table:table-cell office:value-type="float" office:value="0.000016043">
            <text:p>0.000016043</text:p>
          </table:table-cell>
          <table:table-cell office:value-type="float" office:value="0.09328215">
            <text:p>0.09328215</text:p>
          </table:table-cell>
          <table:table-cell office:value-type="percentage" office:value="0.771428571">
            <text:p>77.14%</text:p>
          </table:table-cell>
          <table:table-cell office:value-type="percentage" office:value="0.883636364">
            <text:p>88.36%</text:p>
          </table:table-cell>
          <table:table-cell office:value-type="float" office:value="243">
            <text:p>243</text:p>
          </table:table-cell>
          <table:table-cell office:value-type="float" office:value="315">
            <text:p>31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foundedBy&gt; <text:s/>?a <text:s text:c="2"/>=&gt; ?a <text:s/>&lt;created&gt; <text:s/>?b</text:p>
          </table:table-cell>
          <table:table-cell office:value-type="float" office:value="0.000291817">
            <text:p>0.000291817</text:p>
          </table:table-cell>
          <table:table-cell office:value-type="float" office:value="0.01692825">
            <text:p>0.01692825</text:p>
          </table:table-cell>
          <table:table-cell office:value-type="percentage" office:value="0.519449994">
            <text:p>51.94%</text:p>
          </table:table-cell>
          <table:table-cell office:value-type="percentage" office:value="0.882940471">
            <text:p>88.29%</text:p>
          </table:table-cell>
          <table:table-cell office:value-type="float" office:value="4420">
            <text:p>4420</text:p>
          </table:table-cell>
          <table:table-cell office:value-type="float" office:value="8509">
            <text:p>850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owningCompany&gt; <text:s/>?a <text:s text:c="2"/>=&gt; ?a <text:s/>&lt;owns&gt; <text:s/>?b</text:p>
          </table:table-cell>
          <table:table-cell office:value-type="float" office:value="0.000336712">
            <text:p>0.000336712</text:p>
          </table:table-cell>
          <table:table-cell office:value-type="float" office:value="0.221248536">
            <text:p>0.221248536</text:p>
          </table:table-cell>
          <table:table-cell office:value-type="percentage" office:value="0.538884193">
            <text:p>53.89%</text:p>
          </table:table-cell>
          <table:table-cell office:value-type="percentage" office:value="0.878250387">
            <text:p>87.83%</text:p>
          </table:table-cell>
          <table:table-cell office:value-type="float" office:value="5100">
            <text:p>5100</text:p>
          </table:table-cell>
          <table:table-cell office:value-type="float" office:value="9464">
            <text:p>946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headquarter&gt; <text:s/>?b</text:p>
          </table:table-cell>
          <table:table-cell office:value-type="float" office:value="0.000538013">
            <text:p>0.000538013</text:p>
          </table:table-cell>
          <table:table-cell office:value-type="float" office:value="0.299452468">
            <text:p>0.299452468</text:p>
          </table:table-cell>
          <table:table-cell office:value-type="percentage" office:value="0.006902621">
            <text:p>0.69%</text:p>
          </table:table-cell>
          <table:table-cell office:value-type="percentage" office:value="0.87567161">
            <text:p>87.57%</text:p>
          </table:table-cell>
          <table:table-cell office:value-type="float" office:value="8149">
            <text:p>8149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officialLanguage&gt; <text:s/>?b <text:s text:c="2"/>=&gt; ?a <text:s/>&lt;hasOfficialLanguage&gt; <text:s/>?b</text:p>
          </table:table-cell>
          <table:table-cell office:value-type="float" office:value="0.000021919">
            <text:p>0.000021919</text:p>
          </table:table-cell>
          <table:table-cell office:value-type="float" office:value="0.465638149">
            <text:p>0.465638149</text:p>
          </table:table-cell>
          <table:table-cell office:value-type="percentage" office:value="0.676171079">
            <text:p>67.62%</text:p>
          </table:table-cell>
          <table:table-cell office:value-type="percentage" office:value="0.866840731">
            <text:p>86.68%</text:p>
          </table:table-cell>
          <table:table-cell office:value-type="float" office:value="332">
            <text:p>332</text:p>
          </table:table-cell>
          <table:table-cell office:value-type="float" office:value="491">
            <text:p>49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influencedBy&gt; <text:s/>?a <text:s text:c="2"/>=&gt; ?a <text:s/>&lt;influences&gt; <text:s/>?b</text:p>
          </table:table-cell>
          <table:table-cell office:value-type="float" office:value="0.000901266">
            <text:p>0.000901266</text:p>
          </table:table-cell>
          <table:table-cell office:value-type="float" office:value="0.589701499">
            <text:p>0.589701499</text:p>
          </table:table-cell>
          <table:table-cell office:value-type="percentage" office:value="0.749725395">
            <text:p>74.97%</text:p>
          </table:table-cell>
          <table:table-cell office:value-type="percentage" office:value="0.8481516">
            <text:p>84.82%</text:p>
          </table:table-cell>
          <table:table-cell office:value-type="float" office:value="13651">
            <text:p>13651</text:p>
          </table:table-cell>
          <table:table-cell office:value-type="float" office:value="18208">
            <text:p>1820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dbo:region&gt; <text:s/>?b <text:s text:c="2"/>=&gt; ?a <text:s/>&lt;isLocatedIn&gt; <text:s/>?b</text:p>
          </table:table-cell>
          <table:table-cell office:value-type="float" office:value="0.001543924">
            <text:p>0.001543924</text:p>
          </table:table-cell>
          <table:table-cell office:value-type="float" office:value="0.019808295">
            <text:p>0.019808295</text:p>
          </table:table-cell>
          <table:table-cell office:value-type="percentage" office:value="0.359056641">
            <text:p>35.91%</text:p>
          </table:table-cell>
          <table:table-cell office:value-type="percentage" office:value="0.845444685">
            <text:p>84.54%</text:p>
          </table:table-cell>
          <table:table-cell office:value-type="float" office:value="23385">
            <text:p>23385</text:p>
          </table:table-cell>
          <table:table-cell office:value-type="float" office:value="65129">
            <text:p>6512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federalState&gt; <text:s/>?b</text:p>
          </table:table-cell>
          <table:table-cell office:value-type="float" office:value="0.000029512">
            <text:p>0.000029512</text:p>
          </table:table-cell>
          <table:table-cell office:value-type="float" office:value="0.099355412">
            <text:p>0.099355412</text:p>
          </table:table-cell>
          <table:table-cell office:value-type="percentage" office:value="0.000378632">
            <text:p>0.04%</text:p>
          </table:table-cell>
          <table:table-cell office:value-type="percentage" office:value="0.843396226">
            <text:p>84.34%</text:p>
          </table:table-cell>
          <table:table-cell office:value-type="float" office:value="447">
            <text:p>447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developer&gt; <text:s/>?a <text:s text:c="2"/>=&gt; ?a <text:s/>&lt;created&gt; <text:s/>?b</text:p>
          </table:table-cell>
          <table:table-cell office:value-type="float" office:value="0.000628991">
            <text:p>0.000628991</text:p>
          </table:table-cell>
          <table:table-cell office:value-type="float" office:value="0.036487656">
            <text:p>0.036487656</text:p>
          </table:table-cell>
          <table:table-cell office:value-type="percentage" office:value="0.384184208">
            <text:p>38.42%</text:p>
          </table:table-cell>
          <table:table-cell office:value-type="percentage" office:value="0.840642372">
            <text:p>84.06%</text:p>
          </table:table-cell>
          <table:table-cell office:value-type="float" office:value="9527">
            <text:p>9527</text:p>
          </table:table-cell>
          <table:table-cell office:value-type="float" office:value="24798">
            <text:p>2479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locatedInArea&gt; <text:s/>?b</text:p>
          </table:table-cell>
          <table:table-cell office:value-type="float" office:value="0.000900474">
            <text:p>0.000900474</text:p>
          </table:table-cell>
          <table:table-cell office:value-type="float" office:value="0.480314129">
            <text:p>0.480314129</text:p>
          </table:table-cell>
          <table:table-cell office:value-type="percentage" office:value="0.011552933">
            <text:p>1.16%</text:p>
          </table:table-cell>
          <table:table-cell office:value-type="percentage" office:value="0.838858478">
            <text:p>83.89%</text:p>
          </table:table-cell>
          <table:table-cell office:value-type="float" office:value="13639">
            <text:p>13639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parent&gt; <text:s/>?a <text:s text:c="2"/>=&gt; ?a <text:s/>&lt;hasChild&gt; <text:s/>?b</text:p>
          </table:table-cell>
          <table:table-cell office:value-type="float" office:value="0.000590567">
            <text:p>0.000590567</text:p>
          </table:table-cell>
          <table:table-cell office:value-type="float" office:value="0.596970101">
            <text:p>0.596970101</text:p>
          </table:table-cell>
          <table:table-cell office:value-type="percentage" office:value="0.606852103">
            <text:p>60.69%</text:p>
          </table:table-cell>
          <table:table-cell office:value-type="percentage" office:value="0.838646165">
            <text:p>83.86%</text:p>
          </table:table-cell>
          <table:table-cell office:value-type="float" office:value="8945">
            <text:p>8945</text:p>
          </table:table-cell>
          <table:table-cell office:value-type="float" office:value="14740">
            <text:p>1474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dbo:place&gt; <text:s/>?b <text:s text:c="2"/>=&gt; ?a <text:s/>&lt;happenedIn&gt; <text:s/>?b</text:p>
          </table:table-cell>
          <table:table-cell office:value-type="float" office:value="0.000696598">
            <text:p>0.000696598</text:p>
          </table:table-cell>
          <table:table-cell office:value-type="float" office:value="0.933964769">
            <text:p>0.933964769</text:p>
          </table:table-cell>
          <table:table-cell office:value-type="percentage" office:value="0.552061532">
            <text:p>55.21%</text:p>
          </table:table-cell>
          <table:table-cell office:value-type="percentage" office:value="0.830787402">
            <text:p>83.08%</text:p>
          </table:table-cell>
          <table:table-cell office:value-type="float" office:value="10551">
            <text:p>10551</text:p>
          </table:table-cell>
          <table:table-cell office:value-type="float" office:value="19112">
            <text:p>1911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writer&gt; <text:s/>?a <text:s text:c="2"/>=&gt; ?a <text:s/>&lt;created&gt; <text:s/>?b</text:p>
          </table:table-cell>
          <table:table-cell office:value-type="float" office:value="0.004791083">
            <text:p>0.004791083</text:p>
          </table:table-cell>
          <table:table-cell office:value-type="float" office:value="0.277929698">
            <text:p>0.277929698</text:p>
          </table:table-cell>
          <table:table-cell office:value-type="percentage" office:value="0.549678455">
            <text:p>54.97%</text:p>
          </table:table-cell>
          <table:table-cell office:value-type="percentage" office:value="0.830459014">
            <text:p>83.05%</text:p>
          </table:table-cell>
          <table:table-cell office:value-type="float" office:value="72568">
            <text:p>72568</text:p>
          </table:table-cell>
          <table:table-cell office:value-type="float" office:value="132019">
            <text:p>13201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hasCurrency&gt; <text:s/>?a <text:s text:c="2"/>=&gt; ?a <text:s/>&lt;dbo:usingCountry&gt; <text:s/>?b</text:p>
          </table:table-cell>
          <table:table-cell office:value-type="float" office:value="0.000010564">
            <text:p>0.000010564</text:p>
          </table:table-cell>
          <table:table-cell office:value-type="float" office:value="0.380952381">
            <text:p>0.380952381</text:p>
          </table:table-cell>
          <table:table-cell office:value-type="percentage" office:value="0.315581854">
            <text:p>31.56%</text:p>
          </table:table-cell>
          <table:table-cell office:value-type="percentage" office:value="0.829015544">
            <text:p>82.90%</text:p>
          </table:table-cell>
          <table:table-cell office:value-type="float" office:value="160">
            <text:p>160</text:p>
          </table:table-cell>
          <table:table-cell office:value-type="float" office:value="507">
            <text:p>507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created&gt; <text:s/>?b <text:s text:c="2"/>=&gt; ?a <text:s/>&lt;dbo:notableWork&gt; <text:s/>?b</text:p>
          </table:table-cell>
          <table:table-cell office:value-type="float" office:value="0.000179118">
            <text:p>0.000179118</text:p>
          </table:table-cell>
          <table:table-cell office:value-type="float" office:value="0.66138469">
            <text:p>0.66138469</text:p>
          </table:table-cell>
          <table:table-cell office:value-type="percentage" office:value="0.010390575">
            <text:p>1.04%</text:p>
          </table:table-cell>
          <table:table-cell office:value-type="percentage" office:value="0.818401207">
            <text:p>81.84%</text:p>
          </table:table-cell>
          <table:table-cell office:value-type="float" office:value="2713">
            <text:p>2713</text:p>
          </table:table-cell>
          <table:table-cell office:value-type="float" office:value="261102">
            <text:p>26110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starring&gt; <text:s/>?a <text:s text:c="2"/>=&gt; ?a <text:s/>&lt;actedIn&gt; <text:s/>?b</text:p>
          </table:table-cell>
          <table:table-cell office:value-type="float" office:value="0.007506766">
            <text:p>0.007506766</text:p>
          </table:table-cell>
          <table:table-cell office:value-type="float" office:value="0.942856906">
            <text:p>0.942856906</text:p>
          </table:table-cell>
          <table:table-cell office:value-type="percentage" office:value="0.443340976">
            <text:p>44.33%</text:p>
          </table:table-cell>
          <table:table-cell office:value-type="percentage" office:value="0.818098747">
            <text:p>81.81%</text:p>
          </table:table-cell>
          <table:table-cell office:value-type="float" office:value="113701">
            <text:p>113701</text:p>
          </table:table-cell>
          <table:table-cell office:value-type="float" office:value="256464">
            <text:p>25646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location&gt; <text:s/>?b</text:p>
          </table:table-cell>
          <table:table-cell office:value-type="float" office:value="0.006090198">
            <text:p>0.006090198</text:p>
          </table:table-cell>
          <table:table-cell office:value-type="float" office:value="0.372555038">
            <text:p>0.372555038</text:p>
          </table:table-cell>
          <table:table-cell office:value-type="percentage" office:value="0.07813625">
            <text:p>7.81%</text:p>
          </table:table-cell>
          <table:table-cell office:value-type="percentage" office:value="0.816580357">
            <text:p>81.66%</text:p>
          </table:table-cell>
          <table:table-cell office:value-type="float" office:value="92245">
            <text:p>92245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writer&gt; <text:s/>?b</text:p>
          </table:table-cell>
          <table:table-cell office:value-type="float" office:value="0.004791083">
            <text:p>0.004791083</text:p>
          </table:table-cell>
          <table:table-cell office:value-type="float" office:value="0.549678455">
            <text:p>0.549678455</text:p>
          </table:table-cell>
          <table:table-cell office:value-type="percentage" office:value="0.277929698">
            <text:p>27.79%</text:p>
          </table:table-cell>
          <table:table-cell office:value-type="percentage" office:value="0.800838713">
            <text:p>80.08%</text:p>
          </table:table-cell>
          <table:table-cell office:value-type="float" office:value="72568">
            <text:p>72568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hasWonPrize&gt; <text:s/>?b <text:s text:c="2"/>=&gt; ?a <text:s/>&lt;dbo:award&gt; <text:s/>?b</text:p>
          </table:table-cell>
          <table:table-cell office:value-type="float" office:value="0.001810125">
            <text:p>0.001810125</text:p>
          </table:table-cell>
          <table:table-cell office:value-type="float" office:value="0.50648415">
            <text:p>0.50648415</text:p>
          </table:table-cell>
          <table:table-cell office:value-type="percentage" office:value="0.418241728">
            <text:p>41.82%</text:p>
          </table:table-cell>
          <table:table-cell office:value-type="percentage" office:value="0.799026608">
            <text:p>79.90%</text:p>
          </table:table-cell>
          <table:table-cell office:value-type="float" office:value="27417">
            <text:p>27417</text:p>
          </table:table-cell>
          <table:table-cell office:value-type="float" office:value="65553">
            <text:p>6555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isLeaderOf&gt; <text:s/>?a <text:s text:c="2"/>=&gt; ?a <text:s/>&lt;dbo:leaderName&gt; <text:s/>?b</text:p>
          </table:table-cell>
          <table:table-cell office:value-type="float" office:value="0.000351699">
            <text:p>0.000351699</text:p>
          </table:table-cell>
          <table:table-cell office:value-type="float" office:value="0.321912014">
            <text:p>0.321912014</text:p>
          </table:table-cell>
          <table:table-cell office:value-type="percentage" office:value="0.539716312">
            <text:p>53.97%</text:p>
          </table:table-cell>
          <table:table-cell office:value-type="percentage" office:value="0.79377142">
            <text:p>79.38%</text:p>
          </table:table-cell>
          <table:table-cell office:value-type="float" office:value="5327">
            <text:p>5327</text:p>
          </table:table-cell>
          <table:table-cell office:value-type="float" office:value="9870">
            <text:p>987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currency&gt; <text:s/>?b <text:s text:c="2"/>=&gt; ?a <text:s/>&lt;hasCurrency&gt; <text:s/>?b</text:p>
          </table:table-cell>
          <table:table-cell office:value-type="float" office:value="0.000029248">
            <text:p>0.000029248</text:p>
          </table:table-cell>
          <table:table-cell office:value-type="float" office:value="0.873767258">
            <text:p>0.873767258</text:p>
          </table:table-cell>
          <table:table-cell office:value-type="percentage" office:value="0.34964483">
            <text:p>34.96%</text:p>
          </table:table-cell>
          <table:table-cell office:value-type="percentage" office:value="0.774475524">
            <text:p>77.45%</text:p>
          </table:table-cell>
          <table:table-cell office:value-type="float" office:value="443">
            <text:p>443</text:p>
          </table:table-cell>
          <table:table-cell office:value-type="float" office:value="1267">
            <text:p>126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creator&gt; <text:s/>?b</text:p>
          </table:table-cell>
          <table:table-cell office:value-type="float" office:value="0.000553528">
            <text:p>0.000553528</text:p>
          </table:table-cell>
          <table:table-cell office:value-type="float" office:value="0.377691684">
            <text:p>0.377691684</text:p>
          </table:table-cell>
          <table:table-cell office:value-type="percentage" office:value="0.032110057">
            <text:p>3.21%</text:p>
          </table:table-cell>
          <table:table-cell office:value-type="percentage" office:value="0.759833243">
            <text:p>75.98%</text:p>
          </table:table-cell>
          <table:table-cell office:value-type="float" office:value="8384">
            <text:p>8384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capital&gt; <text:s/>?b <text:s text:c="2"/>=&gt; ?a <text:s/>&lt;hasCapital&gt; <text:s/>?b</text:p>
          </table:table-cell>
          <table:table-cell office:value-type="float" office:value="0.000070049">
            <text:p>0.000070049</text:p>
          </table:table-cell>
          <table:table-cell office:value-type="float" office:value="0.582327113">
            <text:p>0.582327113</text:p>
          </table:table-cell>
          <table:table-cell office:value-type="percentage" office:value="0.273031395">
            <text:p>27.30%</text:p>
          </table:table-cell>
          <table:table-cell office:value-type="percentage" office:value="0.75948461">
            <text:p>75.95%</text:p>
          </table:table-cell>
          <table:table-cell office:value-type="float" office:value="1061">
            <text:p>1061</text:p>
          </table:table-cell>
          <table:table-cell office:value-type="float" office:value="3886">
            <text:p>388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region&gt; <text:s/>?b</text:p>
          </table:table-cell>
          <table:table-cell office:value-type="float" office:value="0.001543924">
            <text:p>0.001543924</text:p>
          </table:table-cell>
          <table:table-cell office:value-type="float" office:value="0.359056641">
            <text:p>0.359056641</text:p>
          </table:table-cell>
          <table:table-cell office:value-type="percentage" office:value="0.019808295">
            <text:p>1.98%</text:p>
          </table:table-cell>
          <table:table-cell office:value-type="percentage" office:value="0.750120289">
            <text:p>75.01%</text:p>
          </table:table-cell>
          <table:table-cell office:value-type="float" office:value="23385">
            <text:p>23385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areaOfSearch&gt; <text:s/>?b</text:p>
          </table:table-cell>
          <table:table-cell office:value-type="float" office:value="0.000000594">
            <text:p>0.000000594</text:p>
          </table:table-cell>
          <table:table-cell office:value-type="float" office:value="0.026785714">
            <text:p>0.026785714</text:p>
          </table:table-cell>
          <table:table-cell office:value-type="percentage" office:value="0.000007623">
            <text:p>0.00%</text:p>
          </table:table-cell>
          <table:table-cell office:value-type="percentage" office:value="0.75">
            <text:p>75.00%</text:p>
          </table:table-cell>
          <table:table-cell office:value-type="float" office:value="9">
            <text:p>9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team&gt; <text:s/>?b <text:s text:c="2"/>=&gt; ?a <text:s/>&lt;isAffiliatedTo&gt; <text:s/>?b</text:p>
          </table:table-cell>
          <table:table-cell office:value-type="float" office:value="0.022491313">
            <text:p>0.022491313</text:p>
          </table:table-cell>
          <table:table-cell office:value-type="float" office:value="0.811386815">
            <text:p>0.811386815</text:p>
          </table:table-cell>
          <table:table-cell office:value-type="percentage" office:value="0.4366737">
            <text:p>43.67%</text:p>
          </table:table-cell>
          <table:table-cell office:value-type="percentage" office:value="0.742970801">
            <text:p>74.30%</text:p>
          </table:table-cell>
          <table:table-cell office:value-type="float" office:value="340664">
            <text:p>340664</text:p>
          </table:table-cell>
          <table:table-cell office:value-type="float" office:value="780134">
            <text:p>78013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developer&gt; <text:s/>?b</text:p>
          </table:table-cell>
          <table:table-cell office:value-type="float" office:value="0.000628991">
            <text:p>0.000628991</text:p>
          </table:table-cell>
          <table:table-cell office:value-type="float" office:value="0.384184208">
            <text:p>0.384184208</text:p>
          </table:table-cell>
          <table:table-cell office:value-type="percentage" office:value="0.036487656">
            <text:p>3.65%</text:p>
          </table:table-cell>
          <table:table-cell office:value-type="percentage" office:value="0.726974437">
            <text:p>72.70%</text:p>
          </table:table-cell>
          <table:table-cell office:value-type="float" office:value="9527">
            <text:p>9527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team&gt; <text:s/>?b <text:s text:c="2"/>=&gt; ?a <text:s/>&lt;playsFor&gt; <text:s/>?b</text:p>
          </table:table-cell>
          <table:table-cell office:value-type="float" office:value="0.021283837">
            <text:p>0.021283837</text:p>
          </table:table-cell>
          <table:table-cell office:value-type="float" office:value="0.930845304">
            <text:p>0.930845304</text:p>
          </table:table-cell>
          <table:table-cell office:value-type="percentage" office:value="0.413230291">
            <text:p>41.32%</text:p>
          </table:table-cell>
          <table:table-cell office:value-type="percentage" office:value="0.724251036">
            <text:p>72.43%</text:p>
          </table:table-cell>
          <table:table-cell office:value-type="float" office:value="322375">
            <text:p>322375</text:p>
          </table:table-cell>
          <table:table-cell office:value-type="float" office:value="780134">
            <text:p>78013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author&gt; <text:s/>?a <text:s text:c="2"/>=&gt; ?a <text:s/>&lt;isKnownFor&gt; <text:s/>?b</text:p>
          </table:table-cell>
          <table:table-cell office:value-type="float" office:value="0.000000858">
            <text:p>0.000000858</text:p>
          </table:table-cell>
          <table:table-cell office:value-type="float" office:value="0.032911392">
            <text:p>0.032911392</text:p>
          </table:table-cell>
          <table:table-cell office:value-type="percentage" office:value="0.000370497">
            <text:p>0.04%</text:p>
          </table:table-cell>
          <table:table-cell office:value-type="percentage" office:value="0.722222222">
            <text:p>72.22%</text:p>
          </table:table-cell>
          <table:table-cell office:value-type="float" office:value="13">
            <text:p>13</text:p>
          </table:table-cell>
          <table:table-cell office:value-type="float" office:value="35088">
            <text:p>3508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dbo:award&gt; <text:s/>?b <text:s text:c="2"/>=&gt; ?a <text:s/>&lt;hasWonPrize&gt; <text:s/>?b</text:p>
          </table:table-cell>
          <table:table-cell office:value-type="float" office:value="0.001810125">
            <text:p>0.001810125</text:p>
          </table:table-cell>
          <table:table-cell office:value-type="float" office:value="0.418241728">
            <text:p>0.418241728</text:p>
          </table:table-cell>
          <table:table-cell office:value-type="percentage" office:value="0.50648415">
            <text:p>50.65%</text:p>
          </table:table-cell>
          <table:table-cell office:value-type="percentage" office:value="0.710855869">
            <text:p>71.09%</text:p>
          </table:table-cell>
          <table:table-cell office:value-type="float" office:value="27417">
            <text:p>27417</text:p>
          </table:table-cell>
          <table:table-cell office:value-type="float" office:value="54132">
            <text:p>5413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operator&gt; <text:s/>?a <text:s text:c="2"/>=&gt; ?a <text:s/>&lt;owns&gt; <text:s/>?b</text:p>
          </table:table-cell>
          <table:table-cell office:value-type="float" office:value="0.000085631">
            <text:p>0.000085631</text:p>
          </table:table-cell>
          <table:table-cell office:value-type="float" office:value="0.056266539">
            <text:p>0.056266539</text:p>
          </table:table-cell>
          <table:table-cell office:value-type="percentage" office:value="0.148160841">
            <text:p>14.82%</text:p>
          </table:table-cell>
          <table:table-cell office:value-type="percentage" office:value="0.709130672">
            <text:p>70.91%</text:p>
          </table:table-cell>
          <table:table-cell office:value-type="float" office:value="1297">
            <text:p>1297</text:p>
          </table:table-cell>
          <table:table-cell office:value-type="float" office:value="8754">
            <text:p>875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isPartOf&gt; <text:s/>?b</text:p>
          </table:table-cell>
          <table:table-cell office:value-type="float" office:value="0.030356314">
            <text:p>0.030356314</text:p>
          </table:table-cell>
          <table:table-cell office:value-type="float" office:value="0.843444284">
            <text:p>0.843444284</text:p>
          </table:table-cell>
          <table:table-cell office:value-type="percentage" office:value="0.389466578">
            <text:p>38.95%</text:p>
          </table:table-cell>
          <table:table-cell office:value-type="percentage" office:value="0.705056016">
            <text:p>70.51%</text:p>
          </table:table-cell>
          <table:table-cell office:value-type="float" office:value="459791">
            <text:p>459791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created&gt; <text:s/>?b <text:s text:c="2"/>=&gt; ?a <text:s/>&lt;dbo:significantBuilding&gt; <text:s/>?b</text:p>
          </table:table-cell>
          <table:table-cell office:value-type="float" office:value="0.000025418">
            <text:p>0.000025418</text:p>
          </table:table-cell>
          <table:table-cell office:value-type="float" office:value="0.196028513">
            <text:p>0.196028513</text:p>
          </table:table-cell>
          <table:table-cell office:value-type="percentage" office:value="0.00147452">
            <text:p>0.15%</text:p>
          </table:table-cell>
          <table:table-cell office:value-type="percentage" office:value="0.703839122">
            <text:p>70.38%</text:p>
          </table:table-cell>
          <table:table-cell office:value-type="float" office:value="385">
            <text:p>385</text:p>
          </table:table-cell>
          <table:table-cell office:value-type="float" office:value="261102">
            <text:p>26110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owns&gt; <text:s/>?a <text:s text:c="2"/>=&gt; ?a <text:s/>&lt;dbo:operator&gt; <text:s/>?b</text:p>
          </table:table-cell>
          <table:table-cell office:value-type="float" office:value="0.000085631">
            <text:p>0.000085631</text:p>
          </table:table-cell>
          <table:table-cell office:value-type="float" office:value="0.148160841">
            <text:p>0.148160841</text:p>
          </table:table-cell>
          <table:table-cell office:value-type="percentage" office:value="0.056266539">
            <text:p>5.63%</text:p>
          </table:table-cell>
          <table:table-cell office:value-type="percentage" office:value="0.698062433">
            <text:p>69.81%</text:p>
          </table:table-cell>
          <table:table-cell office:value-type="float" office:value="1297">
            <text:p>1297</text:p>
          </table:table-cell>
          <table:table-cell office:value-type="float" office:value="23051">
            <text:p>2305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influences&gt; <text:s/>?a <text:s text:c="2"/>=&gt; ?a <text:s/>&lt;dbo:influencedBy&gt; <text:s/>?b</text:p>
          </table:table-cell>
          <table:table-cell office:value-type="float" office:value="0.000901266">
            <text:p>0.000901266</text:p>
          </table:table-cell>
          <table:table-cell office:value-type="float" office:value="0.749725395">
            <text:p>0.749725395</text:p>
          </table:table-cell>
          <table:table-cell office:value-type="percentage" office:value="0.589701499">
            <text:p>58.97%</text:p>
          </table:table-cell>
          <table:table-cell office:value-type="percentage" office:value="0.696941849">
            <text:p>69.69%</text:p>
          </table:table-cell>
          <table:table-cell office:value-type="float" office:value="13651">
            <text:p>13651</text:p>
          </table:table-cell>
          <table:table-cell office:value-type="float" office:value="23149">
            <text:p>2314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picture&gt; <text:s/>?b</text:p>
          </table:table-cell>
          <table:table-cell office:value-type="float" office:value="0.000031492">
            <text:p>0.000031492</text:p>
          </table:table-cell>
          <table:table-cell office:value-type="float" office:value="0.373824451">
            <text:p>0.373824451</text:p>
          </table:table-cell>
          <table:table-cell office:value-type="percentage" office:value="0.000404043">
            <text:p>0.04%</text:p>
          </table:table-cell>
          <table:table-cell office:value-type="percentage" office:value="0.683381089">
            <text:p>68.34%</text:p>
          </table:table-cell>
          <table:table-cell office:value-type="float" office:value="477">
            <text:p>477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composer&gt; <text:s/>?a <text:s text:c="2"/>=&gt; ?a <text:s/>&lt;created&gt; <text:s/>?b</text:p>
          </table:table-cell>
          <table:table-cell office:value-type="float" office:value="0.000208497">
            <text:p>0.000208497</text:p>
          </table:table-cell>
          <table:table-cell office:value-type="float" office:value="0.01209489">
            <text:p>0.01209489</text:p>
          </table:table-cell>
          <table:table-cell office:value-type="percentage" office:value="0.396434848">
            <text:p>39.64%</text:p>
          </table:table-cell>
          <table:table-cell office:value-type="percentage" office:value="0.651268303">
            <text:p>65.13%</text:p>
          </table:table-cell>
          <table:table-cell office:value-type="float" office:value="3158">
            <text:p>3158</text:p>
          </table:table-cell>
          <table:table-cell office:value-type="float" office:value="7966">
            <text:p>796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dbo:country&gt; <text:s/>?b <text:s text:c="2"/>=&gt; ?a <text:s/>&lt;isLocatedIn&gt; <text:s/>?b</text:p>
          </table:table-cell>
          <table:table-cell office:value-type="float" office:value="0.016859044">
            <text:p>0.016859044</text:p>
          </table:table-cell>
          <table:table-cell office:value-type="float" office:value="0.216298792">
            <text:p>0.216298792</text:p>
          </table:table-cell>
          <table:table-cell office:value-type="percentage" office:value="0.436552779">
            <text:p>43.66%</text:p>
          </table:table-cell>
          <table:table-cell office:value-type="percentage" office:value="0.651183251">
            <text:p>65.12%</text:p>
          </table:table-cell>
          <table:table-cell office:value-type="float" office:value="255355">
            <text:p>255355</text:p>
          </table:table-cell>
          <table:table-cell office:value-type="float" office:value="584935">
            <text:p>58493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almaMater&gt; <text:s/>?b <text:s text:c="2"/>=&gt; ?a <text:s/>&lt;graduatedFrom&gt; <text:s/>?b</text:p>
          </table:table-cell>
          <table:table-cell office:value-type="float" office:value="0.001610738">
            <text:p>0.001610738</text:p>
          </table:table-cell>
          <table:table-cell office:value-type="float" office:value="0.928348554">
            <text:p>0.928348554</text:p>
          </table:table-cell>
          <table:table-cell office:value-type="percentage" office:value="0.460529296">
            <text:p>46.05%</text:p>
          </table:table-cell>
          <table:table-cell office:value-type="percentage" office:value="0.639803839">
            <text:p>63.98%</text:p>
          </table:table-cell>
          <table:table-cell office:value-type="float" office:value="24397">
            <text:p>24397</text:p>
          </table:table-cell>
          <table:table-cell office:value-type="float" office:value="52976">
            <text:p>5297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usingCountry&gt; <text:s/>?a <text:s text:c="2"/>=&gt; ?a <text:s/>&lt;hasCurrency&gt; <text:s/>?b</text:p>
          </table:table-cell>
          <table:table-cell office:value-type="float" office:value="0.000010564">
            <text:p>0.000010564</text:p>
          </table:table-cell>
          <table:table-cell office:value-type="float" office:value="0.315581854">
            <text:p>0.315581854</text:p>
          </table:table-cell>
          <table:table-cell office:value-type="percentage" office:value="0.380952381">
            <text:p>38.10%</text:p>
          </table:table-cell>
          <table:table-cell office:value-type="percentage" office:value="0.625">
            <text:p>62.50%</text:p>
          </table:table-cell>
          <table:table-cell office:value-type="float" office:value="160">
            <text:p>160</text:p>
          </table:table-cell>
          <table:table-cell office:value-type="float" office:value="420">
            <text:p>42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locatedInArea&gt; <text:s/>?b <text:s text:c="2"/>=&gt; ?a <text:s/>&lt;isLocatedIn&gt; <text:s/>?b</text:p>
          </table:table-cell>
          <table:table-cell office:value-type="float" office:value="0.000900474">
            <text:p>0.000900474</text:p>
          </table:table-cell>
          <table:table-cell office:value-type="float" office:value="0.011552933">
            <text:p>0.011552933</text:p>
          </table:table-cell>
          <table:table-cell office:value-type="percentage" office:value="0.480314129">
            <text:p>48.03%</text:p>
          </table:table-cell>
          <table:table-cell office:value-type="percentage" office:value="0.611641778">
            <text:p>61.16%</text:p>
          </table:table-cell>
          <table:table-cell office:value-type="float" office:value="13639">
            <text:p>13639</text:p>
          </table:table-cell>
          <table:table-cell office:value-type="float" office:value="28396">
            <text:p>2839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city&gt; <text:s/>?b <text:s text:c="2"/>=&gt; ?a <text:s/>&lt;isLocatedIn&gt; <text:s/>?b</text:p>
          </table:table-cell>
          <table:table-cell office:value-type="float" office:value="0.002580667">
            <text:p>0.002580667</text:p>
          </table:table-cell>
          <table:table-cell office:value-type="float" office:value="0.033109542">
            <text:p>0.033109542</text:p>
          </table:table-cell>
          <table:table-cell office:value-type="percentage" office:value="0.461820201">
            <text:p>46.18%</text:p>
          </table:table-cell>
          <table:table-cell office:value-type="percentage" office:value="0.609540443">
            <text:p>60.95%</text:p>
          </table:table-cell>
          <table:table-cell office:value-type="float" office:value="39088">
            <text:p>39088</text:p>
          </table:table-cell>
          <table:table-cell office:value-type="float" office:value="84639">
            <text:p>8463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language&gt; <text:s/>?b <text:s text:c="2"/>=&gt; ?a <text:s/>&lt;hasOfficialLanguage&gt; <text:s/>?b</text:p>
          </table:table-cell>
          <table:table-cell office:value-type="float" office:value="0.000039811">
            <text:p>0.000039811</text:p>
          </table:table-cell>
          <table:table-cell office:value-type="float" office:value="0.8457223">
            <text:p>0.8457223</text:p>
          </table:table-cell>
          <table:table-cell office:value-type="percentage" office:value="0.007218704">
            <text:p>0.72%</text:p>
          </table:table-cell>
          <table:table-cell office:value-type="percentage" office:value="0.594674556">
            <text:p>59.47%</text:p>
          </table:table-cell>
          <table:table-cell office:value-type="float" office:value="603">
            <text:p>603</text:p>
          </table:table-cell>
          <table:table-cell office:value-type="float" office:value="83533">
            <text:p>8353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location&gt; <text:s/>?b <text:s text:c="2"/>=&gt; ?a <text:s/>&lt;isLocatedIn&gt; <text:s/>?b</text:p>
          </table:table-cell>
          <table:table-cell office:value-type="float" office:value="0.006090198">
            <text:p>0.006090198</text:p>
          </table:table-cell>
          <table:table-cell office:value-type="float" office:value="0.07813625">
            <text:p>0.07813625</text:p>
          </table:table-cell>
          <table:table-cell office:value-type="percentage" office:value="0.372555038">
            <text:p>37.26%</text:p>
          </table:table-cell>
          <table:table-cell office:value-type="percentage" office:value="0.593967921">
            <text:p>59.40%</text:p>
          </table:table-cell>
          <table:table-cell office:value-type="float" office:value="92245">
            <text:p>92245</text:p>
          </table:table-cell>
          <table:table-cell office:value-type="float" office:value="247601">
            <text:p>24760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deathPlace&gt; <text:s/>?b <text:s text:c="2"/>=&gt; ?a <text:s/>&lt;diedIn&gt; <text:s/>?b</text:p>
          </table:table-cell>
          <table:table-cell office:value-type="float" office:value="0.002728689">
            <text:p>0.002728689</text:p>
          </table:table-cell>
          <table:table-cell office:value-type="float" office:value="0.918016037">
            <text:p>0.918016037</text:p>
          </table:table-cell>
          <table:table-cell office:value-type="percentage" office:value="0.206881708">
            <text:p>20.69%</text:p>
          </table:table-cell>
          <table:table-cell office:value-type="percentage" office:value="0.592935843">
            <text:p>59.29%</text:p>
          </table:table-cell>
          <table:table-cell office:value-type="float" office:value="41330">
            <text:p>41330</text:p>
          </table:table-cell>
          <table:table-cell office:value-type="float" office:value="199776">
            <text:p>19977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state&gt; <text:s/>?b <text:s text:c="2"/>=&gt; ?a <text:s/>&lt;isLocatedIn&gt; <text:s/>?b</text:p>
          </table:table-cell>
          <table:table-cell office:value-type="float" office:value="0.001468857">
            <text:p>0.001468857</text:p>
          </table:table-cell>
          <table:table-cell office:value-type="float" office:value="0.018845198">
            <text:p>0.018845198</text:p>
          </table:table-cell>
          <table:table-cell office:value-type="percentage" office:value="0.452112418">
            <text:p>45.21%</text:p>
          </table:table-cell>
          <table:table-cell office:value-type="percentage" office:value="0.586291406">
            <text:p>58.63%</text:p>
          </table:table-cell>
          <table:table-cell office:value-type="float" office:value="22248">
            <text:p>22248</text:p>
          </table:table-cell>
          <table:table-cell office:value-type="float" office:value="49209">
            <text:p>4920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designer&gt; <text:s/>?b</text:p>
          </table:table-cell>
          <table:table-cell office:value-type="float" office:value="0.00014921">
            <text:p>0.00014921</text:p>
          </table:table-cell>
          <table:table-cell office:value-type="float" office:value="0.246671033">
            <text:p>0.246671033</text:p>
          </table:table-cell>
          <table:table-cell office:value-type="percentage" office:value="0.008655621">
            <text:p>0.87%</text:p>
          </table:table-cell>
          <table:table-cell office:value-type="percentage" office:value="0.585795749">
            <text:p>58.58%</text:p>
          </table:table-cell>
          <table:table-cell office:value-type="float" office:value="2260">
            <text:p>2260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isAffiliatedTo&gt; <text:s/>?a <text:s text:c="2"/>=&gt; ?a <text:s/>&lt;dbo:secretaryGeneral&gt; <text:s/>?b</text:p>
          </table:table-cell>
          <table:table-cell office:value-type="float" office:value="0.000001188">
            <text:p>0.000001188</text:p>
          </table:table-cell>
          <table:table-cell office:value-type="float" office:value="0.169811321">
            <text:p>0.169811321</text:p>
          </table:table-cell>
          <table:table-cell office:value-type="percentage" office:value="0.000042872">
            <text:p>0.00%</text:p>
          </table:table-cell>
          <table:table-cell office:value-type="percentage" office:value="0.5625">
            <text:p>56.25%</text:p>
          </table:table-cell>
          <table:table-cell office:value-type="float" office:value="18">
            <text:p>18</text:p>
          </table:table-cell>
          <table:table-cell office:value-type="float" office:value="419854">
            <text:p>41985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councilArea&gt; <text:s/>?b</text:p>
          </table:table-cell>
          <table:table-cell office:value-type="float" office:value="0.000027069">
            <text:p>0.000027069</text:p>
          </table:table-cell>
          <table:table-cell office:value-type="float" office:value="0.20572002">
            <text:p>0.20572002</text:p>
          </table:table-cell>
          <table:table-cell office:value-type="percentage" office:value="0.000347291">
            <text:p>0.03%</text:p>
          </table:table-cell>
          <table:table-cell office:value-type="percentage" office:value="0.55033557">
            <text:p>55.03%</text:p>
          </table:table-cell>
          <table:table-cell office:value-type="float" office:value="410">
            <text:p>410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birthPlace&gt; <text:s/>?b <text:s text:c="2"/>=&gt; ?a <text:s/>&lt;wasBornIn&gt; <text:s/>?b</text:p>
          </table:table-cell>
          <table:table-cell office:value-type="float" office:value="0.010106381">
            <text:p>0.010106381</text:p>
          </table:table-cell>
          <table:table-cell office:value-type="float" office:value="0.947510461">
            <text:p>0.947510461</text:p>
          </table:table-cell>
          <table:table-cell office:value-type="percentage" office:value="0.199120921">
            <text:p>19.91%</text:p>
          </table:table-cell>
          <table:table-cell office:value-type="percentage" office:value="0.535661546">
            <text:p>53.57%</text:p>
          </table:table-cell>
          <table:table-cell office:value-type="float" office:value="153076">
            <text:p>153076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predecessor&gt; <text:s/>?a <text:s text:c="2"/>=&gt; ?a <text:s/>&lt;hasChild&gt; <text:s/>?b</text:p>
          </table:table-cell>
          <table:table-cell office:value-type="float" office:value="0.000072756">
            <text:p>0.000072756</text:p>
          </table:table-cell>
          <table:table-cell office:value-type="float" office:value="0.073545115">
            <text:p>0.073545115</text:p>
          </table:table-cell>
          <table:table-cell office:value-type="percentage" office:value="0.077073717">
            <text:p>7.71%</text:p>
          </table:table-cell>
          <table:table-cell office:value-type="percentage" office:value="0.53006253">
            <text:p>53.01%</text:p>
          </table:table-cell>
          <table:table-cell office:value-type="float" office:value="1102">
            <text:p>1102</text:p>
          </table:table-cell>
          <table:table-cell office:value-type="float" office:value="14298">
            <text:p>1429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nfluences&gt; <text:s/>?b <text:s text:c="2"/>=&gt; ?a <text:s/>&lt;dbo:influenced&gt; <text:s/>?b</text:p>
          </table:table-cell>
          <table:table-cell office:value-type="float" office:value="0.000434227">
            <text:p>0.000434227</text:p>
          </table:table-cell>
          <table:table-cell office:value-type="float" office:value="0.74543806">
            <text:p>0.74543806</text:p>
          </table:table-cell>
          <table:table-cell office:value-type="percentage" office:value="0.284115945">
            <text:p>28.41%</text:p>
          </table:table-cell>
          <table:table-cell office:value-type="percentage" office:value="0.52298028">
            <text:p>52.30%</text:p>
          </table:table-cell>
          <table:table-cell office:value-type="float" office:value="6577">
            <text:p>6577</text:p>
          </table:table-cell>
          <table:table-cell office:value-type="float" office:value="23149">
            <text:p>2314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dbo:region&gt; <text:s/>?b <text:s text:c="2"/>=&gt; ?a <text:s/>&lt;isPoliticianOf&gt; <text:s/>?b</text:p>
          </table:table-cell>
          <table:table-cell office:value-type="float" office:value="0.000015317">
            <text:p>0.000015317</text:p>
          </table:table-cell>
          <table:table-cell office:value-type="float" office:value="0.061883169">
            <text:p>0.061883169</text:p>
          </table:table-cell>
          <table:table-cell office:value-type="percentage" office:value="0.003562161">
            <text:p>0.36%</text:p>
          </table:table-cell>
          <table:table-cell office:value-type="percentage" office:value="0.503253796">
            <text:p>50.33%</text:p>
          </table:table-cell>
          <table:table-cell office:value-type="float" office:value="232">
            <text:p>232</text:p>
          </table:table-cell>
          <table:table-cell office:value-type="float" office:value="65129">
            <text:p>6512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musicalBand&gt; <text:s/>?b</text:p>
          </table:table-cell>
          <table:table-cell office:value-type="float" office:value="0.001959731">
            <text:p>0.001959731</text:p>
          </table:table-cell>
          <table:table-cell office:value-type="float" office:value="0.689612713">
            <text:p>0.689612713</text:p>
          </table:table-cell>
          <table:table-cell office:value-type="percentage" office:value="0.113683541">
            <text:p>11.37%</text:p>
          </table:table-cell>
          <table:table-cell office:value-type="percentage" office:value="0.501537578">
            <text:p>50.15%</text:p>
          </table:table-cell>
          <table:table-cell office:value-type="float" office:value="29683">
            <text:p>29683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musicalArtist&gt; <text:s/>?b</text:p>
          </table:table-cell>
          <table:table-cell office:value-type="float" office:value="0.001959731">
            <text:p>0.001959731</text:p>
          </table:table-cell>
          <table:table-cell office:value-type="float" office:value="0.689612713">
            <text:p>0.689612713</text:p>
          </table:table-cell>
          <table:table-cell office:value-type="percentage" office:value="0.113683541">
            <text:p>11.37%</text:p>
          </table:table-cell>
          <table:table-cell office:value-type="percentage" office:value="0.501537578">
            <text:p>50.15%</text:p>
          </table:table-cell>
          <table:table-cell office:value-type="float" office:value="29683">
            <text:p>29683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graduatedFrom&gt; <text:s/>?a <text:s text:c="2"/>=&gt; ?a <text:s/>&lt;dbo:rector&gt; <text:s/>?b</text:p>
          </table:table-cell>
          <table:table-cell office:value-type="float" office:value="0.000000396">
            <text:p>0.000000396</text:p>
          </table:table-cell>
          <table:table-cell office:value-type="float" office:value="0.01171875">
            <text:p>0.01171875</text:p>
          </table:table-cell>
          <table:table-cell office:value-type="percentage" office:value="0.000228311">
            <text:p>0.02%</text:p>
          </table:table-cell>
          <table:table-cell office:value-type="percentage" office:value="0.5">
            <text:p>50.00%</text:p>
          </table:table-cell>
          <table:table-cell office:value-type="float" office:value="6">
            <text:p>6</text:p>
          </table:table-cell>
          <table:table-cell office:value-type="float" office:value="26280">
            <text:p>2628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owns&gt; <text:s/>?b <text:s text:c="2"/>=&gt; ?a <text:s/>&lt;dbo:subsidiary&gt; <text:s/>?b</text:p>
          </table:table-cell>
          <table:table-cell office:value-type="float" office:value="0.00000746">
            <text:p>0.00000746</text:p>
          </table:table-cell>
          <table:table-cell office:value-type="float" office:value="0.037504149">
            <text:p>0.037504149</text:p>
          </table:table-cell>
          <table:table-cell office:value-type="percentage" office:value="0.004902173">
            <text:p>0.49%</text:p>
          </table:table-cell>
          <table:table-cell office:value-type="percentage" office:value="0.484978541">
            <text:p>48.50%</text:p>
          </table:table-cell>
          <table:table-cell office:value-type="float" office:value="113">
            <text:p>113</text:p>
          </table:table-cell>
          <table:table-cell office:value-type="float" office:value="23051">
            <text:p>2305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hasCapital&gt; <text:s/>?b <text:s text:c="2"/>=&gt; ?a <text:s/>&lt;dbo:largestCity&gt; <text:s/>?b</text:p>
          </table:table-cell>
          <table:table-cell office:value-type="float" office:value="0.000004622">
            <text:p>0.000004622</text:p>
          </table:table-cell>
          <table:table-cell office:value-type="float" office:value="0.033686237">
            <text:p>0.033686237</text:p>
          </table:table-cell>
          <table:table-cell office:value-type="percentage" office:value="0.038419319">
            <text:p>3.84%</text:p>
          </table:table-cell>
          <table:table-cell office:value-type="percentage" office:value="0.476190476">
            <text:p>47.62%</text:p>
          </table:table-cell>
          <table:table-cell office:value-type="float" office:value="70">
            <text:p>70</text:p>
          </table:table-cell>
          <table:table-cell office:value-type="float" office:value="1822">
            <text:p>182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isLeaderOf&gt; <text:s/>?a <text:s text:c="2"/>=&gt; ?a <text:s/>&lt;dbo:commander&gt; <text:s/>?b</text:p>
          </table:table-cell>
          <table:table-cell office:value-type="float" office:value="0.000022844">
            <text:p>0.000022844</text:p>
          </table:table-cell>
          <table:table-cell office:value-type="float" office:value="0.010491207">
            <text:p>0.010491207</text:p>
          </table:table-cell>
          <table:table-cell office:value-type="percentage" office:value="0.035055724">
            <text:p>3.51%</text:p>
          </table:table-cell>
          <table:table-cell office:value-type="percentage" office:value="0.475928473">
            <text:p>47.59%</text:p>
          </table:table-cell>
          <table:table-cell office:value-type="float" office:value="346">
            <text:p>346</text:p>
          </table:table-cell>
          <table:table-cell office:value-type="float" office:value="9870">
            <text:p>987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origin&gt; <text:s/>?b</text:p>
          </table:table-cell>
          <table:table-cell office:value-type="float" office:value="0.000239132">
            <text:p>0.000239132</text:p>
          </table:table-cell>
          <table:table-cell office:value-type="float" office:value="0.219116757">
            <text:p>0.219116757</text:p>
          </table:table-cell>
          <table:table-cell office:value-type="percentage" office:value="0.00306802">
            <text:p>0.31%</text:p>
          </table:table-cell>
          <table:table-cell office:value-type="percentage" office:value="0.474891832">
            <text:p>47.49%</text:p>
          </table:table-cell>
          <table:table-cell office:value-type="float" office:value="3622">
            <text:p>3622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largestCity&gt; <text:s/>?b <text:s text:c="2"/>=&gt; ?a <text:s/>&lt;hasCapital&gt; <text:s/>?b</text:p>
          </table:table-cell>
          <table:table-cell office:value-type="float" office:value="0.000004622">
            <text:p>0.000004622</text:p>
          </table:table-cell>
          <table:table-cell office:value-type="float" office:value="0.038419319">
            <text:p>0.038419319</text:p>
          </table:table-cell>
          <table:table-cell office:value-type="percentage" office:value="0.033686237">
            <text:p>3.37%</text:p>
          </table:table-cell>
          <table:table-cell office:value-type="percentage" office:value="0.472972973">
            <text:p>47.30%</text:p>
          </table:table-cell>
          <table:table-cell office:value-type="float" office:value="70">
            <text:p>70</text:p>
          </table:table-cell>
          <table:table-cell office:value-type="float" office:value="2078">
            <text:p>207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irected&gt; <text:s/>?a <text:s text:c="2"/>=&gt; ?a <text:s/>&lt;dbo:writer&gt; <text:s/>?b</text:p>
          </table:table-cell>
          <table:table-cell office:value-type="float" office:value="0.000845676">
            <text:p>0.000845676</text:p>
          </table:table-cell>
          <table:table-cell office:value-type="float" office:value="0.097023913">
            <text:p>0.097023913</text:p>
          </table:table-cell>
          <table:table-cell office:value-type="percentage" office:value="0.322758655">
            <text:p>32.28%</text:p>
          </table:table-cell>
          <table:table-cell office:value-type="percentage" office:value="0.456860577">
            <text:p>45.69%</text:p>
          </table:table-cell>
          <table:table-cell office:value-type="float" office:value="12809">
            <text:p>12809</text:p>
          </table:table-cell>
          <table:table-cell office:value-type="float" office:value="39686">
            <text:p>3968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citizenship&gt; <text:s/>?b <text:s text:c="2"/>=&gt; ?a <text:s/>&lt;livesIn&gt; <text:s/>?b</text:p>
          </table:table-cell>
          <table:table-cell office:value-type="float" office:value="0.000036642">
            <text:p>0.000036642</text:p>
          </table:table-cell>
          <table:table-cell office:value-type="float" office:value="0.018551945">
            <text:p>0.018551945</text:p>
          </table:table-cell>
          <table:table-cell office:value-type="percentage" office:value="0.141690069">
            <text:p>14.17%</text:p>
          </table:table-cell>
          <table:table-cell office:value-type="percentage" office:value="0.449756888">
            <text:p>44.98%</text:p>
          </table:table-cell>
          <table:table-cell office:value-type="float" office:value="555">
            <text:p>555</text:p>
          </table:table-cell>
          <table:table-cell office:value-type="float" office:value="3917">
            <text:p>391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district&gt; <text:s/>?b <text:s text:c="2"/>=&gt; ?a <text:s/>&lt;isLocatedIn&gt; <text:s/>?b</text:p>
          </table:table-cell>
          <table:table-cell office:value-type="float" office:value="0.001153866">
            <text:p>0.001153866</text:p>
          </table:table-cell>
          <table:table-cell office:value-type="float" office:value="0.014803916">
            <text:p>0.014803916</text:p>
          </table:table-cell>
          <table:table-cell office:value-type="percentage" office:value="0.282050868">
            <text:p>28.21%</text:p>
          </table:table-cell>
          <table:table-cell office:value-type="percentage" office:value="0.44393924">
            <text:p>44.39%</text:p>
          </table:table-cell>
          <table:table-cell office:value-type="float" office:value="17477">
            <text:p>17477</text:p>
          </table:table-cell>
          <table:table-cell office:value-type="float" office:value="61964">
            <text:p>6196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wroteMusicFor&gt; <text:s/>?a <text:s text:c="2"/>=&gt; ?a <text:s/>&lt;dbo:lyrics&gt; <text:s/>?b</text:p>
          </table:table-cell>
          <table:table-cell office:value-type="float" office:value="0.000025286">
            <text:p>0.000025286</text:p>
          </table:table-cell>
          <table:table-cell office:value-type="float" office:value="0.290812453">
            <text:p>0.290812453</text:p>
          </table:table-cell>
          <table:table-cell office:value-type="percentage" office:value="0.017114259">
            <text:p>1.71%</text:p>
          </table:table-cell>
          <table:table-cell office:value-type="percentage" office:value="0.437714286">
            <text:p>43.77%</text:p>
          </table:table-cell>
          <table:table-cell office:value-type="float" office:value="383">
            <text:p>383</text:p>
          </table:table-cell>
          <table:table-cell office:value-type="float" office:value="22379">
            <text:p>2237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chiefEditor&gt; <text:s/>?b</text:p>
          </table:table-cell>
          <table:table-cell office:value-type="float" office:value="0.000000462">
            <text:p>0.000000462</text:p>
          </table:table-cell>
          <table:table-cell office:value-type="float" office:value="0.056910569">
            <text:p>0.056910569</text:p>
          </table:table-cell>
          <table:table-cell office:value-type="percentage" office:value="0.000026809">
            <text:p>0.00%</text:p>
          </table:table-cell>
          <table:table-cell office:value-type="percentage" office:value="0.4375">
            <text:p>43.75%</text:p>
          </table:table-cell>
          <table:table-cell office:value-type="float" office:value="7">
            <text:p>7</text:p>
          </table:table-cell>
          <table:table-cell office:value-type="float" office:value="261102">
            <text:p>26110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city&gt; <text:s/>?b</text:p>
          </table:table-cell>
          <table:table-cell office:value-type="float" office:value="0.002580667">
            <text:p>0.002580667</text:p>
          </table:table-cell>
          <table:table-cell office:value-type="float" office:value="0.461820201">
            <text:p>0.461820201</text:p>
          </table:table-cell>
          <table:table-cell office:value-type="percentage" office:value="0.033109542">
            <text:p>3.31%</text:p>
          </table:table-cell>
          <table:table-cell office:value-type="percentage" office:value="0.431068518">
            <text:p>43.11%</text:p>
          </table:table-cell>
          <table:table-cell office:value-type="float" office:value="39088">
            <text:p>39088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iedIn&gt; <text:s/>?b <text:s text:c="2"/>=&gt; ?a <text:s/>&lt;dbo:residence&gt; <text:s/>?b</text:p>
          </table:table-cell>
          <table:table-cell office:value-type="float" office:value="0.000045885">
            <text:p>0.000045885</text:p>
          </table:table-cell>
          <table:table-cell office:value-type="float" office:value="0.019330255">
            <text:p>0.019330255</text:p>
          </table:table-cell>
          <table:table-cell office:value-type="percentage" office:value="0.01543724">
            <text:p>1.54%</text:p>
          </table:table-cell>
          <table:table-cell office:value-type="percentage" office:value="0.429542645">
            <text:p>42.95%</text:p>
          </table:table-cell>
          <table:table-cell office:value-type="float" office:value="695">
            <text:p>695</text:p>
          </table:table-cell>
          <table:table-cell office:value-type="float" office:value="45021">
            <text:p>4502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ceremonialCounty&gt; <text:s/>?b</text:p>
          </table:table-cell>
          <table:table-cell office:value-type="float" office:value="0.000130856">
            <text:p>0.000130856</text:p>
          </table:table-cell>
          <table:table-cell office:value-type="float" office:value="0.523369422">
            <text:p>0.523369422</text:p>
          </table:table-cell>
          <table:table-cell office:value-type="percentage" office:value="0.001678856">
            <text:p>0.17%</text:p>
          </table:table-cell>
          <table:table-cell office:value-type="percentage" office:value="0.4234138">
            <text:p>42.34%</text:p>
          </table:table-cell>
          <table:table-cell office:value-type="float" office:value="1982">
            <text:p>1982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created&gt; <text:s/>?b <text:s text:c="2"/>=&gt; ?a <text:s/>&lt;dbo:significantProject&gt; <text:s/>?b</text:p>
          </table:table-cell>
          <table:table-cell office:value-type="float" office:value="0.000002311">
            <text:p>0.000002311</text:p>
          </table:table-cell>
          <table:table-cell office:value-type="float" office:value="0.070993915">
            <text:p>0.070993915</text:p>
          </table:table-cell>
          <table:table-cell office:value-type="percentage" office:value="0.000134047">
            <text:p>0.01%</text:p>
          </table:table-cell>
          <table:table-cell office:value-type="percentage" office:value="0.416666667">
            <text:p>41.67%</text:p>
          </table:table-cell>
          <table:table-cell office:value-type="float" office:value="35">
            <text:p>35</text:p>
          </table:table-cell>
          <table:table-cell office:value-type="float" office:value="261102">
            <text:p>26110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created&gt; <text:s/>?a <text:s text:c="2"/>=&gt; ?a <text:s/>&lt;dbo:picture&gt; <text:s/>?b</text:p>
          </table:table-cell>
          <table:table-cell office:value-type="float" office:value="0.000006404">
            <text:p>0.000006404</text:p>
          </table:table-cell>
          <table:table-cell office:value-type="float" office:value="0.076018809">
            <text:p>0.076018809</text:p>
          </table:table-cell>
          <table:table-cell office:value-type="percentage" office:value="0.000371502">
            <text:p>0.04%</text:p>
          </table:table-cell>
          <table:table-cell office:value-type="percentage" office:value="0.414529915">
            <text:p>41.45%</text:p>
          </table:table-cell>
          <table:table-cell office:value-type="float" office:value="97">
            <text:p>97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CitizenOf&gt; <text:s/>?b <text:s text:c="2"/>=&gt; ?a <text:s/>&lt;dbo:residence&gt; <text:s/>?b</text:p>
          </table:table-cell>
          <table:table-cell office:value-type="float" office:value="0.00014274">
            <text:p>0.00014274</text:p>
          </table:table-cell>
          <table:table-cell office:value-type="float" office:value="0.060132391">
            <text:p>0.060132391</text:p>
          </table:table-cell>
          <table:table-cell office:value-type="percentage" office:value="0.049631551">
            <text:p>4.96%</text:p>
          </table:table-cell>
          <table:table-cell office:value-type="percentage" office:value="0.414176245">
            <text:p>41.42%</text:p>
          </table:table-cell>
          <table:table-cell office:value-type="float" office:value="2162">
            <text:p>2162</text:p>
          </table:table-cell>
          <table:table-cell office:value-type="float" office:value="43561">
            <text:p>4356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composer&gt; <text:s/>?b</text:p>
          </table:table-cell>
          <table:table-cell office:value-type="float" office:value="0.000208497">
            <text:p>0.000208497</text:p>
          </table:table-cell>
          <table:table-cell office:value-type="float" office:value="0.396434848">
            <text:p>0.396434848</text:p>
          </table:table-cell>
          <table:table-cell office:value-type="percentage" office:value="0.01209489">
            <text:p>1.21%</text:p>
          </table:table-cell>
          <table:table-cell office:value-type="percentage" office:value="0.406958763">
            <text:p>40.70%</text:p>
          </table:table-cell>
          <table:table-cell office:value-type="float" office:value="3158">
            <text:p>3158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lieutenancyArea&gt; <text:s/>?b</text:p>
          </table:table-cell>
          <table:table-cell office:value-type="float" office:value="0.000010035">
            <text:p>0.000010035</text:p>
          </table:table-cell>
          <table:table-cell office:value-type="float" office:value="0.137060415">
            <text:p>0.137060415</text:p>
          </table:table-cell>
          <table:table-cell office:value-type="percentage" office:value="0.000128752">
            <text:p>0.01%</text:p>
          </table:table-cell>
          <table:table-cell office:value-type="percentage" office:value="0.4">
            <text:p>40.00%</text:p>
          </table:table-cell>
          <table:table-cell office:value-type="float" office:value="152">
            <text:p>152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hasAcademicAdvisor&gt; <text:s/>?a <text:s text:c="2"/>=&gt; ?a <text:s/>&lt;dbo:notableStudent&gt; <text:s/>?b</text:p>
          </table:table-cell>
          <table:table-cell office:value-type="float" office:value="0.000003235">
            <text:p>0.000003235</text:p>
          </table:table-cell>
          <table:table-cell office:value-type="float" office:value="0.076682316">
            <text:p>0.076682316</text:p>
          </table:table-cell>
          <table:table-cell office:value-type="percentage" office:value="0.016925734">
            <text:p>1.69%</text:p>
          </table:table-cell>
          <table:table-cell office:value-type="percentage" office:value="0.398373984">
            <text:p>39.84%</text:p>
          </table:table-cell>
          <table:table-cell office:value-type="float" office:value="49">
            <text:p>49</text:p>
          </table:table-cell>
          <table:table-cell office:value-type="float" office:value="2895">
            <text:p>289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hasChild&gt; <text:s/>?a <text:s text:c="2"/>=&gt; ?a <text:s/>&lt;dbo:predecessor&gt; <text:s/>?b</text:p>
          </table:table-cell>
          <table:table-cell office:value-type="float" office:value="0.000072756">
            <text:p>0.000072756</text:p>
          </table:table-cell>
          <table:table-cell office:value-type="float" office:value="0.077073717">
            <text:p>0.077073717</text:p>
          </table:table-cell>
          <table:table-cell office:value-type="percentage" office:value="0.073545115">
            <text:p>7.35%</text:p>
          </table:table-cell>
          <table:table-cell office:value-type="percentage" office:value="0.392729865">
            <text:p>39.27%</text:p>
          </table:table-cell>
          <table:table-cell office:value-type="float" office:value="1102">
            <text:p>1102</text:p>
          </table:table-cell>
          <table:table-cell office:value-type="float" office:value="14984">
            <text:p>1498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successor&gt; <text:s/>?b <text:s text:c="2"/>=&gt; ?a <text:s/>&lt;hasChild&gt; <text:s/>?b</text:p>
          </table:table-cell>
          <table:table-cell office:value-type="float" office:value="0.000069455">
            <text:p>0.000069455</text:p>
          </table:table-cell>
          <table:table-cell office:value-type="float" office:value="0.070208222">
            <text:p>0.070208222</text:p>
          </table:table-cell>
          <table:table-cell office:value-type="percentage" office:value="0.017364321">
            <text:p>1.74%</text:p>
          </table:table-cell>
          <table:table-cell office:value-type="percentage" office:value="0.386906951">
            <text:p>38.69%</text:p>
          </table:table-cell>
          <table:table-cell office:value-type="float" office:value="1052">
            <text:p>1052</text:p>
          </table:table-cell>
          <table:table-cell office:value-type="float" office:value="60584">
            <text:p>6058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notableStudent&gt; <text:s/>?a <text:s text:c="2"/>=&gt; ?a <text:s/>&lt;hasAcademicAdvisor&gt; <text:s/>?b</text:p>
          </table:table-cell>
          <table:table-cell office:value-type="float" office:value="0.000003235">
            <text:p>0.000003235</text:p>
          </table:table-cell>
          <table:table-cell office:value-type="float" office:value="0.016925734">
            <text:p>0.016925734</text:p>
          </table:table-cell>
          <table:table-cell office:value-type="percentage" office:value="0.076682316">
            <text:p>7.67%</text:p>
          </table:table-cell>
          <table:table-cell office:value-type="percentage" office:value="0.385826772">
            <text:p>38.58%</text:p>
          </table:table-cell>
          <table:table-cell office:value-type="float" office:value="49">
            <text:p>49</text:p>
          </table:table-cell>
          <table:table-cell office:value-type="float" office:value="639">
            <text:p>63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lyrics&gt; <text:s/>?a <text:s text:c="2"/>=&gt; ?a <text:s/>&lt;wroteMusicFor&gt; <text:s/>?b</text:p>
          </table:table-cell>
          <table:table-cell office:value-type="float" office:value="0.000025286">
            <text:p>0.000025286</text:p>
          </table:table-cell>
          <table:table-cell office:value-type="float" office:value="0.017114259">
            <text:p>0.017114259</text:p>
          </table:table-cell>
          <table:table-cell office:value-type="percentage" office:value="0.290812453">
            <text:p>29.08%</text:p>
          </table:table-cell>
          <table:table-cell office:value-type="percentage" office:value="0.384538153">
            <text:p>38.45%</text:p>
          </table:table-cell>
          <table:table-cell office:value-type="float" office:value="383">
            <text:p>383</text:p>
          </table:table-cell>
          <table:table-cell office:value-type="float" office:value="1317">
            <text:p>1317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created&gt; <text:s/>?a <text:s text:c="2"/>=&gt; ?a <text:s/>&lt;dbo:keyPerson&gt; <text:s/>?b</text:p>
          </table:table-cell>
          <table:table-cell office:value-type="float" office:value="0.000038821">
            <text:p>0.000038821</text:p>
          </table:table-cell>
          <table:table-cell office:value-type="float" office:value="0.0218628">
            <text:p>0.0218628</text:p>
          </table:table-cell>
          <table:table-cell office:value-type="percentage" office:value="0.002251993">
            <text:p>0.23%</text:p>
          </table:table-cell>
          <table:table-cell office:value-type="percentage" office:value="0.370510397">
            <text:p>37.05%</text:p>
          </table:table-cell>
          <table:table-cell office:value-type="float" office:value="588">
            <text:p>588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deathPlace&gt; <text:s/>?b <text:s text:c="2"/>=&gt; ?a <text:s/>&lt;livesIn&gt; <text:s/>?b</text:p>
          </table:table-cell>
          <table:table-cell office:value-type="float" office:value="0.000116199">
            <text:p>0.000116199</text:p>
          </table:table-cell>
          <table:table-cell office:value-type="float" office:value="0.058831395">
            <text:p>0.058831395</text:p>
          </table:table-cell>
          <table:table-cell office:value-type="percentage" office:value="0.008809867">
            <text:p>0.88%</text:p>
          </table:table-cell>
          <table:table-cell office:value-type="percentage" office:value="0.369204951">
            <text:p>36.92%</text:p>
          </table:table-cell>
          <table:table-cell office:value-type="float" office:value="1760">
            <text:p>1760</text:p>
          </table:table-cell>
          <table:table-cell office:value-type="float" office:value="199776">
            <text:p>19977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hasChild&gt; <text:s/>?b <text:s text:c="2"/>=&gt; ?a <text:s/>&lt;dbo:successor&gt; <text:s/>?b</text:p>
          </table:table-cell>
          <table:table-cell office:value-type="float" office:value="0.000069455">
            <text:p>0.000069455</text:p>
          </table:table-cell>
          <table:table-cell office:value-type="float" office:value="0.017364321">
            <text:p>0.017364321</text:p>
          </table:table-cell>
          <table:table-cell office:value-type="percentage" office:value="0.070208222">
            <text:p>7.02%</text:p>
          </table:table-cell>
          <table:table-cell office:value-type="percentage" office:value="0.365658672">
            <text:p>36.57%</text:p>
          </table:table-cell>
          <table:table-cell office:value-type="float" office:value="1052">
            <text:p>1052</text:p>
          </table:table-cell>
          <table:table-cell office:value-type="float" office:value="14984">
            <text:p>1498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created&gt; <text:s/>?b <text:s text:c="2"/>=&gt; ?a <text:s/>&lt;dbo:knownFor&gt; <text:s/>?b</text:p>
          </table:table-cell>
          <table:table-cell office:value-type="float" office:value="0.000051365">
            <text:p>0.000051365</text:p>
          </table:table-cell>
          <table:table-cell office:value-type="float" office:value="0.032445056">
            <text:p>0.032445056</text:p>
          </table:table-cell>
          <table:table-cell office:value-type="percentage" office:value="0.002979678">
            <text:p>0.30%</text:p>
          </table:table-cell>
          <table:table-cell office:value-type="percentage" office:value="0.365601504">
            <text:p>36.56%</text:p>
          </table:table-cell>
          <table:table-cell office:value-type="float" office:value="778">
            <text:p>778</text:p>
          </table:table-cell>
          <table:table-cell office:value-type="float" office:value="261102">
            <text:p>26110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CitizenOf&gt; <text:s/>?b <text:s text:c="2"/>=&gt; ?a <text:s/>&lt;dbo:birthPlace&gt; <text:s/>?b</text:p>
          </table:table-cell>
          <table:table-cell office:value-type="float" office:value="0.000801771">
            <text:p>0.000801771</text:p>
          </table:table-cell>
          <table:table-cell office:value-type="float" office:value="0.015796888">
            <text:p>0.015796888</text:p>
          </table:table-cell>
          <table:table-cell office:value-type="percentage" office:value="0.278781479">
            <text:p>27.88%</text:p>
          </table:table-cell>
          <table:table-cell office:value-type="percentage" office:value="0.365222099">
            <text:p>36.52%</text:p>
          </table:table-cell>
          <table:table-cell office:value-type="float" office:value="12144">
            <text:p>12144</text:p>
          </table:table-cell>
          <table:table-cell office:value-type="float" office:value="43561">
            <text:p>4356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executiveProducer&gt; <text:s/>?b</text:p>
          </table:table-cell>
          <table:table-cell office:value-type="float" office:value="0.000097118">
            <text:p>0.000097118</text:p>
          </table:table-cell>
          <table:table-cell office:value-type="float" office:value="0.200517993">
            <text:p>0.200517993</text:p>
          </table:table-cell>
          <table:table-cell office:value-type="percentage" office:value="0.005633814">
            <text:p>0.56%</text:p>
          </table:table-cell>
          <table:table-cell office:value-type="percentage" office:value="0.34874348">
            <text:p>34.87%</text:p>
          </table:table-cell>
          <table:table-cell office:value-type="float" office:value="1471">
            <text:p>1471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foundationPlace&gt; <text:s/>?b</text:p>
          </table:table-cell>
          <table:table-cell office:value-type="float" office:value="0.00011402">
            <text:p>0.00011402</text:p>
          </table:table-cell>
          <table:table-cell office:value-type="float" office:value="0.149549706">
            <text:p>0.149549706</text:p>
          </table:table-cell>
          <table:table-cell office:value-type="percentage" office:value="0.001462858">
            <text:p>0.15%</text:p>
          </table:table-cell>
          <table:table-cell office:value-type="percentage" office:value="0.347834844">
            <text:p>34.78%</text:p>
          </table:table-cell>
          <table:table-cell office:value-type="float" office:value="1727">
            <text:p>1727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iedIn&gt; <text:s/>?b <text:s text:c="2"/>=&gt; ?a <text:s/>&lt;dbo:placeOfBurial&gt; <text:s/>?b</text:p>
          </table:table-cell>
          <table:table-cell office:value-type="float" office:value="0.000001717">
            <text:p>0.000001717</text:p>
          </table:table-cell>
          <table:table-cell office:value-type="float" office:value="0.052313883">
            <text:p>0.052313883</text:p>
          </table:table-cell>
          <table:table-cell office:value-type="percentage" office:value="0.000577508">
            <text:p>0.06%</text:p>
          </table:table-cell>
          <table:table-cell office:value-type="percentage" office:value="0.337662338">
            <text:p>33.77%</text:p>
          </table:table-cell>
          <table:table-cell office:value-type="float" office:value="26">
            <text:p>26</text:p>
          </table:table-cell>
          <table:table-cell office:value-type="float" office:value="45021">
            <text:p>4502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county&gt; <text:s/>?b</text:p>
          </table:table-cell>
          <table:table-cell office:value-type="float" office:value="0.000340343">
            <text:p>0.000340343</text:p>
          </table:table-cell>
          <table:table-cell office:value-type="float" office:value="0.25575511">
            <text:p>0.25575511</text:p>
          </table:table-cell>
          <table:table-cell office:value-type="percentage" office:value="0.00436655">
            <text:p>0.44%</text:p>
          </table:table-cell>
          <table:table-cell office:value-type="percentage" office:value="0.333247139">
            <text:p>33.32%</text:p>
          </table:table-cell>
          <table:table-cell office:value-type="float" office:value="5155">
            <text:p>5155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compiler&gt; <text:s/>?b</text:p>
          </table:table-cell>
          <table:table-cell office:value-type="float" office:value="0.000000792">
            <text:p>0.000000792</text:p>
          </table:table-cell>
          <table:table-cell office:value-type="float" office:value="0.043010753">
            <text:p>0.043010753</text:p>
          </table:table-cell>
          <table:table-cell office:value-type="percentage" office:value="0.000045959">
            <text:p>0.00%</text:p>
          </table:table-cell>
          <table:table-cell office:value-type="percentage" office:value="0.324324324">
            <text:p>32.43%</text:p>
          </table:table-cell>
          <table:table-cell office:value-type="float" office:value="12">
            <text:p>12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state&gt; <text:s/>?b</text:p>
          </table:table-cell>
          <table:table-cell office:value-type="float" office:value="0.001468857">
            <text:p>0.001468857</text:p>
          </table:table-cell>
          <table:table-cell office:value-type="float" office:value="0.452112418">
            <text:p>0.452112418</text:p>
          </table:table-cell>
          <table:table-cell office:value-type="percentage" office:value="0.018845198">
            <text:p>1.88%</text:p>
          </table:table-cell>
          <table:table-cell office:value-type="percentage" office:value="0.32376739">
            <text:p>32.38%</text:p>
          </table:table-cell>
          <table:table-cell office:value-type="float" office:value="22248">
            <text:p>22248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isLocatedIn&gt; <text:s/>?a <text:s text:c="2"/>=&gt; ?a <text:s/>&lt;dbo:countySeat&gt; <text:s/>?b</text:p>
          </table:table-cell>
          <table:table-cell office:value-type="float" office:value="0.000183343">
            <text:p>0.000183343</text:p>
          </table:table-cell>
          <table:table-cell office:value-type="float" office:value="0.92106136">
            <text:p>0.92106136</text:p>
          </table:table-cell>
          <table:table-cell office:value-type="percentage" office:value="0.002352262">
            <text:p>0.24%</text:p>
          </table:table-cell>
          <table:table-cell office:value-type="percentage" office:value="0.320929158">
            <text:p>32.09%</text:p>
          </table:table-cell>
          <table:table-cell office:value-type="float" office:value="2777">
            <text:p>2777</text:p>
          </table:table-cell>
          <table:table-cell office:value-type="float" office:value="1180566">
            <text:p>118056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owns&gt; <text:s/>?a <text:s text:c="2"/>=&gt; ?a <text:s/>&lt;dbo:parentCompany&gt; <text:s/>?b</text:p>
          </table:table-cell>
          <table:table-cell office:value-type="float" office:value="0.000008781">
            <text:p>0.000008781</text:p>
          </table:table-cell>
          <table:table-cell office:value-type="float" office:value="0.016315015">
            <text:p>0.016315015</text:p>
          </table:table-cell>
          <table:table-cell office:value-type="percentage" office:value="0.005769815">
            <text:p>0.58%</text:p>
          </table:table-cell>
          <table:table-cell office:value-type="percentage" office:value="0.318944844">
            <text:p>31.89%</text:p>
          </table:table-cell>
          <table:table-cell office:value-type="float" office:value="133">
            <text:p>133</text:p>
          </table:table-cell>
          <table:table-cell office:value-type="float" office:value="23051">
            <text:p>2305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livesIn&gt; <text:s/>?b <text:s text:c="2"/>=&gt; ?a <text:s/>&lt;dbo:citizenship&gt; <text:s/>?b</text:p>
          </table:table-cell>
          <table:table-cell office:value-type="float" office:value="0.000036642">
            <text:p>0.000036642</text:p>
          </table:table-cell>
          <table:table-cell office:value-type="float" office:value="0.141690069">
            <text:p>0.141690069</text:p>
          </table:table-cell>
          <table:table-cell office:value-type="percentage" office:value="0.018551945">
            <text:p>1.86%</text:p>
          </table:table-cell>
          <table:table-cell office:value-type="percentage" office:value="0.316780822">
            <text:p>31.68%</text:p>
          </table:table-cell>
          <table:table-cell office:value-type="float" office:value="555">
            <text:p>555</text:p>
          </table:table-cell>
          <table:table-cell office:value-type="float" office:value="29916">
            <text:p>2991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relation&gt; <text:s/>?a <text:s text:c="2"/>=&gt; ?a <text:s/>&lt;hasChild&gt; <text:s/>?b</text:p>
          </table:table-cell>
          <table:table-cell office:value-type="float" office:value="0.000014657">
            <text:p>0.000014657</text:p>
          </table:table-cell>
          <table:table-cell office:value-type="float" office:value="0.014815804">
            <text:p>0.014815804</text:p>
          </table:table-cell>
          <table:table-cell office:value-type="percentage" office:value="0.050615595">
            <text:p>5.06%</text:p>
          </table:table-cell>
          <table:table-cell office:value-type="percentage" office:value="0.309192201">
            <text:p>30.92%</text:p>
          </table:table-cell>
          <table:table-cell office:value-type="float" office:value="222">
            <text:p>222</text:p>
          </table:table-cell>
          <table:table-cell office:value-type="float" office:value="4386">
            <text:p>438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dbo:mainInterest&gt; <text:s/>?b <text:s text:c="2"/>=&gt; ?a <text:s/>&lt;isInterestedIn&gt; <text:s/>?b</text:p>
          </table:table-cell>
          <table:table-cell office:value-type="float" office:value="0.000016043">
            <text:p>0.000016043</text:p>
          </table:table-cell>
          <table:table-cell office:value-type="float" office:value="0.771428571">
            <text:p>0.771428571</text:p>
          </table:table-cell>
          <table:table-cell office:value-type="percentage" office:value="0.09328215">
            <text:p>9.33%</text:p>
          </table:table-cell>
          <table:table-cell office:value-type="percentage" office:value="0.308375635">
            <text:p>30.84%</text:p>
          </table:table-cell>
          <table:table-cell office:value-type="float" office:value="243">
            <text:p>243</text:p>
          </table:table-cell>
          <table:table-cell office:value-type="float" office:value="2605">
            <text:p>260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nationality&gt; <text:s/>?b <text:s text:c="2"/>=&gt; ?a <text:s/>&lt;livesIn&gt; <text:s/>?b</text:p>
          </table:table-cell>
          <table:table-cell office:value-type="float" office:value="0.000131978">
            <text:p>0.000131978</text:p>
          </table:table-cell>
          <table:table-cell office:value-type="float" office:value="0.066820431">
            <text:p>0.066820431</text:p>
          </table:table-cell>
          <table:table-cell office:value-type="percentage" office:value="0.034122527">
            <text:p>3.41%</text:p>
          </table:table-cell>
          <table:table-cell office:value-type="percentage" office:value="0.303937966">
            <text:p>30.39%</text:p>
          </table:table-cell>
          <table:table-cell office:value-type="float" office:value="1999">
            <text:p>1999</text:p>
          </table:table-cell>
          <table:table-cell office:value-type="float" office:value="58583">
            <text:p>5858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hasChild&gt; <text:s/>?a <text:s text:c="2"/>=&gt; ?a <text:s/>&lt;dbo:relation&gt; <text:s/>?b</text:p>
          </table:table-cell>
          <table:table-cell office:value-type="float" office:value="0.000014657">
            <text:p>0.000014657</text:p>
          </table:table-cell>
          <table:table-cell office:value-type="float" office:value="0.050615595">
            <text:p>0.050615595</text:p>
          </table:table-cell>
          <table:table-cell office:value-type="percentage" office:value="0.014815804">
            <text:p>1.48%</text:p>
          </table:table-cell>
          <table:table-cell office:value-type="percentage" office:value="0.303278689">
            <text:p>30.33%</text:p>
          </table:table-cell>
          <table:table-cell office:value-type="float" office:value="222">
            <text:p>222</text:p>
          </table:table-cell>
          <table:table-cell office:value-type="float" office:value="14984">
            <text:p>1498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owns&gt; <text:s/>?a <text:s text:c="2"/>=&gt; ?a <text:s/>&lt;dbo:tenant&gt; <text:s/>?b</text:p>
          </table:table-cell>
          <table:table-cell office:value-type="float" office:value="0.000045291">
            <text:p>0.000045291</text:p>
          </table:table-cell>
          <table:table-cell office:value-type="float" office:value="0.055038511">
            <text:p>0.055038511</text:p>
          </table:table-cell>
          <table:table-cell office:value-type="percentage" office:value="0.029760097">
            <text:p>2.98%</text:p>
          </table:table-cell>
          <table:table-cell office:value-type="percentage" office:value="0.301009215">
            <text:p>30.10%</text:p>
          </table:table-cell>
          <table:table-cell office:value-type="float" office:value="686">
            <text:p>686</text:p>
          </table:table-cell>
          <table:table-cell office:value-type="float" office:value="23051">
            <text:p>2305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district&gt; <text:s/>?b</text:p>
          </table:table-cell>
          <table:table-cell office:value-type="float" office:value="0.001153866">
            <text:p>0.001153866</text:p>
          </table:table-cell>
          <table:table-cell office:value-type="float" office:value="0.282050868">
            <text:p>0.282050868</text:p>
          </table:table-cell>
          <table:table-cell office:value-type="percentage" office:value="0.014803916">
            <text:p>1.48%</text:p>
          </table:table-cell>
          <table:table-cell office:value-type="percentage" office:value="0.30055547">
            <text:p>30.06%</text:p>
          </table:table-cell>
          <table:table-cell office:value-type="float" office:value="17477">
            <text:p>17477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gameArtist&gt; <text:s/>?b</text:p>
          </table:table-cell>
          <table:table-cell office:value-type="float" office:value="0.000012742">
            <text:p>0.000012742</text:p>
          </table:table-cell>
          <table:table-cell office:value-type="float" office:value="0.406315789">
            <text:p>0.406315789</text:p>
          </table:table-cell>
          <table:table-cell office:value-type="percentage" office:value="0.000739175">
            <text:p>0.07%</text:p>
          </table:table-cell>
          <table:table-cell office:value-type="percentage" office:value="0.300155521">
            <text:p>30.02%</text:p>
          </table:table-cell>
          <table:table-cell office:value-type="float" office:value="193">
            <text:p>193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country&gt; <text:s/>?b</text:p>
          </table:table-cell>
          <table:table-cell office:value-type="float" office:value="0.016859044">
            <text:p>0.016859044</text:p>
          </table:table-cell>
          <table:table-cell office:value-type="float" office:value="0.436552779">
            <text:p>0.436552779</text:p>
          </table:table-cell>
          <table:table-cell office:value-type="percentage" office:value="0.216298792">
            <text:p>21.63%</text:p>
          </table:table-cell>
          <table:table-cell office:value-type="percentage" office:value="0.299873289">
            <text:p>29.99%</text:p>
          </table:table-cell>
          <table:table-cell office:value-type="float" office:value="255355">
            <text:p>255355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CitizenOf&gt; <text:s/>?b <text:s text:c="2"/>=&gt; ?a <text:s/>&lt;dbo:deathPlace&gt; <text:s/>?b</text:p>
          </table:table-cell>
          <table:table-cell office:value-type="float" office:value="0.000219391">
            <text:p>0.000219391</text:p>
          </table:table-cell>
          <table:table-cell office:value-type="float" office:value="0.01663363">
            <text:p>0.01663363</text:p>
          </table:table-cell>
          <table:table-cell office:value-type="percentage" office:value="0.076283832">
            <text:p>7.63%</text:p>
          </table:table-cell>
          <table:table-cell office:value-type="percentage" office:value="0.299072991">
            <text:p>29.91%</text:p>
          </table:table-cell>
          <table:table-cell office:value-type="float" office:value="3323">
            <text:p>3323</text:p>
          </table:table-cell>
          <table:table-cell office:value-type="float" office:value="43561">
            <text:p>4356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director&gt; <text:s/>?a <text:s text:c="2"/>=&gt; ?a <text:s/>&lt;created&gt; <text:s/>?b</text:p>
          </table:table-cell>
          <table:table-cell office:value-type="float" office:value="0.00063117">
            <text:p>0.00063117</text:p>
          </table:table-cell>
          <table:table-cell office:value-type="float" office:value="0.036614044">
            <text:p>0.036614044</text:p>
          </table:table-cell>
          <table:table-cell office:value-type="percentage" office:value="0.127186856">
            <text:p>12.72%</text:p>
          </table:table-cell>
          <table:table-cell office:value-type="percentage" office:value="0.293873536">
            <text:p>29.39%</text:p>
          </table:table-cell>
          <table:table-cell office:value-type="float" office:value="9560">
            <text:p>9560</text:p>
          </table:table-cell>
          <table:table-cell office:value-type="float" office:value="75165">
            <text:p>7516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created&gt; <text:s/>?a <text:s text:c="2"/>=&gt; ?a <text:s/>&lt;dbo:producer&gt; <text:s/>?b</text:p>
          </table:table-cell>
          <table:table-cell office:value-type="float" office:value="0.002218999">
            <text:p>0.002218999</text:p>
          </table:table-cell>
          <table:table-cell office:value-type="float" office:value="0.175090384">
            <text:p>0.175090384</text:p>
          </table:table-cell>
          <table:table-cell office:value-type="percentage" office:value="0.128723641">
            <text:p>12.87%</text:p>
          </table:table-cell>
          <table:table-cell office:value-type="percentage" office:value="0.293063609">
            <text:p>29.31%</text:p>
          </table:table-cell>
          <table:table-cell office:value-type="float" office:value="33610">
            <text:p>33610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residence&gt; <text:s/>?b <text:s text:c="2"/>=&gt; ?a <text:s/>&lt;isLeaderOf&gt; <text:s/>?b</text:p>
          </table:table-cell>
          <table:table-cell office:value-type="float" office:value="0.000036906">
            <text:p>0.000036906</text:p>
          </table:table-cell>
          <table:table-cell office:value-type="float" office:value="0.056636272">
            <text:p>0.056636272</text:p>
          </table:table-cell>
          <table:table-cell office:value-type="percentage" office:value="0.015547644">
            <text:p>1.55%</text:p>
          </table:table-cell>
          <table:table-cell office:value-type="percentage" office:value="0.289337474">
            <text:p>28.93%</text:p>
          </table:table-cell>
          <table:table-cell office:value-type="float" office:value="559">
            <text:p>559</text:p>
          </table:table-cell>
          <table:table-cell office:value-type="float" office:value="35954">
            <text:p>359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writer&gt; <text:s/>?a <text:s text:c="2"/>=&gt; ?a <text:s/>&lt;directed&gt; <text:s/>?b</text:p>
          </table:table-cell>
          <table:table-cell office:value-type="float" office:value="0.000845676">
            <text:p>0.000845676</text:p>
          </table:table-cell>
          <table:table-cell office:value-type="float" office:value="0.322758655">
            <text:p>0.322758655</text:p>
          </table:table-cell>
          <table:table-cell office:value-type="percentage" office:value="0.097023913">
            <text:p>9.70%</text:p>
          </table:table-cell>
          <table:table-cell office:value-type="percentage" office:value="0.287480923">
            <text:p>28.75%</text:p>
          </table:table-cell>
          <table:table-cell office:value-type="float" office:value="12809">
            <text:p>12809</text:p>
          </table:table-cell>
          <table:table-cell office:value-type="float" office:value="132019">
            <text:p>13201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isLocatedIn&gt; <text:s/>?a <text:s text:c="2"/>=&gt; ?a <text:s/>&lt;dbo:part&gt; <text:s/>?b</text:p>
          </table:table-cell>
          <table:table-cell office:value-type="float" office:value="0.000365564">
            <text:p>0.000365564</text:p>
          </table:table-cell>
          <table:table-cell office:value-type="float" office:value="0.45624588">
            <text:p>0.45624588</text:p>
          </table:table-cell>
          <table:table-cell office:value-type="percentage" office:value="0.004690123">
            <text:p>0.47%</text:p>
          </table:table-cell>
          <table:table-cell office:value-type="percentage" office:value="0.282990903">
            <text:p>28.30%</text:p>
          </table:table-cell>
          <table:table-cell office:value-type="float" office:value="5537">
            <text:p>5537</text:p>
          </table:table-cell>
          <table:table-cell office:value-type="float" office:value="1180566">
            <text:p>118056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producer&gt; <text:s/>?a <text:s text:c="2"/>=&gt; ?a <text:s/>&lt;created&gt; <text:s/>?b</text:p>
          </table:table-cell>
          <table:table-cell office:value-type="float" office:value="0.002218999">
            <text:p>0.002218999</text:p>
          </table:table-cell>
          <table:table-cell office:value-type="float" office:value="0.128723641">
            <text:p>0.128723641</text:p>
          </table:table-cell>
          <table:table-cell office:value-type="percentage" office:value="0.175090384">
            <text:p>17.51%</text:p>
          </table:table-cell>
          <table:table-cell office:value-type="percentage" office:value="0.278687573">
            <text:p>27.87%</text:p>
          </table:table-cell>
          <table:table-cell office:value-type="float" office:value="33610">
            <text:p>33610</text:p>
          </table:table-cell>
          <table:table-cell office:value-type="float" office:value="191958">
            <text:p>19195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created&gt; <text:s/>?a <text:s text:c="2"/>=&gt; ?a <text:s/>&lt;dbo:owningCompany&gt; <text:s/>?b</text:p>
          </table:table-cell>
          <table:table-cell office:value-type="float" office:value="0.000007394">
            <text:p>0.000007394</text:p>
          </table:table-cell>
          <table:table-cell office:value-type="float" office:value="0.01183432">
            <text:p>0.01183432</text:p>
          </table:table-cell>
          <table:table-cell office:value-type="percentage" office:value="0.000428951">
            <text:p>0.04%</text:p>
          </table:table-cell>
          <table:table-cell office:value-type="percentage" office:value="0.27654321">
            <text:p>27.65%</text:p>
          </table:table-cell>
          <table:table-cell office:value-type="float" office:value="112">
            <text:p>112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residence&gt; <text:s/>?b <text:s text:c="2"/>=&gt; ?a <text:s/>&lt;isCitizenOf&gt; <text:s/>?b</text:p>
          </table:table-cell>
          <table:table-cell office:value-type="float" office:value="0.00014274">
            <text:p>0.00014274</text:p>
          </table:table-cell>
          <table:table-cell office:value-type="float" office:value="0.049631551">
            <text:p>0.049631551</text:p>
          </table:table-cell>
          <table:table-cell office:value-type="percentage" office:value="0.060132391">
            <text:p>6.01%</text:p>
          </table:table-cell>
          <table:table-cell office:value-type="percentage" office:value="0.275378933">
            <text:p>27.54%</text:p>
          </table:table-cell>
          <table:table-cell office:value-type="float" office:value="2162">
            <text:p>2162</text:p>
          </table:table-cell>
          <table:table-cell office:value-type="float" office:value="35954">
            <text:p>359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foundedBy&gt; <text:s/>?b</text:p>
          </table:table-cell>
          <table:table-cell office:value-type="float" office:value="0.000291817">
            <text:p>0.000291817</text:p>
          </table:table-cell>
          <table:table-cell office:value-type="float" office:value="0.519449994">
            <text:p>0.519449994</text:p>
          </table:table-cell>
          <table:table-cell office:value-type="percentage" office:value="0.01692825">
            <text:p>1.69%</text:p>
          </table:table-cell>
          <table:table-cell office:value-type="percentage" office:value="0.274193548">
            <text:p>27.42%</text:p>
          </table:table-cell>
          <table:table-cell office:value-type="float" office:value="4420">
            <text:p>4420</text:p>
          </table:table-cell>
          <table:table-cell office:value-type="float" office:value="261102">
            <text:p>26110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unitaryAuthority&gt; <text:s/>?b</text:p>
          </table:table-cell>
          <table:table-cell office:value-type="float" office:value="0.000003565">
            <text:p>0.000003565</text:p>
          </table:table-cell>
          <table:table-cell office:value-type="float" office:value="0.168224299">
            <text:p>0.168224299</text:p>
          </table:table-cell>
          <table:table-cell office:value-type="percentage" office:value="0.000045741">
            <text:p>0.00%</text:p>
          </table:table-cell>
          <table:table-cell office:value-type="percentage" office:value="0.272727273">
            <text:p>27.27%</text:p>
          </table:table-cell>
          <table:table-cell office:value-type="float" office:value="54">
            <text:p>54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broadcastArea&gt; <text:s/>?b</text:p>
          </table:table-cell>
          <table:table-cell office:value-type="float" office:value="0.000149474">
            <text:p>0.000149474</text:p>
          </table:table-cell>
          <table:table-cell office:value-type="float" office:value="0.125512806">
            <text:p>0.125512806</text:p>
          </table:table-cell>
          <table:table-cell office:value-type="percentage" office:value="0.001917724">
            <text:p>0.19%</text:p>
          </table:table-cell>
          <table:table-cell office:value-type="percentage" office:value="0.270522165">
            <text:p>27.05%</text:p>
          </table:table-cell>
          <table:table-cell office:value-type="float" office:value="2264">
            <text:p>2264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billed&gt; <text:s/>?b</text:p>
          </table:table-cell>
          <table:table-cell office:value-type="float" office:value="0.000004489">
            <text:p>0.000004489</text:p>
          </table:table-cell>
          <table:table-cell office:value-type="float" office:value="0.070030896">
            <text:p>0.070030896</text:p>
          </table:table-cell>
          <table:table-cell office:value-type="percentage" office:value="0.000420907">
            <text:p>0.04%</text:p>
          </table:table-cell>
          <table:table-cell office:value-type="percentage" office:value="0.265625">
            <text:p>26.56%</text:p>
          </table:table-cell>
          <table:table-cell office:value-type="float" office:value="68">
            <text:p>68</text:p>
          </table:table-cell>
          <table:table-cell office:value-type="float" office:value="161556">
            <text:p>16155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managerClub&gt; <text:s/>?b <text:s text:c="2"/>=&gt; ?a <text:s/>&lt;isAffiliatedTo&gt; <text:s/>?b</text:p>
          </table:table-cell>
          <table:table-cell office:value-type="float" office:value="0.000588586">
            <text:p>0.000588586</text:p>
          </table:table-cell>
          <table:table-cell office:value-type="float" office:value="0.021233572">
            <text:p>0.021233572</text:p>
          </table:table-cell>
          <table:table-cell office:value-type="percentage" office:value="0.232221933">
            <text:p>23.22%</text:p>
          </table:table-cell>
          <table:table-cell office:value-type="percentage" office:value="0.265414273">
            <text:p>26.54%</text:p>
          </table:table-cell>
          <table:table-cell office:value-type="float" office:value="8915">
            <text:p>8915</text:p>
          </table:table-cell>
          <table:table-cell office:value-type="float" office:value="38390">
            <text:p>3839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AffiliatedTo&gt; <text:s/>?b <text:s text:c="2"/>=&gt; ?a <text:s/>&lt;dbo:formerTeam&gt; <text:s/>?b</text:p>
          </table:table-cell>
          <table:table-cell office:value-type="float" office:value="0.000086159">
            <text:p>0.000086159</text:p>
          </table:table-cell>
          <table:table-cell office:value-type="float" office:value="0.015619203">
            <text:p>0.015619203</text:p>
          </table:table-cell>
          <table:table-cell office:value-type="percentage" office:value="0.003108223">
            <text:p>0.31%</text:p>
          </table:table-cell>
          <table:table-cell office:value-type="percentage" office:value="0.265297825">
            <text:p>26.53%</text:p>
          </table:table-cell>
          <table:table-cell office:value-type="float" office:value="1305">
            <text:p>1305</text:p>
          </table:table-cell>
          <table:table-cell office:value-type="float" office:value="419854">
            <text:p>4198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mouthCountry&gt; <text:s/>?b</text:p>
          </table:table-cell>
          <table:table-cell office:value-type="float" office:value="0.000015845">
            <text:p>0.000015845</text:p>
          </table:table-cell>
          <table:table-cell office:value-type="float" office:value="0.430879713">
            <text:p>0.430879713</text:p>
          </table:table-cell>
          <table:table-cell office:value-type="percentage" office:value="0.000203292">
            <text:p>0.02%</text:p>
          </table:table-cell>
          <table:table-cell office:value-type="percentage" office:value="0.26172301">
            <text:p>26.17%</text:p>
          </table:table-cell>
          <table:table-cell office:value-type="float" office:value="240">
            <text:p>240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irected&gt; <text:s/>?a <text:s text:c="2"/>=&gt; ?a <text:s/>&lt;dbo:producer&gt; <text:s/>?b</text:p>
          </table:table-cell>
          <table:table-cell office:value-type="float" office:value="0.000382465">
            <text:p>0.000382465</text:p>
          </table:table-cell>
          <table:table-cell office:value-type="float" office:value="0.030178477">
            <text:p>0.030178477</text:p>
          </table:table-cell>
          <table:table-cell office:value-type="percentage" office:value="0.145970871">
            <text:p>14.60%</text:p>
          </table:table-cell>
          <table:table-cell office:value-type="percentage" office:value="0.260090693">
            <text:p>26.01%</text:p>
          </table:table-cell>
          <table:table-cell office:value-type="float" office:value="5793">
            <text:p>5793</text:p>
          </table:table-cell>
          <table:table-cell office:value-type="float" office:value="39686">
            <text:p>3968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residence&gt; <text:s/>?b <text:s text:c="2"/>=&gt; ?a <text:s/>&lt;diedIn&gt; <text:s/>?b</text:p>
          </table:table-cell>
          <table:table-cell office:value-type="float" office:value="0.000045885">
            <text:p>0.000045885</text:p>
          </table:table-cell>
          <table:table-cell office:value-type="float" office:value="0.01543724">
            <text:p>0.01543724</text:p>
          </table:table-cell>
          <table:table-cell office:value-type="percentage" office:value="0.019330255">
            <text:p>1.93%</text:p>
          </table:table-cell>
          <table:table-cell office:value-type="percentage" office:value="0.259910247">
            <text:p>25.99%</text:p>
          </table:table-cell>
          <table:table-cell office:value-type="float" office:value="695">
            <text:p>695</text:p>
          </table:table-cell>
          <table:table-cell office:value-type="float" office:value="35954">
            <text:p>359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country&gt; <text:s/>?b <text:s text:c="2"/>=&gt; ?a <text:s/>&lt;livesIn&gt; <text:s/>?b</text:p>
          </table:table-cell>
          <table:table-cell office:value-type="float" office:value="0.000030832">
            <text:p>0.000030832</text:p>
          </table:table-cell>
          <table:table-cell office:value-type="float" office:value="0.015610376">
            <text:p>0.015610376</text:p>
          </table:table-cell>
          <table:table-cell office:value-type="percentage" office:value="0.000798379">
            <text:p>0.08%</text:p>
          </table:table-cell>
          <table:table-cell office:value-type="percentage" office:value="0.252842447">
            <text:p>25.28%</text:p>
          </table:table-cell>
          <table:table-cell office:value-type="float" office:value="467">
            <text:p>467</text:p>
          </table:table-cell>
          <table:table-cell office:value-type="float" office:value="584935">
            <text:p>58493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sourceCountry&gt; <text:s/>?b</text:p>
          </table:table-cell>
          <table:table-cell office:value-type="float" office:value="0.000230615">
            <text:p>0.000230615</text:p>
          </table:table-cell>
          <table:table-cell office:value-type="float" office:value="0.273189426">
            <text:p>0.273189426</text:p>
          </table:table-cell>
          <table:table-cell office:value-type="percentage" office:value="0.00295875">
            <text:p>0.30%</text:p>
          </table:table-cell>
          <table:table-cell office:value-type="percentage" office:value="0.251675193">
            <text:p>25.17%</text:p>
          </table:table-cell>
          <table:table-cell office:value-type="float" office:value="3493">
            <text:p>3493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residence&gt; <text:s/>?b <text:s text:c="2"/>=&gt; ?a <text:s/>&lt;isPoliticianOf&gt; <text:s/>?b</text:p>
          </table:table-cell>
          <table:table-cell office:value-type="float" office:value="0.000008517">
            <text:p>0.000008517</text:p>
          </table:table-cell>
          <table:table-cell office:value-type="float" office:value="0.034409176">
            <text:p>0.034409176</text:p>
          </table:table-cell>
          <table:table-cell office:value-type="percentage" office:value="0.003587918">
            <text:p>0.36%</text:p>
          </table:table-cell>
          <table:table-cell office:value-type="percentage" office:value="0.23844732">
            <text:p>23.84%</text:p>
          </table:table-cell>
          <table:table-cell office:value-type="float" office:value="129">
            <text:p>129</text:p>
          </table:table-cell>
          <table:table-cell office:value-type="float" office:value="35954">
            <text:p>359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managerClub&gt; <text:s/>?b <text:s text:c="2"/>=&gt; ?a <text:s/>&lt;playsFor&gt; <text:s/>?b</text:p>
          </table:table-cell>
          <table:table-cell office:value-type="float" office:value="0.000504078">
            <text:p>0.000504078</text:p>
          </table:table-cell>
          <table:table-cell office:value-type="float" office:value="0.022045766">
            <text:p>0.022045766</text:p>
          </table:table-cell>
          <table:table-cell office:value-type="percentage" office:value="0.198879917">
            <text:p>19.89%</text:p>
          </table:table-cell>
          <table:table-cell office:value-type="percentage" office:value="0.236224127">
            <text:p>23.62%</text:p>
          </table:table-cell>
          <table:table-cell office:value-type="float" office:value="7635">
            <text:p>7635</text:p>
          </table:table-cell>
          <table:table-cell office:value-type="float" office:value="38390">
            <text:p>3839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director&gt; <text:s/>?b</text:p>
          </table:table-cell>
          <table:table-cell office:value-type="float" office:value="0.00063117">
            <text:p>0.00063117</text:p>
          </table:table-cell>
          <table:table-cell office:value-type="float" office:value="0.127186856">
            <text:p>0.127186856</text:p>
          </table:table-cell>
          <table:table-cell office:value-type="percentage" office:value="0.036614044">
            <text:p>3.66%</text:p>
          </table:table-cell>
          <table:table-cell office:value-type="percentage" office:value="0.235851384">
            <text:p>23.59%</text:p>
          </table:table-cell>
          <table:table-cell office:value-type="float" office:value="9560">
            <text:p>9560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mouthRegion&gt; <text:s/>?b</text:p>
          </table:table-cell>
          <table:table-cell office:value-type="float" office:value="0.000013336">
            <text:p>0.000013336</text:p>
          </table:table-cell>
          <table:table-cell office:value-type="float" office:value="0.307458143">
            <text:p>0.307458143</text:p>
          </table:table-cell>
          <table:table-cell office:value-type="percentage" office:value="0.000171104">
            <text:p>0.02%</text:p>
          </table:table-cell>
          <table:table-cell office:value-type="percentage" office:value="0.232718894">
            <text:p>23.27%</text:p>
          </table:table-cell>
          <table:table-cell office:value-type="float" office:value="202">
            <text:p>202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iedIn&gt; <text:s/>?b <text:s text:c="2"/>=&gt; ?a <text:s/>&lt;dbo:restingPlace&gt; <text:s/>?b</text:p>
          </table:table-cell>
          <table:table-cell office:value-type="float" office:value="0.000044829">
            <text:p>0.000044829</text:p>
          </table:table-cell>
          <table:table-cell office:value-type="float" office:value="0.051741218">
            <text:p>0.051741218</text:p>
          </table:table-cell>
          <table:table-cell office:value-type="percentage" office:value="0.015081851">
            <text:p>1.51%</text:p>
          </table:table-cell>
          <table:table-cell office:value-type="percentage" office:value="0.22962462">
            <text:p>22.96%</text:p>
          </table:table-cell>
          <table:table-cell office:value-type="float" office:value="679">
            <text:p>679</text:p>
          </table:table-cell>
          <table:table-cell office:value-type="float" office:value="45021">
            <text:p>4502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residence&gt; <text:s/>?b</text:p>
          </table:table-cell>
          <table:table-cell office:value-type="float" office:value="0.000138052">
            <text:p>0.000138052</text:p>
          </table:table-cell>
          <table:table-cell office:value-type="float" office:value="0.058157646">
            <text:p>0.058157646</text:p>
          </table:table-cell>
          <table:table-cell office:value-type="percentage" office:value="0.01294288">
            <text:p>1.29%</text:p>
          </table:table-cell>
          <table:table-cell office:value-type="percentage" office:value="0.228125682">
            <text:p>22.81%</text:p>
          </table:table-cell>
          <table:table-cell office:value-type="float" office:value="2091">
            <text:p>2091</text:p>
          </table:table-cell>
          <table:table-cell office:value-type="float" office:value="161556">
            <text:p>16155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birthPlace&gt; <text:s/>?b <text:s text:c="2"/>=&gt; ?a <text:s/>&lt;livesIn&gt; <text:s/>?b</text:p>
          </table:table-cell>
          <table:table-cell office:value-type="float" office:value="0.000452383">
            <text:p>0.000452383</text:p>
          </table:table-cell>
          <table:table-cell office:value-type="float" office:value="0.229041316">
            <text:p>0.229041316</text:p>
          </table:table-cell>
          <table:table-cell office:value-type="percentage" office:value="0.008913066">
            <text:p>0.89%</text:p>
          </table:table-cell>
          <table:table-cell office:value-type="percentage" office:value="0.228073095">
            <text:p>22.81%</text:p>
          </table:table-cell>
          <table:table-cell office:value-type="float" office:value="6852">
            <text:p>6852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illustrator&gt; <text:s/>?b</text:p>
          </table:table-cell>
          <table:table-cell office:value-type="float" office:value="0.000019212">
            <text:p>0.000019212</text:p>
          </table:table-cell>
          <table:table-cell office:value-type="float" office:value="0.152037618">
            <text:p>0.152037618</text:p>
          </table:table-cell>
          <table:table-cell office:value-type="percentage" office:value="0.001114507">
            <text:p>0.11%</text:p>
          </table:table-cell>
          <table:table-cell office:value-type="percentage" office:value="0.223330775">
            <text:p>22.33%</text:p>
          </table:table-cell>
          <table:table-cell office:value-type="float" office:value="291">
            <text:p>291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stateOfOrigin&gt; <text:s/>?b <text:s text:c="2"/>=&gt; ?a <text:s/>&lt;livesIn&gt; <text:s/>?b</text:p>
          </table:table-cell>
          <table:table-cell office:value-type="float" office:value="0.000031096">
            <text:p>0.000031096</text:p>
          </table:table-cell>
          <table:table-cell office:value-type="float" office:value="0.015744083">
            <text:p>0.015744083</text:p>
          </table:table-cell>
          <table:table-cell office:value-type="percentage" office:value="0.028158068">
            <text:p>2.82%</text:p>
          </table:table-cell>
          <table:table-cell office:value-type="percentage" office:value="0.220505618">
            <text:p>22.05%</text:p>
          </table:table-cell>
          <table:table-cell office:value-type="float" office:value="471">
            <text:p>471</text:p>
          </table:table-cell>
          <table:table-cell office:value-type="float" office:value="16727">
            <text:p>16727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locationCountry&gt; <text:s/>?b</text:p>
          </table:table-cell>
          <table:table-cell office:value-type="float" office:value="0.00014307">
            <text:p>0.00014307</text:p>
          </table:table-cell>
          <table:table-cell office:value-type="float" office:value="0.157967634">
            <text:p>0.157967634</text:p>
          </table:table-cell>
          <table:table-cell office:value-type="percentage" office:value="0.00183556">
            <text:p>0.18%</text:p>
          </table:table-cell>
          <table:table-cell office:value-type="percentage" office:value="0.219420818">
            <text:p>21.94%</text:p>
          </table:table-cell>
          <table:table-cell office:value-type="float" office:value="2167">
            <text:p>2167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livesIn&gt; <text:s/>?b <text:s text:c="2"/>=&gt; ?a <text:s/>&lt;dbo:nationality&gt; <text:s/>?b</text:p>
          </table:table-cell>
          <table:table-cell office:value-type="float" office:value="0.000131978">
            <text:p>0.000131978</text:p>
          </table:table-cell>
          <table:table-cell office:value-type="float" office:value="0.034122527">
            <text:p>0.034122527</text:p>
          </table:table-cell>
          <table:table-cell office:value-type="percentage" office:value="0.066820431">
            <text:p>6.68%</text:p>
          </table:table-cell>
          <table:table-cell office:value-type="percentage" office:value="0.21692892">
            <text:p>21.69%</text:p>
          </table:table-cell>
          <table:table-cell office:value-type="float" office:value="1999">
            <text:p>1999</text:p>
          </table:table-cell>
          <table:table-cell office:value-type="float" office:value="29916">
            <text:p>2991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iedIn&gt; <text:s/>?b <text:s text:c="2"/>=&gt; ?a <text:s/>&lt;dbo:canonizedPlace&gt; <text:s/>?b</text:p>
          </table:table-cell>
          <table:table-cell office:value-type="float" office:value="0.000000792">
            <text:p>0.000000792</text:p>
          </table:table-cell>
          <table:table-cell office:value-type="float" office:value="0.047808765">
            <text:p>0.047808765</text:p>
          </table:table-cell>
          <table:table-cell office:value-type="percentage" office:value="0.000266542">
            <text:p>0.03%</text:p>
          </table:table-cell>
          <table:table-cell office:value-type="percentage" office:value="0.210526316">
            <text:p>21.05%</text:p>
          </table:table-cell>
          <table:table-cell office:value-type="float" office:value="12">
            <text:p>12</text:p>
          </table:table-cell>
          <table:table-cell office:value-type="float" office:value="45021">
            <text:p>4502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worksAt&gt; <text:s/>?b <text:s text:c="2"/>=&gt; ?a <text:s/>&lt;dbo:almaMater&gt; <text:s/>?b</text:p>
          </table:table-cell>
          <table:table-cell office:value-type="float" office:value="0.000047668">
            <text:p>0.000047668</text:p>
          </table:table-cell>
          <table:table-cell office:value-type="float" office:value="0.013628813">
            <text:p>0.013628813</text:p>
          </table:table-cell>
          <table:table-cell office:value-type="percentage" office:value="0.168102445">
            <text:p>16.81%</text:p>
          </table:table-cell>
          <table:table-cell office:value-type="percentage" office:value="0.20867052">
            <text:p>20.87%</text:p>
          </table:table-cell>
          <table:table-cell office:value-type="float" office:value="722">
            <text:p>722</text:p>
          </table:table-cell>
          <table:table-cell office:value-type="float" office:value="4295">
            <text:p>429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commander&gt; <text:s/>?a <text:s text:c="2"/>=&gt; ?a <text:s/>&lt;isLeaderOf&gt; <text:s/>?b</text:p>
          </table:table-cell>
          <table:table-cell office:value-type="float" office:value="0.000022844">
            <text:p>0.000022844</text:p>
          </table:table-cell>
          <table:table-cell office:value-type="float" office:value="0.035055724">
            <text:p>0.035055724</text:p>
          </table:table-cell>
          <table:table-cell office:value-type="percentage" office:value="0.010491207">
            <text:p>1.05%</text:p>
          </table:table-cell>
          <table:table-cell office:value-type="percentage" office:value="0.206320811">
            <text:p>20.63%</text:p>
          </table:table-cell>
          <table:table-cell office:value-type="float" office:value="346">
            <text:p>346</text:p>
          </table:table-cell>
          <table:table-cell office:value-type="float" office:value="32980">
            <text:p>3298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birthPlace&gt; <text:s/>?b <text:s text:c="2"/>=&gt; ?a <text:s/>&lt;isCitizenOf&gt; <text:s/>?b</text:p>
          </table:table-cell>
          <table:table-cell office:value-type="float" office:value="0.000801771">
            <text:p>0.000801771</text:p>
          </table:table-cell>
          <table:table-cell office:value-type="float" office:value="0.278781479">
            <text:p>0.278781479</text:p>
          </table:table-cell>
          <table:table-cell office:value-type="percentage" office:value="0.015796888">
            <text:p>1.58%</text:p>
          </table:table-cell>
          <table:table-cell office:value-type="percentage" office:value="0.202897098">
            <text:p>20.29%</text:p>
          </table:table-cell>
          <table:table-cell office:value-type="float" office:value="12144">
            <text:p>12144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localAuthority&gt; <text:s/>?b</text:p>
          </table:table-cell>
          <table:table-cell office:value-type="float" office:value="0.000064437">
            <text:p>0.000064437</text:p>
          </table:table-cell>
          <table:table-cell office:value-type="float" office:value="0.382745098">
            <text:p>0.382745098</text:p>
          </table:table-cell>
          <table:table-cell office:value-type="percentage" office:value="0.000826722">
            <text:p>0.08%</text:p>
          </table:table-cell>
          <table:table-cell office:value-type="percentage" office:value="0.18830793">
            <text:p>18.83%</text:p>
          </table:table-cell>
          <table:table-cell office:value-type="float" office:value="976">
            <text:p>976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producer&gt; <text:s/>?a <text:s text:c="2"/>=&gt; ?a <text:s/>&lt;directed&gt; <text:s/>?b</text:p>
          </table:table-cell>
          <table:table-cell office:value-type="float" office:value="0.000382465">
            <text:p>0.000382465</text:p>
          </table:table-cell>
          <table:table-cell office:value-type="float" office:value="0.145970871">
            <text:p>0.145970871</text:p>
          </table:table-cell>
          <table:table-cell office:value-type="percentage" office:value="0.030178477">
            <text:p>3.02%</text:p>
          </table:table-cell>
          <table:table-cell office:value-type="percentage" office:value="0.186246142">
            <text:p>18.62%</text:p>
          </table:table-cell>
          <table:table-cell office:value-type="float" office:value="5793">
            <text:p>5793</text:p>
          </table:table-cell>
          <table:table-cell office:value-type="float" office:value="191958">
            <text:p>19195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AffiliatedTo&gt; <text:s/>?b <text:s text:c="2"/>=&gt; ?a <text:s/>&lt;dbo:managerClub&gt; <text:s/>?b</text:p>
          </table:table-cell>
          <table:table-cell office:value-type="float" office:value="0.000588586">
            <text:p>0.000588586</text:p>
          </table:table-cell>
          <table:table-cell office:value-type="float" office:value="0.232221933">
            <text:p>0.232221933</text:p>
          </table:table-cell>
          <table:table-cell office:value-type="percentage" office:value="0.021233572">
            <text:p>2.12%</text:p>
          </table:table-cell>
          <table:table-cell office:value-type="percentage" office:value="0.185895698">
            <text:p>18.59%</text:p>
          </table:table-cell>
          <table:table-cell office:value-type="float" office:value="8915">
            <text:p>8915</text:p>
          </table:table-cell>
          <table:table-cell office:value-type="float" office:value="419854">
            <text:p>4198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sourceRegion&gt; <text:s/>?b</text:p>
          </table:table-cell>
          <table:table-cell office:value-type="float" office:value="0.000013799">
            <text:p>0.000013799</text:p>
          </table:table-cell>
          <table:table-cell office:value-type="float" office:value="0.253948967">
            <text:p>0.253948967</text:p>
          </table:table-cell>
          <table:table-cell office:value-type="percentage" office:value="0.000177034">
            <text:p>0.02%</text:p>
          </table:table-cell>
          <table:table-cell office:value-type="percentage" office:value="0.182692308">
            <text:p>18.27%</text:p>
          </table:table-cell>
          <table:table-cell office:value-type="float" office:value="209">
            <text:p>209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deathPlace&gt; <text:s/>?b <text:s text:c="2"/>=&gt; ?a <text:s/>&lt;isCitizenOf&gt; <text:s/>?b</text:p>
          </table:table-cell>
          <table:table-cell office:value-type="float" office:value="0.000219391">
            <text:p>0.000219391</text:p>
          </table:table-cell>
          <table:table-cell office:value-type="float" office:value="0.076283832">
            <text:p>0.076283832</text:p>
          </table:table-cell>
          <table:table-cell office:value-type="percentage" office:value="0.01663363">
            <text:p>1.66%</text:p>
          </table:table-cell>
          <table:table-cell office:value-type="percentage" office:value="0.177330701">
            <text:p>17.73%</text:p>
          </table:table-cell>
          <table:table-cell office:value-type="float" office:value="3323">
            <text:p>3323</text:p>
          </table:table-cell>
          <table:table-cell office:value-type="float" office:value="199776">
            <text:p>19977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deathPlace&gt; <text:s/>?b</text:p>
          </table:table-cell>
          <table:table-cell office:value-type="float" office:value="0.000433104">
            <text:p>0.000433104</text:p>
          </table:table-cell>
          <table:table-cell office:value-type="float" office:value="0.032836777">
            <text:p>0.032836777</text:p>
          </table:table-cell>
          <table:table-cell office:value-type="percentage" office:value="0.040605115">
            <text:p>4.06%</text:p>
          </table:table-cell>
          <table:table-cell office:value-type="percentage" office:value="0.175772353">
            <text:p>17.58%</text:p>
          </table:table-cell>
          <table:table-cell office:value-type="float" office:value="6560">
            <text:p>6560</text:p>
          </table:table-cell>
          <table:table-cell office:value-type="float" office:value="161556">
            <text:p>16155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iedIn&gt; <text:s/>?b <text:s text:c="2"/>=&gt; ?a <text:s/>&lt;dbo:beatifiedPlace&gt; <text:s/>?b</text:p>
          </table:table-cell>
          <table:table-cell office:value-type="float" office:value="0.00000066">
            <text:p>0.00000066</text:p>
          </table:table-cell>
          <table:table-cell office:value-type="float" office:value="0.0390625">
            <text:p>0.0390625</text:p>
          </table:table-cell>
          <table:table-cell office:value-type="percentage" office:value="0.000222119">
            <text:p>0.02%</text:p>
          </table:table-cell>
          <table:table-cell office:value-type="percentage" office:value="0.172413793">
            <text:p>17.24%</text:p>
          </table:table-cell>
          <table:table-cell office:value-type="float" office:value="10">
            <text:p>10</text:p>
          </table:table-cell>
          <table:table-cell office:value-type="float" office:value="45021">
            <text:p>4502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eaderOf&gt; <text:s/>?b <text:s text:c="2"/>=&gt; ?a <text:s/>&lt;dbo:residence&gt; <text:s/>?b</text:p>
          </table:table-cell>
          <table:table-cell office:value-type="float" office:value="0.000036906">
            <text:p>0.000036906</text:p>
          </table:table-cell>
          <table:table-cell office:value-type="float" office:value="0.015547644">
            <text:p>0.015547644</text:p>
          </table:table-cell>
          <table:table-cell office:value-type="percentage" office:value="0.056636272">
            <text:p>5.66%</text:p>
          </table:table-cell>
          <table:table-cell office:value-type="percentage" office:value="0.171209801">
            <text:p>17.12%</text:p>
          </table:table-cell>
          <table:table-cell office:value-type="float" office:value="559">
            <text:p>559</text:p>
          </table:table-cell>
          <table:table-cell office:value-type="float" office:value="9870">
            <text:p>987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AffiliatedTo&gt; <text:s/>?b <text:s text:c="2"/>=&gt; ?a <text:s/>&lt;dbo:draftTeam&gt; <text:s/>?b</text:p>
          </table:table-cell>
          <table:table-cell office:value-type="float" office:value="0.000108144">
            <text:p>0.000108144</text:p>
          </table:table-cell>
          <table:table-cell office:value-type="float" office:value="0.234536082">
            <text:p>0.234536082</text:p>
          </table:table-cell>
          <table:table-cell office:value-type="percentage" office:value="0.003901356">
            <text:p>0.39%</text:p>
          </table:table-cell>
          <table:table-cell office:value-type="percentage" office:value="0.169917012">
            <text:p>16.99%</text:p>
          </table:table-cell>
          <table:table-cell office:value-type="float" office:value="1638">
            <text:p>1638</text:p>
          </table:table-cell>
          <table:table-cell office:value-type="float" office:value="419854">
            <text:p>4198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playsFor&gt; <text:s/>?b <text:s text:c="2"/>=&gt; ?a <text:s/>&lt;dbo:managerClub&gt; <text:s/>?b</text:p>
          </table:table-cell>
          <table:table-cell office:value-type="float" office:value="0.000504078">
            <text:p>0.000504078</text:p>
          </table:table-cell>
          <table:table-cell office:value-type="float" office:value="0.198879917">
            <text:p>0.198879917</text:p>
          </table:table-cell>
          <table:table-cell office:value-type="percentage" office:value="0.022045766">
            <text:p>2.20%</text:p>
          </table:table-cell>
          <table:table-cell office:value-type="percentage" office:value="0.169534806">
            <text:p>16.95%</text:p>
          </table:table-cell>
          <table:table-cell office:value-type="float" office:value="7635">
            <text:p>7635</text:p>
          </table:table-cell>
          <table:table-cell office:value-type="float" office:value="346325">
            <text:p>34632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deathPlace&gt; <text:s/>?b <text:s text:c="2"/>=&gt; ?a <text:s/>&lt;isPoliticianOf&gt; <text:s/>?b</text:p>
          </table:table-cell>
          <table:table-cell office:value-type="float" office:value="0.000028588">
            <text:p>0.000028588</text:p>
          </table:table-cell>
          <table:table-cell office:value-type="float" office:value="0.115497466">
            <text:p>0.115497466</text:p>
          </table:table-cell>
          <table:table-cell office:value-type="percentage" office:value="0.002167428">
            <text:p>0.22%</text:p>
          </table:table-cell>
          <table:table-cell office:value-type="percentage" office:value="0.168942645">
            <text:p>16.89%</text:p>
          </table:table-cell>
          <table:table-cell office:value-type="float" office:value="433">
            <text:p>433</text:p>
          </table:table-cell>
          <table:table-cell office:value-type="float" office:value="199776">
            <text:p>19977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isLocatedIn&gt; <text:s/>?a <text:s text:c="2"/>=&gt; ?a <text:s/>&lt;dbo:island&gt; <text:s/>?b</text:p>
          </table:table-cell>
          <table:table-cell office:value-type="float" office:value="0.000003169">
            <text:p>0.000003169</text:p>
          </table:table-cell>
          <table:table-cell office:value-type="float" office:value="0.183908046">
            <text:p>0.183908046</text:p>
          </table:table-cell>
          <table:table-cell office:value-type="percentage" office:value="0.000040658">
            <text:p>0.00%</text:p>
          </table:table-cell>
          <table:table-cell office:value-type="percentage" office:value="0.167832168">
            <text:p>16.78%</text:p>
          </table:table-cell>
          <table:table-cell office:value-type="float" office:value="48">
            <text:p>48</text:p>
          </table:table-cell>
          <table:table-cell office:value-type="float" office:value="1180566">
            <text:p>118056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isMarriedTo&gt; <text:s/>?a <text:s text:c="2"/>=&gt; ?a <text:s/>&lt;dbo:partner&gt; <text:s/>?b</text:p>
          </table:table-cell>
          <table:table-cell office:value-type="float" office:value="0.000001783">
            <text:p>0.000001783</text:p>
          </table:table-cell>
          <table:table-cell office:value-type="float" office:value="0.03483871">
            <text:p>0.03483871</text:p>
          </table:table-cell>
          <table:table-cell office:value-type="percentage" office:value="0.001136459">
            <text:p>0.11%</text:p>
          </table:table-cell>
          <table:table-cell office:value-type="percentage" office:value="0.165644172">
            <text:p>16.56%</text:p>
          </table:table-cell>
          <table:table-cell office:value-type="float" office:value="27">
            <text:p>27</text:p>
          </table:table-cell>
          <table:table-cell office:value-type="float" office:value="23758">
            <text:p>2375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MarriedTo&gt; <text:s/>?b <text:s text:c="2"/>=&gt; ?a <text:s/>&lt;dbo:partner&gt; <text:s/>?b</text:p>
          </table:table-cell>
          <table:table-cell office:value-type="float" office:value="0.000001783">
            <text:p>0.000001783</text:p>
          </table:table-cell>
          <table:table-cell office:value-type="float" office:value="0.03483871">
            <text:p>0.03483871</text:p>
          </table:table-cell>
          <table:table-cell office:value-type="percentage" office:value="0.001136459">
            <text:p>0.11%</text:p>
          </table:table-cell>
          <table:table-cell office:value-type="percentage" office:value="0.165644172">
            <text:p>16.56%</text:p>
          </table:table-cell>
          <table:table-cell office:value-type="float" office:value="27">
            <text:p>27</text:p>
          </table:table-cell>
          <table:table-cell office:value-type="float" office:value="23758">
            <text:p>2375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dbo:restingPlace&gt; <text:s/>?b <text:s text:c="2"/>=&gt; ?a <text:s/>&lt;diedIn&gt; <text:s/>?b</text:p>
          </table:table-cell>
          <table:table-cell office:value-type="float" office:value="0.000044829">
            <text:p>0.000044829</text:p>
          </table:table-cell>
          <table:table-cell office:value-type="float" office:value="0.015081851">
            <text:p>0.015081851</text:p>
          </table:table-cell>
          <table:table-cell office:value-type="percentage" office:value="0.051741218">
            <text:p>5.17%</text:p>
          </table:table-cell>
          <table:table-cell office:value-type="percentage" office:value="0.162479062">
            <text:p>16.25%</text:p>
          </table:table-cell>
          <table:table-cell office:value-type="float" office:value="679">
            <text:p>679</text:p>
          </table:table-cell>
          <table:table-cell office:value-type="float" office:value="13123">
            <text:p>1312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nfluences&gt; <text:s/>?b <text:s text:c="2"/>=&gt; ?a <text:s/>&lt;dbo:notableStudent&gt; <text:s/>?b</text:p>
          </table:table-cell>
          <table:table-cell office:value-type="float" office:value="0.000001849">
            <text:p>0.000001849</text:p>
          </table:table-cell>
          <table:table-cell office:value-type="float" office:value="0.043818466">
            <text:p>0.043818466</text:p>
          </table:table-cell>
          <table:table-cell office:value-type="percentage" office:value="0.001209555">
            <text:p>0.12%</text:p>
          </table:table-cell>
          <table:table-cell office:value-type="percentage" office:value="0.16091954">
            <text:p>16.09%</text:p>
          </table:table-cell>
          <table:table-cell office:value-type="float" office:value="28">
            <text:p>28</text:p>
          </table:table-cell>
          <table:table-cell office:value-type="float" office:value="23149">
            <text:p>2314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placeOfBurial&gt; <text:s/>?b</text:p>
          </table:table-cell>
          <table:table-cell office:value-type="float" office:value="0.000000528">
            <text:p>0.000000528</text:p>
          </table:table-cell>
          <table:table-cell office:value-type="float" office:value="0.016096579">
            <text:p>0.016096579</text:p>
          </table:table-cell>
          <table:table-cell office:value-type="percentage" office:value="0.000049518">
            <text:p>0.00%</text:p>
          </table:table-cell>
          <table:table-cell office:value-type="percentage" office:value="0.16">
            <text:p>16.00%</text:p>
          </table:table-cell>
          <table:table-cell office:value-type="float" office:value="8">
            <text:p>8</text:p>
          </table:table-cell>
          <table:table-cell office:value-type="float" office:value="161556">
            <text:p>16155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residence&gt; <text:s/>?b <text:s text:c="2"/>=&gt; ?a <text:s/>&lt;wasBornIn&gt; <text:s/>?b</text:p>
          </table:table-cell>
          <table:table-cell office:value-type="float" office:value="0.000138052">
            <text:p>0.000138052</text:p>
          </table:table-cell>
          <table:table-cell office:value-type="float" office:value="0.01294288">
            <text:p>0.01294288</text:p>
          </table:table-cell>
          <table:table-cell office:value-type="percentage" office:value="0.058157646">
            <text:p>5.82%</text:p>
          </table:table-cell>
          <table:table-cell office:value-type="percentage" office:value="0.155742589">
            <text:p>15.57%</text:p>
          </table:table-cell>
          <table:table-cell office:value-type="float" office:value="2091">
            <text:p>2091</text:p>
          </table:table-cell>
          <table:table-cell office:value-type="float" office:value="35954">
            <text:p>359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hasChild&gt; <text:s/>?a <text:s text:c="2"/>=&gt; ?a <text:s/>&lt;dbo:relative&gt; <text:s/>?b</text:p>
          </table:table-cell>
          <table:table-cell office:value-type="float" office:value="0.000005546">
            <text:p>0.000005546</text:p>
          </table:table-cell>
          <table:table-cell office:value-type="float" office:value="0.015683346">
            <text:p>0.015683346</text:p>
          </table:table-cell>
          <table:table-cell office:value-type="percentage" office:value="0.00560598">
            <text:p>0.56%</text:p>
          </table:table-cell>
          <table:table-cell office:value-type="percentage" office:value="0.154411765">
            <text:p>15.44%</text:p>
          </table:table-cell>
          <table:table-cell office:value-type="float" office:value="84">
            <text:p>84</text:p>
          </table:table-cell>
          <table:table-cell office:value-type="float" office:value="14984">
            <text:p>1498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livesIn&gt; <text:s/>?b <text:s text:c="2"/>=&gt; ?a <text:s/>&lt;dbo:stateOfOrigin&gt; <text:s/>?b</text:p>
          </table:table-cell>
          <table:table-cell office:value-type="float" office:value="0.000031096">
            <text:p>0.000031096</text:p>
          </table:table-cell>
          <table:table-cell office:value-type="float" office:value="0.028158068">
            <text:p>0.028158068</text:p>
          </table:table-cell>
          <table:table-cell office:value-type="percentage" office:value="0.015744083">
            <text:p>1.57%</text:p>
          </table:table-cell>
          <table:table-cell office:value-type="percentage" office:value="0.144257274">
            <text:p>14.43%</text:p>
          </table:table-cell>
          <table:table-cell office:value-type="float" office:value="471">
            <text:p>471</text:p>
          </table:table-cell>
          <table:table-cell office:value-type="float" office:value="29916">
            <text:p>2991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tenant&gt; <text:s/>?a <text:s text:c="2"/>=&gt; ?a <text:s/>&lt;owns&gt; <text:s/>?b</text:p>
          </table:table-cell>
          <table:table-cell office:value-type="float" office:value="0.000045291">
            <text:p>0.000045291</text:p>
          </table:table-cell>
          <table:table-cell office:value-type="float" office:value="0.029760097">
            <text:p>0.029760097</text:p>
          </table:table-cell>
          <table:table-cell office:value-type="percentage" office:value="0.055038511">
            <text:p>5.50%</text:p>
          </table:table-cell>
          <table:table-cell office:value-type="percentage" office:value="0.13755765">
            <text:p>13.76%</text:p>
          </table:table-cell>
          <table:table-cell office:value-type="float" office:value="686">
            <text:p>686</text:p>
          </table:table-cell>
          <table:table-cell office:value-type="float" office:value="12464">
            <text:p>1246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irected&gt; <text:s/>?a <text:s text:c="2"/>=&gt; ?a <text:s/>&lt;dbo:narrator&gt; <text:s/>?b</text:p>
          </table:table-cell>
          <table:table-cell office:value-type="float" office:value="0.000008583">
            <text:p>0.000008583</text:p>
          </table:table-cell>
          <table:table-cell office:value-type="float" office:value="0.036231884">
            <text:p>0.036231884</text:p>
          </table:table-cell>
          <table:table-cell office:value-type="percentage" office:value="0.003275714">
            <text:p>0.33%</text:p>
          </table:table-cell>
          <table:table-cell office:value-type="percentage" office:value="0.134158927">
            <text:p>13.42%</text:p>
          </table:table-cell>
          <table:table-cell office:value-type="float" office:value="130">
            <text:p>130</text:p>
          </table:table-cell>
          <table:table-cell office:value-type="float" office:value="39686">
            <text:p>3968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created&gt; <text:s/>?b <text:s text:c="2"/>=&gt; ?a <text:s/>&lt;dbo:product&gt; <text:s/>?b</text:p>
          </table:table-cell>
          <table:table-cell office:value-type="float" office:value="0.00005427">
            <text:p>0.00005427</text:p>
          </table:table-cell>
          <table:table-cell office:value-type="float" office:value="0.02321706">
            <text:p>0.02321706</text:p>
          </table:table-cell>
          <table:table-cell office:value-type="percentage" office:value="0.003148195">
            <text:p>0.31%</text:p>
          </table:table-cell>
          <table:table-cell office:value-type="percentage" office:value="0.133095855">
            <text:p>13.31%</text:p>
          </table:table-cell>
          <table:table-cell office:value-type="float" office:value="822">
            <text:p>822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isLocatedIn&gt; <text:s/>?a <text:s text:c="2"/>=&gt; ?a <text:s/>&lt;dbo:frazioni&gt; <text:s/>?b</text:p>
          </table:table-cell>
          <table:table-cell office:value-type="float" office:value="0.000004952">
            <text:p>0.000004952</text:p>
          </table:table-cell>
          <table:table-cell office:value-type="float" office:value="0.06454389">
            <text:p>0.06454389</text:p>
          </table:table-cell>
          <table:table-cell office:value-type="percentage" office:value="0.000063529">
            <text:p>0.01%</text:p>
          </table:table-cell>
          <table:table-cell office:value-type="percentage" office:value="0.130890052">
            <text:p>13.09%</text:p>
          </table:table-cell>
          <table:table-cell office:value-type="float" office:value="75">
            <text:p>75</text:p>
          </table:table-cell>
          <table:table-cell office:value-type="float" office:value="1180566">
            <text:p>118056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owns&gt; <text:s/>?a <text:s text:c="2"/>=&gt; ?a <text:s/>&lt;dbo:operatedBy&gt; <text:s/>?b</text:p>
          </table:table-cell>
          <table:table-cell office:value-type="float" office:value="0.000013667">
            <text:p>0.000013667</text:p>
          </table:table-cell>
          <table:table-cell office:value-type="float" office:value="0.019531987">
            <text:p>0.019531987</text:p>
          </table:table-cell>
          <table:table-cell office:value-type="percentage" office:value="0.008980088">
            <text:p>0.90%</text:p>
          </table:table-cell>
          <table:table-cell office:value-type="percentage" office:value="0.130025126">
            <text:p>13.00%</text:p>
          </table:table-cell>
          <table:table-cell office:value-type="float" office:value="207">
            <text:p>207</text:p>
          </table:table-cell>
          <table:table-cell office:value-type="float" office:value="23051">
            <text:p>2305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almaMater&gt; <text:s/>?b <text:s text:c="2"/>=&gt; ?a <text:s/>&lt;worksAt&gt; <text:s/>?b</text:p>
          </table:table-cell>
          <table:table-cell office:value-type="float" office:value="0.000047668">
            <text:p>0.000047668</text:p>
          </table:table-cell>
          <table:table-cell office:value-type="float" office:value="0.168102445">
            <text:p>0.168102445</text:p>
          </table:table-cell>
          <table:table-cell office:value-type="percentage" office:value="0.013628813">
            <text:p>1.36%</text:p>
          </table:table-cell>
          <table:table-cell office:value-type="percentage" office:value="0.128561254">
            <text:p>12.86%</text:p>
          </table:table-cell>
          <table:table-cell office:value-type="float" office:value="722">
            <text:p>722</text:p>
          </table:table-cell>
          <table:table-cell office:value-type="float" office:value="52976">
            <text:p>5297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isLeaderOf&gt; <text:s/>?a <text:s text:c="2"/>=&gt; ?a <text:s/>&lt;dbo:secondCommander&gt; <text:s/>?b</text:p>
          </table:table-cell>
          <table:table-cell office:value-type="float" office:value="0.000002575">
            <text:p>0.000002575</text:p>
          </table:table-cell>
          <table:table-cell office:value-type="float" office:value="0.150579151">
            <text:p>0.150579151</text:p>
          </table:table-cell>
          <table:table-cell office:value-type="percentage" office:value="0.003951368">
            <text:p>0.40%</text:p>
          </table:table-cell>
          <table:table-cell office:value-type="percentage" office:value="0.126623377">
            <text:p>12.66%</text:p>
          </table:table-cell>
          <table:table-cell office:value-type="float" office:value="39">
            <text:p>39</text:p>
          </table:table-cell>
          <table:table-cell office:value-type="float" office:value="9870">
            <text:p>987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ground&gt; <text:s/>?b <text:s text:c="2"/>=&gt; ?a <text:s/>&lt;owns&gt; <text:s/>?b</text:p>
          </table:table-cell>
          <table:table-cell office:value-type="float" office:value="0.000020071">
            <text:p>0.000020071</text:p>
          </table:table-cell>
          <table:table-cell office:value-type="float" office:value="0.013188148">
            <text:p>0.013188148</text:p>
          </table:table-cell>
          <table:table-cell office:value-type="percentage" office:value="0.009936914">
            <text:p>0.99%</text:p>
          </table:table-cell>
          <table:table-cell office:value-type="percentage" office:value="0.123276561">
            <text:p>12.33%</text:p>
          </table:table-cell>
          <table:table-cell office:value-type="float" office:value="304">
            <text:p>304</text:p>
          </table:table-cell>
          <table:table-cell office:value-type="float" office:value="30593">
            <text:p>30593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archipelago&gt; <text:s/>?b</text:p>
          </table:table-cell>
          <table:table-cell office:value-type="float" office:value="0.000018222">
            <text:p>0.000018222</text:p>
          </table:table-cell>
          <table:table-cell office:value-type="float" office:value="0.13925328">
            <text:p>0.13925328</text:p>
          </table:table-cell>
          <table:table-cell office:value-type="percentage" office:value="0.000233786">
            <text:p>0.02%</text:p>
          </table:table-cell>
          <table:table-cell office:value-type="percentage" office:value="0.122340426">
            <text:p>12.23%</text:p>
          </table:table-cell>
          <table:table-cell office:value-type="float" office:value="276">
            <text:p>276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livesIn&gt; <text:s/>?b <text:s text:c="2"/>=&gt; ?a <text:s/>&lt;dbo:education&gt; <text:s/>?b</text:p>
          </table:table-cell>
          <table:table-cell office:value-type="float" office:value="0.000011818">
            <text:p>0.000011818</text:p>
          </table:table-cell>
          <table:table-cell office:value-type="float" office:value="0.016344047">
            <text:p>0.016344047</text:p>
          </table:table-cell>
          <table:table-cell office:value-type="percentage" office:value="0.00598342">
            <text:p>0.60%</text:p>
          </table:table-cell>
          <table:table-cell office:value-type="percentage" office:value="0.114670083">
            <text:p>11.47%</text:p>
          </table:table-cell>
          <table:table-cell office:value-type="float" office:value="179">
            <text:p>179</text:p>
          </table:table-cell>
          <table:table-cell office:value-type="float" office:value="29916">
            <text:p>2991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birthPlace&gt; <text:s/>?b <text:s text:c="2"/>=&gt; ?a <text:s/>&lt;isPoliticianOf&gt; <text:s/>?b</text:p>
          </table:table-cell>
          <table:table-cell office:value-type="float" office:value="0.000026937">
            <text:p>0.000026937</text:p>
          </table:table-cell>
          <table:table-cell office:value-type="float" office:value="0.108829021">
            <text:p>0.108829021</text:p>
          </table:table-cell>
          <table:table-cell office:value-type="percentage" office:value="0.000530725">
            <text:p>0.05%</text:p>
          </table:table-cell>
          <table:table-cell office:value-type="percentage" office:value="0.112551724">
            <text:p>11.26%</text:p>
          </table:table-cell>
          <table:table-cell office:value-type="float" office:value="408">
            <text:p>408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restingPlace&gt; <text:s/>?b</text:p>
          </table:table-cell>
          <table:table-cell office:value-type="float" office:value="0.000021985">
            <text:p>0.000021985</text:p>
          </table:table-cell>
          <table:table-cell office:value-type="float" office:value="0.025375295">
            <text:p>0.025375295</text:p>
          </table:table-cell>
          <table:table-cell office:value-type="percentage" office:value="0.002061205">
            <text:p>0.21%</text:p>
          </table:table-cell>
          <table:table-cell office:value-type="percentage" office:value="0.112008073">
            <text:p>11.20%</text:p>
          </table:table-cell>
          <table:table-cell office:value-type="float" office:value="333">
            <text:p>333</text:p>
          </table:table-cell>
          <table:table-cell office:value-type="float" office:value="161556">
            <text:p>16155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maintainedBy&gt; <text:s/>?b</text:p>
          </table:table-cell>
          <table:table-cell office:value-type="float" office:value="0.00000099">
            <text:p>0.00000099</text:p>
          </table:table-cell>
          <table:table-cell office:value-type="float" office:value="0.012175325">
            <text:p>0.012175325</text:p>
          </table:table-cell>
          <table:table-cell office:value-type="percentage" office:value="0.000012706">
            <text:p>0.00%</text:p>
          </table:table-cell>
          <table:table-cell office:value-type="percentage" office:value="0.111940299">
            <text:p>11.19%</text:p>
          </table:table-cell>
          <table:table-cell office:value-type="float" office:value="15">
            <text:p>15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irected&gt; <text:s/>?a <text:s text:c="2"/>=&gt; ?a <text:s/>&lt;dbo:editing&gt; <text:s/>?b</text:p>
          </table:table-cell>
          <table:table-cell office:value-type="float" office:value="0.000080085">
            <text:p>0.000080085</text:p>
          </table:table-cell>
          <table:table-cell office:value-type="float" office:value="0.060677305">
            <text:p>0.060677305</text:p>
          </table:table-cell>
          <table:table-cell office:value-type="percentage" office:value="0.030564935">
            <text:p>3.06%</text:p>
          </table:table-cell>
          <table:table-cell office:value-type="percentage" office:value="0.109437026">
            <text:p>10.94%</text:p>
          </table:table-cell>
          <table:table-cell office:value-type="float" office:value="1213">
            <text:p>1213</text:p>
          </table:table-cell>
          <table:table-cell office:value-type="float" office:value="39686">
            <text:p>3968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hubAirport&gt; <text:s/>?b</text:p>
          </table:table-cell>
          <table:table-cell office:value-type="float" office:value="0.000011224">
            <text:p>0.000011224</text:p>
          </table:table-cell>
          <table:table-cell office:value-type="float" office:value="0.0544">
            <text:p>0.0544</text:p>
          </table:table-cell>
          <table:table-cell office:value-type="percentage" office:value="0.000143999">
            <text:p>0.01%</text:p>
          </table:table-cell>
          <table:table-cell office:value-type="percentage" office:value="0.109324759">
            <text:p>10.93%</text:p>
          </table:table-cell>
          <table:table-cell office:value-type="float" office:value="170">
            <text:p>170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birthPlace&gt; <text:s/>?b <text:s text:c="2"/>=&gt; ?a <text:s/>&lt;isLeaderOf&gt; <text:s/>?b</text:p>
          </table:table-cell>
          <table:table-cell office:value-type="float" office:value="0.000051827">
            <text:p>0.000051827</text:p>
          </table:table-cell>
          <table:table-cell office:value-type="float" office:value="0.079533941">
            <text:p>0.079533941</text:p>
          </table:table-cell>
          <table:table-cell office:value-type="percentage" office:value="0.001021126">
            <text:p>0.10%</text:p>
          </table:table-cell>
          <table:table-cell office:value-type="percentage" office:value="0.108485351">
            <text:p>10.85%</text:p>
          </table:table-cell>
          <table:table-cell office:value-type="float" office:value="785">
            <text:p>785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influences&gt; <text:s/>?a <text:s text:c="2"/>=&gt; ?a <text:s/>&lt;dbo:doctoralAdvisor&gt; <text:s/>?b</text:p>
          </table:table-cell>
          <table:table-cell office:value-type="float" office:value="0.000002773">
            <text:p>0.000002773</text:p>
          </table:table-cell>
          <table:table-cell office:value-type="float" office:value="0.011653718">
            <text:p>0.011653718</text:p>
          </table:table-cell>
          <table:table-cell office:value-type="percentage" office:value="0.001814333">
            <text:p>0.18%</text:p>
          </table:table-cell>
          <table:table-cell office:value-type="percentage" office:value="0.107142857">
            <text:p>10.71%</text:p>
          </table:table-cell>
          <table:table-cell office:value-type="float" office:value="42">
            <text:p>42</text:p>
          </table:table-cell>
          <table:table-cell office:value-type="float" office:value="23149">
            <text:p>2314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nfluencedBy&gt; <text:s/>?b <text:s text:c="2"/>=&gt; ?a <text:s/>&lt;hasAcademicAdvisor&gt; <text:s/>?b</text:p>
          </table:table-cell>
          <table:table-cell office:value-type="float" office:value="0.000002047">
            <text:p>0.000002047</text:p>
          </table:table-cell>
          <table:table-cell office:value-type="float" office:value="0.010708117">
            <text:p>0.010708117</text:p>
          </table:table-cell>
          <table:table-cell office:value-type="percentage" office:value="0.001702548">
            <text:p>0.17%</text:p>
          </table:table-cell>
          <table:table-cell office:value-type="percentage" office:value="0.105802048">
            <text:p>10.58%</text:p>
          </table:table-cell>
          <table:table-cell office:value-type="float" office:value="31">
            <text:p>31</text:p>
          </table:table-cell>
          <table:table-cell office:value-type="float" office:value="18208">
            <text:p>1820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deathPlace&gt; <text:s/>?b <text:s text:c="2"/>=&gt; ?a <text:s/>&lt;wasBornIn&gt; <text:s/>?b</text:p>
          </table:table-cell>
          <table:table-cell office:value-type="float" office:value="0.000433104">
            <text:p>0.000433104</text:p>
          </table:table-cell>
          <table:table-cell office:value-type="float" office:value="0.040605115">
            <text:p>0.040605115</text:p>
          </table:table-cell>
          <table:table-cell office:value-type="percentage" office:value="0.032836777">
            <text:p>3.28%</text:p>
          </table:table-cell>
          <table:table-cell office:value-type="percentage" office:value="0.104653574">
            <text:p>10.47%</text:p>
          </table:table-cell>
          <table:table-cell office:value-type="float" office:value="6560">
            <text:p>6560</text:p>
          </table:table-cell>
          <table:table-cell office:value-type="float" office:value="199776">
            <text:p>19977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highestRegion&gt; <text:s/>?b</text:p>
          </table:table-cell>
          <table:table-cell office:value-type="float" office:value="0.00000033">
            <text:p>0.00000033</text:p>
          </table:table-cell>
          <table:table-cell office:value-type="float" office:value="0.03968254">
            <text:p>0.03968254</text:p>
          </table:table-cell>
          <table:table-cell office:value-type="percentage" office:value="0.000004235">
            <text:p>0.00%</text:p>
          </table:table-cell>
          <table:table-cell office:value-type="percentage" office:value="0.104166667">
            <text:p>10.42%</text:p>
          </table:table-cell>
          <table:table-cell office:value-type="float" office:value="5">
            <text:p>5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created&gt; <text:s/>?b <text:s text:c="2"/>=&gt; ?a <text:s/>&lt;dbo:board&gt; <text:s/>?b</text:p>
          </table:table-cell>
          <table:table-cell office:value-type="float" office:value="0.000000726">
            <text:p>0.000000726</text:p>
          </table:table-cell>
          <table:table-cell office:value-type="float" office:value="0.012672811">
            <text:p>0.012672811</text:p>
          </table:table-cell>
          <table:table-cell office:value-type="percentage" office:value="0.000042129">
            <text:p>0.00%</text:p>
          </table:table-cell>
          <table:table-cell office:value-type="percentage" office:value="0.103773585">
            <text:p>10.38%</text:p>
          </table:table-cell>
          <table:table-cell office:value-type="float" office:value="11">
            <text:p>11</text:p>
          </table:table-cell>
          <table:table-cell office:value-type="float" office:value="261102">
            <text:p>26110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editing&gt; <text:s/>?a <text:s text:c="2"/>=&gt; ?a <text:s/>&lt;directed&gt; <text:s/>?b</text:p>
          </table:table-cell>
          <table:table-cell office:value-type="float" office:value="0.000080085">
            <text:p>0.000080085</text:p>
          </table:table-cell>
          <table:table-cell office:value-type="float" office:value="0.030564935">
            <text:p>0.030564935</text:p>
          </table:table-cell>
          <table:table-cell office:value-type="percentage" office:value="0.060677305">
            <text:p>6.07%</text:p>
          </table:table-cell>
          <table:table-cell office:value-type="percentage" office:value="0.102848906">
            <text:p>10.28%</text:p>
          </table:table-cell>
          <table:table-cell office:value-type="float" office:value="1213">
            <text:p>1213</text:p>
          </table:table-cell>
          <table:table-cell office:value-type="float" office:value="19991">
            <text:p>1999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created&gt; <text:s/>?a <text:s text:c="2"/>=&gt; ?a <text:s/>&lt;dbo:publisher&gt; <text:s/>?b</text:p>
          </table:table-cell>
          <table:table-cell office:value-type="float" office:value="0.000162678">
            <text:p>0.000162678</text:p>
          </table:table-cell>
          <table:table-cell office:value-type="float" office:value="0.052483599">
            <text:p>0.052483599</text:p>
          </table:table-cell>
          <table:table-cell office:value-type="percentage" office:value="0.009436925">
            <text:p>0.94%</text:p>
          </table:table-cell>
          <table:table-cell office:value-type="percentage" office:value="0.102045888">
            <text:p>10.20%</text:p>
          </table:table-cell>
          <table:table-cell office:value-type="float" office:value="2464">
            <text:p>2464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regionServed&gt; <text:s/>?b</text:p>
          </table:table-cell>
          <table:table-cell office:value-type="float" office:value="0.000026277">
            <text:p>0.000026277</text:p>
          </table:table-cell>
          <table:table-cell office:value-type="float" office:value="0.038973756">
            <text:p>0.038973756</text:p>
          </table:table-cell>
          <table:table-cell office:value-type="percentage" office:value="0.000337126">
            <text:p>0.03%</text:p>
          </table:table-cell>
          <table:table-cell office:value-type="percentage" office:value="0.099103586">
            <text:p>9.91%</text:p>
          </table:table-cell>
          <table:table-cell office:value-type="float" office:value="398">
            <text:p>398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KnownFor&gt; <text:s/>?b <text:s text:c="2"/>=&gt; ?a <text:s/>&lt;dbo:philosophicalSchool&gt; <text:s/>?b</text:p>
          </table:table-cell>
          <table:table-cell office:value-type="float" office:value="0.000001386">
            <text:p>0.000001386</text:p>
          </table:table-cell>
          <table:table-cell office:value-type="float" office:value="0.015184382">
            <text:p>0.015184382</text:p>
          </table:table-cell>
          <table:table-cell office:value-type="percentage" office:value="0.053164557">
            <text:p>5.32%</text:p>
          </table:table-cell>
          <table:table-cell office:value-type="percentage" office:value="0.089361702">
            <text:p>8.94%</text:p>
          </table:table-cell>
          <table:table-cell office:value-type="float" office:value="21">
            <text:p>21</text:p>
          </table:table-cell>
          <table:table-cell office:value-type="float" office:value="395">
            <text:p>39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place&gt; <text:s/>?a <text:s text:c="2"/>=&gt; ?a <text:s/>&lt;participatedIn&gt; <text:s/>?b</text:p>
          </table:table-cell>
          <table:table-cell office:value-type="float" office:value="0.000070578">
            <text:p>0.000070578</text:p>
          </table:table-cell>
          <table:table-cell office:value-type="float" office:value="0.071110224">
            <text:p>0.071110224</text:p>
          </table:table-cell>
          <table:table-cell office:value-type="percentage" office:value="0.055933445">
            <text:p>5.59%</text:p>
          </table:table-cell>
          <table:table-cell office:value-type="percentage" office:value="0.087501023">
            <text:p>8.75%</text:p>
          </table:table-cell>
          <table:table-cell office:value-type="float" office:value="1069">
            <text:p>1069</text:p>
          </table:table-cell>
          <table:table-cell office:value-type="float" office:value="19112">
            <text:p>1911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influences&gt; <text:s/>?a <text:s text:c="2"/>=&gt; ?a <text:s/>&lt;dbo:academicAdvisor&gt; <text:s/>?b</text:p>
          </table:table-cell>
          <table:table-cell office:value-type="float" office:value="0.000001386">
            <text:p>0.000001386</text:p>
          </table:table-cell>
          <table:table-cell office:value-type="float" office:value="0.039473684">
            <text:p>0.039473684</text:p>
          </table:table-cell>
          <table:table-cell office:value-type="percentage" office:value="0.000907167">
            <text:p>0.09%</text:p>
          </table:table-cell>
          <table:table-cell office:value-type="percentage" office:value="0.086065574">
            <text:p>8.61%</text:p>
          </table:table-cell>
          <table:table-cell office:value-type="float" office:value="21">
            <text:p>21</text:p>
          </table:table-cell>
          <table:table-cell office:value-type="float" office:value="23149">
            <text:p>2314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created&gt; <text:s/>?a <text:s text:c="2"/>=&gt; ?a <text:s/>&lt;dbo:narrator&gt; <text:s/>?b</text:p>
          </table:table-cell>
          <table:table-cell office:value-type="float" office:value="0.000009771">
            <text:p>0.000009771</text:p>
          </table:table-cell>
          <table:table-cell office:value-type="float" office:value="0.041248606">
            <text:p>0.041248606</text:p>
          </table:table-cell>
          <table:table-cell office:value-type="percentage" office:value="0.000566828">
            <text:p>0.06%</text:p>
          </table:table-cell>
          <table:table-cell office:value-type="percentage" office:value="0.085106383">
            <text:p>8.51%</text:p>
          </table:table-cell>
          <table:table-cell office:value-type="float" office:value="148">
            <text:p>148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sportCountry&gt; <text:s/>?b</text:p>
          </table:table-cell>
          <table:table-cell office:value-type="float" office:value="0.000000132">
            <text:p>0.000000132</text:p>
          </table:table-cell>
          <table:table-cell office:value-type="float" office:value="0.017094017">
            <text:p>0.017094017</text:p>
          </table:table-cell>
          <table:table-cell office:value-type="percentage" office:value="0.00001238">
            <text:p>0.00%</text:p>
          </table:table-cell>
          <table:table-cell office:value-type="percentage" office:value="0.083333333">
            <text:p>8.33%</text:p>
          </table:table-cell>
          <table:table-cell office:value-type="float" office:value="2">
            <text:p>2</text:p>
          </table:table-cell>
          <table:table-cell office:value-type="float" office:value="161556">
            <text:p>16155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livesIn&gt; <text:s/>?a <text:s text:c="2"/>=&gt; ?a <text:s/>&lt;dbo:memberOfParliament&gt; <text:s/>?b</text:p>
          </table:table-cell>
          <table:table-cell office:value-type="float" office:value="0.000000264">
            <text:p>0.000000264</text:p>
          </table:table-cell>
          <table:table-cell office:value-type="float" office:value="0.011080332">
            <text:p>0.011080332</text:p>
          </table:table-cell>
          <table:table-cell office:value-type="percentage" office:value="0.000133708">
            <text:p>0.01%</text:p>
          </table:table-cell>
          <table:table-cell office:value-type="percentage" office:value="0.08">
            <text:p>8.00%</text:p>
          </table:table-cell>
          <table:table-cell office:value-type="float" office:value="4">
            <text:p>4</text:p>
          </table:table-cell>
          <table:table-cell office:value-type="float" office:value="29916">
            <text:p>2991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participatedIn&gt; <text:s/>?a <text:s text:c="2"/>=&gt; ?a <text:s/>&lt;dbo:place&gt; <text:s/>?b</text:p>
          </table:table-cell>
          <table:table-cell office:value-type="float" office:value="0.000070578">
            <text:p>0.000070578</text:p>
          </table:table-cell>
          <table:table-cell office:value-type="float" office:value="0.055933445">
            <text:p>0.055933445</text:p>
          </table:table-cell>
          <table:table-cell office:value-type="percentage" office:value="0.071110224">
            <text:p>7.11%</text:p>
          </table:table-cell>
          <table:table-cell office:value-type="percentage" office:value="0.075212833">
            <text:p>7.52%</text:p>
          </table:table-cell>
          <table:table-cell office:value-type="float" office:value="1069">
            <text:p>1069</text:p>
          </table:table-cell>
          <table:table-cell office:value-type="float" office:value="15033">
            <text:p>1503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coverArtist&gt; <text:s/>?b</text:p>
          </table:table-cell>
          <table:table-cell office:value-type="float" office:value="0.000010564">
            <text:p>0.000010564</text:p>
          </table:table-cell>
          <table:table-cell office:value-type="float" office:value="0.058458166">
            <text:p>0.058458166</text:p>
          </table:table-cell>
          <table:table-cell office:value-type="percentage" office:value="0.000612787">
            <text:p>0.06%</text:p>
          </table:table-cell>
          <table:table-cell office:value-type="percentage" office:value="0.074418605">
            <text:p>7.44%</text:p>
          </table:table-cell>
          <table:table-cell office:value-type="float" office:value="160">
            <text:p>160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party&gt; <text:s/>?b <text:s text:c="2"/>=&gt; ?a <text:s/>&lt;isLeaderOf&gt; <text:s/>?b</text:p>
          </table:table-cell>
          <table:table-cell office:value-type="float" office:value="0.000015383">
            <text:p>0.000015383</text:p>
          </table:table-cell>
          <table:table-cell office:value-type="float" office:value="0.02360689">
            <text:p>0.02360689</text:p>
          </table:table-cell>
          <table:table-cell office:value-type="percentage" office:value="0.004905883">
            <text:p>0.49%</text:p>
          </table:table-cell>
          <table:table-cell office:value-type="percentage" office:value="0.073757518">
            <text:p>7.38%</text:p>
          </table:table-cell>
          <table:table-cell office:value-type="float" office:value="233">
            <text:p>233</text:p>
          </table:table-cell>
          <table:table-cell office:value-type="float" office:value="47494">
            <text:p>4749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beatifiedPlace&gt; <text:s/>?b</text:p>
          </table:table-cell>
          <table:table-cell office:value-type="float" office:value="0.000000264">
            <text:p>0.000000264</text:p>
          </table:table-cell>
          <table:table-cell office:value-type="float" office:value="0.015625">
            <text:p>0.015625</text:p>
          </table:table-cell>
          <table:table-cell office:value-type="percentage" office:value="0.000024759">
            <text:p>0.00%</text:p>
          </table:table-cell>
          <table:table-cell office:value-type="percentage" office:value="0.072727273">
            <text:p>7.27%</text:p>
          </table:table-cell>
          <table:table-cell office:value-type="float" office:value="4">
            <text:p>4</text:p>
          </table:table-cell>
          <table:table-cell office:value-type="float" office:value="161556">
            <text:p>16155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creativeDirector&gt; <text:s/>?b</text:p>
          </table:table-cell>
          <table:table-cell office:value-type="float" office:value="0.000000594">
            <text:p>0.000000594</text:p>
          </table:table-cell>
          <table:table-cell office:value-type="float" office:value="0.063829787">
            <text:p>0.063829787</text:p>
          </table:table-cell>
          <table:table-cell office:value-type="percentage" office:value="0.000034469">
            <text:p>0.00%</text:p>
          </table:table-cell>
          <table:table-cell office:value-type="percentage" office:value="0.072">
            <text:p>7.20%</text:p>
          </table:table-cell>
          <table:table-cell office:value-type="float" office:value="9">
            <text:p>9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created&gt; <text:s/>?b <text:s text:c="2"/>=&gt; ?a <text:s/>&lt;dbo:employer&gt; <text:s/>?b</text:p>
          </table:table-cell>
          <table:table-cell office:value-type="float" office:value="0.000002707">
            <text:p>0.000002707</text:p>
          </table:table-cell>
          <table:table-cell office:value-type="float" office:value="0.011208311">
            <text:p>0.011208311</text:p>
          </table:table-cell>
          <table:table-cell office:value-type="percentage" office:value="0.000157027">
            <text:p>0.02%</text:p>
          </table:table-cell>
          <table:table-cell office:value-type="percentage" office:value="0.071678322">
            <text:p>7.17%</text:p>
          </table:table-cell>
          <table:table-cell office:value-type="float" office:value="41">
            <text:p>41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philosophicalSchool&gt; <text:s/>?b <text:s text:c="2"/>=&gt; ?a <text:s/>&lt;isKnownFor&gt; <text:s/>?b</text:p>
          </table:table-cell>
          <table:table-cell office:value-type="float" office:value="0.000001386">
            <text:p>0.000001386</text:p>
          </table:table-cell>
          <table:table-cell office:value-type="float" office:value="0.053164557">
            <text:p>0.053164557</text:p>
          </table:table-cell>
          <table:table-cell office:value-type="percentage" office:value="0.015184382">
            <text:p>1.52%</text:p>
          </table:table-cell>
          <table:table-cell office:value-type="percentage" office:value="0.071672355">
            <text:p>7.17%</text:p>
          </table:table-cell>
          <table:table-cell office:value-type="float" office:value="21">
            <text:p>21</text:p>
          </table:table-cell>
          <table:table-cell office:value-type="float" office:value="1383">
            <text:p>1383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created&gt; <text:s/>?a <text:s text:c="2"/>=&gt; ?a <text:s/>&lt;dbo:musicComposer&gt; <text:s/>?b</text:p>
          </table:table-cell>
          <table:table-cell office:value-type="float" office:value="0.000088734">
            <text:p>0.000088734</text:p>
          </table:table-cell>
          <table:table-cell office:value-type="float" office:value="0.033954828">
            <text:p>0.033954828</text:p>
          </table:table-cell>
          <table:table-cell office:value-type="percentage" office:value="0.005147414">
            <text:p>0.51%</text:p>
          </table:table-cell>
          <table:table-cell office:value-type="percentage" office:value="0.069959919">
            <text:p>7.00%</text:p>
          </table:table-cell>
          <table:table-cell office:value-type="float" office:value="1344">
            <text:p>1344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isAffiliatedTo&gt; <text:s/>?a <text:s text:c="2"/>=&gt; ?a <text:s/>&lt;dbo:leader&gt; <text:s/>?b</text:p>
          </table:table-cell>
          <table:table-cell office:value-type="float" office:value="0.000039019">
            <text:p>0.000039019</text:p>
          </table:table-cell>
          <table:table-cell office:value-type="float" office:value="0.131537948">
            <text:p>0.131537948</text:p>
          </table:table-cell>
          <table:table-cell office:value-type="percentage" office:value="0.001407632">
            <text:p>0.14%</text:p>
          </table:table-cell>
          <table:table-cell office:value-type="percentage" office:value="0.069244288">
            <text:p>6.92%</text:p>
          </table:table-cell>
          <table:table-cell office:value-type="float" office:value="591">
            <text:p>591</text:p>
          </table:table-cell>
          <table:table-cell office:value-type="float" office:value="419854">
            <text:p>4198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InterestedIn&gt; <text:s/>?b <text:s text:c="2"/>=&gt; ?a <text:s/>&lt;dbo:philosophicalSchool&gt; <text:s/>?b</text:p>
          </table:table-cell>
          <table:table-cell office:value-type="float" office:value="0.000001056">
            <text:p>0.000001056</text:p>
          </table:table-cell>
          <table:table-cell office:value-type="float" office:value="0.011569053">
            <text:p>0.011569053</text:p>
          </table:table-cell>
          <table:table-cell office:value-type="percentage" office:value="0.050793651">
            <text:p>5.08%</text:p>
          </table:table-cell>
          <table:table-cell office:value-type="percentage" office:value="0.068965517">
            <text:p>6.90%</text:p>
          </table:table-cell>
          <table:table-cell office:value-type="float" office:value="16">
            <text:p>16</text:p>
          </table:table-cell>
          <table:table-cell office:value-type="float" office:value="315">
            <text:p>31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owns&gt; <text:s/>?a <text:s text:c="2"/>=&gt; ?a <text:s/>&lt;dbo:broadcastNetwork&gt; <text:s/>?b</text:p>
          </table:table-cell>
          <table:table-cell office:value-type="float" office:value="0.000012808">
            <text:p>0.000012808</text:p>
          </table:table-cell>
          <table:table-cell office:value-type="float" office:value="0.017582019">
            <text:p>0.017582019</text:p>
          </table:table-cell>
          <table:table-cell office:value-type="percentage" office:value="0.008416121">
            <text:p>0.84%</text:p>
          </table:table-cell>
          <table:table-cell office:value-type="percentage" office:value="0.067808459">
            <text:p>6.78%</text:p>
          </table:table-cell>
          <table:table-cell office:value-type="float" office:value="194">
            <text:p>194</text:p>
          </table:table-cell>
          <table:table-cell office:value-type="float" office:value="23051">
            <text:p>2305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birthPlace&gt; <text:s/>?b <text:s text:c="2"/>=&gt; ?a <text:s/>&lt;diedIn&gt; <text:s/>?b</text:p>
          </table:table-cell>
          <table:table-cell office:value-type="float" office:value="0.000309643">
            <text:p>0.000309643</text:p>
          </table:table-cell>
          <table:table-cell office:value-type="float" office:value="0.104173608">
            <text:p>0.104173608</text:p>
          </table:table-cell>
          <table:table-cell office:value-type="percentage" office:value="0.006100742">
            <text:p>0.61%</text:p>
          </table:table-cell>
          <table:table-cell office:value-type="percentage" office:value="0.065053055">
            <text:p>6.51%</text:p>
          </table:table-cell>
          <table:table-cell office:value-type="float" office:value="4690">
            <text:p>4690</text:p>
          </table:table-cell>
          <table:table-cell office:value-type="float" office:value="768759">
            <text:p>76875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owns&gt; <text:s/>?a <text:s text:c="2"/>=&gt; ?a <text:s/>&lt;dbo:foundedBy&gt; <text:s/>?b</text:p>
          </table:table-cell>
          <table:table-cell office:value-type="float" office:value="0.00000746">
            <text:p>0.00000746</text:p>
          </table:table-cell>
          <table:table-cell office:value-type="float" office:value="0.013280056">
            <text:p>0.013280056</text:p>
          </table:table-cell>
          <table:table-cell office:value-type="percentage" office:value="0.004902173">
            <text:p>0.49%</text:p>
          </table:table-cell>
          <table:table-cell office:value-type="percentage" office:value="0.063340807">
            <text:p>6.33%</text:p>
          </table:table-cell>
          <table:table-cell office:value-type="float" office:value="113">
            <text:p>113</text:p>
          </table:table-cell>
          <table:table-cell office:value-type="float" office:value="23051">
            <text:p>2305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isLocatedIn&gt; <text:s/>?a <text:s text:c="2"/>=&gt; ?a <text:s/>&lt;dbo:majorIsland&gt; <text:s/>?b</text:p>
          </table:table-cell>
          <table:table-cell office:value-type="float" office:value="0.000001519">
            <text:p>0.000001519</text:p>
          </table:table-cell>
          <table:table-cell office:value-type="float" office:value="0.065714286">
            <text:p>0.065714286</text:p>
          </table:table-cell>
          <table:table-cell office:value-type="percentage" office:value="0.000019482">
            <text:p>0.00%</text:p>
          </table:table-cell>
          <table:table-cell office:value-type="percentage" office:value="0.063186813">
            <text:p>6.32%</text:p>
          </table:table-cell>
          <table:table-cell office:value-type="float" office:value="23">
            <text:p>23</text:p>
          </table:table-cell>
          <table:table-cell office:value-type="float" office:value="1180566">
            <text:p>118056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location&gt; <text:s/>?a <text:s text:c="2"/>=&gt; ?a <text:s/>&lt;owns&gt; <text:s/>?b</text:p>
          </table:table-cell>
          <table:table-cell office:value-type="float" office:value="0.000063579">
            <text:p>0.000063579</text:p>
          </table:table-cell>
          <table:table-cell office:value-type="float" office:value="0.041776929">
            <text:p>0.041776929</text:p>
          </table:table-cell>
          <table:table-cell office:value-type="percentage" office:value="0.003889322">
            <text:p>0.39%</text:p>
          </table:table-cell>
          <table:table-cell office:value-type="percentage" office:value="0.063130982">
            <text:p>6.31%</text:p>
          </table:table-cell>
          <table:table-cell office:value-type="float" office:value="963">
            <text:p>963</text:p>
          </table:table-cell>
          <table:table-cell office:value-type="float" office:value="247601">
            <text:p>24760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canonizedPlace&gt; <text:s/>?b</text:p>
          </table:table-cell>
          <table:table-cell office:value-type="float" office:value="0.000000198">
            <text:p>0.000000198</text:p>
          </table:table-cell>
          <table:table-cell office:value-type="float" office:value="0.011952191">
            <text:p>0.011952191</text:p>
          </table:table-cell>
          <table:table-cell office:value-type="percentage" office:value="0.000018569">
            <text:p>0.00%</text:p>
          </table:table-cell>
          <table:table-cell office:value-type="percentage" office:value="0.0625">
            <text:p>6.25%</text:p>
          </table:table-cell>
          <table:table-cell office:value-type="float" office:value="3">
            <text:p>3</text:p>
          </table:table-cell>
          <table:table-cell office:value-type="float" office:value="161556">
            <text:p>16155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anthem&gt; <text:s/>?b <text:s text:c="2"/>=&gt; ?a <text:s/>&lt;hasOfficialLanguage&gt; <text:s/>?b</text:p>
          </table:table-cell>
          <table:table-cell office:value-type="float" office:value="0.000000858">
            <text:p>0.000000858</text:p>
          </table:table-cell>
          <table:table-cell office:value-type="float" office:value="0.018232819">
            <text:p>0.018232819</text:p>
          </table:table-cell>
          <table:table-cell office:value-type="percentage" office:value="0.01884058">
            <text:p>1.88%</text:p>
          </table:table-cell>
          <table:table-cell office:value-type="percentage" office:value="0.060747664">
            <text:p>6.07%</text:p>
          </table:table-cell>
          <table:table-cell office:value-type="float" office:value="13">
            <text:p>13</text:p>
          </table:table-cell>
          <table:table-cell office:value-type="float" office:value="690">
            <text:p>69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starring&gt; <text:s/>?b</text:p>
          </table:table-cell>
          <table:table-cell office:value-type="float" office:value="0.000195095">
            <text:p>0.000195095</text:p>
          </table:table-cell>
          <table:table-cell office:value-type="float" office:value="0.011522085">
            <text:p>0.011522085</text:p>
          </table:table-cell>
          <table:table-cell office:value-type="percentage" office:value="0.011317416">
            <text:p>1.13%</text:p>
          </table:table-cell>
          <table:table-cell office:value-type="percentage" office:value="0.060309815">
            <text:p>6.03%</text:p>
          </table:table-cell>
          <table:table-cell office:value-type="float" office:value="2955">
            <text:p>2955</text:p>
          </table:table-cell>
          <table:table-cell office:value-type="float" office:value="261102">
            <text:p>26110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actedIn&gt; <text:s/>?a <text:s text:c="2"/>=&gt; ?a <text:s/>&lt;dbo:narrator&gt; <text:s/>?b</text:p>
          </table:table-cell>
          <table:table-cell office:value-type="float" office:value="0.000011422">
            <text:p>0.000011422</text:p>
          </table:table-cell>
          <table:table-cell office:value-type="float" office:value="0.048216276">
            <text:p>0.048216276</text:p>
          </table:table-cell>
          <table:table-cell office:value-type="percentage" office:value="0.001434589">
            <text:p>0.14%</text:p>
          </table:table-cell>
          <table:table-cell office:value-type="percentage" office:value="0.059614059">
            <text:p>5.96%</text:p>
          </table:table-cell>
          <table:table-cell office:value-type="float" office:value="173">
            <text:p>173</text:p>
          </table:table-cell>
          <table:table-cell office:value-type="float" office:value="120592">
            <text:p>12059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presenter&gt; <text:s/>?b</text:p>
          </table:table-cell>
          <table:table-cell office:value-type="float" office:value="0.000015515">
            <text:p>0.000015515</text:p>
          </table:table-cell>
          <table:table-cell office:value-type="float" office:value="0.033984093">
            <text:p>0.033984093</text:p>
          </table:table-cell>
          <table:table-cell office:value-type="percentage" office:value="0.000900031">
            <text:p>0.09%</text:p>
          </table:table-cell>
          <table:table-cell office:value-type="percentage" office:value="0.059060065">
            <text:p>5.91%</text:p>
          </table:table-cell>
          <table:table-cell office:value-type="float" office:value="235">
            <text:p>235</text:p>
          </table:table-cell>
          <table:table-cell office:value-type="float" office:value="261102">
            <text:p>26110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created&gt; <text:s/>?a <text:s text:c="2"/>=&gt; ?a <text:s/>&lt;dbo:chairperson&gt; <text:s/>?b</text:p>
          </table:table-cell>
          <table:table-cell office:value-type="float" office:value="0.000000132">
            <text:p>0.000000132</text:p>
          </table:table-cell>
          <table:table-cell office:value-type="float" office:value="0.011428571">
            <text:p>0.011428571</text:p>
          </table:table-cell>
          <table:table-cell office:value-type="percentage" office:value="0.00000766">
            <text:p>0.00%</text:p>
          </table:table-cell>
          <table:table-cell office:value-type="percentage" office:value="0.058823529">
            <text:p>5.88%</text:p>
          </table:table-cell>
          <table:table-cell office:value-type="float" office:value="2">
            <text:p>2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editing&gt; <text:s/>?b</text:p>
          </table:table-cell>
          <table:table-cell office:value-type="float" office:value="0.000045159">
            <text:p>0.000045159</text:p>
          </table:table-cell>
          <table:table-cell office:value-type="float" office:value="0.034215397">
            <text:p>0.034215397</text:p>
          </table:table-cell>
          <table:table-cell office:value-type="percentage" office:value="0.002619666">
            <text:p>0.26%</text:p>
          </table:table-cell>
          <table:table-cell office:value-type="percentage" office:value="0.057522496">
            <text:p>5.75%</text:p>
          </table:table-cell>
          <table:table-cell office:value-type="float" office:value="684">
            <text:p>684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graduatedFrom&gt; <text:s/>?b <text:s text:c="2"/>=&gt; ?a <text:s/>&lt;dbo:employer&gt; <text:s/>?b</text:p>
          </table:table-cell>
          <table:table-cell office:value-type="float" office:value="0.000002443">
            <text:p>0.000002443</text:p>
          </table:table-cell>
          <table:table-cell office:value-type="float" office:value="0.010114817">
            <text:p>0.010114817</text:p>
          </table:table-cell>
          <table:table-cell office:value-type="percentage" office:value="0.001407915">
            <text:p>0.14%</text:p>
          </table:table-cell>
          <table:table-cell office:value-type="percentage" office:value="0.057010786">
            <text:p>5.70%</text:p>
          </table:table-cell>
          <table:table-cell office:value-type="float" office:value="37">
            <text:p>37</text:p>
          </table:table-cell>
          <table:table-cell office:value-type="float" office:value="26280">
            <text:p>26280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garrison&gt; <text:s/>?b</text:p>
          </table:table-cell>
          <table:table-cell office:value-type="float" office:value="0.00000515">
            <text:p>0.00000515</text:p>
          </table:table-cell>
          <table:table-cell office:value-type="float" office:value="0.011229485">
            <text:p>0.011229485</text:p>
          </table:table-cell>
          <table:table-cell office:value-type="percentage" office:value="0.00006607">
            <text:p>0.01%</text:p>
          </table:table-cell>
          <table:table-cell office:value-type="percentage" office:value="0.056809905">
            <text:p>5.68%</text:p>
          </table:table-cell>
          <table:table-cell office:value-type="float" office:value="78">
            <text:p>78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owner&gt; <text:s/>?b</text:p>
          </table:table-cell>
          <table:table-cell office:value-type="float" office:value="0.000054138">
            <text:p>0.000054138</text:p>
          </table:table-cell>
          <table:table-cell office:value-type="float" office:value="0.022029982">
            <text:p>0.022029982</text:p>
          </table:table-cell>
          <table:table-cell office:value-type="percentage" office:value="0.000694582">
            <text:p>0.07%</text:p>
          </table:table-cell>
          <table:table-cell office:value-type="percentage" office:value="0.055581916">
            <text:p>5.56%</text:p>
          </table:table-cell>
          <table:table-cell office:value-type="float" office:value="820">
            <text:p>820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governingBody&gt; <text:s/>?b</text:p>
          </table:table-cell>
          <table:table-cell office:value-type="float" office:value="0.000005744">
            <text:p>0.000005744</text:p>
          </table:table-cell>
          <table:table-cell office:value-type="float" office:value="0.048414023">
            <text:p>0.048414023</text:p>
          </table:table-cell>
          <table:table-cell office:value-type="percentage" office:value="0.000073693">
            <text:p>0.01%</text:p>
          </table:table-cell>
          <table:table-cell office:value-type="percentage" office:value="0.055168041">
            <text:p>5.52%</text:p>
          </table:table-cell>
          <table:table-cell office:value-type="float" office:value="87">
            <text:p>87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hasOfficialLanguage&gt; <text:s/>?b <text:s text:c="2"/>=&gt; ?a <text:s/>&lt;dbo:regionalLanguage&gt; <text:s/>?b</text:p>
          </table:table-cell>
          <table:table-cell office:value-type="float" office:value="0.000000396">
            <text:p>0.000000396</text:p>
          </table:table-cell>
          <table:table-cell office:value-type="float" office:value="0.034285714">
            <text:p>0.034285714</text:p>
          </table:table-cell>
          <table:table-cell office:value-type="percentage" office:value="0.008415147">
            <text:p>0.84%</text:p>
          </table:table-cell>
          <table:table-cell office:value-type="percentage" office:value="0.054545455">
            <text:p>5.45%</text:p>
          </table:table-cell>
          <table:table-cell office:value-type="float" office:value="6">
            <text:p>6</text:p>
          </table:table-cell>
          <table:table-cell office:value-type="float" office:value="713">
            <text:p>713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operator&gt; <text:s/>?b</text:p>
          </table:table-cell>
          <table:table-cell office:value-type="float" office:value="0.000011026">
            <text:p>0.000011026</text:p>
          </table:table-cell>
          <table:table-cell office:value-type="float" office:value="0.019076993">
            <text:p>0.019076993</text:p>
          </table:table-cell>
          <table:table-cell office:value-type="percentage" office:value="0.000141458">
            <text:p>0.01%</text:p>
          </table:table-cell>
          <table:table-cell office:value-type="percentage" office:value="0.054468363">
            <text:p>5.45%</text:p>
          </table:table-cell>
          <table:table-cell office:value-type="float" office:value="167">
            <text:p>167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philosophicalSchool&gt; <text:s/>?b <text:s text:c="2"/>=&gt; ?a <text:s/>&lt;isInterestedIn&gt; <text:s/>?b</text:p>
          </table:table-cell>
          <table:table-cell office:value-type="float" office:value="0.000001056">
            <text:p>0.000001056</text:p>
          </table:table-cell>
          <table:table-cell office:value-type="float" office:value="0.050793651">
            <text:p>0.050793651</text:p>
          </table:table-cell>
          <table:table-cell office:value-type="percentage" office:value="0.011569053">
            <text:p>1.16%</text:p>
          </table:table-cell>
          <table:table-cell office:value-type="percentage" office:value="0.050793651">
            <text:p>5.08%</text:p>
          </table:table-cell>
          <table:table-cell office:value-type="float" office:value="16">
            <text:p>16</text:p>
          </table:table-cell>
          <table:table-cell office:value-type="float" office:value="1383">
            <text:p>138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hasOfficialLanguage&gt; <text:s/>?b <text:s text:c="2"/>=&gt; ?a <text:s/>&lt;dbo:anthem&gt; <text:s/>?b</text:p>
          </table:table-cell>
          <table:table-cell office:value-type="float" office:value="0.000000858">
            <text:p>0.000000858</text:p>
          </table:table-cell>
          <table:table-cell office:value-type="float" office:value="0.01884058">
            <text:p>0.01884058</text:p>
          </table:table-cell>
          <table:table-cell office:value-type="percentage" office:value="0.018232819">
            <text:p>1.82%</text:p>
          </table:table-cell>
          <table:table-cell office:value-type="percentage" office:value="0.049808429">
            <text:p>4.98%</text:p>
          </table:table-cell>
          <table:table-cell office:value-type="float" office:value="13">
            <text:p>13</text:p>
          </table:table-cell>
          <table:table-cell office:value-type="float" office:value="713">
            <text:p>713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twinCountry&gt; <text:s/>?b</text:p>
          </table:table-cell>
          <table:table-cell office:value-type="float" office:value="0.000000594">
            <text:p>0.000000594</text:p>
          </table:table-cell>
          <table:table-cell office:value-type="float" office:value="0.037974684">
            <text:p>0.037974684</text:p>
          </table:table-cell>
          <table:table-cell office:value-type="percentage" office:value="0.000007623">
            <text:p>0.00%</text:p>
          </table:table-cell>
          <table:table-cell office:value-type="percentage" office:value="0.04787234">
            <text:p>4.79%</text:p>
          </table:table-cell>
          <table:table-cell office:value-type="float" office:value="9">
            <text:p>9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irected&gt; <text:s/>?a <text:s text:c="2"/>=&gt; ?a <text:s/>&lt;dbo:cinematography&gt; <text:s/>?b</text:p>
          </table:table-cell>
          <table:table-cell office:value-type="float" office:value="0.000045753">
            <text:p>0.000045753</text:p>
          </table:table-cell>
          <table:table-cell office:value-type="float" office:value="0.027034407">
            <text:p>0.027034407</text:p>
          </table:table-cell>
          <table:table-cell office:value-type="percentage" office:value="0.017462077">
            <text:p>1.75%</text:p>
          </table:table-cell>
          <table:table-cell office:value-type="percentage" office:value="0.046407286">
            <text:p>4.64%</text:p>
          </table:table-cell>
          <table:table-cell office:value-type="float" office:value="693">
            <text:p>693</text:p>
          </table:table-cell>
          <table:table-cell office:value-type="float" office:value="39686">
            <text:p>3968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nearestCity&gt; <text:s/>?b</text:p>
          </table:table-cell>
          <table:table-cell office:value-type="float" office:value="0.000018816">
            <text:p>0.000018816</text:p>
          </table:table-cell>
          <table:table-cell office:value-type="float" office:value="0.026017893">
            <text:p>0.026017893</text:p>
          </table:table-cell>
          <table:table-cell office:value-type="percentage" office:value="0.00024141">
            <text:p>0.02%</text:p>
          </table:table-cell>
          <table:table-cell office:value-type="percentage" office:value="0.045629203">
            <text:p>4.56%</text:p>
          </table:table-cell>
          <table:table-cell office:value-type="float" office:value="285">
            <text:p>285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company&gt; <text:s/>?b</text:p>
          </table:table-cell>
          <table:table-cell office:value-type="float" office:value="0.00001195">
            <text:p>0.00001195</text:p>
          </table:table-cell>
          <table:table-cell office:value-type="float" office:value="0.026220484">
            <text:p>0.026220484</text:p>
          </table:table-cell>
          <table:table-cell office:value-type="percentage" office:value="0.000693216">
            <text:p>0.07%</text:p>
          </table:table-cell>
          <table:table-cell office:value-type="percentage" office:value="0.045534591">
            <text:p>4.55%</text:p>
          </table:table-cell>
          <table:table-cell office:value-type="float" office:value="181">
            <text:p>181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cinematography&gt; <text:s/>?a <text:s text:c="2"/>=&gt; ?a <text:s/>&lt;directed&gt; <text:s/>?b</text:p>
          </table:table-cell>
          <table:table-cell office:value-type="float" office:value="0.000045753">
            <text:p>0.000045753</text:p>
          </table:table-cell>
          <table:table-cell office:value-type="float" office:value="0.017462077">
            <text:p>0.017462077</text:p>
          </table:table-cell>
          <table:table-cell office:value-type="percentage" office:value="0.027034407">
            <text:p>2.70%</text:p>
          </table:table-cell>
          <table:table-cell office:value-type="percentage" office:value="0.045341534">
            <text:p>4.53%</text:p>
          </table:table-cell>
          <table:table-cell office:value-type="float" office:value="693">
            <text:p>693</text:p>
          </table:table-cell>
          <table:table-cell office:value-type="float" office:value="25634">
            <text:p>2563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school&gt; <text:s/>?b</text:p>
          </table:table-cell>
          <table:table-cell office:value-type="float" office:value="0.000001585">
            <text:p>0.000001585</text:p>
          </table:table-cell>
          <table:table-cell office:value-type="float" office:value="0.014405762">
            <text:p>0.014405762</text:p>
          </table:table-cell>
          <table:table-cell office:value-type="percentage" office:value="0.000148555">
            <text:p>0.01%</text:p>
          </table:table-cell>
          <table:table-cell office:value-type="percentage" office:value="0.045283019">
            <text:p>4.53%</text:p>
          </table:table-cell>
          <table:table-cell office:value-type="float" office:value="24">
            <text:p>24</text:p>
          </table:table-cell>
          <table:table-cell office:value-type="float" office:value="161556">
            <text:p>16155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endingTheme&gt; <text:s/>?b</text:p>
          </table:table-cell>
          <table:table-cell office:value-type="float" office:value="0.00000099">
            <text:p>0.00000099</text:p>
          </table:table-cell>
          <table:table-cell office:value-type="float" office:value="0.025817556">
            <text:p>0.025817556</text:p>
          </table:table-cell>
          <table:table-cell office:value-type="percentage" office:value="0.000057449">
            <text:p>0.01%</text:p>
          </table:table-cell>
          <table:table-cell office:value-type="percentage" office:value="0.045180723">
            <text:p>4.52%</text:p>
          </table:table-cell>
          <table:table-cell office:value-type="float" office:value="15">
            <text:p>15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gameEngine&gt; <text:s/>?b</text:p>
          </table:table-cell>
          <table:table-cell office:value-type="float" office:value="0.000003367">
            <text:p>0.000003367</text:p>
          </table:table-cell>
          <table:table-cell office:value-type="float" office:value="0.023798413">
            <text:p>0.023798413</text:p>
          </table:table-cell>
          <table:table-cell office:value-type="percentage" office:value="0.000195326">
            <text:p>0.02%</text:p>
          </table:table-cell>
          <table:table-cell office:value-type="percentage" office:value="0.044776119">
            <text:p>4.48%</text:p>
          </table:table-cell>
          <table:table-cell office:value-type="float" office:value="51">
            <text:p>51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voice&gt; <text:s/>?b</text:p>
          </table:table-cell>
          <table:table-cell office:value-type="float" office:value="0.000007262">
            <text:p>0.000007262</text:p>
          </table:table-cell>
          <table:table-cell office:value-type="float" office:value="0.016427718">
            <text:p>0.016427718</text:p>
          </table:table-cell>
          <table:table-cell office:value-type="percentage" office:value="0.000421291">
            <text:p>0.04%</text:p>
          </table:table-cell>
          <table:table-cell office:value-type="percentage" office:value="0.043720191">
            <text:p>4.37%</text:p>
          </table:table-cell>
          <table:table-cell office:value-type="float" office:value="110">
            <text:p>110</text:p>
          </table:table-cell>
          <table:table-cell office:value-type="float" office:value="261102">
            <text:p>26110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created&gt; <text:s/>?a <text:s text:c="2"/>=&gt; ?a <text:s/>&lt;dbo:translator&gt; <text:s/>?b</text:p>
          </table:table-cell>
          <table:table-cell office:value-type="float" office:value="0.000001452">
            <text:p>0.000001452</text:p>
          </table:table-cell>
          <table:table-cell office:value-type="float" office:value="0.028608583">
            <text:p>0.028608583</text:p>
          </table:table-cell>
          <table:table-cell office:value-type="percentage" office:value="0.000084258">
            <text:p>0.01%</text:p>
          </table:table-cell>
          <table:table-cell office:value-type="percentage" office:value="0.040219378">
            <text:p>4.02%</text:p>
          </table:table-cell>
          <table:table-cell office:value-type="float" office:value="22">
            <text:p>22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isLocatedIn&gt; <text:s/>?a <text:s text:c="2"/>=&gt; ?a <text:s/>&lt;dbo:highestMountain&gt; <text:s/>?b</text:p>
          </table:table-cell>
          <table:table-cell office:value-type="float" office:value="0.00000033">
            <text:p>0.00000033</text:p>
          </table:table-cell>
          <table:table-cell office:value-type="float" office:value="0.038167939">
            <text:p>0.038167939</text:p>
          </table:table-cell>
          <table:table-cell office:value-type="percentage" office:value="0.000004235">
            <text:p>0.00%</text:p>
          </table:table-cell>
          <table:table-cell office:value-type="percentage" office:value="0.0390625">
            <text:p>3.91%</text:p>
          </table:table-cell>
          <table:table-cell office:value-type="float" office:value="5">
            <text:p>5</text:p>
          </table:table-cell>
          <table:table-cell office:value-type="float" office:value="1180566">
            <text:p>118056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campus&gt; <text:s/>?b</text:p>
          </table:table-cell>
          <table:table-cell office:value-type="float" office:value="0.00002456">
            <text:p>0.00002456</text:p>
          </table:table-cell>
          <table:table-cell office:value-type="float" office:value="0.057371993">
            <text:p>0.057371993</text:p>
          </table:table-cell>
          <table:table-cell office:value-type="percentage" office:value="0.000315103">
            <text:p>0.03%</text:p>
          </table:table-cell>
          <table:table-cell office:value-type="percentage" office:value="0.037466009">
            <text:p>3.75%</text:p>
          </table:table-cell>
          <table:table-cell office:value-type="float" office:value="372">
            <text:p>372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network&gt; <text:s/>?b</text:p>
          </table:table-cell>
          <table:table-cell office:value-type="float" office:value="0.00001677">
            <text:p>0.00001677</text:p>
          </table:table-cell>
          <table:table-cell office:value-type="float" office:value="0.014419529">
            <text:p>0.014419529</text:p>
          </table:table-cell>
          <table:table-cell office:value-type="percentage" office:value="0.0009728">
            <text:p>0.10%</text:p>
          </table:table-cell>
          <table:table-cell office:value-type="percentage" office:value="0.036902513">
            <text:p>3.69%</text:p>
          </table:table-cell>
          <table:table-cell office:value-type="float" office:value="254">
            <text:p>254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highestPlace&gt; <text:s/>?b</text:p>
          </table:table-cell>
          <table:table-cell office:value-type="float" office:value="0.000000594">
            <text:p>0.000000594</text:p>
          </table:table-cell>
          <table:table-cell office:value-type="float" office:value="0.010856454">
            <text:p>0.010856454</text:p>
          </table:table-cell>
          <table:table-cell office:value-type="percentage" office:value="0.000007623">
            <text:p>0.00%</text:p>
          </table:table-cell>
          <table:table-cell office:value-type="percentage" office:value="0.036437247">
            <text:p>3.64%</text:p>
          </table:table-cell>
          <table:table-cell office:value-type="float" office:value="9">
            <text:p>9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municipality&gt; <text:s/>?b</text:p>
          </table:table-cell>
          <table:table-cell office:value-type="float" office:value="0.000002113">
            <text:p>0.000002113</text:p>
          </table:table-cell>
          <table:table-cell office:value-type="float" office:value="0.017306652">
            <text:p>0.017306652</text:p>
          </table:table-cell>
          <table:table-cell office:value-type="percentage" office:value="0.000027106">
            <text:p>0.00%</text:p>
          </table:table-cell>
          <table:table-cell office:value-type="percentage" office:value="0.033023736">
            <text:p>3.30%</text:p>
          </table:table-cell>
          <table:table-cell office:value-type="float" office:value="32">
            <text:p>32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hasAcademicAdvisor&gt; <text:s/>?b <text:s text:c="2"/>=&gt; ?a <text:s/>&lt;dbo:academicAdvisor&gt; <text:s/>?b</text:p>
          </table:table-cell>
          <table:table-cell office:value-type="float" office:value="0.000000594">
            <text:p>0.000000594</text:p>
          </table:table-cell>
          <table:table-cell office:value-type="float" office:value="0.016917293">
            <text:p>0.016917293</text:p>
          </table:table-cell>
          <table:table-cell office:value-type="percentage" office:value="0.003108808">
            <text:p>0.31%</text:p>
          </table:table-cell>
          <table:table-cell office:value-type="percentage" office:value="0.030716724">
            <text:p>3.07%</text:p>
          </table:table-cell>
          <table:table-cell office:value-type="float" office:value="9">
            <text:p>9</text:p>
          </table:table-cell>
          <table:table-cell office:value-type="float" office:value="2895">
            <text:p>289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jurisdiction&gt; <text:s/>?b</text:p>
          </table:table-cell>
          <table:table-cell office:value-type="float" office:value="0.00000132">
            <text:p>0.00000132</text:p>
          </table:table-cell>
          <table:table-cell office:value-type="float" office:value="0.01150748">
            <text:p>0.01150748</text:p>
          </table:table-cell>
          <table:table-cell office:value-type="percentage" office:value="0.000016941">
            <text:p>0.00%</text:p>
          </table:table-cell>
          <table:table-cell office:value-type="percentage" office:value="0.029985007">
            <text:p>3.00%</text:p>
          </table:table-cell>
          <table:table-cell office:value-type="float" office:value="20">
            <text:p>20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writer&gt; <text:s/>?a <text:s text:c="2"/>=&gt; ?a <text:s/>&lt;actedIn&gt; <text:s/>?b</text:p>
          </table:table-cell>
          <table:table-cell office:value-type="float" office:value="0.00008464">
            <text:p>0.00008464</text:p>
          </table:table-cell>
          <table:table-cell office:value-type="float" office:value="0.010630888">
            <text:p>0.010630888</text:p>
          </table:table-cell>
          <table:table-cell office:value-type="percentage" office:value="0.009710723">
            <text:p>0.97%</text:p>
          </table:table-cell>
          <table:table-cell office:value-type="percentage" office:value="0.028864772">
            <text:p>2.89%</text:p>
          </table:table-cell>
          <table:table-cell office:value-type="float" office:value="1282">
            <text:p>1282</text:p>
          </table:table-cell>
          <table:table-cell office:value-type="float" office:value="132019">
            <text:p>13201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starring&gt; <text:s/>?a <text:s text:c="2"/>=&gt; ?a <text:s/>&lt;created&gt; <text:s/>?b</text:p>
          </table:table-cell>
          <table:table-cell office:value-type="float" office:value="0.000195095">
            <text:p>0.000195095</text:p>
          </table:table-cell>
          <table:table-cell office:value-type="float" office:value="0.011317416">
            <text:p>0.011317416</text:p>
          </table:table-cell>
          <table:table-cell office:value-type="percentage" office:value="0.011522085">
            <text:p>1.15%</text:p>
          </table:table-cell>
          <table:table-cell office:value-type="percentage" office:value="0.0281118">
            <text:p>2.81%</text:p>
          </table:table-cell>
          <table:table-cell office:value-type="float" office:value="2955">
            <text:p>2955</text:p>
          </table:table-cell>
          <table:table-cell office:value-type="float" office:value="256464">
            <text:p>25646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director&gt; <text:s/>?a <text:s text:c="2"/>=&gt; ?a <text:s/>&lt;edited&gt; <text:s/>?b</text:p>
          </table:table-cell>
          <table:table-cell office:value-type="float" office:value="0.000009639">
            <text:p>0.000009639</text:p>
          </table:table-cell>
          <table:table-cell office:value-type="float" office:value="0.025659051">
            <text:p>0.025659051</text:p>
          </table:table-cell>
          <table:table-cell office:value-type="percentage" office:value="0.001942393">
            <text:p>0.19%</text:p>
          </table:table-cell>
          <table:table-cell office:value-type="percentage" office:value="0.026779164">
            <text:p>2.68%</text:p>
          </table:table-cell>
          <table:table-cell office:value-type="float" office:value="146">
            <text:p>146</text:p>
          </table:table-cell>
          <table:table-cell office:value-type="float" office:value="75165">
            <text:p>7516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isAffiliatedTo&gt; <text:s/>?a <text:s text:c="2"/>=&gt; ?a <text:s/>&lt;dbo:chairperson&gt; <text:s/>?b</text:p>
          </table:table-cell>
          <table:table-cell office:value-type="float" office:value="0.00000066">
            <text:p>0.00000066</text:p>
          </table:table-cell>
          <table:table-cell office:value-type="float" office:value="0.057142857">
            <text:p>0.057142857</text:p>
          </table:table-cell>
          <table:table-cell office:value-type="percentage" office:value="0.000023818">
            <text:p>0.00%</text:p>
          </table:table-cell>
          <table:table-cell office:value-type="percentage" office:value="0.026595745">
            <text:p>2.66%</text:p>
          </table:table-cell>
          <table:table-cell office:value-type="float" office:value="10">
            <text:p>10</text:p>
          </table:table-cell>
          <table:table-cell office:value-type="float" office:value="419854">
            <text:p>4198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notableIdea&gt; <text:s/>?b <text:s text:c="2"/>=&gt; ?a <text:s/>&lt;isInterestedIn&gt; <text:s/>?b</text:p>
          </table:table-cell>
          <table:table-cell office:value-type="float" office:value="0.000000396">
            <text:p>0.000000396</text:p>
          </table:table-cell>
          <table:table-cell office:value-type="float" office:value="0.019047619">
            <text:p>0.019047619</text:p>
          </table:table-cell>
          <table:table-cell office:value-type="percentage" office:value="0.00660066">
            <text:p>0.66%</text:p>
          </table:table-cell>
          <table:table-cell office:value-type="percentage" office:value="0.026548673">
            <text:p>2.65%</text:p>
          </table:table-cell>
          <table:table-cell office:value-type="float" office:value="6">
            <text:p>6</text:p>
          </table:table-cell>
          <table:table-cell office:value-type="float" office:value="909">
            <text:p>909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happenedIn&gt; <text:s/>?b <text:s text:c="2"/>=&gt; ?a <text:s/>&lt;dbo:territory&gt; <text:s/>?b</text:p>
          </table:table-cell>
          <table:table-cell office:value-type="float" office:value="0.000003895">
            <text:p>0.000003895</text:p>
          </table:table-cell>
          <table:table-cell office:value-type="float" office:value="0.082517483">
            <text:p>0.082517483</text:p>
          </table:table-cell>
          <table:table-cell office:value-type="percentage" office:value="0.005222625">
            <text:p>0.52%</text:p>
          </table:table-cell>
          <table:table-cell office:value-type="percentage" office:value="0.026222222">
            <text:p>2.62%</text:p>
          </table:table-cell>
          <table:table-cell office:value-type="float" office:value="59">
            <text:p>59</text:p>
          </table:table-cell>
          <table:table-cell office:value-type="float" office:value="11297">
            <text:p>11297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created&gt; <text:s/>?a <text:s text:c="2"/>=&gt; ?a <text:s/>&lt;dbo:openingTheme&gt; <text:s/>?b</text:p>
          </table:table-cell>
          <table:table-cell office:value-type="float" office:value="0.000002773">
            <text:p>0.000002773</text:p>
          </table:table-cell>
          <table:table-cell office:value-type="float" office:value="0.016006098">
            <text:p>0.016006098</text:p>
          </table:table-cell>
          <table:table-cell office:value-type="percentage" office:value="0.000160857">
            <text:p>0.02%</text:p>
          </table:table-cell>
          <table:table-cell office:value-type="percentage" office:value="0.024896266">
            <text:p>2.49%</text:p>
          </table:table-cell>
          <table:table-cell office:value-type="float" office:value="42">
            <text:p>42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distributingCompany&gt; <text:s/>?b</text:p>
          </table:table-cell>
          <table:table-cell office:value-type="float" office:value="0.000001651">
            <text:p>0.000001651</text:p>
          </table:table-cell>
          <table:table-cell office:value-type="float" office:value="0.020391517">
            <text:p>0.020391517</text:p>
          </table:table-cell>
          <table:table-cell office:value-type="percentage" office:value="0.000021176">
            <text:p>0.00%</text:p>
          </table:table-cell>
          <table:table-cell office:value-type="percentage" office:value="0.024295432">
            <text:p>2.43%</text:p>
          </table:table-cell>
          <table:table-cell office:value-type="float" office:value="25">
            <text:p>25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distributingLabel&gt; <text:s/>?b</text:p>
          </table:table-cell>
          <table:table-cell office:value-type="float" office:value="0.000001651">
            <text:p>0.000001651</text:p>
          </table:table-cell>
          <table:table-cell office:value-type="float" office:value="0.020391517">
            <text:p>0.020391517</text:p>
          </table:table-cell>
          <table:table-cell office:value-type="percentage" office:value="0.000021176">
            <text:p>0.00%</text:p>
          </table:table-cell>
          <table:table-cell office:value-type="percentage" office:value="0.024295432">
            <text:p>2.43%</text:p>
          </table:table-cell>
          <table:table-cell office:value-type="float" office:value="25">
            <text:p>25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engineer&gt; <text:s/>?b</text:p>
          </table:table-cell>
          <table:table-cell office:value-type="float" office:value="0.000000198">
            <text:p>0.000000198</text:p>
          </table:table-cell>
          <table:table-cell office:value-type="float" office:value="0.015075377">
            <text:p>0.015075377</text:p>
          </table:table-cell>
          <table:table-cell office:value-type="percentage" office:value="0.00001149">
            <text:p>0.00%</text:p>
          </table:table-cell>
          <table:table-cell office:value-type="percentage" office:value="0.023809524">
            <text:p>2.38%</text:p>
          </table:table-cell>
          <table:table-cell office:value-type="float" office:value="3">
            <text:p>3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portrayer&gt; <text:s/>?b</text:p>
          </table:table-cell>
          <table:table-cell office:value-type="float" office:value="0.000004357">
            <text:p>0.000004357</text:p>
          </table:table-cell>
          <table:table-cell office:value-type="float" office:value="0.015438596">
            <text:p>0.015438596</text:p>
          </table:table-cell>
          <table:table-cell office:value-type="percentage" office:value="0.000252775">
            <text:p>0.03%</text:p>
          </table:table-cell>
          <table:table-cell office:value-type="percentage" office:value="0.023338048">
            <text:p>2.33%</text:p>
          </table:table-cell>
          <table:table-cell office:value-type="float" office:value="66">
            <text:p>66</text:p>
          </table:table-cell>
          <table:table-cell office:value-type="float" office:value="261102">
            <text:p>26110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created&gt; <text:s/>?a <text:s text:c="2"/>=&gt; ?a <text:s/>&lt;dbo:previousEditor&gt; <text:s/>?b</text:p>
          </table:table-cell>
          <table:table-cell office:value-type="float" office:value="0.000000132">
            <text:p>0.000000132</text:p>
          </table:table-cell>
          <table:table-cell office:value-type="float" office:value="0.011560694">
            <text:p>0.011560694</text:p>
          </table:table-cell>
          <table:table-cell office:value-type="percentage" office:value="0.00000766">
            <text:p>0.00%</text:p>
          </table:table-cell>
          <table:table-cell office:value-type="percentage" office:value="0.022222222">
            <text:p>2.22%</text:p>
          </table:table-cell>
          <table:table-cell office:value-type="float" office:value="2">
            <text:p>2</text:p>
          </table:table-cell>
          <table:table-cell office:value-type="float" office:value="261102">
            <text:p>26110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spokenIn&gt; <text:s/>?a <text:s text:c="2"/>=&gt; ?a <text:s/>&lt;hasOfficialLanguage&gt; <text:s/>?b</text:p>
          </table:table-cell>
          <table:table-cell office:value-type="float" office:value="0.000008583">
            <text:p>0.000008583</text:p>
          </table:table-cell>
          <table:table-cell office:value-type="float" office:value="0.182328191">
            <text:p>0.182328191</text:p>
          </table:table-cell>
          <table:table-cell office:value-type="percentage" office:value="0.009056078">
            <text:p>0.91%</text:p>
          </table:table-cell>
          <table:table-cell office:value-type="percentage" office:value="0.022203245">
            <text:p>2.22%</text:p>
          </table:table-cell>
          <table:table-cell office:value-type="float" office:value="130">
            <text:p>130</text:p>
          </table:table-cell>
          <table:table-cell office:value-type="float" office:value="14355">
            <text:p>1435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cinematography&gt; <text:s/>?b</text:p>
          </table:table-cell>
          <table:table-cell office:value-type="float" office:value="0.000020335">
            <text:p>0.000020335</text:p>
          </table:table-cell>
          <table:table-cell office:value-type="float" office:value="0.012015292">
            <text:p>0.012015292</text:p>
          </table:table-cell>
          <table:table-cell office:value-type="percentage" office:value="0.001179616">
            <text:p>0.12%</text:p>
          </table:table-cell>
          <table:table-cell office:value-type="percentage" office:value="0.019602851">
            <text:p>1.96%</text:p>
          </table:table-cell>
          <table:table-cell office:value-type="float" office:value="308">
            <text:p>308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district&gt; <text:s/>?a <text:s text:c="2"/>=&gt; ?a <text:s/>&lt;hasCapital&gt; <text:s/>?b</text:p>
          </table:table-cell>
          <table:table-cell office:value-type="float" office:value="0.000003763">
            <text:p>0.000003763</text:p>
          </table:table-cell>
          <table:table-cell office:value-type="float" office:value="0.031284303">
            <text:p>0.031284303</text:p>
          </table:table-cell>
          <table:table-cell office:value-type="percentage" office:value="0.000919889">
            <text:p>0.09%</text:p>
          </table:table-cell>
          <table:table-cell office:value-type="percentage" office:value="0.019480519">
            <text:p>1.95%</text:p>
          </table:table-cell>
          <table:table-cell office:value-type="float" office:value="57">
            <text:p>57</text:p>
          </table:table-cell>
          <table:table-cell office:value-type="float" office:value="61964">
            <text:p>6196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livesIn&gt; <text:s/>?a <text:s text:c="2"/>=&gt; ?a <text:s/>&lt;dbo:mayor&gt; <text:s/>?b</text:p>
          </table:table-cell>
          <table:table-cell office:value-type="float" office:value="0.000000462">
            <text:p>0.000000462</text:p>
          </table:table-cell>
          <table:table-cell office:value-type="float" office:value="0.01088647">
            <text:p>0.01088647</text:p>
          </table:table-cell>
          <table:table-cell office:value-type="percentage" office:value="0.000233989">
            <text:p>0.02%</text:p>
          </table:table-cell>
          <table:table-cell office:value-type="percentage" office:value="0.019073569">
            <text:p>1.91%</text:p>
          </table:table-cell>
          <table:table-cell office:value-type="float" office:value="7">
            <text:p>7</text:p>
          </table:table-cell>
          <table:table-cell office:value-type="float" office:value="29916">
            <text:p>2991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AffiliatedTo&gt; <text:s/>?b <text:s text:c="2"/>=&gt; ?a <text:s/>&lt;dbo:otherParty&gt; <text:s/>?b</text:p>
          </table:table-cell>
          <table:table-cell office:value-type="float" office:value="0.000001386">
            <text:p>0.000001386</text:p>
          </table:table-cell>
          <table:table-cell office:value-type="float" office:value="0.011679644">
            <text:p>0.011679644</text:p>
          </table:table-cell>
          <table:table-cell office:value-type="percentage" office:value="0.000050017">
            <text:p>0.01%</text:p>
          </table:table-cell>
          <table:table-cell office:value-type="percentage" office:value="0.018567639">
            <text:p>1.86%</text:p>
          </table:table-cell>
          <table:table-cell office:value-type="float" office:value="21">
            <text:p>21</text:p>
          </table:table-cell>
          <table:table-cell office:value-type="float" office:value="419854">
            <text:p>4198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livesIn&gt; <text:s/>?a <text:s text:c="2"/>=&gt; ?a <text:s/>&lt;dbo:leaderName&gt; <text:s/>?b</text:p>
          </table:table-cell>
          <table:table-cell office:value-type="float" office:value="0.000019212">
            <text:p>0.000019212</text:p>
          </table:table-cell>
          <table:table-cell office:value-type="float" office:value="0.017585207">
            <text:p>0.017585207</text:p>
          </table:table-cell>
          <table:table-cell office:value-type="percentage" office:value="0.009727236">
            <text:p>0.97%</text:p>
          </table:table-cell>
          <table:table-cell office:value-type="percentage" office:value="0.018389788">
            <text:p>1.84%</text:p>
          </table:table-cell>
          <table:table-cell office:value-type="float" office:value="291">
            <text:p>291</text:p>
          </table:table-cell>
          <table:table-cell office:value-type="float" office:value="29916">
            <text:p>2991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starring&gt; <text:s/>?a <text:s text:c="2"/>=&gt; ?a <text:s/>&lt;directed&gt; <text:s/>?b</text:p>
          </table:table-cell>
          <table:table-cell office:value-type="float" office:value="0.000125442">
            <text:p>0.000125442</text:p>
          </table:table-cell>
          <table:table-cell office:value-type="float" office:value="0.047875825">
            <text:p>0.047875825</text:p>
          </table:table-cell>
          <table:table-cell office:value-type="percentage" office:value="0.007408447">
            <text:p>0.74%</text:p>
          </table:table-cell>
          <table:table-cell office:value-type="percentage" office:value="0.01735667">
            <text:p>1.74%</text:p>
          </table:table-cell>
          <table:table-cell office:value-type="float" office:value="1900">
            <text:p>1900</text:p>
          </table:table-cell>
          <table:table-cell office:value-type="float" office:value="256464">
            <text:p>25646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mountainRange&gt; <text:s/>?b</text:p>
          </table:table-cell>
          <table:table-cell office:value-type="float" office:value="0.000011026">
            <text:p>0.000011026</text:p>
          </table:table-cell>
          <table:table-cell office:value-type="float" office:value="0.020890668">
            <text:p>0.020890668</text:p>
          </table:table-cell>
          <table:table-cell office:value-type="percentage" office:value="0.000141458">
            <text:p>0.01%</text:p>
          </table:table-cell>
          <table:table-cell office:value-type="percentage" office:value="0.015821885">
            <text:p>1.58%</text:p>
          </table:table-cell>
          <table:table-cell office:value-type="float" office:value="167">
            <text:p>167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director&gt; <text:s/>?a <text:s text:c="2"/>=&gt; ?a <text:s/>&lt;wroteMusicFor&gt; <text:s/>?b</text:p>
          </table:table-cell>
          <table:table-cell office:value-type="float" office:value="0.000017364">
            <text:p>0.000017364</text:p>
          </table:table-cell>
          <table:table-cell office:value-type="float" office:value="0.011752089">
            <text:p>0.011752089</text:p>
          </table:table-cell>
          <table:table-cell office:value-type="percentage" office:value="0.003498969">
            <text:p>0.35%</text:p>
          </table:table-cell>
          <table:table-cell office:value-type="percentage" office:value="0.014920293">
            <text:p>1.49%</text:p>
          </table:table-cell>
          <table:table-cell office:value-type="float" office:value="263">
            <text:p>263</text:p>
          </table:table-cell>
          <table:table-cell office:value-type="float" office:value="75165">
            <text:p>75165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created&gt; <text:s/>?a <text:s text:c="2"/>=&gt; ?a <text:s/>&lt;dbo:series&gt; <text:s/>?b</text:p>
          </table:table-cell>
          <table:table-cell office:value-type="float" office:value="0.000011884">
            <text:p>0.000011884</text:p>
          </table:table-cell>
          <table:table-cell office:value-type="float" office:value="0.010042962">
            <text:p>0.010042962</text:p>
          </table:table-cell>
          <table:table-cell office:value-type="percentage" office:value="0.000689386">
            <text:p>0.07%</text:p>
          </table:table-cell>
          <table:table-cell office:value-type="percentage" office:value="0.014857615">
            <text:p>1.49%</text:p>
          </table:table-cell>
          <table:table-cell office:value-type="float" office:value="180">
            <text:p>180</text:p>
          </table:table-cell>
          <table:table-cell office:value-type="float" office:value="261102">
            <text:p>26110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iedIn&gt; <text:s/>?a <text:s text:c="2"/>=&gt; ?a <text:s/>&lt;dbo:saint&gt; <text:s/>?b</text:p>
          </table:table-cell>
          <table:table-cell office:value-type="float" office:value="0.000001386">
            <text:p>0.000001386</text:p>
          </table:table-cell>
          <table:table-cell office:value-type="float" office:value="0.010971787">
            <text:p>0.010971787</text:p>
          </table:table-cell>
          <table:table-cell office:value-type="percentage" office:value="0.000466449">
            <text:p>0.05%</text:p>
          </table:table-cell>
          <table:table-cell office:value-type="percentage" office:value="0.01372549">
            <text:p>1.37%</text:p>
          </table:table-cell>
          <table:table-cell office:value-type="float" office:value="21">
            <text:p>21</text:p>
          </table:table-cell>
          <table:table-cell office:value-type="float" office:value="45021">
            <text:p>4502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worksAt&gt; <text:s/>?a <text:s text:c="2"/>=&gt; ?a <text:s/>&lt;dbo:viceChancellor&gt; <text:s/>?b</text:p>
          </table:table-cell>
          <table:table-cell office:value-type="float" office:value="0.00000033">
            <text:p>0.00000033</text:p>
          </table:table-cell>
          <table:table-cell office:value-type="float" office:value="0.01984127">
            <text:p>0.01984127</text:p>
          </table:table-cell>
          <table:table-cell office:value-type="percentage" office:value="0.001164144">
            <text:p>0.12%</text:p>
          </table:table-cell>
          <table:table-cell office:value-type="percentage" office:value="0.01344086">
            <text:p>1.34%</text:p>
          </table:table-cell>
          <table:table-cell office:value-type="float" office:value="5">
            <text:p>5</text:p>
          </table:table-cell>
          <table:table-cell office:value-type="float" office:value="4295">
            <text:p>429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authority&gt; <text:s/>?b</text:p>
          </table:table-cell>
          <table:table-cell office:value-type="float" office:value="0.000000264">
            <text:p>0.000000264</text:p>
          </table:table-cell>
          <table:table-cell office:value-type="float" office:value="0.023121387">
            <text:p>0.023121387</text:p>
          </table:table-cell>
          <table:table-cell office:value-type="percentage" office:value="0.000003388">
            <text:p>0.00%</text:p>
          </table:table-cell>
          <table:table-cell office:value-type="percentage" office:value="0.012987013">
            <text:p>1.30%</text:p>
          </table:table-cell>
          <table:table-cell office:value-type="float" office:value="4">
            <text:p>4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actedIn&gt; <text:s/>?b <text:s text:c="2"/>=&gt; ?a <text:s/>&lt;dbo:associatedAct&gt; <text:s/>?b</text:p>
          </table:table-cell>
          <table:table-cell office:value-type="float" office:value="0.000000132">
            <text:p>0.000000132</text:p>
          </table:table-cell>
          <table:table-cell office:value-type="float" office:value="0.017699115">
            <text:p>0.017699115</text:p>
          </table:table-cell>
          <table:table-cell office:value-type="percentage" office:value="0.000016585">
            <text:p>0.00%</text:p>
          </table:table-cell>
          <table:table-cell office:value-type="percentage" office:value="0.01242236">
            <text:p>1.24%</text:p>
          </table:table-cell>
          <table:table-cell office:value-type="float" office:value="2">
            <text:p>2</text:p>
          </table:table-cell>
          <table:table-cell office:value-type="float" office:value="120592">
            <text:p>12059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writer&gt; <text:s/>?a <text:s text:c="2"/>=&gt; ?a <text:s/>&lt;wroteMusicFor&gt; <text:s/>?b</text:p>
          </table:table-cell>
          <table:table-cell office:value-type="float" office:value="0.000018552">
            <text:p>0.000018552</text:p>
          </table:table-cell>
          <table:table-cell office:value-type="float" office:value="0.012556414">
            <text:p>0.012556414</text:p>
          </table:table-cell>
          <table:table-cell office:value-type="percentage" office:value="0.002128482">
            <text:p>0.21%</text:p>
          </table:table-cell>
          <table:table-cell office:value-type="percentage" office:value="0.011985498">
            <text:p>1.20%</text:p>
          </table:table-cell>
          <table:table-cell office:value-type="float" office:value="281">
            <text:p>281</text:p>
          </table:table-cell>
          <table:table-cell office:value-type="float" office:value="132019">
            <text:p>13201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participatedIn&gt; <text:s/>?a <text:s text:c="2"/>=&gt; ?a <text:s/>&lt;dbo:territory&gt; <text:s/>?b</text:p>
          </table:table-cell>
          <table:table-cell office:value-type="float" office:value="0.000003103">
            <text:p>0.000003103</text:p>
          </table:table-cell>
          <table:table-cell office:value-type="float" office:value="0.065734266">
            <text:p>0.065734266</text:p>
          </table:table-cell>
          <table:table-cell office:value-type="percentage" office:value="0.003126455">
            <text:p>0.31%</text:p>
          </table:table-cell>
          <table:table-cell office:value-type="percentage" office:value="0.011862696">
            <text:p>1.19%</text:p>
          </table:table-cell>
          <table:table-cell office:value-type="float" office:value="47">
            <text:p>47</text:p>
          </table:table-cell>
          <table:table-cell office:value-type="float" office:value="15033">
            <text:p>15033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writer&gt; <text:s/>?a <text:s text:c="2"/>=&gt; ?a <text:s/>&lt;edited&gt; <text:s/>?b</text:p>
          </table:table-cell>
          <table:table-cell office:value-type="float" office:value="0.000006272">
            <text:p>0.000006272</text:p>
          </table:table-cell>
          <table:table-cell office:value-type="float" office:value="0.016695958">
            <text:p>0.016695958</text:p>
          </table:table-cell>
          <table:table-cell office:value-type="percentage" office:value="0.000719593">
            <text:p>0.07%</text:p>
          </table:table-cell>
          <table:table-cell office:value-type="percentage" office:value="0.011339222">
            <text:p>1.13%</text:p>
          </table:table-cell>
          <table:table-cell office:value-type="float" office:value="95">
            <text:p>95</text:p>
          </table:table-cell>
          <table:table-cell office:value-type="float" office:value="132019">
            <text:p>13201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source&gt; <text:s/>?b</text:p>
          </table:table-cell>
          <table:table-cell office:value-type="float" office:value="0.00000132">
            <text:p>0.00000132</text:p>
          </table:table-cell>
          <table:table-cell office:value-type="float" office:value="0.01325381">
            <text:p>0.01325381</text:p>
          </table:table-cell>
          <table:table-cell office:value-type="percentage" office:value="0.000016941">
            <text:p>0.00%</text:p>
          </table:table-cell>
          <table:table-cell office:value-type="percentage" office:value="0.010881393">
            <text:p>1.09%</text:p>
          </table:table-cell>
          <table:table-cell office:value-type="float" office:value="20">
            <text:p>20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commander&gt; <text:s/>?a <text:s text:c="2"/>=&gt; ?a <text:s/>&lt;participatedIn&gt; <text:s/>?b</text:p>
          </table:table-cell>
          <table:table-cell office:value-type="float" office:value="0.000014987">
            <text:p>0.000014987</text:p>
          </table:table-cell>
          <table:table-cell office:value-type="float" office:value="0.015100113">
            <text:p>0.015100113</text:p>
          </table:table-cell>
          <table:table-cell office:value-type="percentage" office:value="0.006882959">
            <text:p>0.69%</text:p>
          </table:table-cell>
          <table:table-cell office:value-type="percentage" office:value="0.010841014">
            <text:p>1.08%</text:p>
          </table:table-cell>
          <table:table-cell office:value-type="float" office:value="227">
            <text:p>227</text:p>
          </table:table-cell>
          <table:table-cell office:value-type="float" office:value="32980">
            <text:p>32980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producer&gt; <text:s/>?a <text:s text:c="2"/>=&gt; ?a <text:s/>&lt;edited&gt; <text:s/>?b</text:p>
          </table:table-cell>
          <table:table-cell office:value-type="float" office:value="0.000004556">
            <text:p>0.000004556</text:p>
          </table:table-cell>
          <table:table-cell office:value-type="float" office:value="0.012126538">
            <text:p>0.012126538</text:p>
          </table:table-cell>
          <table:table-cell office:value-type="percentage" office:value="0.000359454">
            <text:p>0.04%</text:p>
          </table:table-cell>
          <table:table-cell office:value-type="percentage" office:value="0.010243468">
            <text:p>1.02%</text:p>
          </table:table-cell>
          <table:table-cell office:value-type="float" office:value="69">
            <text:p>69</text:p>
          </table:table-cell>
          <table:table-cell office:value-type="float" office:value="191958">
            <text:p>191958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isLocatedIn&gt; <text:s/>?a <text:s text:c="2"/>=&gt; ?a <text:s/>&lt;dbo:metropolitanBorough&gt; <text:s/>?b</text:p>
          </table:table-cell>
          <table:table-cell office:value-type="float" office:value="0.000000858">
            <text:p>0.000000858</text:p>
          </table:table-cell>
          <table:table-cell office:value-type="float" office:value="0.010450161">
            <text:p>0.010450161</text:p>
          </table:table-cell>
          <table:table-cell office:value-type="percentage" office:value="0.000011012">
            <text:p>0.00%</text:p>
          </table:table-cell>
          <table:table-cell office:value-type="percentage" office:value="0.01018011">
            <text:p>1.02%</text:p>
          </table:table-cell>
          <table:table-cell office:value-type="float" office:value="13">
            <text:p>13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influences&gt; <text:s/>?a <text:s text:c="2"/>=&gt; ?a <text:s/>&lt;dbo:influenced&gt; <text:s/>?b</text:p>
          </table:table-cell>
          <table:table-cell office:value-type="float" office:value="0.000008385">
            <text:p>0.000008385</text:p>
          </table:table-cell>
          <table:table-cell office:value-type="float" office:value="0.014394197">
            <text:p>0.014394197</text:p>
          </table:table-cell>
          <table:table-cell office:value-type="percentage" office:value="0.005486198">
            <text:p>0.55%</text:p>
          </table:table-cell>
          <table:table-cell office:value-type="percentage" office:value="0.009770734">
            <text:p>0.98%</text:p>
          </table:table-cell>
          <table:table-cell office:value-type="float" office:value="127">
            <text:p>127</text:p>
          </table:table-cell>
          <table:table-cell office:value-type="float" office:value="23149">
            <text:p>23149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actedIn&gt; <text:s/>?a <text:s text:c="2"/>=&gt; ?a <text:s/>&lt;dbo:director&gt; <text:s/>?b</text:p>
          </table:table-cell>
          <table:table-cell office:value-type="float" office:value="0.000065824">
            <text:p>0.000065824</text:p>
          </table:table-cell>
          <table:table-cell office:value-type="float" office:value="0.013264152">
            <text:p>0.013264152</text:p>
          </table:table-cell>
          <table:table-cell office:value-type="percentage" office:value="0.008267547">
            <text:p>0.83%</text:p>
          </table:table-cell>
          <table:table-cell office:value-type="percentage" office:value="0.009571537">
            <text:p>0.96%</text:p>
          </table:table-cell>
          <table:table-cell office:value-type="float" office:value="997">
            <text:p>997</text:p>
          </table:table-cell>
          <table:table-cell office:value-type="float" office:value="120592">
            <text:p>120592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bo:influencedBy&gt; <text:s/>?b <text:s text:c="2"/>=&gt; ?a <text:s/>&lt;isInterestedIn&gt; <text:s/>?b</text:p>
          </table:table-cell>
          <table:table-cell office:value-type="float" office:value="0.000000528">
            <text:p>0.000000528</text:p>
          </table:table-cell>
          <table:table-cell office:value-type="float" office:value="0.025396825">
            <text:p>0.025396825</text:p>
          </table:table-cell>
          <table:table-cell office:value-type="percentage" office:value="0.000439367">
            <text:p>0.04%</text:p>
          </table:table-cell>
          <table:table-cell office:value-type="percentage" office:value="0.009478673">
            <text:p>0.95%</text:p>
          </table:table-cell>
          <table:table-cell office:value-type="float" office:value="8">
            <text:p>8</text:p>
          </table:table-cell>
          <table:table-cell office:value-type="float" office:value="18208">
            <text:p>18208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sourcePlace&gt; <text:s/>?b</text:p>
          </table:table-cell>
          <table:table-cell office:value-type="float" office:value="0.000004093">
            <text:p>0.000004093</text:p>
          </table:table-cell>
          <table:table-cell office:value-type="float" office:value="0.013304721">
            <text:p>0.013304721</text:p>
          </table:table-cell>
          <table:table-cell office:value-type="percentage" office:value="0.000052517">
            <text:p>0.01%</text:p>
          </table:table-cell>
          <table:table-cell office:value-type="percentage" office:value="0.009408194">
            <text:p>0.94%</text:p>
          </table:table-cell>
          <table:table-cell office:value-type="float" office:value="62">
            <text:p>62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sourceMountain&gt; <text:s/>?b</text:p>
          </table:table-cell>
          <table:table-cell office:value-type="float" office:value="0.000004093">
            <text:p>0.000004093</text:p>
          </table:table-cell>
          <table:table-cell office:value-type="float" office:value="0.013304721">
            <text:p>0.013304721</text:p>
          </table:table-cell>
          <table:table-cell office:value-type="percentage" office:value="0.000052517">
            <text:p>0.01%</text:p>
          </table:table-cell>
          <table:table-cell office:value-type="percentage" office:value="0.009408194">
            <text:p>0.94%</text:p>
          </table:table-cell>
          <table:table-cell office:value-type="float" office:value="62">
            <text:p>62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riverMouth&gt; <text:s/>?b</text:p>
          </table:table-cell>
          <table:table-cell office:value-type="float" office:value="0.000013667">
            <text:p>0.000013667</text:p>
          </table:table-cell>
          <table:table-cell office:value-type="float" office:value="0.012700945">
            <text:p>0.012700945</text:p>
          </table:table-cell>
          <table:table-cell office:value-type="percentage" office:value="0.00017534">
            <text:p>0.02%</text:p>
          </table:table-cell>
          <table:table-cell office:value-type="percentage" office:value="0.008610649">
            <text:p>0.86%</text:p>
          </table:table-cell>
          <table:table-cell office:value-type="float" office:value="207">
            <text:p>207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diedIn&gt; <text:s/>?b <text:s text:c="2"/>=&gt; ?a <text:s/>&lt;dbo:majorShrine&gt; <text:s/>?b</text:p>
          </table:table-cell>
          <table:table-cell office:value-type="float" office:value="0.000005084">
            <text:p>0.000005084</text:p>
          </table:table-cell>
          <table:table-cell office:value-type="float" office:value="0.062754686">
            <text:p>0.062754686</text:p>
          </table:table-cell>
          <table:table-cell office:value-type="percentage" office:value="0.001710313">
            <text:p>0.17%</text:p>
          </table:table-cell>
          <table:table-cell office:value-type="percentage" office:value="0.007625272">
            <text:p>0.76%</text:p>
          </table:table-cell>
          <table:table-cell office:value-type="float" office:value="77">
            <text:p>77</text:p>
          </table:table-cell>
          <table:table-cell office:value-type="float" office:value="45021">
            <text:p>45021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isPartOf&gt; <text:s/>?a <text:s text:c="2"/>=&gt; ?a <text:s/>&lt;hasCapital&gt; <text:s/>?b</text:p>
          </table:table-cell>
          <table:table-cell office:value-type="float" office:value="0.000024692">
            <text:p>0.000024692</text:p>
          </table:table-cell>
          <table:table-cell office:value-type="float" office:value="0.205268935">
            <text:p>0.205268935</text:p>
          </table:table-cell>
          <table:table-cell office:value-type="percentage" office:value="0.000686069">
            <text:p>0.07%</text:p>
          </table:table-cell>
          <table:table-cell office:value-type="percentage" office:value="0.007438641">
            <text:p>0.74%</text:p>
          </table:table-cell>
          <table:table-cell office:value-type="float" office:value="374">
            <text:p>374</text:p>
          </table:table-cell>
          <table:table-cell office:value-type="float" office:value="545135">
            <text:p>54513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mouthMountain&gt; <text:s/>?b</text:p>
          </table:table-cell>
          <table:table-cell office:value-type="float" office:value="0.000004027">
            <text:p>0.000004027</text:p>
          </table:table-cell>
          <table:table-cell office:value-type="float" office:value="0.0110748">
            <text:p>0.0110748</text:p>
          </table:table-cell>
          <table:table-cell office:value-type="percentage" office:value="0.00005167">
            <text:p>0.01%</text:p>
          </table:table-cell>
          <table:table-cell office:value-type="percentage" office:value="0.007149555">
            <text:p>0.71%</text:p>
          </table:table-cell>
          <table:table-cell office:value-type="float" office:value="61">
            <text:p>61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mouthPlace&gt; <text:s/>?b</text:p>
          </table:table-cell>
          <table:table-cell office:value-type="float" office:value="0.000004027">
            <text:p>0.000004027</text:p>
          </table:table-cell>
          <table:table-cell office:value-type="float" office:value="0.0110748">
            <text:p>0.0110748</text:p>
          </table:table-cell>
          <table:table-cell office:value-type="percentage" office:value="0.00005167">
            <text:p>0.01%</text:p>
          </table:table-cell>
          <table:table-cell office:value-type="percentage" office:value="0.007149555">
            <text:p>0.71%</text:p>
          </table:table-cell>
          <table:table-cell office:value-type="float" office:value="61">
            <text:p>61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isLocatedIn&gt; <text:s/>?a <text:s text:c="2"/>=&gt; ?a <text:s/>&lt;dbo:highestPlace&gt; <text:s/>?b</text:p>
          </table:table-cell>
          <table:table-cell office:value-type="float" office:value="0.000001254">
            <text:p>0.000001254</text:p>
          </table:table-cell>
          <table:table-cell office:value-type="float" office:value="0.02291918">
            <text:p>0.02291918</text:p>
          </table:table-cell>
          <table:table-cell office:value-type="percentage" office:value="0.000016094">
            <text:p>0.00%</text:p>
          </table:table-cell>
          <table:table-cell office:value-type="percentage" office:value="0.006725664">
            <text:p>0.67%</text:p>
          </table:table-cell>
          <table:table-cell office:value-type="float" office:value="19">
            <text:p>19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isLocatedIn&gt; <text:s/>?a <text:s text:c="2"/>=&gt; ?a <text:s/>&lt;dbo:largestCity&gt; <text:s/>?b</text:p>
          </table:table-cell>
          <table:table-cell office:value-type="float" office:value="0.000108474">
            <text:p>0.000108474</text:p>
          </table:table-cell>
          <table:table-cell office:value-type="float" office:value="0.7906641">
            <text:p>0.7906641</text:p>
          </table:table-cell>
          <table:table-cell office:value-type="percentage" office:value="0.001391705">
            <text:p>0.14%</text:p>
          </table:table-cell>
          <table:table-cell office:value-type="percentage" office:value="0.005905314">
            <text:p>0.59%</text:p>
          </table:table-cell>
          <table:table-cell office:value-type="float" office:value="1643">
            <text:p>1643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created&gt; <text:s/>?a <text:s text:c="2"/>=&gt; ?a <text:s/>&lt;dbo:basedOn&gt; <text:s/>?b</text:p>
          </table:table-cell>
          <table:table-cell office:value-type="float" office:value="0.000002509">
            <text:p>0.000002509</text:p>
          </table:table-cell>
          <table:table-cell office:value-type="float" office:value="0.02062975">
            <text:p>0.02062975</text:p>
          </table:table-cell>
          <table:table-cell office:value-type="percentage" office:value="0.000145537">
            <text:p>0.01%</text:p>
          </table:table-cell>
          <table:table-cell office:value-type="percentage" office:value="0.005829115">
            <text:p>0.58%</text:p>
          </table:table-cell>
          <table:table-cell office:value-type="float" office:value="38">
            <text:p>38</text:p>
          </table:table-cell>
          <table:table-cell office:value-type="float" office:value="261102">
            <text:p>26110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created&gt; <text:s/>?a <text:s text:c="2"/>=&gt; ?a <text:s/>&lt;dbo:showJudge&gt; <text:s/>?b</text:p>
          </table:table-cell>
          <table:table-cell office:value-type="float" office:value="0.000001188">
            <text:p>0.000001188</text:p>
          </table:table-cell>
          <table:table-cell office:value-type="float" office:value="0.013667426">
            <text:p>0.013667426</text:p>
          </table:table-cell>
          <table:table-cell office:value-type="percentage" office:value="0.000068939">
            <text:p>0.01%</text:p>
          </table:table-cell>
          <table:table-cell office:value-type="percentage" office:value="0.005672865">
            <text:p>0.57%</text:p>
          </table:table-cell>
          <table:table-cell office:value-type="float" office:value="18">
            <text:p>18</text:p>
          </table:table-cell>
          <table:table-cell office:value-type="float" office:value="261102">
            <text:p>261102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isAffiliatedTo&gt; <text:s/>?a <text:s text:c="2"/>=&gt; ?a <text:s/>&lt;dbo:manager&gt; <text:s/>?b</text:p>
          </table:table-cell>
          <table:table-cell office:value-type="float" office:value="0.00007302">
            <text:p>0.00007302</text:p>
          </table:table-cell>
          <table:table-cell office:value-type="float" office:value="0.104025583">
            <text:p>0.104025583</text:p>
          </table:table-cell>
          <table:table-cell office:value-type="percentage" office:value="0.002634249">
            <text:p>0.26%</text:p>
          </table:table-cell>
          <table:table-cell office:value-type="percentage" office:value="0.00474149">
            <text:p>0.47%</text:p>
          </table:table-cell>
          <table:table-cell office:value-type="float" office:value="1106">
            <text:p>1106</text:p>
          </table:table-cell>
          <table:table-cell office:value-type="float" office:value="419854">
            <text:p>4198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dbo:starring&gt; <text:s/>?a <text:s text:c="2"/>=&gt; ?a <text:s/>&lt;wroteMusicFor&gt; <text:s/>?b</text:p>
          </table:table-cell>
          <table:table-cell office:value-type="float" office:value="0.000018684">
            <text:p>0.000018684</text:p>
          </table:table-cell>
          <table:table-cell office:value-type="float" office:value="0.012645784">
            <text:p>0.012645784</text:p>
          </table:table-cell>
          <table:table-cell office:value-type="percentage" office:value="0.001103469">
            <text:p>0.11%</text:p>
          </table:table-cell>
          <table:table-cell office:value-type="percentage" office:value="0.003907275">
            <text:p>0.39%</text:p>
          </table:table-cell>
          <table:table-cell office:value-type="float" office:value="283">
            <text:p>283</text:p>
          </table:table-cell>
          <table:table-cell office:value-type="float" office:value="256464">
            <text:p>25646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iedIn&gt; <text:s/>?a <text:s text:c="2"/>=&gt; ?a <text:s/>&lt;dbo:foundingPerson&gt; <text:s/>?b</text:p>
          </table:table-cell>
          <table:table-cell office:value-type="float" office:value="0.000000132">
            <text:p>0.000000132</text:p>
          </table:table-cell>
          <table:table-cell office:value-type="float" office:value="0.013157895">
            <text:p>0.013157895</text:p>
          </table:table-cell>
          <table:table-cell office:value-type="percentage" office:value="0.000044424">
            <text:p>0.00%</text:p>
          </table:table-cell>
          <table:table-cell office:value-type="percentage" office:value="0.00311042">
            <text:p>0.31%</text:p>
          </table:table-cell>
          <table:table-cell office:value-type="float" office:value="2">
            <text:p>2</text:p>
          </table:table-cell>
          <table:table-cell office:value-type="float" office:value="45021">
            <text:p>45021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highschool&gt; <text:s/>?b</text:p>
          </table:table-cell>
          <table:table-cell office:value-type="float" office:value="0.000002641">
            <text:p>0.000002641</text:p>
          </table:table-cell>
          <table:table-cell office:value-type="float" office:value="0.030557678">
            <text:p>0.030557678</text:p>
          </table:table-cell>
          <table:table-cell office:value-type="percentage" office:value="0.000247592">
            <text:p>0.02%</text:p>
          </table:table-cell>
          <table:table-cell office:value-type="percentage" office:value="0.002362809">
            <text:p>0.24%</text:p>
          </table:table-cell>
          <table:table-cell office:value-type="float" office:value="40">
            <text:p>40</text:p>
          </table:table-cell>
          <table:table-cell office:value-type="float" office:value="161556">
            <text:p>16155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wasBornIn&gt; <text:s/>?a <text:s text:c="2"/>=&gt; ?a <text:s/>&lt;dbo:leaderName&gt; <text:s/>?b</text:p>
          </table:table-cell>
          <table:table-cell office:value-type="float" office:value="0.00001096">
            <text:p>0.00001096</text:p>
          </table:table-cell>
          <table:table-cell office:value-type="float" office:value="0.010031424">
            <text:p>0.010031424</text:p>
          </table:table-cell>
          <table:table-cell office:value-type="percentage" office:value="0.001027507">
            <text:p>0.10%</text:p>
          </table:table-cell>
          <table:table-cell office:value-type="percentage" office:value="0.00187613">
            <text:p>0.19%</text:p>
          </table:table-cell>
          <table:table-cell office:value-type="float" office:value="166">
            <text:p>166</text:p>
          </table:table-cell>
          <table:table-cell office:value-type="float" office:value="161556">
            <text:p>16155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playsFor&gt; <text:s/>?a <text:s text:c="2"/>=&gt; ?a <text:s/>&lt;dbo:manager&gt; <text:s/>?b</text:p>
          </table:table-cell>
          <table:table-cell office:value-type="float" office:value="0.000026871">
            <text:p>0.000026871</text:p>
          </table:table-cell>
          <table:table-cell office:value-type="float" office:value="0.038280662">
            <text:p>0.038280662</text:p>
          </table:table-cell>
          <table:table-cell office:value-type="percentage" office:value="0.001175197">
            <text:p>0.12%</text:p>
          </table:table-cell>
          <table:table-cell office:value-type="percentage" office:value="0.001783812">
            <text:p>0.18%</text:p>
          </table:table-cell>
          <table:table-cell office:value-type="float" office:value="407">
            <text:p>407</text:p>
          </table:table-cell>
          <table:table-cell office:value-type="float" office:value="346325">
            <text:p>34632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b <text:s/>&lt;isLocatedIn&gt; <text:s/>?a <text:s text:c="2"/>=&gt; ?a <text:s/>&lt;dbo:capital&gt; <text:s/>?b</text:p>
          </table:table-cell>
          <table:table-cell office:value-type="float" office:value="0.000031096">
            <text:p>0.000031096</text:p>
          </table:table-cell>
          <table:table-cell office:value-type="float" office:value="0.121204323">
            <text:p>0.121204323</text:p>
          </table:table-cell>
          <table:table-cell office:value-type="percentage" office:value="0.000398961">
            <text:p>0.04%</text:p>
          </table:table-cell>
          <table:table-cell office:value-type="percentage" office:value="0.001126406">
            <text:p>0.11%</text:p>
          </table:table-cell>
          <table:table-cell office:value-type="float" office:value="471">
            <text:p>471</text:p>
          </table:table-cell>
          <table:table-cell office:value-type="float" office:value="1180566">
            <text:p>1180566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wasBornIn&gt; <text:s/>?b <text:s text:c="2"/>=&gt; ?a <text:s/>&lt;dbo:majorShrine&gt; <text:s/>?b</text:p>
          </table:table-cell>
          <table:table-cell office:value-type="float" office:value="0.000001585">
            <text:p>0.000001585</text:p>
          </table:table-cell>
          <table:table-cell office:value-type="float" office:value="0.019559902">
            <text:p>0.019559902</text:p>
          </table:table-cell>
          <table:table-cell office:value-type="percentage" office:value="0.000148555">
            <text:p>0.01%</text:p>
          </table:table-cell>
          <table:table-cell office:value-type="percentage" office:value="0.001090265">
            <text:p>0.11%</text:p>
          </table:table-cell>
          <table:table-cell office:value-type="float" office:value="24">
            <text:p>24</text:p>
          </table:table-cell>
          <table:table-cell office:value-type="float" office:value="161556">
            <text:p>16155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targetAirport&gt; <text:s/>?b</text:p>
          </table:table-cell>
          <table:table-cell office:value-type="float" office:value="0.000002707">
            <text:p>0.000002707</text:p>
          </table:table-cell>
          <table:table-cell office:value-type="float" office:value="0.037892791">
            <text:p>0.037892791</text:p>
          </table:table-cell>
          <table:table-cell office:value-type="percentage" office:value="0.000034729">
            <text:p>0.00%</text:p>
          </table:table-cell>
          <table:table-cell office:value-type="percentage" office:value="0.000827063">
            <text:p>0.08%</text:p>
          </table:table-cell>
          <table:table-cell office:value-type="float" office:value="41">
            <text:p>41</text:p>
          </table:table-cell>
          <table:table-cell office:value-type="float" office:value="1180566">
            <text:p>118056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isAffiliatedTo&gt; <text:s/>?a <text:s text:c="2"/>=&gt; ?a <text:s/>&lt;dbo:chairman&gt; <text:s/>?b</text:p>
          </table:table-cell>
          <table:table-cell office:value-type="float" office:value="0.000003895">
            <text:p>0.000003895</text:p>
          </table:table-cell>
          <table:table-cell office:value-type="float" office:value="0.011573166">
            <text:p>0.011573166</text:p>
          </table:table-cell>
          <table:table-cell office:value-type="percentage" office:value="0.000140525">
            <text:p>0.01%</text:p>
          </table:table-cell>
          <table:table-cell office:value-type="percentage" office:value="0.000481157">
            <text:p>0.05%</text:p>
          </table:table-cell>
          <table:table-cell office:value-type="float" office:value="59">
            <text:p>59</text:p>
          </table:table-cell>
          <table:table-cell office:value-type="float" office:value="419854">
            <text:p>419854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highestMountain&gt; <text:s/>?b</text:p>
          </table:table-cell>
          <table:table-cell office:value-type="float" office:value="0.000000594">
            <text:p>0.000000594</text:p>
          </table:table-cell>
          <table:table-cell office:value-type="float" office:value="0.06870229">
            <text:p>0.06870229</text:p>
          </table:table-cell>
          <table:table-cell office:value-type="percentage" office:value="0.000007623">
            <text:p>0.00%</text:p>
          </table:table-cell>
          <table:table-cell office:value-type="percentage" office:value="0.000429041">
            <text:p>0.04%</text:p>
          </table:table-cell>
          <table:table-cell office:value-type="float" office:value="9">
            <text:p>9</text:p>
          </table:table-cell>
          <table:table-cell office:value-type="float" office:value="1180566">
            <text:p>118056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AffiliatedTo&gt; <text:s/>?b <text:s text:c="2"/>=&gt; ?a <text:s/>&lt;dbo:opponent&gt; <text:s/>?b</text:p>
          </table:table-cell>
          <table:table-cell office:value-type="float" office:value="0.000000198">
            <text:p>0.000000198</text:p>
          </table:table-cell>
          <table:table-cell office:value-type="float" office:value="0.010344828">
            <text:p>0.010344828</text:p>
          </table:table-cell>
          <table:table-cell office:value-type="percentage" office:value="0.000007145">
            <text:p>0.00%</text:p>
          </table:table-cell>
          <table:table-cell office:value-type="percentage" office:value="0.000377929">
            <text:p>0.04%</text:p>
          </table:table-cell>
          <table:table-cell office:value-type="float" office:value="3">
            <text:p>3</text:p>
          </table:table-cell>
          <table:table-cell office:value-type="float" office:value="419854">
            <text:p>419854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routeStartLocation&gt; <text:s/>?b</text:p>
          </table:table-cell>
          <table:table-cell office:value-type="float" office:value="0.000000396">
            <text:p>0.000000396</text:p>
          </table:table-cell>
          <table:table-cell office:value-type="float" office:value="0.051724138">
            <text:p>0.051724138</text:p>
          </table:table-cell>
          <table:table-cell office:value-type="percentage" office:value="0.000005082">
            <text:p>0.00%</text:p>
          </table:table-cell>
          <table:table-cell office:value-type="percentage" office:value="0.000369299">
            <text:p>0.04%</text:p>
          </table:table-cell>
          <table:table-cell office:value-type="float" office:value="6">
            <text:p>6</text:p>
          </table:table-cell>
          <table:table-cell office:value-type="float" office:value="1180566">
            <text:p>118056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b <text:s/>&lt;dbo:country&gt; <text:s/>?a <text:s text:c="2"/>=&gt; ?a <text:s/>&lt;hasCapital&gt; <text:s/>?b</text:p>
          </table:table-cell>
          <table:table-cell office:value-type="float" office:value="0.000011356">
            <text:p>0.000011356</text:p>
          </table:table-cell>
          <table:table-cell office:value-type="float" office:value="0.094401756">
            <text:p>0.094401756</text:p>
          </table:table-cell>
          <table:table-cell office:value-type="percentage" office:value="0.00029405">
            <text:p>0.03%</text:p>
          </table:table-cell>
          <table:table-cell office:value-type="percentage" office:value="0.000327357">
            <text:p>0.03%</text:p>
          </table:table-cell>
          <table:table-cell office:value-type="float" office:value="172">
            <text:p>172</text:p>
          </table:table-cell>
          <table:table-cell office:value-type="float" office:value="584935">
            <text:p>584935</text:p>
          </table:table-cell>
          <table:table-cell office:value-type="string">
            <text:p>?a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routeEndLocation&gt; <text:s/>?b</text:p>
          </table:table-cell>
          <table:table-cell office:value-type="float" office:value="0.000000264">
            <text:p>0.000000264</text:p>
          </table:table-cell>
          <table:table-cell office:value-type="float" office:value="0.037037037">
            <text:p>0.037037037</text:p>
          </table:table-cell>
          <table:table-cell office:value-type="percentage" office:value="0.000003388">
            <text:p>0.00%</text:p>
          </table:table-cell>
          <table:table-cell office:value-type="percentage" office:value="0.000249766">
            <text:p>0.02%</text:p>
          </table:table-cell>
          <table:table-cell office:value-type="float" office:value="4">
            <text:p>4</text:p>
          </table:table-cell>
          <table:table-cell office:value-type="float" office:value="1180566">
            <text:p>1180566</text:p>
          </table:table-cell>
          <table:table-cell office:value-type="string">
            <text:p>?b</text:p>
          </table:table-cell>
        </table:table-row>
        <table:table-row table:style-name="ro1">
          <table:table-cell office:value-type="string">
            <text:p>?a <text:s/>&lt;isLocatedIn&gt; <text:s/>?b <text:s text:c="2"/>=&gt; ?a <text:s/>&lt;dbo:destination&gt; <text:s/>?b</text:p>
          </table:table-cell>
          <table:table-cell office:value-type="float" office:value="0.000001254">
            <text:p>0.000001254</text:p>
          </table:table-cell>
          <table:table-cell office:value-type="float" office:value="0.036259542">
            <text:p>0.036259542</text:p>
          </table:table-cell>
          <table:table-cell office:value-type="percentage" office:value="0.000016094">
            <text:p>0.00%</text:p>
          </table:table-cell>
          <table:table-cell office:value-type="percentage" office:value="0.000110844">
            <text:p>0.01%</text:p>
          </table:table-cell>
          <table:table-cell office:value-type="float" office:value="19">
            <text:p>19</text:p>
          </table:table-cell>
          <table:table-cell office:value-type="float" office:value="1180566">
            <text:p>1180566</text:p>
          </table:table-cell>
          <table:table-cell office:value-type="string">
            <text:p>?b</text:p>
          </table:table-cell>
        </table:table-row>
      </table:table>
      <table:table table:name="Equivalence rules (union)" table:style-name="ta1" table:print="false">
        <table:table-column table:style-name="co3" table:default-cell-style-name="Default"/>
        <table:table-column table:style-name="co2" table:number-columns-repeated="2" table:default-cell-style-name="ce5"/>
        <table:table-column table:style-name="co2" table:default-cell-style-name="ce2"/>
        <table:table-row table:style-name="ro1">
          <table:table-cell table:style-name="ce3" office:value-type="string">
            <text:p>Rule</text:p>
          </table:table-cell>
          <table:table-cell table:style-name="ce3" office:value-type="string">
            <text:p>Intersection</text:p>
          </table:table-cell>
          <table:table-cell table:style-name="ce3" office:value-type="string">
            <text:p>Union</text:p>
          </table:table-cell>
          <table:table-cell table:style-name="ce3" office:value-type="string">
            <text:p>Jaccard</text:p>
          </table:table-cell>
        </table:table-row>
        <table:table-row table:style-name="ro1">
          <table:table-cell office:value-type="string">
            <text:p>?a &lt;livesIn&gt; ?b <text:s/>&lt;=&gt; ?a &lt;dbo:residence&gt; ?b </text:p>
          </table:table-cell>
          <table:table-cell office:value-type="float" office:value="25410">
            <text:p>25410</text:p>
          </table:table-cell>
          <table:table-cell office:value-type="float" office:value="40460">
            <text:p>40460</text:p>
          </table:table-cell>
          <table:table-cell table:formula="of:=[.B2]/[.C2]" office:value-type="percentage" office:value="0.6280276816609">
            <text:p>62.80%</text:p>
          </table:table-cell>
        </table:table-row>
        <table:table-row table:style-name="ro1">
          <table:table-cell office:value-type="string">
            <text:p>?a &lt;hasAcademicAdvisor&gt; ?b <text:s/>&lt;=&gt; ?a &lt;dbo:doctoralAdvisor&gt; ?b </text:p>
          </table:table-cell>
          <table:table-cell office:value-type="float" office:value="2462">
            <text:p>2462</text:p>
          </table:table-cell>
          <table:table-cell office:value-type="float" office:value="4037">
            <text:p>4037</text:p>
          </table:table-cell>
          <table:table-cell table:formula="of:=[.B3]/[.C3]" office:value-type="percentage" office:value="0.609858806044092">
            <text:p>60.99%</text:p>
          </table:table-cell>
        </table:table-row>
        <table:table-row table:style-name="ro1">
          <table:table-cell office:value-type="string">
            <text:p>?a &lt;dbo:place&gt; ?b <text:s/>&lt;=&gt; ?a &lt;happenedIn&gt; ?b </text:p>
          </table:table-cell>
          <table:table-cell office:value-type="float" office:value="10551">
            <text:p>10551</text:p>
          </table:table-cell>
          <table:table-cell office:value-type="float" office:value="19858">
            <text:p>19858</text:p>
          </table:table-cell>
          <table:table-cell table:formula="of:=[.B4]/[.C4]" office:value-type="percentage" office:value="0.531322388961628">
            <text:p>53.13%</text:p>
          </table:table-cell>
        </table:table-row>
        <table:table-row table:style-name="ro1">
          <table:table-cell office:value-type="string">
            <text:p>?a &lt;dbo:influencedBy&gt; ?b <text:s/>&lt;=&gt; ?b &lt;influences&gt; ?a </text:p>
          </table:table-cell>
          <table:table-cell office:value-type="float" office:value="13651">
            <text:p>13651</text:p>
          </table:table-cell>
          <table:table-cell office:value-type="float" office:value="27706">
            <text:p>27706</text:p>
          </table:table-cell>
          <table:table-cell table:formula="of:=[.B5]/[.C5]" office:value-type="percentage" office:value="0.492709160470656">
            <text:p>49.27%</text:p>
          </table:table-cell>
        </table:table-row>
        <table:table-row table:style-name="ro1">
          <table:table-cell office:value-type="string">
            <text:p>?a &lt;isCitizenOf&gt; ?b <text:s/>&lt;=&gt; ?a &lt;dbo:nationality&gt; ?b </text:p>
          </table:table-cell>
          <table:table-cell office:value-type="float" office:value="33444">
            <text:p>33444</text:p>
          </table:table-cell>
          <table:table-cell office:value-type="float" office:value="68700">
            <text:p>68700</text:p>
          </table:table-cell>
          <table:table-cell table:formula="of:=[.B6]/[.C6]" office:value-type="percentage" office:value="0.486812227074236">
            <text:p>48.68%</text:p>
          </table:table-cell>
        </table:table-row>
        <table:table-row table:style-name="ro1">
          <table:table-cell office:value-type="string">
            <text:p>?a &lt;isMarriedTo&gt; ?b <text:s/>&lt;=&gt; ?a &lt;dbo:spouse&gt; ?b </text:p>
          </table:table-cell>
          <table:table-cell office:value-type="float" office:value="14284">
            <text:p>14284</text:p>
          </table:table-cell>
          <table:table-cell office:value-type="float" office:value="29598">
            <text:p>29598</text:p>
          </table:table-cell>
          <table:table-cell table:formula="of:=[.B7]/[.C7]" office:value-type="percentage" office:value="0.482600175687546">
            <text:p>48.26%</text:p>
          </table:table-cell>
        </table:table-row>
        <table:table-row table:style-name="ro1">
          <table:table-cell office:value-type="string">
            <text:p>?a &lt;dbo:director&gt; ?b <text:s/>&lt;=&gt; ?b &lt;directed&gt; ?a </text:p>
          </table:table-cell>
          <table:table-cell office:value-type="float" office:value="36404">
            <text:p>36404</text:p>
          </table:table-cell>
          <table:table-cell office:value-type="float" office:value="78447">
            <text:p>78447</text:p>
          </table:table-cell>
          <table:table-cell table:formula="of:=[.B8]/[.C8]" office:value-type="percentage" office:value="0.464058536336635">
            <text:p>46.41%</text:p>
          </table:table-cell>
        </table:table-row>
        <table:table-row table:style-name="ro1">
          <table:table-cell office:value-type="string">
            <text:p>?a &lt;wroteMusicFor&gt; ?b <text:s/>&lt;=&gt; ?b &lt;dbo:musicComposer&gt; ?a </text:p>
          </table:table-cell>
          <table:table-cell office:value-type="float" office:value="19560">
            <text:p>19560</text:p>
          </table:table-cell>
          <table:table-cell office:value-type="float" office:value="42401">
            <text:p>42401</text:p>
          </table:table-cell>
          <table:table-cell table:formula="of:=[.B9]/[.C9]" office:value-type="percentage" office:value="0.461309874767105">
            <text:p>46.13%</text:p>
          </table:table-cell>
        </table:table-row>
        <table:table-row table:style-name="ro1">
          <table:table-cell office:value-type="string">
            <text:p>?a &lt;graduatedFrom&gt; ?b <text:s/>&lt;=&gt; ?a &lt;dbo:almaMater&gt; ?b </text:p>
          </table:table-cell>
          <table:table-cell office:value-type="float" office:value="24397">
            <text:p>24397</text:p>
          </table:table-cell>
          <table:table-cell office:value-type="float" office:value="54859">
            <text:p>54859</text:p>
          </table:table-cell>
          <table:table-cell table:formula="of:=[.B10]/[.C10]" office:value-type="percentage" office:value="0.444721923476549">
            <text:p>44.47%</text:p>
          </table:table-cell>
        </table:table-row>
        <table:table-row table:style-name="ro1">
          <table:table-cell office:value-type="string">
            <text:p>?a &lt;actedIn&gt; ?b <text:s/>&lt;=&gt; ?b &lt;dbo:starring&gt; ?a </text:p>
          </table:table-cell>
          <table:table-cell office:value-type="float" office:value="113701">
            <text:p>113701</text:p>
          </table:table-cell>
          <table:table-cell office:value-type="float" office:value="263355">
            <text:p>263355</text:p>
          </table:table-cell>
          <table:table-cell table:formula="of:=[.B11]/[.C11]" office:value-type="percentage" office:value="0.431740426420611">
            <text:p>43.17%</text:p>
          </table:table-cell>
        </table:table-row>
        <table:table-row table:style-name="ro1">
          <table:table-cell office:value-type="string">
            <text:p>?a &lt;dbo:parent&gt; ?b <text:s/>&lt;=&gt; ?b &lt;hasChild&gt; ?a </text:p>
          </table:table-cell>
          <table:table-cell office:value-type="float" office:value="8945">
            <text:p>8945</text:p>
          </table:table-cell>
          <table:table-cell office:value-type="float" office:value="20779">
            <text:p>20779</text:p>
          </table:table-cell>
          <table:table-cell table:formula="of:=[.B12]/[.C12]" office:value-type="percentage" office:value="0.430482698878676">
            <text:p>43.05%</text:p>
          </table:table-cell>
        </table:table-row>
        <table:table-row table:style-name="ro1">
          <table:table-cell office:value-type="string">
            <text:p>?a &lt;playsFor&gt; ?b <text:s/>&lt;=&gt; ?a &lt;dbo:team&gt; ?b </text:p>
          </table:table-cell>
          <table:table-cell office:value-type="float" office:value="322375">
            <text:p>322375</text:p>
          </table:table-cell>
          <table:table-cell office:value-type="float" office:value="804084">
            <text:p>804084</text:p>
          </table:table-cell>
          <table:table-cell table:formula="of:=[.B13]/[.C13]" office:value-type="percentage" office:value="0.400922042970635">
            <text:p>40.09%</text:p>
          </table:table-cell>
        </table:table-row>
        <table:table-row table:style-name="ro1">
          <table:table-cell office:value-type="string">
            <text:p>?a &lt;isAffiliatedTo&gt; ?b <text:s/>&lt;=&gt; ?a &lt;dbo:team&gt; ?b </text:p>
          </table:table-cell>
          <table:table-cell office:value-type="float" office:value="340664">
            <text:p>340664</text:p>
          </table:table-cell>
          <table:table-cell office:value-type="float" office:value="859324">
            <text:p>859324</text:p>
          </table:table-cell>
          <table:table-cell table:formula="of:=[.B14]/[.C14]" office:value-type="percentage" office:value="0.396432544651377">
            <text:p>39.64%</text:p>
          </table:table-cell>
        </table:table-row>
        <table:table-row table:style-name="ro1">
          <table:table-cell office:value-type="string">
            <text:p>?a &lt;dbo:officialLanguage&gt; ?b <text:s/>&lt;=&gt; ?a &lt;hasOfficialLanguage&gt; ?b </text:p>
          </table:table-cell>
          <table:table-cell office:value-type="float" office:value="332">
            <text:p>332</text:p>
          </table:table-cell>
          <table:table-cell office:value-type="float" office:value="872">
            <text:p>872</text:p>
          </table:table-cell>
          <table:table-cell table:formula="of:=[.B15]/[.C15]" office:value-type="percentage" office:value="0.380733944954128">
            <text:p>38.07%</text:p>
          </table:table-cell>
        </table:table-row>
        <table:table-row table:style-name="ro1">
          <table:table-cell office:value-type="string">
            <text:p>?a &lt;dbo:isPartOf&gt; ?b <text:s/>&lt;=&gt; ?a &lt;isLocatedIn&gt; ?b </text:p>
          </table:table-cell>
          <table:table-cell office:value-type="float" office:value="459791">
            <text:p>459791</text:p>
          </table:table-cell>
          <table:table-cell office:value-type="float" office:value="1265910">
            <text:p>1265910</text:p>
          </table:table-cell>
          <table:table-cell table:formula="of:=[.B16]/[.C16]" office:value-type="percentage" office:value="0.363209864840312">
            <text:p>36.32%</text:p>
          </table:table-cell>
        </table:table-row>
        <table:table-row table:style-name="ro1">
          <table:table-cell office:value-type="string">
            <text:p>?a &lt;owns&gt; ?b <text:s/>&lt;=&gt; ?b &lt;dbo:owner&gt; ?a </text:p>
          </table:table-cell>
          <table:table-cell office:value-type="float" office:value="15402">
            <text:p>15402</text:p>
          </table:table-cell>
          <table:table-cell office:value-type="float" office:value="44871">
            <text:p>44871</text:p>
          </table:table-cell>
          <table:table-cell table:formula="of:=[.B17]/[.C17]" office:value-type="percentage" office:value="0.34325065186869">
            <text:p>34.33%</text:p>
          </table:table-cell>
        </table:table-row>
        <table:table-row table:style-name="ro1">
          <table:table-cell office:value-type="string">
            <text:p>?a &lt;dbo:currency&gt; ?b <text:s/>&lt;=&gt; ?a &lt;hasCurrency&gt; ?b </text:p>
          </table:table-cell>
          <table:table-cell office:value-type="float" office:value="443">
            <text:p>443</text:p>
          </table:table-cell>
          <table:table-cell office:value-type="float" office:value="1331">
            <text:p>1331</text:p>
          </table:table-cell>
          <table:table-cell table:formula="of:=[.B18]/[.C18]" office:value-type="percentage" office:value="0.332832456799399">
            <text:p>33.28%</text:p>
          </table:table-cell>
        </table:table-row>
        <table:table-row table:style-name="ro1">
          <table:table-cell office:value-type="string">
            <text:p>?a &lt;dbo:doctoralStudent&gt; ?b <text:s/>&lt;=&gt; ?b &lt;hasAcademicAdvisor&gt; ?a </text:p>
          </table:table-cell>
          <table:table-cell office:value-type="float" office:value="1831">
            <text:p>1831</text:p>
          </table:table-cell>
          <table:table-cell office:value-type="float" office:value="5996">
            <text:p>5996</text:p>
          </table:table-cell>
          <table:table-cell table:formula="of:=[.B19]/[.C19]" office:value-type="percentage" office:value="0.305370246831221">
            <text:p>30.54%</text:p>
          </table:table-cell>
        </table:table-row>
        <table:table-row table:style-name="ro1">
          <table:table-cell office:value-type="string">
            <text:p>?a &lt;dbo:award&gt; ?b <text:s/>&lt;=&gt; ?a &lt;hasWonPrize&gt; ?b </text:p>
          </table:table-cell>
          <table:table-cell office:value-type="float" office:value="27417">
            <text:p>27417</text:p>
          </table:table-cell>
          <table:table-cell office:value-type="float" office:value="92268">
            <text:p>92268</text:p>
          </table:table-cell>
          <table:table-cell table:formula="of:=[.B20]/[.C20]" office:value-type="percentage" office:value="0.297145272467161">
            <text:p>29.71%</text:p>
          </table:table-cell>
        </table:table-row>
        <table:table-row table:style-name="ro1">
          <table:table-cell office:value-type="string">
            <text:p>?a &lt;dbo:child&gt; ?b <text:s/>&lt;=&gt; ?a &lt;hasChild&gt; ?b </text:p>
          </table:table-cell>
          <table:table-cell office:value-type="float" office:value="4726">
            <text:p>4726</text:p>
          </table:table-cell>
          <table:table-cell office:value-type="float" office:value="18079">
            <text:p>18079</text:p>
          </table:table-cell>
          <table:table-cell table:formula="of:=[.B21]/[.C21]" office:value-type="percentage" office:value="0.261408263731401">
            <text:p>26.14%</text:p>
          </table:table-cell>
        </table:table-row>
        <table:table-row table:style-name="ro1">
          <table:table-cell office:value-type="string">
            <text:p>?a &lt;influences&gt; ?b <text:s/>&lt;=&gt; ?a &lt;dbo:influenced&gt; ?b </text:p>
          </table:table-cell>
          <table:table-cell office:value-type="float" office:value="6577">
            <text:p>6577</text:p>
          </table:table-cell>
          <table:table-cell office:value-type="float" office:value="25395">
            <text:p>25395</text:p>
          </table:table-cell>
          <table:table-cell table:formula="of:=[.B22]/[.C22]" office:value-type="percentage" office:value="0.258987989761764">
            <text:p>25.90%</text:p>
          </table:table-cell>
        </table:table-row>
        <table:table-row table:style-name="ro1">
          <table:table-cell office:value-type="string">
            <text:p>?a &lt;created&gt; ?b <text:s/>&lt;=&gt; ?b &lt;dbo:artist&gt; ?a </text:p>
          </table:table-cell>
          <table:table-cell office:value-type="float" office:value="76778">
            <text:p>76778</text:p>
          </table:table-cell>
          <table:table-cell office:value-type="float" office:value="297841">
            <text:p>297841</text:p>
          </table:table-cell>
          <table:table-cell table:formula="of:=[.B23]/[.C23]" office:value-type="percentage" office:value="0.257781836617524">
            <text:p>25.78%</text:p>
          </table:table-cell>
        </table:table-row>
        <table:table-row table:style-name="ro1">
          <table:table-cell office:value-type="string">
            <text:p>?a &lt;dbo:leaderName&gt; ?b <text:s/>&lt;=&gt; ?b &lt;isLeaderOf&gt; ?a </text:p>
          </table:table-cell>
          <table:table-cell office:value-type="float" office:value="5327">
            <text:p>5327</text:p>
          </table:table-cell>
          <table:table-cell office:value-type="float" office:value="21091">
            <text:p>21091</text:p>
          </table:table-cell>
          <table:table-cell table:formula="of:=[.B24]/[.C24]" office:value-type="percentage" office:value="0.252572187188848">
            <text:p>25.26%</text:p>
          </table:table-cell>
        </table:table-row>
        <table:table-row table:style-name="ro1">
          <table:table-cell office:value-type="string">
            <text:p>?a &lt;dbo:editing&gt; ?b <text:s/>&lt;=&gt; ?b &lt;edited&gt; ?a </text:p>
          </table:table-cell>
          <table:table-cell office:value-type="float" office:value="5023">
            <text:p>5023</text:p>
          </table:table-cell>
          <table:table-cell office:value-type="float" office:value="20658">
            <text:p>20658</text:p>
          </table:table-cell>
          <table:table-cell table:formula="of:=[.B25]/[.C25]" office:value-type="percentage" office:value="0.243150353373995">
            <text:p>24.32%</text:p>
          </table:table-cell>
        </table:table-row>
        <table:table-row table:style-name="ro1">
          <table:table-cell office:value-type="string">
            <text:p>?a &lt;hasCapital&gt; ?b <text:s/>&lt;=&gt; ?a &lt;dbo:capital&gt; ?b </text:p>
          </table:table-cell>
          <table:table-cell office:value-type="float" office:value="1061">
            <text:p>1061</text:p>
          </table:table-cell>
          <table:table-cell office:value-type="float" office:value="4647">
            <text:p>4647</text:p>
          </table:table-cell>
          <table:table-cell table:formula="of:=[.B26]/[.C26]" office:value-type="percentage" office:value="0.228319345814504">
            <text:p>22.83%</text:p>
          </table:table-cell>
        </table:table-row>
        <table:table-row table:style-name="ro1">
          <table:table-cell office:value-type="string">
            <text:p>?a &lt;dbo:writer&gt; ?b <text:s/>&lt;=&gt; ?b &lt;created&gt; ?a </text:p>
          </table:table-cell>
          <table:table-cell office:value-type="float" office:value="72568">
            <text:p>72568</text:p>
          </table:table-cell>
          <table:table-cell office:value-type="float" office:value="320553">
            <text:p>320553</text:p>
          </table:table-cell>
          <table:table-cell table:formula="of:=[.B27]/[.C27]" office:value-type="percentage" office:value="0.226383780529273">
            <text:p>22.64%</text:p>
          </table:table-cell>
        </table:table-row>
        <table:table-row table:style-name="ro1">
          <table:table-cell office:value-type="string">
            <text:p>?a &lt;dbo:usingCountry&gt; ?b <text:s/>&lt;=&gt; ?b &lt;hasCurrency&gt; ?a </text:p>
          </table:table-cell>
          <table:table-cell office:value-type="float" office:value="160">
            <text:p>160</text:p>
          </table:table-cell>
          <table:table-cell office:value-type="float" office:value="767">
            <text:p>767</text:p>
          </table:table-cell>
          <table:table-cell table:formula="of:=[.B28]/[.C28]" office:value-type="percentage" office:value="0.208604954367666">
            <text:p>20.86%</text:p>
          </table:table-cell>
        </table:table-row>
        <table:table-row table:style-name="ro1">
          <table:table-cell office:value-type="string">
            <text:p>?a &lt;dbo:notableIdea&gt; ?b <text:s/>&lt;=&gt; ?a &lt;isKnownFor&gt; ?b </text:p>
          </table:table-cell>
          <table:table-cell office:value-type="float" office:value="221">
            <text:p>221</text:p>
          </table:table-cell>
          <table:table-cell office:value-type="float" office:value="1083">
            <text:p>1083</text:p>
          </table:table-cell>
          <table:table-cell table:formula="of:=[.B29]/[.C29]" office:value-type="percentage" office:value="0.204062788550323">
            <text:p>20.41%</text:p>
          </table:table-cell>
        </table:table-row>
        <table:table-row table:style-name="ro1">
          <table:table-cell office:value-type="string">
            <text:p>?a &lt;dbo:deathPlace&gt; ?b <text:s/>&lt;=&gt; ?a &lt;diedIn&gt; ?b </text:p>
          </table:table-cell>
          <table:table-cell office:value-type="float" office:value="41330">
            <text:p>41330</text:p>
          </table:table-cell>
          <table:table-cell office:value-type="float" office:value="203467">
            <text:p>203467</text:p>
          </table:table-cell>
          <table:table-cell table:formula="of:=[.B30]/[.C30]" office:value-type="percentage" office:value="0.203128762895212">
            <text:p>20.31%</text:p>
          </table:table-cell>
        </table:table-row>
        <table:table-row table:style-name="ro1">
          <table:table-cell office:value-type="string">
            <text:p>?a &lt;wasBornIn&gt; ?b <text:s/>&lt;=&gt; ?a &lt;dbo:birthPlace&gt; ?b </text:p>
          </table:table-cell>
          <table:table-cell office:value-type="float" office:value="153076">
            <text:p>153076</text:p>
          </table:table-cell>
          <table:table-cell office:value-type="float" office:value="777239">
            <text:p>777239</text:p>
          </table:table-cell>
          <table:table-cell table:formula="of:=[.B31]/[.C31]" office:value-type="percentage" office:value="0.196948428990311">
            <text:p>19.69%</text:p>
          </table:table-cell>
        </table:table-row>
        <table:table-row table:style-name="ro1">
          <table:table-cell office:value-type="string">
            <text:p>?a &lt;dbo:owningCompany&gt; ?b <text:s/>&lt;=&gt; ?b &lt;owns&gt; ?a </text:p>
          </table:table-cell>
          <table:table-cell office:value-type="float" office:value="5100">
            <text:p>5100</text:p>
          </table:table-cell>
          <table:table-cell office:value-type="float" office:value="27415">
            <text:p>27415</text:p>
          </table:table-cell>
          <table:table-cell table:formula="of:=[.B32]/[.C32]" office:value-type="percentage" office:value="0.18602954586905">
            <text:p>18.60%</text:p>
          </table:table-cell>
        </table:table-row>
        <table:table-row table:style-name="ro1">
          <table:table-cell office:value-type="string">
            <text:p>?a &lt;isCitizenOf&gt; ?b <text:s/>&lt;=&gt; ?a &lt;dbo:stateOfOrigin&gt; ?b </text:p>
          </table:table-cell>
          <table:table-cell office:value-type="float" office:value="8906">
            <text:p>8906</text:p>
          </table:table-cell>
          <table:table-cell office:value-type="float" office:value="51382">
            <text:p>51382</text:p>
          </table:table-cell>
          <table:table-cell table:formula="of:=[.B33]/[.C33]" office:value-type="percentage" office:value="0.173329181425402">
            <text:p>17.33%</text:p>
          </table:table-cell>
        </table:table-row>
        <table:table-row table:style-name="ro1">
          <table:table-cell office:value-type="string">
            <text:p>?a &lt;dbo:country&gt; ?b <text:s/>&lt;=&gt; ?a &lt;isLocatedIn&gt; ?b </text:p>
          </table:table-cell>
          <table:table-cell office:value-type="float" office:value="255355">
            <text:p>255355</text:p>
          </table:table-cell>
          <table:table-cell office:value-type="float" office:value="1510146">
            <text:p>1510146</text:p>
          </table:table-cell>
          <table:table-cell table:formula="of:=[.B34]/[.C34]" office:value-type="percentage" office:value="0.169092922141303">
            <text:p>16.91%</text:p>
          </table:table-cell>
        </table:table-row>
        <table:table-row table:style-name="ro1">
          <table:table-cell office:value-type="string">
            <text:p>?a &lt;dbo:musicalBand&gt; ?b <text:s/>&lt;=&gt; ?b &lt;created&gt; ?a </text:p>
          </table:table-cell>
          <table:table-cell office:value-type="float" office:value="29683">
            <text:p>29683</text:p>
          </table:table-cell>
          <table:table-cell office:value-type="float" office:value="274462">
            <text:p>274462</text:p>
          </table:table-cell>
          <table:table-cell table:formula="of:=[.B35]/[.C35]" office:value-type="percentage" office:value="0.108149762079997">
            <text:p>10.81%</text:p>
          </table:table-cell>
        </table:table-row>
        <table:table-row table:style-name="ro1">
          <table:table-cell office:value-type="string">
            <text:p>?a &lt;dbo:musicalArtist&gt; ?b <text:s/>&lt;=&gt; ?b &lt;created&gt; ?a </text:p>
          </table:table-cell>
          <table:table-cell office:value-type="float" office:value="29683">
            <text:p>29683</text:p>
          </table:table-cell>
          <table:table-cell office:value-type="float" office:value="274462">
            <text:p>274462</text:p>
          </table:table-cell>
          <table:table-cell table:formula="of:=[.B36]/[.C36]" office:value-type="percentage" office:value="0.108149762079997">
            <text:p>10.81%</text:p>
          </table:table-cell>
        </table:table-row>
        <table:table-row table:style-name="ro1">
          <table:table-cell office:value-type="string">
            <text:p>?a &lt;isInterestedIn&gt; ?b <text:s/>&lt;=&gt; ?a &lt;dbo:mainInterest&gt; ?b </text:p>
          </table:table-cell>
          <table:table-cell office:value-type="float" office:value="243">
            <text:p>243</text:p>
          </table:table-cell>
          <table:table-cell office:value-type="float" office:value="2677">
            <text:p>2677</text:p>
          </table:table-cell>
          <table:table-cell table:formula="of:=[.B37]/[.C37]" office:value-type="percentage" office:value="0.0907732536421367">
            <text:p>9.08%</text:p>
          </table:table-cell>
        </table:table-row>
        <table:table-row table:style-name="ro1">
          <table:table-cell office:value-type="string">
            <text:p>?a &lt;dbo:author&gt; ?b <text:s/>&lt;=&gt; ?b &lt;created&gt; ?a </text:p>
          </table:table-cell>
          <table:table-cell office:value-type="float" office:value="23337">
            <text:p>23337</text:p>
          </table:table-cell>
          <table:table-cell office:value-type="float" office:value="272853">
            <text:p>272853</text:p>
          </table:table-cell>
          <table:table-cell table:formula="of:=[.B38]/[.C38]" office:value-type="percentage" office:value="0.0855295708678299">
            <text:p>8.55%</text:p>
          </table:table-cell>
        </table:table-row>
        <table:table-row table:style-name="ro1">
          <table:table-cell office:value-type="string">
            <text:p>?a &lt;isAffiliatedTo&gt; ?b <text:s/>&lt;=&gt; ?a &lt;dbo:party&gt; ?b </text:p>
          </table:table-cell>
          <table:table-cell office:value-type="float" office:value="35976">
            <text:p>35976</text:p>
          </table:table-cell>
          <table:table-cell office:value-type="float" office:value="431372">
            <text:p>431372</text:p>
          </table:table-cell>
          <table:table-cell table:formula="of:=[.B39]/[.C39]" office:value-type="percentage" office:value="0.0833990152351103">
            <text:p>8.34%</text:p>
          </table:table-cell>
        </table:table-row>
        <table:table-row table:style-name="ro1">
          <table:table-cell office:value-type="string">
            <text:p>?a &lt;dbo:writer&gt; ?b <text:s/>&lt;=&gt; ?b &lt;directed&gt; ?a </text:p>
          </table:table-cell>
          <table:table-cell office:value-type="float" office:value="12809">
            <text:p>12809</text:p>
          </table:table-cell>
          <table:table-cell office:value-type="float" office:value="158896">
            <text:p>158896</text:p>
          </table:table-cell>
          <table:table-cell table:formula="of:=[.B40]/[.C40]" office:value-type="percentage" office:value="0.0806124760849864">
            <text:p>8.06%</text:p>
          </table:table-cell>
        </table:table-row>
        <table:table-row table:style-name="ro1">
          <table:table-cell office:value-type="string">
            <text:p>?a &lt;dbo:producer&gt; ?b <text:s/>&lt;=&gt; ?b &lt;created&gt; ?a </text:p>
          </table:table-cell>
          <table:table-cell office:value-type="float" office:value="33610">
            <text:p>33610</text:p>
          </table:table-cell>
          <table:table-cell office:value-type="float" office:value="419450">
            <text:p>419450</text:p>
          </table:table-cell>
          <table:table-cell table:formula="of:=[.B41]/[.C41]" office:value-type="percentage" office:value="0.0801287400166885">
            <text:p>8.01%</text:p>
          </table:table-cell>
        </table:table-row>
        <table:table-row table:style-name="ro1">
          <table:table-cell office:value-type="string">
            <text:p>?a &lt;dbo:location&gt; ?b <text:s/>&lt;=&gt; ?a &lt;isLocatedIn&gt; ?b </text:p>
          </table:table-cell>
          <table:table-cell office:value-type="float" office:value="92245">
            <text:p>92245</text:p>
          </table:table-cell>
          <table:table-cell office:value-type="float" office:value="1335922">
            <text:p>1335922</text:p>
          </table:table-cell>
          <table:table-cell table:formula="of:=[.B42]/[.C42]" office:value-type="percentage" office:value="0.0690496900268129">
            <text:p>6.90%</text:p>
          </table:table-cell>
        </table:table-row>
        <table:table-row table:style-name="ro1">
          <table:table-cell office:value-type="string">
            <text:p>?a &lt;isCitizenOf&gt; ?b <text:s/>&lt;=&gt; ?a &lt;dbo:citizenship&gt; ?b </text:p>
          </table:table-cell>
          <table:table-cell office:value-type="float" office:value="2604">
            <text:p>2604</text:p>
          </table:table-cell>
          <table:table-cell office:value-type="float" office:value="44874">
            <text:p>44874</text:p>
          </table:table-cell>
          <table:table-cell table:formula="of:=[.B43]/[.C43]" office:value-type="percentage" office:value="0.0580291482818559">
            <text:p>5.80%</text:p>
          </table:table-cell>
        </table:table-row>
        <table:table-row table:style-name="ro1">
          <table:table-cell office:value-type="string">
            <text:p>?a &lt;owns&gt; ?b <text:s/>&lt;=&gt; ?b &lt;dbo:operator&gt; ?a </text:p>
          </table:table-cell>
          <table:table-cell office:value-type="float" office:value="1297">
            <text:p>1297</text:p>
          </table:table-cell>
          <table:table-cell office:value-type="float" office:value="30508">
            <text:p>30508</text:p>
          </table:table-cell>
          <table:table-cell table:formula="of:=[.B44]/[.C44]" office:value-type="percentage" office:value="0.0425134390979415">
            <text:p>4.25%</text:p>
          </table:table-cell>
        </table:table-row>
        <table:table-row table:style-name="ro1">
          <table:table-cell office:value-type="string">
            <text:p>?a &lt;dbo:musicBy&gt; ?b <text:s/>&lt;=&gt; ?b &lt;wroteMusicFor&gt; ?a </text:p>
          </table:table-cell>
          <table:table-cell office:value-type="float" office:value="909">
            <text:p>909</text:p>
          </table:table-cell>
          <table:table-cell office:value-type="float" office:value="22707">
            <text:p>22707</text:p>
          </table:table-cell>
          <table:table-cell table:formula="of:=[.B45]/[.C45]" office:value-type="percentage" office:value="0.0400317082837891">
            <text:p>4.00%</text:p>
          </table:table-cell>
        </table:table-row>
        <table:table-row table:style-name="ro1">
          <table:table-cell office:value-type="string">
            <text:p>?a &lt;dbo:predecessor&gt; ?b <text:s/>&lt;=&gt; ?b &lt;hasChild&gt; ?a </text:p>
          </table:table-cell>
          <table:table-cell office:value-type="float" office:value="1102">
            <text:p>1102</text:p>
          </table:table-cell>
          <table:table-cell office:value-type="float" office:value="28180">
            <text:p>28180</text:p>
          </table:table-cell>
          <table:table-cell table:formula="of:=[.B46]/[.C46]" office:value-type="percentage" office:value="0.0391057487579844">
            <text:p>3.91%</text:p>
          </table:table-cell>
        </table:table-row>
        <table:table-row table:style-name="ro1">
          <table:table-cell office:value-type="string">
            <text:p>?a &lt;dbo:developer&gt; ?b <text:s/>&lt;=&gt; ?b &lt;created&gt; ?a </text:p>
          </table:table-cell>
          <table:table-cell office:value-type="float" office:value="9527">
            <text:p>9527</text:p>
          </table:table-cell>
          <table:table-cell office:value-type="float" office:value="276373">
            <text:p>276373</text:p>
          </table:table-cell>
          <table:table-cell table:formula="of:=[.B47]/[.C47]" office:value-type="percentage" office:value="0.0344715294185756">
            <text:p>3.45%</text:p>
          </table:table-cell>
        </table:table-row>
        <table:table-row table:style-name="ro1">
          <table:table-cell office:value-type="string">
            <text:p>?a &lt;dbo:place&gt; ?b <text:s/>&lt;=&gt; ?b &lt;participatedIn&gt; ?a </text:p>
          </table:table-cell>
          <table:table-cell office:value-type="float" office:value="1069">
            <text:p>1069</text:p>
          </table:table-cell>
          <table:table-cell office:value-type="float" office:value="33076">
            <text:p>33076</text:p>
          </table:table-cell>
          <table:table-cell table:formula="of:=[.B48]/[.C48]" office:value-type="percentage" office:value="0.0323195065908816">
            <text:p>3.23%</text:p>
          </table:table-cell>
        </table:table-row>
        <table:table-row table:style-name="ro1">
          <table:table-cell office:value-type="string">
            <text:p>?a &lt;dbo:city&gt; ?b <text:s/>&lt;=&gt; ?a &lt;isLocatedIn&gt; ?b </text:p>
          </table:table-cell>
          <table:table-cell office:value-type="float" office:value="39088">
            <text:p>39088</text:p>
          </table:table-cell>
          <table:table-cell office:value-type="float" office:value="1226117">
            <text:p>1226117</text:p>
          </table:table-cell>
          <table:table-cell table:formula="of:=[.B49]/[.C49]" office:value-type="percentage" office:value="0.0318795025270835">
            <text:p>3.19%</text:p>
          </table:table-cell>
        </table:table-row>
        <table:table-row table:style-name="ro1">
          <table:table-cell office:value-type="string">
            <text:p>?a &lt;dbo:creator&gt; ?b <text:s/>&lt;=&gt; ?b &lt;created&gt; ?a </text:p>
          </table:table-cell>
          <table:table-cell office:value-type="float" office:value="8384">
            <text:p>8384</text:p>
          </table:table-cell>
          <table:table-cell office:value-type="float" office:value="274916">
            <text:p>274916</text:p>
          </table:table-cell>
          <table:table-cell table:formula="of:=[.B50]/[.C50]" office:value-type="percentage" office:value="0.0304965880487131">
            <text:p>3.05%</text:p>
          </table:table-cell>
        </table:table-row>
        <table:table-row table:style-name="ro1">
          <table:table-cell office:value-type="string">
            <text:p>?a &lt;dbo:director&gt; ?b <text:s/>&lt;=&gt; ?b &lt;created&gt; ?a </text:p>
          </table:table-cell>
          <table:table-cell office:value-type="float" office:value="9560">
            <text:p>9560</text:p>
          </table:table-cell>
          <table:table-cell office:value-type="float" office:value="326707">
            <text:p>326707</text:p>
          </table:table-cell>
          <table:table-cell table:formula="of:=[.B51]/[.C51]" office:value-type="percentage" office:value="0.029261693199105">
            <text:p>2.93%</text:p>
          </table:table-cell>
        </table:table-row>
        <table:table-row table:style-name="ro1">
          <table:table-cell office:value-type="string">
            <text:p>?a &lt;isCitizenOf&gt; ?b <text:s/>&lt;=&gt; ?a &lt;dbo:residence&gt; ?b </text:p>
          </table:table-cell>
          <table:table-cell office:value-type="float" office:value="2162">
            <text:p>2162</text:p>
          </table:table-cell>
          <table:table-cell office:value-type="float" office:value="77353">
            <text:p>77353</text:p>
          </table:table-cell>
          <table:table-cell table:formula="of:=[.B52]/[.C52]" office:value-type="percentage" office:value="0.0279497886313394">
            <text:p>2.79%</text:p>
          </table:table-cell>
        </table:table-row>
        <table:table-row table:style-name="ro1">
          <table:table-cell office:value-type="string">
            <text:p>?a &lt;dbo:producer&gt; ?b <text:s/>&lt;=&gt; ?b &lt;directed&gt; ?a </text:p>
          </table:table-cell>
          <table:table-cell office:value-type="float" office:value="5793">
            <text:p>5793</text:p>
          </table:table-cell>
          <table:table-cell office:value-type="float" office:value="225851">
            <text:p>225851</text:p>
          </table:table-cell>
          <table:table-cell table:formula="of:=[.B53]/[.C53]" office:value-type="percentage" office:value="0.0256496539754086">
            <text:p>2.56%</text:p>
          </table:table-cell>
        </table:table-row>
        <table:table-row table:style-name="ro1">
          <table:table-cell office:value-type="string">
            <text:p>?a &lt;dbo:architect&gt; ?b <text:s/>&lt;=&gt; ?b &lt;created&gt; ?a </text:p>
          </table:table-cell>
          <table:table-cell office:value-type="float" office:value="6205">
            <text:p>6205</text:p>
          </table:table-cell>
          <table:table-cell office:value-type="float" office:value="266441">
            <text:p>266441</text:p>
          </table:table-cell>
          <table:table-cell table:formula="of:=[.B54]/[.C54]" office:value-type="percentage" office:value="0.0232884578574619">
            <text:p>2.33%</text:p>
          </table:table-cell>
        </table:table-row>
        <table:table-row table:style-name="ro1">
          <table:table-cell office:value-type="string">
            <text:p>?a &lt;livesIn&gt; ?b <text:s/>&lt;=&gt; ?a &lt;dbo:nationality&gt; ?b </text:p>
          </table:table-cell>
          <table:table-cell office:value-type="float" office:value="1999">
            <text:p>1999</text:p>
          </table:table-cell>
          <table:table-cell office:value-type="float" office:value="86500">
            <text:p>86500</text:p>
          </table:table-cell>
          <table:table-cell table:formula="of:=[.B55]/[.C55]" office:value-type="percentage" office:value="0.0231098265895954">
            <text:p>2.31%</text:p>
          </table:table-cell>
        </table:table-row>
        <table:table-row table:style-name="ro1">
          <table:table-cell office:value-type="string">
            <text:p>?a &lt;dbo:editing&gt; ?b <text:s/>&lt;=&gt; ?b &lt;directed&gt; ?a </text:p>
          </table:table-cell>
          <table:table-cell office:value-type="float" office:value="1213">
            <text:p>1213</text:p>
          </table:table-cell>
          <table:table-cell office:value-type="float" office:value="58464">
            <text:p>58464</text:p>
          </table:table-cell>
          <table:table-cell table:formula="of:=[.B56]/[.C56]" office:value-type="percentage" office:value="0.0207478106185003">
            <text:p>2.07%</text:p>
          </table:table-cell>
        </table:table-row>
        <table:table-row table:style-name="ro1">
          <table:table-cell office:value-type="string">
            <text:p>?a &lt;playsFor&gt; ?b <text:s/>&lt;=&gt; ?a &lt;dbo:managerClub&gt; ?b </text:p>
          </table:table-cell>
          <table:table-cell office:value-type="float" office:value="7635">
            <text:p>7635</text:p>
          </table:table-cell>
          <table:table-cell office:value-type="float" office:value="377080">
            <text:p>377080</text:p>
          </table:table-cell>
          <table:table-cell table:formula="of:=[.B57]/[.C57]" office:value-type="percentage" office:value="0.0202476927972844">
            <text:p>2.02%</text:p>
          </table:table-cell>
        </table:table-row>
        <table:table-row table:style-name="ro1">
          <table:table-cell office:value-type="string">
            <text:p>?a &lt;dbo:managerClub&gt; ?b <text:s/>&lt;=&gt; ?a &lt;isAffiliatedTo&gt; ?b </text:p>
          </table:table-cell>
          <table:table-cell office:value-type="float" office:value="8915">
            <text:p>8915</text:p>
          </table:table-cell>
          <table:table-cell office:value-type="float" office:value="449329">
            <text:p>449329</text:p>
          </table:table-cell>
          <table:table-cell table:formula="of:=[.B58]/[.C58]" office:value-type="percentage" office:value="0.0198406957930603">
            <text:p>1.98%</text:p>
          </table:table-cell>
        </table:table-row>
        <table:table-row table:style-name="ro1">
          <table:table-cell office:value-type="string">
            <text:p>?a &lt;dbo:tenant&gt; ?b <text:s/>&lt;=&gt; ?b &lt;owns&gt; ?a </text:p>
          </table:table-cell>
          <table:table-cell office:value-type="float" office:value="686">
            <text:p>686</text:p>
          </table:table-cell>
          <table:table-cell office:value-type="float" office:value="34829">
            <text:p>34829</text:p>
          </table:table-cell>
          <table:table-cell table:formula="of:=[.B59]/[.C59]" office:value-type="percentage" office:value="0.0196962301530334">
            <text:p>1.97%</text:p>
          </table:table-cell>
        </table:table-row>
        <table:table-row table:style-name="ro1">
          <table:table-cell office:value-type="string">
            <text:p>?a &lt;dbo:region&gt; ?b <text:s/>&lt;=&gt; ?a &lt;isLocatedIn&gt; ?b </text:p>
          </table:table-cell>
          <table:table-cell office:value-type="float" office:value="23385">
            <text:p>23385</text:p>
          </table:table-cell>
          <table:table-cell office:value-type="float" office:value="1222310">
            <text:p>1222310</text:p>
          </table:table-cell>
          <table:table-cell table:formula="of:=[.B60]/[.C60]" office:value-type="percentage" office:value="0.0191318078065303">
            <text:p>1.91%</text:p>
          </table:table-cell>
        </table:table-row>
        <table:table-row table:style-name="ro1">
          <table:table-cell office:value-type="string">
            <text:p>?a &lt;wasBornIn&gt; ?b <text:s/>&lt;=&gt; ?a &lt;dbo:deathPlace&gt; ?b </text:p>
          </table:table-cell>
          <table:table-cell office:value-type="float" office:value="6560">
            <text:p>6560</text:p>
          </table:table-cell>
          <table:table-cell office:value-type="float" office:value="354772">
            <text:p>354772</text:p>
          </table:table-cell>
          <table:table-cell table:formula="of:=[.B61]/[.C61]" office:value-type="percentage" office:value="0.0184907489880825">
            <text:p>1.85%</text:p>
          </table:table-cell>
        </table:table-row>
        <table:table-row table:style-name="ro1">
          <table:table-cell office:value-type="string">
            <text:p>?a &lt;dbo:state&gt; ?b <text:s/>&lt;=&gt; ?a &lt;isLocatedIn&gt; ?b </text:p>
          </table:table-cell>
          <table:table-cell office:value-type="float" office:value="22248">
            <text:p>22248</text:p>
          </table:table-cell>
          <table:table-cell office:value-type="float" office:value="1207527">
            <text:p>1207527</text:p>
          </table:table-cell>
          <table:table-cell table:formula="of:=[.B62]/[.C62]" office:value-type="percentage" office:value="0.0184244327456032">
            <text:p>1.84%</text:p>
          </table:table-cell>
        </table:table-row>
        <table:table-row table:style-name="ro1">
          <table:table-cell office:value-type="string">
            <text:p>?a &lt;hasCapital&gt; ?b <text:s/>&lt;=&gt; ?a &lt;dbo:largestCity&gt; ?b </text:p>
          </table:table-cell>
          <table:table-cell office:value-type="float" office:value="70">
            <text:p>70</text:p>
          </table:table-cell>
          <table:table-cell office:value-type="float" office:value="3830">
            <text:p>3830</text:p>
          </table:table-cell>
          <table:table-cell table:formula="of:=[.B63]/[.C63]" office:value-type="percentage" office:value="0.0182767624020888">
            <text:p>1.83%</text:p>
          </table:table-cell>
        </table:table-row>
        <table:table-row table:style-name="ro1">
          <table:table-cell office:value-type="string">
            <text:p>?a &lt;livesIn&gt; ?b <text:s/>&lt;=&gt; ?a &lt;dbo:citizenship&gt; ?b </text:p>
          </table:table-cell>
          <table:table-cell office:value-type="float" office:value="555">
            <text:p>555</text:p>
          </table:table-cell>
          <table:table-cell office:value-type="float" office:value="33278">
            <text:p>33278</text:p>
          </table:table-cell>
          <table:table-cell table:formula="of:=[.B64]/[.C64]" office:value-type="percentage" office:value="0.0166776849570287">
            <text:p>1.67%</text:p>
          </table:table-cell>
        </table:table-row>
        <table:table-row table:style-name="ro1">
          <table:table-cell office:value-type="string">
            <text:p>?a &lt;dbo:foundedBy&gt; ?b <text:s/>&lt;=&gt; ?b &lt;created&gt; ?a </text:p>
          </table:table-cell>
          <table:table-cell office:value-type="float" office:value="4420">
            <text:p>4420</text:p>
          </table:table-cell>
          <table:table-cell office:value-type="float" office:value="265191">
            <text:p>265191</text:p>
          </table:table-cell>
          <table:table-cell table:formula="of:=[.B65]/[.C65]" office:value-type="percentage" office:value="0.016667232296722">
            <text:p>1.67%</text:p>
          </table:table-cell>
        </table:table-row>
        <table:table-row table:style-name="ro1">
          <table:table-cell office:value-type="string">
            <text:p>?a &lt;dbo:lyrics&gt; ?b <text:s/>&lt;=&gt; ?b &lt;wroteMusicFor&gt; ?a </text:p>
          </table:table-cell>
          <table:table-cell office:value-type="float" office:value="383">
            <text:p>383</text:p>
          </table:table-cell>
          <table:table-cell office:value-type="float" office:value="23313">
            <text:p>23313</text:p>
          </table:table-cell>
          <table:table-cell table:formula="of:=[.B66]/[.C66]" office:value-type="percentage" office:value="0.016428602067516">
            <text:p>1.64%</text:p>
          </table:table-cell>
        </table:table-row>
        <table:table-row table:style-name="ro1">
          <table:table-cell office:value-type="string">
            <text:p>?a &lt;isCitizenOf&gt; ?b <text:s/>&lt;=&gt; ?a &lt;dbo:birthPlace&gt; ?b </text:p>
          </table:table-cell>
          <table:table-cell office:value-type="float" office:value="12144">
            <text:p>12144</text:p>
          </table:table-cell>
          <table:table-cell office:value-type="float" office:value="800176">
            <text:p>800176</text:p>
          </table:table-cell>
          <table:table-cell table:formula="of:=[.B67]/[.C67]" office:value-type="percentage" office:value="0.0151766611345504">
            <text:p>1.52%</text:p>
          </table:table-cell>
        </table:table-row>
        <table:table-row table:style-name="ro1">
          <table:table-cell office:value-type="string">
            <text:p>?a &lt;dbo:district&gt; ?b <text:s/>&lt;=&gt; ?a &lt;isLocatedIn&gt; ?b </text:p>
          </table:table-cell>
          <table:table-cell office:value-type="float" office:value="17477">
            <text:p>17477</text:p>
          </table:table-cell>
          <table:table-cell office:value-type="float" office:value="1225053">
            <text:p>1225053</text:p>
          </table:table-cell>
          <table:table-cell table:formula="of:=[.B68]/[.C68]" office:value-type="percentage" office:value="0.0142663215387416">
            <text:p>1.43%</text:p>
          </table:table-cell>
        </table:table-row>
        <table:table-row table:style-name="ro1">
          <table:table-cell office:value-type="string">
            <text:p>?a &lt;dbo:successor&gt; ?b <text:s/>&lt;=&gt; ?a &lt;hasChild&gt; ?b </text:p>
          </table:table-cell>
          <table:table-cell office:value-type="float" office:value="1052">
            <text:p>1052</text:p>
          </table:table-cell>
          <table:table-cell office:value-type="float" office:value="74516">
            <text:p>74516</text:p>
          </table:table-cell>
          <table:table-cell table:formula="of:=[.B69]/[.C69]" office:value-type="percentage" office:value="0.0141177733641097">
            <text:p>1.41%</text:p>
          </table:table-cell>
        </table:table-row>
        <table:table-row table:style-name="ro1">
          <table:table-cell office:value-type="string">
            <text:p>?a &lt;hasAcademicAdvisor&gt; ?b <text:s/>&lt;=&gt; ?b &lt;dbo:notableStudent&gt; ?a </text:p>
          </table:table-cell>
          <table:table-cell office:value-type="float" office:value="49">
            <text:p>49</text:p>
          </table:table-cell>
          <table:table-cell office:value-type="float" office:value="3485">
            <text:p>3485</text:p>
          </table:table-cell>
          <table:table-cell table:formula="of:=[.B70]/[.C70]" office:value-type="percentage" office:value="0.0140602582496413">
            <text:p>1.41%</text:p>
          </table:table-cell>
        </table:table-row>
        <table:table-row table:style-name="ro1">
          <table:table-cell office:value-type="string">
            <text:p>?a &lt;isCitizenOf&gt; ?b <text:s/>&lt;=&gt; ?a &lt;dbo:deathPlace&gt; ?b </text:p>
          </table:table-cell>
          <table:table-cell office:value-type="float" office:value="3323">
            <text:p>3323</text:p>
          </table:table-cell>
          <table:table-cell office:value-type="float" office:value="240014">
            <text:p>240014</text:p>
          </table:table-cell>
          <table:table-cell table:formula="of:=[.B71]/[.C71]" office:value-type="percentage" office:value="0.0138450257068338">
            <text:p>1.38%</text:p>
          </table:table-cell>
        </table:table-row>
        <table:table-row table:style-name="ro1">
          <table:table-cell office:value-type="string">
            <text:p>?a &lt;worksAt&gt; ?b <text:s/>&lt;=&gt; ?a &lt;dbo:almaMater&gt; ?b </text:p>
          </table:table-cell>
          <table:table-cell office:value-type="float" office:value="722">
            <text:p>722</text:p>
          </table:table-cell>
          <table:table-cell office:value-type="float" office:value="56549">
            <text:p>56549</text:p>
          </table:table-cell>
          <table:table-cell table:formula="of:=[.B72]/[.C72]" office:value-type="percentage" office:value="0.0127676881996145">
            <text:p>1.28%</text:p>
          </table:table-cell>
        </table:table-row>
        <table:table-row table:style-name="ro1">
          <table:table-cell office:value-type="string">
            <text:p>?a &lt;dbo:residence&gt; ?b <text:s/>&lt;=&gt; ?a &lt;isLeaderOf&gt; ?b </text:p>
          </table:table-cell>
          <table:table-cell office:value-type="float" office:value="559">
            <text:p>559</text:p>
          </table:table-cell>
          <table:table-cell office:value-type="float" office:value="45265">
            <text:p>45265</text:p>
          </table:table-cell>
          <table:table-cell table:formula="of:=[.B73]/[.C73]" office:value-type="percentage" office:value="0.0123494974041754">
            <text:p>1.23%</text:p>
          </table:table-cell>
        </table:table-row>
        <table:table-row table:style-name="ro1">
          <table:table-cell office:value-type="string">
            <text:p>?a &lt;dbo:philosophicalSchool&gt; ?b <text:s/>&lt;=&gt; ?a &lt;isKnownFor&gt; ?b </text:p>
          </table:table-cell>
          <table:table-cell office:value-type="float" office:value="21">
            <text:p>21</text:p>
          </table:table-cell>
          <table:table-cell office:value-type="float" office:value="1757">
            <text:p>1757</text:p>
          </table:table-cell>
          <table:table-cell table:formula="of:=[.B74]/[.C74]" office:value-type="percentage" office:value="0.0119521912350598">
            <text:p>1.20%</text:p>
          </table:table-cell>
        </table:table-row>
        <table:table-row table:style-name="ro1">
          <table:table-cell office:value-type="string">
            <text:p>?a &lt;dbo:composer&gt; ?b <text:s/>&lt;=&gt; ?b &lt;created&gt; ?a </text:p>
          </table:table-cell>
          <table:table-cell office:value-type="float" office:value="3158">
            <text:p>3158</text:p>
          </table:table-cell>
          <table:table-cell office:value-type="float" office:value="265910">
            <text:p>265910</text:p>
          </table:table-cell>
          <table:table-cell table:formula="of:=[.B75]/[.C75]" office:value-type="percentage" office:value="0.0118761987138506">
            <text:p>1.19%</text:p>
          </table:table-cell>
        </table:table-row>
        <table:table-row table:style-name="ro1">
          <table:table-cell office:value-type="string">
            <text:p>?a &lt;dbo:restingPlace&gt; ?b <text:s/>&lt;=&gt; ?a &lt;diedIn&gt; ?b </text:p>
          </table:table-cell>
          <table:table-cell office:value-type="float" office:value="679">
            <text:p>679</text:p>
          </table:table-cell>
          <table:table-cell office:value-type="float" office:value="57465">
            <text:p>57465</text:p>
          </table:table-cell>
          <table:table-cell table:formula="of:=[.B76]/[.C76]" office:value-type="percentage" office:value="0.0118158879317846">
            <text:p>1.18%</text:p>
          </table:table-cell>
        </table:table-row>
        <table:table-row table:style-name="ro1">
          <table:table-cell office:value-type="string">
            <text:p>?a &lt;hasChild&gt; ?b <text:s/>&lt;=&gt; ?b &lt;dbo:relation&gt; ?a </text:p>
          </table:table-cell>
          <table:table-cell office:value-type="float" office:value="222">
            <text:p>222</text:p>
          </table:table-cell>
          <table:table-cell office:value-type="float" office:value="19148">
            <text:p>19148</text:p>
          </table:table-cell>
          <table:table-cell table:formula="of:=[.B77]/[.C77]" office:value-type="percentage" office:value="0.0115939001462294">
            <text:p>1.16%</text:p>
          </table:table-cell>
        </table:table-row>
        <table:table-row table:style-name="ro1">
          <table:table-cell office:value-type="string">
            <text:p>?a &lt;dbo:locatedInArea&gt; ?b <text:s/>&lt;=&gt; ?a &lt;isLocatedIn&gt; ?b </text:p>
          </table:table-cell>
          <table:table-cell office:value-type="float" office:value="13639">
            <text:p>13639</text:p>
          </table:table-cell>
          <table:table-cell office:value-type="float" office:value="1195323">
            <text:p>1195323</text:p>
          </table:table-cell>
          <table:table-cell table:formula="of:=[.B78]/[.C78]" office:value-type="percentage" office:value="0.0114103049970594">
            <text:p>1.14%</text:p>
          </table:table-cell>
        </table:table-row>
        <table:table-row table:style-name="ro1">
          <table:table-cell office:value-type="string">
            <text:p>?a &lt;dbo:cinematography&gt; ?b <text:s/>&lt;=&gt; ?b &lt;directed&gt; ?a </text:p>
          </table:table-cell>
          <table:table-cell office:value-type="float" office:value="693">
            <text:p>693</text:p>
          </table:table-cell>
          <table:table-cell office:value-type="float" office:value="64627">
            <text:p>64627</text:p>
          </table:table-cell>
          <table:table-cell table:formula="of:=[.B79]/[.C79]" office:value-type="percentage" office:value="0.0107230724000805">
            <text:p>1.07%</text:p>
          </table:table-cell>
        </table:table-row>
        <table:table-row table:style-name="ro1">
          <table:table-cell office:value-type="string">
            <text:p>?a &lt;dbo:residence&gt; ?b <text:s/>&lt;=&gt; ?a &lt;wasBornIn&gt; ?b </text:p>
          </table:table-cell>
          <table:table-cell office:value-type="float" office:value="2091">
            <text:p>2091</text:p>
          </table:table-cell>
          <table:table-cell office:value-type="float" office:value="195419">
            <text:p>195419</text:p>
          </table:table-cell>
          <table:table-cell table:formula="of:=[.B80]/[.C80]" office:value-type="percentage" office:value="0.0107000854574018">
            <text:p>1.07%</text:p>
          </table:table-cell>
        </table:table-row>
        <table:table-row table:style-name="ro1">
          <table:table-cell office:value-type="string">
            <text:p>?a &lt;dbo:notableWork&gt; ?b <text:s/>&lt;=&gt; ?a &lt;created&gt; ?b </text:p>
          </table:table-cell>
          <table:table-cell office:value-type="float" office:value="2713">
            <text:p>2713</text:p>
          </table:table-cell>
          <table:table-cell office:value-type="float" office:value="262491">
            <text:p>262491</text:p>
          </table:table-cell>
          <table:table-cell table:formula="of:=[.B81]/[.C81]" office:value-type="percentage" office:value="0.0103355924584081">
            <text:p>1.03%</text:p>
          </table:table-cell>
        </table:table-row>
        <table:table-row table:style-name="ro1">
          <table:table-cell office:value-type="string">
            <text:p>?a &lt;livesIn&gt; ?b <text:s/>&lt;=&gt; ?a &lt;dbo:stateOfOrigin&gt; ?b </text:p>
          </table:table-cell>
          <table:table-cell office:value-type="float" office:value="471">
            <text:p>471</text:p>
          </table:table-cell>
          <table:table-cell office:value-type="float" office:value="46172">
            <text:p>46172</text:p>
          </table:table-cell>
          <table:table-cell table:formula="of:=[.B82]/[.C82]" office:value-type="percentage" office:value="0.0102009876115395">
            <text:p>1.02%</text:p>
          </table:table-cell>
        </table:table-row>
        <table:table-row table:style-name="ro1">
          <table:table-cell office:value-type="string">
            <text:p>?a &lt;dbo:philosophicalSchool&gt; ?b <text:s/>&lt;=&gt; ?a &lt;isInterestedIn&gt; ?b </text:p>
          </table:table-cell>
          <table:table-cell office:value-type="float" office:value="16">
            <text:p>16</text:p>
          </table:table-cell>
          <table:table-cell office:value-type="float" office:value="1682">
            <text:p>1682</text:p>
          </table:table-cell>
          <table:table-cell table:formula="of:=[.B83]/[.C83]" office:value-type="percentage" office:value="0.00951248513674197">
            <text:p>0.95%</text:p>
          </table:table-cell>
        </table:table-row>
        <table:table-row table:style-name="ro1">
          <table:table-cell office:value-type="string">
            <text:p>?a &lt;hasOfficialLanguage&gt; ?b <text:s/>&lt;=&gt; ?a &lt;dbo:anthem&gt; ?b </text:p>
          </table:table-cell>
          <table:table-cell office:value-type="float" office:value="13">
            <text:p>13</text:p>
          </table:table-cell>
          <table:table-cell office:value-type="float" office:value="1390">
            <text:p>1390</text:p>
          </table:table-cell>
          <table:table-cell table:formula="of:=[.B84]/[.C84]" office:value-type="percentage" office:value="0.00935251798561151">
            <text:p>0.94%</text:p>
          </table:table-cell>
        </table:table-row>
        <table:table-row table:style-name="ro1">
          <table:table-cell office:value-type="string">
            <text:p>?a &lt;dbo:residence&gt; ?b <text:s/>&lt;=&gt; ?a &lt;diedIn&gt; ?b </text:p>
          </table:table-cell>
          <table:table-cell office:value-type="float" office:value="695">
            <text:p>695</text:p>
          </table:table-cell>
          <table:table-cell office:value-type="float" office:value="80280">
            <text:p>80280</text:p>
          </table:table-cell>
          <table:table-cell table:formula="of:=[.B85]/[.C85]" office:value-type="percentage" office:value="0.00865719980069756">
            <text:p>0.87%</text:p>
          </table:table-cell>
        </table:table-row>
        <table:table-row table:style-name="ro1">
          <table:table-cell office:value-type="string">
            <text:p>?a &lt;dbo:commander&gt; ?b <text:s/>&lt;=&gt; ?b &lt;isLeaderOf&gt; ?a </text:p>
          </table:table-cell>
          <table:table-cell office:value-type="float" office:value="346">
            <text:p>346</text:p>
          </table:table-cell>
          <table:table-cell office:value-type="float" office:value="42504">
            <text:p>42504</text:p>
          </table:table-cell>
          <table:table-cell table:formula="of:=[.B86]/[.C86]" office:value-type="percentage" office:value="0.00814041031432336">
            <text:p>0.81%</text:p>
          </table:table-cell>
        </table:table-row>
        <table:table-row table:style-name="ro1">
          <table:table-cell office:value-type="string">
            <text:p>?a &lt;dbo:starring&gt; ?b <text:s/>&lt;=&gt; ?b &lt;created&gt; ?a </text:p>
          </table:table-cell>
          <table:table-cell office:value-type="float" office:value="2955">
            <text:p>2955</text:p>
          </table:table-cell>
          <table:table-cell office:value-type="float" office:value="514611">
            <text:p>514611</text:p>
          </table:table-cell>
          <table:table-cell table:formula="of:=[.B87]/[.C87]" office:value-type="percentage" office:value="0.00574220139095355">
            <text:p>0.57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ans" svg:font-family="San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1">06/21/2013</text:date>, <text:time>13:0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Galárraga</meta:initial-creator>
    <meta:creation-date>2013-06-21T13:01:07</meta:creation-date>
    <dc:date>2013-06-21T13:05:01</dc:date>
    <dc:creator>Luis Galárraga</dc:creator>
    <meta:editing-duration>PT00H03M54S</meta:editing-duration>
    <meta:editing-cycles>3</meta:editing-cycles>
    <meta:generator>OpenOffice.org/3.2$Unix OpenOffice.org_project/320m19$Build-9505</meta:generator>
    <meta:document-statistic meta:table-count="4" meta:cell-count="5789" meta:object-count="0"/>
  </office:meta>
</office:document-meta>
</file>